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15cm"/>
    </style:style>
    <style:style style:name="co2" style:family="table-column">
      <style:table-column-properties fo:break-before="auto" style:column-width="11.746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4.937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5.018cm"/>
    </style:style>
    <style:style style:name="co14" style:family="table-column">
      <style:table-column-properties fo:break-before="auto" style:column-width="5.563cm"/>
    </style:style>
    <style:style style:name="co15" style:family="table-column">
      <style:table-column-properties fo:break-before="auto" style:column-width="10.111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40pt" style:font-size-asian="40pt" style:font-size-complex="40pt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ood" style:base-cell-address="Sheet1.A43"/>
      <style:map style:condition="cell-content()=-1" style:apply-style-name="Bad" style:base-cell-address="Sheet1.A43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1" style:apply-style-name="Good" style:base-cell-address="Sheet1.A43"/>
      <style:map style:condition="cell-content()=-1" style:apply-style-name="Bad" style:base-cell-address="Sheet1.A43"/>
    </style:style>
    <style:style style:name="ce12" style:family="table-cell" style:parent-style-name="Default">
      <style:table-cell-properties fo:wrap-option="wrap"/>
    </style:style>
    <style:style style:name="ce7" style:family="table-cell" style:parent-style-name="Default">
      <style:map style:condition="cell-content()=&quot;FINISHED&quot;" style:apply-style-name="Good" style:base-cell-address="Sheet1.C44"/>
      <style:map style:condition="cell-content()=0" style:apply-style-name="Accent" style:base-cell-address="Sheet1.C44"/>
    </style:style>
    <style:style style:name="ce2" style:family="table-cell" style:parent-style-name="Default" style:data-style-name="N99"/>
    <style:style style:name="ce9" style:family="table-cell" style:parent-style-name="Default">
      <style:map style:condition="cell-content()=&quot;Preproc Solved, FG skipped.&quot;" style:apply-style-name="Good" style:base-cell-address="Sheet1.F44"/>
      <style:map style:condition="cell-content()=&quot;MUS finished&quot;" style:apply-style-name="Very_20_Good" style:base-cell-address="Sheet1.F4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cm" svg:height="9.004cm" svg:x="30.698cm" svg:y="0.452cm">
            <draw:object draw:notify-on-update-of-ranges="Sheet1.A2:Sheet1.A2 Sheet1.A3:Sheet1.A3 Sheet1.A4:Sheet1.A4 Sheet1.A6:Sheet1.A6 Sheet1.A9:Sheet1.A9  Sheet1.B2:Sheet1.B2 Sheet1.B3:Sheet1.B3 Sheet1.B4:Sheet1.B4 Sheet1.B6:Sheet1.B6 Sheet1.B9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9.005cm" svg:x="30.698cm" svg:y="10.199cm">
            <draw:object draw:notify-on-update-of-ranges="Sheet1.A7:Sheet1.A7 Sheet1.A8:Sheet1.A8 Sheet1.A10:Sheet1.A10 Sheet1.A9:Sheet1.A9  Sheet1.B7:Sheet1.B7 Sheet1.B8:Sheet1.B8 Sheet1.B10:Sheet1.B10 Sheet1.B9:Sheet1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row table:style-name="ro1">
          <table:table-cell table:style-name="ce3" office:value-type="string" calcext:value-type="string">
            <text:p>Summary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Total test cases</text:p>
          </table:table-cell>
          <table:table-cell office:value-type="float" office:value="906" calcext:value-type="float">
            <text:p>906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kissat_bfss</text:p>
          </table:table-cell>
          <table:table-cell table:number-matrix-columns-spanned="1" table:number-matrix-rows-spanned="1" table:formula="of:=SUM([.F44:.F949]=&quot;Preproc Solved, FG skipped.&quot;)" office:value-type="float" office:value="125" calcext:value-type="float">
            <text:p>125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fg_mus</text:p>
          </table:table-cell>
          <table:table-cell table:number-matrix-columns-spanned="1" table:number-matrix-rows-spanned="1" table:formula="of:=SUM([.F44:.F949]=&quot;MUS finished&quot;)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kissat_bfss_fg_mus</text:p>
          </table:table-cell>
          <table:table-cell table:formula="of:=[.B4]+[.B3]" office:value-type="float" office:value="144" calcext:value-type="float">
            <text:p>144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egpql</text:p>
          </table:table-cell>
          <table:table-cell table:number-matrix-columns-spanned="1" table:number-matrix-rows-spanned="1" table:formula="of:=SUM([.C44:.C949]=&quot;FINISHED&quot;)" office:value-type="float" office:value="190" calcext:value-type="float">
            <text:p>190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egpql BUT NOT by kissat_bfss_fg_mus</text:p>
          </table:table-cell>
          <table:table-cell table:formula="of:=COUNTIF([.A44:.A949];-1)" office:value-type="float" office:value="76" calcext:value-type="float">
            <text:p>76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kissat_bfss_fg_mus BUT NOT by EGPQL</text:p>
          </table:table-cell>
          <table:table-cell table:formula="of:=COUNTIF([.A44:.A949];1)" office:value-type="float" office:value="30" calcext:value-type="float">
            <text:p>30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Unsolved</text:p>
          </table:table-cell>
          <table:table-cell table:formula="of:=[.B2]-([.B10]+[.B7]+[.B8])" office:value-type="float" office:value="686" calcext:value-type="float">
            <text:p>686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Solved by egpql and kissat_bfss_fg_mus</text:p>
          </table:table-cell>
          <table:table-cell table:formula="of:=([.B5]+[.B6]-[.B7]-[.B8])/2" office:value-type="float" office:value="114" calcext:value-type="float">
            <text:p>114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 table:style-name="ce3" office:value-type="string" calcext:value-type="string">
            <text:p>Index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 office:value-type="string" calcext:value-type="string">
            <text:p>Win/Lose</text:p>
          </table:table-cell>
          <table:table-cell office:value-type="string" calcext:value-type="string">
            <text:p>-1 / 0 / 1 status indicating whether EGPQL won, or it was a tie, or FG_MUS won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Name</text:p>
          </table:table-cell>
          <table:table-cell office:value-type="string" calcext:value-type="string">
            <text:p>Name of test case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EGPQL Status</text:p>
          </table:table-cell>
          <table:table-cell office:value-type="string" calcext:value-type="string">
            <text:p>Final status of EGPQL algorithm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EGPQL Preparation time</text:p>
          </table:table-cell>
          <table:table-cell office:value-type="string" calcext:value-type="string">
            <text:p>Total secs taken to format problem as EGPQL input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EGPQL Solve time</text:p>
          </table:table-cell>
          <table:table-cell office:value-type="string" calcext:value-type="string">
            <text:p>Total secs taken by actual EGPQL algorithm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FG_MUS Status</text:p>
          </table:table-cell>
          <table:table-cell office:value-type="string" calcext:value-type="string">
            <text:p>Final status of kissat+bfss+FG+MUS algorithm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T / B / K Vars</text:p>
          </table:table-cell>
          <table:table-cell office:value-type="string" calcext:value-type="string">
            <text:p>(Total / Bfss eliminated / Kissat eliminated) number of variables (quantified + un-quantfied)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T / B / K QVars</text:p>
          </table:table-cell>
          <table:table-cell office:value-type="string" calcext:value-type="string">
            <text:p>(Total / Bfss eliminated / Kissat eliminated) number of quantified variables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T / B / K Clauses</text:p>
          </table:table-cell>
          <table:table-cell office:value-type="string" calcext:value-type="string">
            <text:p>(Total / Bfss eliminated / Kissat eliminated) number of clauses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T / B / K Time</text:p>
          </table:table-cell>
          <table:table-cell office:value-type="string" calcext:value-type="string">
            <text:p>(Total pre-processing / Bfss / Kissat) time taken in seconds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PreProc Status</text:p>
          </table:table-cell>
          <table:table-cell office:value-type="string" calcext:value-type="string">
            <text:p>Final status of preprocessing (BFSS+Kissat)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Bdd Creation Time</text:p>
          </table:table-cell>
          <table:table-cell office:value-type="string" calcext:value-type="string">
            <text:p>Parsing QDimacs into BDD (no merging)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Merge F / V / Time</text:p>
          </table:table-cell>
          <table:table-cell office:value-type="string" calcext:value-type="string">
            <text:p>(final number of Factors / final number of variables / time taken) in factor BDD merging stage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FG creation time</text:p>
          </table:table-cell>
          <table:table-cell office:value-type="string" calcext:value-type="string">
            <text:p>Time taken to create factor graph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FG convergence</text:p>
          </table:table-cell>
          <table:table-cell office:value-type="string" calcext:value-type="string">
            <text:p>status of factor graph convergence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MUS Status</text:p>
          </table:table-cell>
          <table:table-cell office:value-type="string" calcext:value-type="string">
            <text:p>status of MUS stage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3">
          <table:table-cell table:style-name="ce1" office:value-type="string" calcext:value-type="string">
            <text:p><text:span text:style-name="T1">FG_MUS </text:span>MUS ExplrTime / ProcTime / NumClauses / NumDisabledSets</text:p>
          </table:table-cell>
          <table:table-cell table:style-name="ce12" office:value-type="string" calcext:value-type="string">
            <text:p>(Seconds spent in MUS exploration / Seconds spent in MUS result processing / Number of valid clauses discovered / Number of sets disabled from search space)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ce1" office:value-type="string" calcext:value-type="string">
            <text:p><text:span text:style-name="T1">FG_MUS </text:span>FG-MUS time</text:p>
          </table:table-cell>
          <table:table-cell office:value-type="string" calcext:value-type="string">
            <text:p>Total time taken by FG + MUS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 table:number-rows-repeated="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 table:number-columns-repeated="12"/>
          <table:table-cell table:style-name="Default"/>
        </table:table-row>
        <table:table-row table:style-name="ro1">
          <table:table-cell table:style-name="ce3" office:value-type="string" calcext:value-type="string">
            <text:p>Dat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Default"/>
        </table:table-row>
        <table:table-row table:style-name="ro2">
          <table:table-cell table:style-name="Default"/>
          <table:table-cell/>
          <table:table-cell table:style-name="Default" office:value-type="string" calcext:value-type="string">
            <text:p>EGPQL</text:p>
          </table:table-cell>
          <table:table-cell table:number-columns-repeated="2" office:value-type="string" calcext:value-type="string">
            <text:p>EGPQL</text:p>
          </table:table-cell>
          <table:table-cell table:style-name="Default" office:value-type="string" calcext:value-type="string">
            <text:p>FG_MUS</text:p>
          </table:table-cell>
          <table:table-cell table:number-columns-repeated="12" office:value-type="string" calcext:value-type="string">
            <text:p>FG_MUS</text:p>
          </table:table-cell>
          <table:table-cell table:style-name="Default" office:value-type="string" calcext:value-type="string">
            <text:p>Solved by both</text:p>
          </table:table-cell>
        </table:table-row>
        <table:table-row table:style-name="ro2">
          <table:table-cell table:style-name="ce5" office:value-type="string" calcext:value-type="string">
            <text:p>Win/Lose</text:p>
          </table:table-cell>
          <table:table-cell office:value-type="string" calcext:value-type="string">
            <text:p>Case nam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Preparation Time</text:p>
          </table:table-cell>
          <table:table-cell office:value-type="string" calcext:value-type="string">
            <text:p>Solve tim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 / B / K Vars</text:p>
          </table:table-cell>
          <table:table-cell office:value-type="string" calcext:value-type="string">
            <text:p>T / B / K QVars</text:p>
          </table:table-cell>
          <table:table-cell office:value-type="string" calcext:value-type="string">
            <text:p>T / B / K Clauses</text:p>
          </table:table-cell>
          <table:table-cell office:value-type="string" calcext:value-type="string">
            <text:p>T / B / K Time</text:p>
          </table:table-cell>
          <table:table-cell office:value-type="string" calcext:value-type="string">
            <text:p>PreProc Status</text:p>
          </table:table-cell>
          <table:table-cell office:value-type="string" calcext:value-type="string">
            <text:p>Bdd Creation Time</text:p>
          </table:table-cell>
          <table:table-cell office:value-type="string" calcext:value-type="string">
            <text:p>Merge F / V / Time</text:p>
          </table:table-cell>
          <table:table-cell office:value-type="string" calcext:value-type="string">
            <text:p>FG creation time</text:p>
          </table:table-cell>
          <table:table-cell office:value-type="string" calcext:value-type="string">
            <text:p>FG convergence</text:p>
          </table:table-cell>
          <table:table-cell office:value-type="string" calcext:value-type="string">
            <text:p>MUS Status</text:p>
          </table:table-cell>
          <table:table-cell office:value-type="string" calcext:value-type="string">
            <text:p>MUS ExplrTime / ProcTime / NumClauses / NumDisabledSets</text:p>
          </table:table-cell>
          <table:table-cell office:value-type="string" calcext:value-type="string">
            <text:p>FG-MUS time</text:p>
          </table:table-cell>
          <table:table-cell table:formula="of:=AND([.C44]=&quot;FINISHED&quot;;OR([.F44]=&quot;Preproc Solved, FG skipped.&quot;; [.F4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44]=&quot;FINISHED&quot;;-1;0)+IF([.F44]=&quot;Preproc Solved, FG skipped.&quot;;1;0)+IF([.F44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ceiling1024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0574 / 4 / 10570</text:p>
          </table:table-cell>
          <table:table-cell office:value-type="string" calcext:value-type="string">
            <text:p>8526 / 4 / 8522</text:p>
          </table:table-cell>
          <table:table-cell office:value-type="string" calcext:value-type="string">
            <text:p>31113 / 9 / 31103</text:p>
          </table:table-cell>
          <table:table-cell office:value-type="string" calcext:value-type="string">
            <text:p>8.87 / 4.91 / 3.02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45]=&quot;FINISHED&quot;;OR([.F45]=&quot;Preproc Solved, FG skipped.&quot;; [.F4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45]=&quot;FINISHED&quot;;-1;0)+IF([.F45]=&quot;Preproc Solved, FG skipped.&quot;;1;0)+IF([.F45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ceiling128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316 / 4 / 1312</text:p>
          </table:table-cell>
          <table:table-cell office:value-type="string" calcext:value-type="string">
            <text:p>1060 / 4 / 1056</text:p>
          </table:table-cell>
          <table:table-cell office:value-type="string" calcext:value-type="string">
            <text:p>3861 / 8 / 3852</text:p>
          </table:table-cell>
          <table:table-cell office:value-type="string" calcext:value-type="string">
            <text:p>0.95 / 0.74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46]=&quot;FINISHED&quot;;OR([.F46]=&quot;Preproc Solved, FG skipped.&quot;; [.F4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46]=&quot;FINISHED&quot;;-1;0)+IF([.F46]=&quot;Preproc Solved, FG skipped.&quot;;1;0)+IF([.F46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ceiling256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638 / 4 / 2634</text:p>
          </table:table-cell>
          <table:table-cell office:value-type="string" calcext:value-type="string">
            <text:p>2126 / 4 / 2122</text:p>
          </table:table-cell>
          <table:table-cell office:value-type="string" calcext:value-type="string">
            <text:p>7753 / 9 / 7743</text:p>
          </table:table-cell>
          <table:table-cell office:value-type="string" calcext:value-type="string">
            <text:p>1.76 / 1.39 / 0.2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47]=&quot;FINISHED&quot;;OR([.F47]=&quot;Preproc Solved, FG skipped.&quot;; [.F4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47]=&quot;FINISHED&quot;;-1;0)+IF([.F47]=&quot;Preproc Solved, FG skipped.&quot;;1;0)+IF([.F47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ceiling3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1 / 61 / 280</text:p>
          </table:table-cell>
          <table:table-cell office:value-type="string" calcext:value-type="string">
            <text:p>277 / 61 / 216</text:p>
          </table:table-cell>
          <table:table-cell office:value-type="string" calcext:value-type="string">
            <text:p>986 / 183 / 802</text:p>
          </table:table-cell>
          <table:table-cell office:value-type="string" calcext:value-type="string">
            <text:p>0.38 / 0.28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48]=&quot;FINISHED&quot;;OR([.F48]=&quot;Preproc Solved, FG skipped.&quot;; [.F4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48]=&quot;FINISHED&quot;;-1;0)+IF([.F48]=&quot;Preproc Solved, FG skipped.&quot;;1;0)+IF([.F48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ceiling51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84 / 4 / 5280</text:p>
          </table:table-cell>
          <table:table-cell office:value-type="string" calcext:value-type="string">
            <text:p>4260 / 4 / 4256</text:p>
          </table:table-cell>
          <table:table-cell office:value-type="string" calcext:value-type="string">
            <text:p>15541 / 8 / 15532</text:p>
          </table:table-cell>
          <table:table-cell office:value-type="string" calcext:value-type="string">
            <text:p>5.72 / 3.75 / 1.57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49]=&quot;FINISHED&quot;;OR([.F49]=&quot;Preproc Solved, FG skipped.&quot;; [.F4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49]=&quot;FINISHED&quot;;-1;0)+IF([.F49]=&quot;Preproc Solved, FG skipped.&quot;;1;0)+IF([.F49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ceiling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54 / 4 / 650</text:p>
          </table:table-cell>
          <table:table-cell office:value-type="string" calcext:value-type="string">
            <text:p>526 / 4 / 522</text:p>
          </table:table-cell>
          <table:table-cell office:value-type="string" calcext:value-type="string">
            <text:p>1913 / 9 / 1903</text:p>
          </table:table-cell>
          <table:table-cell office:value-type="string" calcext:value-type="string">
            <text:p>0.6 / 0.41 / 0.1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0]=&quot;FINISHED&quot;;OR([.F50]=&quot;Preproc Solved, FG skipped.&quot;; [.F5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0]=&quot;FINISHED&quot;;-1;0)+IF([.F50]=&quot;Preproc Solved, FG skipped.&quot;;1;0)+IF([.F50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decomposition1024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9149 / 1986 / 7163</text:p>
          </table:table-cell>
          <table:table-cell office:value-type="string" calcext:value-type="string">
            <text:p>8125 / 1986 / 6139</text:p>
          </table:table-cell>
          <table:table-cell office:value-type="string" calcext:value-type="string">
            <text:p>25322 / 6018 / 19303</text:p>
          </table:table-cell>
          <table:table-cell office:value-type="string" calcext:value-type="string">
            <text:p>2.5 / 1.82 / 0.3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1]=&quot;FINISHED&quot;;OR([.F51]=&quot;Preproc Solved, FG skipped.&quot;; [.F5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1]=&quot;FINISHED&quot;;-1;0)+IF([.F51]=&quot;Preproc Solved, FG skipped.&quot;;1;0)+IF([.F51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decomposition128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45 / 254 / 891</text:p>
          </table:table-cell>
          <table:table-cell office:value-type="string" calcext:value-type="string">
            <text:p>1017 / 254 / 763</text:p>
          </table:table-cell>
          <table:table-cell office:value-type="string" calcext:value-type="string">
            <text:p>3154 / 762 / 2391</text:p>
          </table:table-cell>
          <table:table-cell office:value-type="string" calcext:value-type="string">
            <text:p>0.62 / 0.49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2]=&quot;FINISHED&quot;;OR([.F52]=&quot;Preproc Solved, FG skipped.&quot;; [.F5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2]=&quot;FINISHED&quot;;-1;0)+IF([.F52]=&quot;Preproc Solved, FG skipped.&quot;;1;0)+IF([.F52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decomposition256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282 / 495 / 1787</text:p>
          </table:table-cell>
          <table:table-cell office:value-type="string" calcext:value-type="string">
            <text:p>2026 / 495 / 1531</text:p>
          </table:table-cell>
          <table:table-cell office:value-type="string" calcext:value-type="string">
            <text:p>6308 / 1500 / 4807</text:p>
          </table:table-cell>
          <table:table-cell office:value-type="string" calcext:value-type="string">
            <text:p>1.3 / 0.94 / 0.26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3]=&quot;FINISHED&quot;;OR([.F53]=&quot;Preproc Solved, FG skipped.&quot;; [.F5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3]=&quot;FINISHED&quot;;-1;0)+IF([.F53]=&quot;Preproc Solved, FG skipped.&quot;;1;0)+IF([.F53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decomposition3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84 / 65 / 219</text:p>
          </table:table-cell>
          <table:table-cell office:value-type="string" calcext:value-type="string">
            <text:p>252 / 65 / 187</text:p>
          </table:table-cell>
          <table:table-cell office:value-type="string" calcext:value-type="string">
            <text:p>772 / 192 / 579</text:p>
          </table:table-cell>
          <table:table-cell office:value-type="string" calcext:value-type="string">
            <text:p>0.33 / 0.22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4]=&quot;FINISHED&quot;;OR([.F54]=&quot;Preproc Solved, FG skipped.&quot;; [.F5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4]=&quot;FINISHED&quot;;-1;0)+IF([.F54]=&quot;Preproc Solved, FG skipped.&quot;;1;0)+IF([.F54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decomposition512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589 / 1010 / 3579</text:p>
          </table:table-cell>
          <table:table-cell office:value-type="string" calcext:value-type="string">
            <text:p>4077 / 1010 / 3067</text:p>
          </table:table-cell>
          <table:table-cell office:value-type="string" calcext:value-type="string">
            <text:p>12682 / 3042 / 9639</text:p>
          </table:table-cell>
          <table:table-cell office:value-type="string" calcext:value-type="string">
            <text:p>2.1 / 1.75 / 0.17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5]=&quot;FINISHED&quot;;OR([.F55]=&quot;Preproc Solved, FG skipped.&quot;; [.F5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5]=&quot;FINISHED&quot;;-1;0)+IF([.F55]=&quot;Preproc Solved, FG skipped.&quot;;1;0)+IF([.F55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decomposition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71 / 128 / 443</text:p>
          </table:table-cell>
          <table:table-cell office:value-type="string" calcext:value-type="string">
            <text:p>507 / 128 / 379</text:p>
          </table:table-cell>
          <table:table-cell office:value-type="string" calcext:value-type="string">
            <text:p>1566 / 382 / 1183</text:p>
          </table:table-cell>
          <table:table-cell office:value-type="string" calcext:value-type="string">
            <text:p>0.39 / 0.28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6]=&quot;FINISHED&quot;;OR([.F56]=&quot;Preproc Solved, FG skipped.&quot;; [.F5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6]=&quot;FINISHED&quot;;-1;0)+IF([.F56]=&quot;Preproc Solved, FG skipped.&quot;;1;0)+IF([.F56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equalization1024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328 / 1366 / 12962</text:p>
          </table:table-cell>
          <table:table-cell office:value-type="string" calcext:value-type="string">
            <text:p>12280 / 1366 / 10914</text:p>
          </table:table-cell>
          <table:table-cell office:value-type="string" calcext:value-type="string">
            <text:p>44379 / 4775 / 39603</text:p>
          </table:table-cell>
          <table:table-cell office:value-type="string" calcext:value-type="string">
            <text:p>4.98 / 3.65 / 0.7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7]=&quot;FINISHED&quot;;OR([.F57]=&quot;Preproc Solved, FG skipped.&quot;; [.F5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7]=&quot;FINISHED&quot;;-1;0)+IF([.F57]=&quot;Preproc Solved, FG skipped.&quot;;1;0)+IF([.F57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equalization128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863 / 169 / 1694</text:p>
          </table:table-cell>
          <table:table-cell office:value-type="string" calcext:value-type="string">
            <text:p>1607 / 169 / 1438</text:p>
          </table:table-cell>
          <table:table-cell office:value-type="string" calcext:value-type="string">
            <text:p>5754 / 508 / 5245</text:p>
          </table:table-cell>
          <table:table-cell office:value-type="string" calcext:value-type="string">
            <text:p>1.22 / 0.95 / 0.17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8]=&quot;FINISHED&quot;;OR([.F58]=&quot;Preproc Solved, FG skipped.&quot;; [.F5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8]=&quot;FINISHED&quot;;-1;0)+IF([.F58]=&quot;Preproc Solved, FG skipped.&quot;;1;0)+IF([.F58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equalization256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636 / 342 / 3294</text:p>
          </table:table-cell>
          <table:table-cell office:value-type="string" calcext:value-type="string">
            <text:p>3124 / 342 / 2782</text:p>
          </table:table-cell>
          <table:table-cell office:value-type="string" calcext:value-type="string">
            <text:p>11247 / 1131 / 10115</text:p>
          </table:table-cell>
          <table:table-cell office:value-type="string" calcext:value-type="string">
            <text:p>2.21 / 1.84 / 0.21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9]=&quot;FINISHED&quot;;OR([.F59]=&quot;Preproc Solved, FG skipped.&quot;; [.F5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9]=&quot;FINISHED&quot;;-1;0)+IF([.F59]=&quot;Preproc Solved, FG skipped.&quot;;1;0)+IF([.F59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equalization3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57 / 43 / 414</text:p>
          </table:table-cell>
          <table:table-cell office:value-type="string" calcext:value-type="string">
            <text:p>393 / 43 / 350</text:p>
          </table:table-cell>
          <table:table-cell office:value-type="string" calcext:value-type="string">
            <text:p>1402 / 128 / 1273</text:p>
          </table:table-cell>
          <table:table-cell office:value-type="string" calcext:value-type="string">
            <text:p>0.39 / 0.27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0]=&quot;FINISHED&quot;;OR([.F60]=&quot;Preproc Solved, FG skipped.&quot;; [.F6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0]=&quot;FINISHED&quot;;-1;0)+IF([.F60]=&quot;Preproc Solved, FG skipped.&quot;;1;0)+IF([.F60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equalization51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7369 / 681 / 6688</text:p>
          </table:table-cell>
          <table:table-cell office:value-type="string" calcext:value-type="string">
            <text:p>6345 / 681 / 5664</text:p>
          </table:table-cell>
          <table:table-cell office:value-type="string" calcext:value-type="string">
            <text:p>22800 / 2170 / 20629</text:p>
          </table:table-cell>
          <table:table-cell office:value-type="string" calcext:value-type="string">
            <text:p>2.6 / 1.87 / 0.41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1]=&quot;FINISHED&quot;;OR([.F61]=&quot;Preproc Solved, FG skipped.&quot;; [.F6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1]=&quot;FINISHED&quot;;-1;0)+IF([.F61]=&quot;Preproc Solved, FG skipped.&quot;;1;0)+IF([.F61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equalization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906 / 86 / 820</text:p>
          </table:table-cell>
          <table:table-cell office:value-type="string" calcext:value-type="string">
            <text:p>778 / 86 / 692</text:p>
          </table:table-cell>
          <table:table-cell office:value-type="string" calcext:value-type="string">
            <text:p>2793 / 277 / 2515</text:p>
          </table:table-cell>
          <table:table-cell office:value-type="string" calcext:value-type="string">
            <text:p>0.66 / 0.53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2]=&quot;FINISHED&quot;;OR([.F62]=&quot;Preproc Solved, FG skipped.&quot;; [.F6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2]=&quot;FINISHED&quot;;-1;0)+IF([.F62]=&quot;Preproc Solved, FG skipped.&quot;;1;0)+IF([.F62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floor1024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9171 / 2009 / 7162</text:p>
          </table:table-cell>
          <table:table-cell office:value-type="string" calcext:value-type="string">
            <text:p>7123 / 2009 / 5114</text:p>
          </table:table-cell>
          <table:table-cell office:value-type="string" calcext:value-type="string">
            <text:p>25180 / 6062 / 19117</text:p>
          </table:table-cell>
          <table:table-cell office:value-type="string" calcext:value-type="string">
            <text:p>2.35 / 1.71 / 0.2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3]=&quot;FINISHED&quot;;OR([.F63]=&quot;Preproc Solved, FG skipped.&quot;; [.F6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3]=&quot;FINISHED&quot;;-1;0)+IF([.F63]=&quot;Preproc Solved, FG skipped.&quot;;1;0)+IF([.F63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floor128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35 / 245 / 890</text:p>
          </table:table-cell>
          <table:table-cell office:value-type="string" calcext:value-type="string">
            <text:p>879 / 245 / 634</text:p>
          </table:table-cell>
          <table:table-cell office:value-type="string" calcext:value-type="string">
            <text:p>3116 / 742 / 2373</text:p>
          </table:table-cell>
          <table:table-cell office:value-type="string" calcext:value-type="string">
            <text:p>0.66 / 0.53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4]=&quot;FINISHED&quot;;OR([.F64]=&quot;Preproc Solved, FG skipped.&quot;; [.F6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4]=&quot;FINISHED&quot;;-1;0)+IF([.F64]=&quot;Preproc Solved, FG skipped.&quot;;1;0)+IF([.F64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floor256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287 / 501 / 1786</text:p>
          </table:table-cell>
          <table:table-cell office:value-type="string" calcext:value-type="string">
            <text:p>1775 / 501 / 1274</text:p>
          </table:table-cell>
          <table:table-cell office:value-type="string" calcext:value-type="string">
            <text:p>6276 / 1510 / 4765</text:p>
          </table:table-cell>
          <table:table-cell office:value-type="string" calcext:value-type="string">
            <text:p>1.28 / 1.04 / 0.1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5]=&quot;FINISHED&quot;;OR([.F65]=&quot;Preproc Solved, FG skipped.&quot;; [.F6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5]=&quot;FINISHED&quot;;-1;0)+IF([.F65]=&quot;Preproc Solved, FG skipped.&quot;;1;0)+IF([.F65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floor32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78 / 60 / 218</text:p>
          </table:table-cell>
          <table:table-cell office:value-type="string" calcext:value-type="string">
            <text:p>214 / 60 / 154</text:p>
          </table:table-cell>
          <table:table-cell office:value-type="string" calcext:value-type="string">
            <text:p>760 / 180 / 579</text:p>
          </table:table-cell>
          <table:table-cell office:value-type="string" calcext:value-type="string">
            <text:p>0.31 / 0.21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6]=&quot;FINISHED&quot;;OR([.F66]=&quot;Preproc Solved, FG skipped.&quot;; [.F6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6]=&quot;FINISHED&quot;;-1;0)+IF([.F66]=&quot;Preproc Solved, FG skipped.&quot;;1;0)+IF([.F66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floor512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583 / 1005 / 3578</text:p>
          </table:table-cell>
          <table:table-cell office:value-type="string" calcext:value-type="string">
            <text:p>3559 / 1005 / 2554</text:p>
          </table:table-cell>
          <table:table-cell office:value-type="string" calcext:value-type="string">
            <text:p>12580 / 3030 / 9549</text:p>
          </table:table-cell>
          <table:table-cell office:value-type="string" calcext:value-type="string">
            <text:p>2.35 / 1.92 / 0.27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7]=&quot;FINISHED&quot;;OR([.F67]=&quot;Preproc Solved, FG skipped.&quot;; [.F6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7]=&quot;FINISHED&quot;;-1;0)+IF([.F67]=&quot;Preproc Solved, FG skipped.&quot;;1;0)+IF([.F67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floor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65 / 123 / 442</text:p>
          </table:table-cell>
          <table:table-cell office:value-type="string" calcext:value-type="string">
            <text:p>437 / 123 / 314</text:p>
          </table:table-cell>
          <table:table-cell office:value-type="string" calcext:value-type="string">
            <text:p>1548 / 370 / 1177</text:p>
          </table:table-cell>
          <table:table-cell office:value-type="string" calcext:value-type="string">
            <text:p>0.44 / 0.33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8]=&quot;FINISHED&quot;;OR([.F68]=&quot;Preproc Solved, FG skipped.&quot;; [.F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]=&quot;FINISHED&quot;;-1;0)+IF([.F68]=&quot;Preproc Solved, FG skipped.&quot;;1;0)+IF([.F68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intermediate102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38 / 4 / 4091</text:p>
          </table:table-cell>
          <table:table-cell office:value-type="string" calcext:value-type="string">
            <text:p>8190 / 4 / 4091</text:p>
          </table:table-cell>
          <table:table-cell office:value-type="string" calcext:value-type="string">
            <text:p>29684 / 8 / 3081</text:p>
          </table:table-cell>
          <table:table-cell office:value-type="string" calcext:value-type="string">
            <text:p>9.62 / 4.97 / 3.6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2.99 sec</text:p>
          </table:table-cell>
          <table:table-cell office:value-type="string" calcext:value-type="string">
            <text:p>227 / 77 / 412.225</text:p>
          </table:table-cell>
          <table:table-cell office:value-type="string" calcext:value-type="string">
            <text:p>3.78 sec</text:p>
          </table:table-cell>
          <table:table-cell office:value-type="string" calcext:value-type="string">
            <text:p>4 iters, 41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9]=&quot;FINISHED&quot;;OR([.F69]=&quot;Preproc Solved, FG skipped.&quot;; [.F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]=&quot;FINISHED&quot;;-1;0)+IF([.F69]=&quot;Preproc Solved, FG skipped.&quot;;1;0)+IF([.F69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intermediate1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78 / 4 / 507</text:p>
          </table:table-cell>
          <table:table-cell office:value-type="string" calcext:value-type="string">
            <text:p>1022 / 4 / 507</text:p>
          </table:table-cell>
          <table:table-cell office:value-type="string" calcext:value-type="string">
            <text:p>3700 / 8 / 393</text:p>
          </table:table-cell>
          <table:table-cell office:value-type="string" calcext:value-type="string">
            <text:p>2.57 / 1.71 / 0.6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28 / 10 / 9.43282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4.7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0]=&quot;FINISHED&quot;;OR([.F70]=&quot;Preproc Solved, FG skipped.&quot;; [.F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]=&quot;FINISHED&quot;;-1;0)+IF([.F70]=&quot;Preproc Solved, FG skipped.&quot;;1;0)+IF([.F70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intermediate256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58 / 4 / 1019</text:p>
          </table:table-cell>
          <table:table-cell office:value-type="string" calcext:value-type="string">
            <text:p>2046 / 4 / 1019</text:p>
          </table:table-cell>
          <table:table-cell office:value-type="string" calcext:value-type="string">
            <text:p>7412 / 8 / 777</text:p>
          </table:table-cell>
          <table:table-cell office:value-type="string" calcext:value-type="string">
            <text:p>4.63 / 3.19 / 1.1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6 / 20 / 29.9537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4 iters, 7.5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]=&quot;FINISHED&quot;;OR([.F71]=&quot;Preproc Solved, FG skipped.&quot;; [.F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]=&quot;FINISHED&quot;;-1;0)+IF([.F71]=&quot;Preproc Solved, FG skipped.&quot;;1;0)+IF([.F71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intermediate3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18 / 4 / 123</text:p>
          </table:table-cell>
          <table:table-cell office:value-type="string" calcext:value-type="string">
            <text:p>254 / 4 / 123</text:p>
          </table:table-cell>
          <table:table-cell office:value-type="string" calcext:value-type="string">
            <text:p>916 / 8 / 105</text:p>
          </table:table-cell>
          <table:table-cell office:value-type="string" calcext:value-type="string">
            <text:p>0.92 / 0.56 / 0.2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 / 3 / 1.08929</text:p>
          </table:table-cell>
          <table:table-cell office:value-type="string" calcext:value-type="string">
            <text:p>0.04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72]=&quot;FINISHED&quot;;OR([.F72]=&quot;Preproc Solved, FG skipped.&quot;; [.F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]=&quot;FINISHED&quot;;-1;0)+IF([.F72]=&quot;Preproc Solved, FG skipped.&quot;;1;0)+IF([.F72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intermediate51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18 / 4 / 2043</text:p>
          </table:table-cell>
          <table:table-cell office:value-type="string" calcext:value-type="string">
            <text:p>4094 / 4 / 2043</text:p>
          </table:table-cell>
          <table:table-cell office:value-type="string" calcext:value-type="string">
            <text:p>14836 / 8 / 1545</text:p>
          </table:table-cell>
          <table:table-cell office:value-type="string" calcext:value-type="string">
            <text:p>5.14 / 2.52 / 2.1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78 sec</text:p>
          </table:table-cell>
          <table:table-cell office:value-type="string" calcext:value-type="string">
            <text:p>114 / 39 / 104.829</text:p>
          </table:table-cell>
          <table:table-cell office:value-type="string" calcext:value-type="string">
            <text:p>0.51 sec</text:p>
          </table:table-cell>
          <table:table-cell office:value-type="string" calcext:value-type="string">
            <text:p>4 iters, 11.2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]=&quot;FINISHED&quot;;OR([.F73]=&quot;Preproc Solved, FG skipped.&quot;; [.F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]=&quot;FINISHED&quot;;-1;0)+IF([.F73]=&quot;Preproc Solved, FG skipped.&quot;;1;0)+IF([.F73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intermediate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38 / 4 / 251</text:p>
          </table:table-cell>
          <table:table-cell office:value-type="string" calcext:value-type="string">
            <text:p>510 / 4 / 251</text:p>
          </table:table-cell>
          <table:table-cell office:value-type="string" calcext:value-type="string">
            <text:p>1844 / 8 / 201</text:p>
          </table:table-cell>
          <table:table-cell office:value-type="string" calcext:value-type="string">
            <text:p>1.3 / 0.86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4 / 6 / 3.3068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21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]=&quot;FINISHED&quot;;OR([.F74]=&quot;Preproc Solved, FG skipped.&quot;; [.F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]=&quot;FINISHED&quot;;-1;0)+IF([.F74]=&quot;Preproc Solved, FG skipped.&quot;;1;0)+IF([.F74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ax102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497 / 10 / 1430</text:p>
          </table:table-cell>
          <table:table-cell office:value-type="string" calcext:value-type="string">
            <text:p>4449 / 10 / 1430</text:p>
          </table:table-cell>
          <table:table-cell office:value-type="string" calcext:value-type="string">
            <text:p>19142 / 30 / 3001</text:p>
          </table:table-cell>
          <table:table-cell office:value-type="string" calcext:value-type="string">
            <text:p>14.02 / 6.19 / 6.5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1 sec</text:p>
          </table:table-cell>
          <table:table-cell office:value-type="string" calcext:value-type="string">
            <text:p>359 / 67 / 317.622</text:p>
          </table:table-cell>
          <table:table-cell office:value-type="string" calcext:value-type="string">
            <text:p>1.29 sec</text:p>
          </table:table-cell>
          <table:table-cell office:value-type="string" calcext:value-type="string">
            <text:p>4 iters, 8.9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5]=&quot;FINISHED&quot;;OR([.F75]=&quot;Preproc Solved, FG skipped.&quot;; [.F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]=&quot;FINISHED&quot;;-1;0)+IF([.F75]=&quot;Preproc Solved, FG skipped.&quot;;1;0)+IF([.F75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ax1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19 / 9 / 236</text:p>
          </table:table-cell>
          <table:table-cell office:value-type="string" calcext:value-type="string">
            <text:p>563 / 9 / 236</text:p>
          </table:table-cell>
          <table:table-cell office:value-type="string" calcext:value-type="string">
            <text:p>2405 / 26 / 692</text:p>
          </table:table-cell>
          <table:table-cell office:value-type="string" calcext:value-type="string">
            <text:p>1.95 / 1.25 / 0.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34 / 8 / 13.87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0.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]=&quot;FINISHED&quot;;OR([.F76]=&quot;Preproc Solved, FG skipped.&quot;; [.F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]=&quot;FINISHED&quot;;-1;0)+IF([.F76]=&quot;Preproc Solved, FG skipped.&quot;;1;0)+IF([.F76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ax25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33 / 9 / 439</text:p>
          </table:table-cell>
          <table:table-cell office:value-type="string" calcext:value-type="string">
            <text:p>1121 / 9 / 439</text:p>
          </table:table-cell>
          <table:table-cell office:value-type="string" calcext:value-type="string">
            <text:p>4806 / 27 / 1024</text:p>
          </table:table-cell>
          <table:table-cell office:value-type="string" calcext:value-type="string">
            <text:p>4.77 / 2.96 / 1.5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94 / 15 / 52.6897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2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]=&quot;FINISHED&quot;;OR([.F77]=&quot;Preproc Solved, FG skipped.&quot;; [.F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]=&quot;FINISHED&quot;;-1;0)+IF([.F77]=&quot;Preproc Solved, FG skipped.&quot;;1;0)+IF([.F77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ax3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11 / 9 / 61</text:p>
          </table:table-cell>
          <table:table-cell office:value-type="string" calcext:value-type="string">
            <text:p>147 / 9 / 61</text:p>
          </table:table-cell>
          <table:table-cell office:value-type="string" calcext:value-type="string">
            <text:p>613 / 26 / 176</text:p>
          </table:table-cell>
          <table:table-cell office:value-type="string" calcext:value-type="string">
            <text:p>0.63 / 0.42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8 / 2 / 0.884544</text:p>
          </table:table-cell>
          <table:table-cell office:value-type="string" calcext:value-type="string">
            <text:p>0.01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78]=&quot;FINISHED&quot;;OR([.F78]=&quot;Preproc Solved, FG skipped.&quot;; [.F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]=&quot;FINISHED&quot;;-1;0)+IF([.F78]=&quot;Preproc Solved, FG skipped.&quot;;1;0)+IF([.F78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ax51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51 / 9 / 765</text:p>
          </table:table-cell>
          <table:table-cell office:value-type="string" calcext:value-type="string">
            <text:p>2227 / 9 / 765</text:p>
          </table:table-cell>
          <table:table-cell office:value-type="string" calcext:value-type="string">
            <text:p>9573 / 26 / 1869</text:p>
          </table:table-cell>
          <table:table-cell office:value-type="string" calcext:value-type="string">
            <text:p>5.09 / 2.38 / 2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7 sec</text:p>
          </table:table-cell>
          <table:table-cell office:value-type="string" calcext:value-type="string">
            <text:p>155 / 32 / 90.9891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4 iters, 5.5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]=&quot;FINISHED&quot;;OR([.F79]=&quot;Preproc Solved, FG skipped.&quot;; [.F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]=&quot;FINISHED&quot;;-1;0)+IF([.F79]=&quot;Preproc Solved, FG skipped.&quot;;1;0)+IF([.F79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ax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7 / 9 / 122</text:p>
          </table:table-cell>
          <table:table-cell office:value-type="string" calcext:value-type="string">
            <text:p>289 / 9 / 122</text:p>
          </table:table-cell>
          <table:table-cell office:value-type="string" calcext:value-type="string">
            <text:p>1222 / 27 / 295</text:p>
          </table:table-cell>
          <table:table-cell office:value-type="string" calcext:value-type="string">
            <text:p>0.77 / 0.43 / 0.2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6 / 4 / 3.68611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3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0]=&quot;FINISHED&quot;;OR([.F80]=&quot;Preproc Solved, FG skipped.&quot;; [.F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]=&quot;FINISHED&quot;;-1;0)+IF([.F80]=&quot;Preproc Solved, FG skipped.&quot;;1;0)+IF([.F80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in102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497 / 10 / 1429</text:p>
          </table:table-cell>
          <table:table-cell office:value-type="string" calcext:value-type="string">
            <text:p>4449 / 10 / 1429</text:p>
          </table:table-cell>
          <table:table-cell office:value-type="string" calcext:value-type="string">
            <text:p>19142 / 29 / 2901</text:p>
          </table:table-cell>
          <table:table-cell office:value-type="string" calcext:value-type="string">
            <text:p>16.7 / 6.9 / 8.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66 sec</text:p>
          </table:table-cell>
          <table:table-cell office:value-type="string" calcext:value-type="string">
            <text:p>346 / 64 / 332.338</text:p>
          </table:table-cell>
          <table:table-cell office:value-type="string" calcext:value-type="string">
            <text:p>0.62 sec</text:p>
          </table:table-cell>
          <table:table-cell office:value-type="string" calcext:value-type="string">
            <text:p>4 iters, 6.57 sec, ONE</text:p>
          </table:table-cell>
          <table:table-cell office:value-type="string" calcext:value-type="string">
            <text:p>MUS TimedOut after 5 rounds</text:p>
          </table:table-cell>
          <table:table-cell office:value-type="string" calcext:value-type="string">
            <text:p>14.81 / 1.07 / 19142 / 33918</text:p>
          </table:table-cell>
          <table:table-cell office:value-type="float" office:value="900" calcext:value-type="float">
            <text:p>900</text:p>
          </table:table-cell>
          <table:table-cell table:formula="of:=AND([.C81]=&quot;FINISHED&quot;;OR([.F81]=&quot;Preproc Solved, FG skipped.&quot;; [.F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]=&quot;FINISHED&quot;;-1;0)+IF([.F81]=&quot;Preproc Solved, FG skipped.&quot;;1;0)+IF([.F81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in12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20 / 7 / 239</text:p>
          </table:table-cell>
          <table:table-cell office:value-type="string" calcext:value-type="string">
            <text:p>564 / 7 / 239</text:p>
          </table:table-cell>
          <table:table-cell office:value-type="string" calcext:value-type="string">
            <text:p>2409 / 22 / 699</text:p>
          </table:table-cell>
          <table:table-cell office:value-type="string" calcext:value-type="string">
            <text:p>1.8 / 1.19 / 0.5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33 / 7 / 14.404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 iters, 1.4 sec, ONE</text:p>
          </table:table-cell>
          <table:table-cell office:value-type="string" calcext:value-type="string">
            <text:p>MUS TimedOut after 1204 rounds</text:p>
          </table:table-cell>
          <table:table-cell office:value-type="string" calcext:value-type="string">
            <text:p>719.65 / 163.45 / 2409 / 12244000</text:p>
          </table:table-cell>
          <table:table-cell office:value-type="float" office:value="900" calcext:value-type="float">
            <text:p>900</text:p>
          </table:table-cell>
          <table:table-cell table:formula="of:=AND([.C82]=&quot;FINISHED&quot;;OR([.F82]=&quot;Preproc Solved, FG skipped.&quot;; [.F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]=&quot;FINISHED&quot;;-1;0)+IF([.F82]=&quot;Preproc Solved, FG skipped.&quot;;1;0)+IF([.F82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in25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33 / 9 / 437</text:p>
          </table:table-cell>
          <table:table-cell office:value-type="string" calcext:value-type="string">
            <text:p>1121 / 9 / 437</text:p>
          </table:table-cell>
          <table:table-cell office:value-type="string" calcext:value-type="string">
            <text:p>4806 / 27 / 937</text:p>
          </table:table-cell>
          <table:table-cell office:value-type="string" calcext:value-type="string">
            <text:p>4.62 / 2.83 / 1.5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76 / 16 / 45.5666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1.26 sec, ONE</text:p>
          </table:table-cell>
          <table:table-cell office:value-type="string" calcext:value-type="string">
            <text:p>MUS TimedOut after 5 rounds</text:p>
          </table:table-cell>
          <table:table-cell office:value-type="string" calcext:value-type="string">
            <text:p>3.18 / 1.75 / 4806 / 75142</text:p>
          </table:table-cell>
          <table:table-cell office:value-type="float" office:value="900" calcext:value-type="float">
            <text:p>900</text:p>
          </table:table-cell>
          <table:table-cell table:formula="of:=AND([.C83]=&quot;FINISHED&quot;;OR([.F83]=&quot;Preproc Solved, FG skipped.&quot;; [.F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]=&quot;FINISHED&quot;;-1;0)+IF([.F83]=&quot;Preproc Solved, FG skipped.&quot;;1;0)+IF([.F83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in3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2 / 7 / 64</text:p>
          </table:table-cell>
          <table:table-cell office:value-type="string" calcext:value-type="string">
            <text:p>148 / 7 / 64</text:p>
          </table:table-cell>
          <table:table-cell office:value-type="string" calcext:value-type="string">
            <text:p>617 / 22 / 183</text:p>
          </table:table-cell>
          <table:table-cell office:value-type="string" calcext:value-type="string">
            <text:p>0.62 / 0.41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8 / 2 / 0.575971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439.81 sec, NonTrivial</text:p>
          </table:table-cell>
          <table:table-cell office:value-type="string" calcext:value-type="string">
            <text:p>MUS TimedOut after 4 rounds</text:p>
          </table:table-cell>
          <table:table-cell office:value-type="string" calcext:value-type="string">
            <text:p>0.55 / 0.03 / 617 / 64</text:p>
          </table:table-cell>
          <table:table-cell office:value-type="float" office:value="900" calcext:value-type="float">
            <text:p>900</text:p>
          </table:table-cell>
          <table:table-cell table:formula="of:=AND([.C84]=&quot;FINISHED&quot;;OR([.F84]=&quot;Preproc Solved, FG skipped.&quot;; [.F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]=&quot;FINISHED&quot;;-1;0)+IF([.F84]=&quot;Preproc Solved, FG skipped.&quot;;1;0)+IF([.F84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in51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52 / 7 / 768</text:p>
          </table:table-cell>
          <table:table-cell office:value-type="string" calcext:value-type="string">
            <text:p>2228 / 7 / 768</text:p>
          </table:table-cell>
          <table:table-cell office:value-type="string" calcext:value-type="string">
            <text:p>9577 / 22 / 1876</text:p>
          </table:table-cell>
          <table:table-cell office:value-type="string" calcext:value-type="string">
            <text:p>6.0 / 3.06 / 2.5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159 / 32 / 87.1334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 iters, 3.04 sec, ONE</text:p>
          </table:table-cell>
          <table:table-cell office:value-type="string" calcext:value-type="string">
            <text:p>MUS TimedOut after 7 rounds</text:p>
          </table:table-cell>
          <table:table-cell office:value-type="string" calcext:value-type="string">
            <text:p>201.69 / 19.56 / 9577 / 64</text:p>
          </table:table-cell>
          <table:table-cell office:value-type="float" office:value="900" calcext:value-type="float">
            <text:p>900</text:p>
          </table:table-cell>
          <table:table-cell table:formula="of:=AND([.C85]=&quot;FINISHED&quot;;OR([.F85]=&quot;Preproc Solved, FG skipped.&quot;; [.F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]=&quot;FINISHED&quot;;-1;0)+IF([.F85]=&quot;Preproc Solved, FG skipped.&quot;;1;0)+IF([.F85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min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7 / 9 / 121</text:p>
          </table:table-cell>
          <table:table-cell office:value-type="string" calcext:value-type="string">
            <text:p>289 / 9 / 121</text:p>
          </table:table-cell>
          <table:table-cell office:value-type="string" calcext:value-type="string">
            <text:p>1222 / 27 / 265</text:p>
          </table:table-cell>
          <table:table-cell office:value-type="string" calcext:value-type="string">
            <text:p>0.98 / 0.65 / 0.2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7 / 4 / 3.6591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44 sec, ONE</text:p>
          </table:table-cell>
          <table:table-cell office:value-type="string" calcext:value-type="string">
            <text:p>MUS TimedOut after 5 rounds</text:p>
          </table:table-cell>
          <table:table-cell office:value-type="string" calcext:value-type="string">
            <text:p>0.75 / 0.34 / 1222 / 20924</text:p>
          </table:table-cell>
          <table:table-cell office:value-type="float" office:value="900" calcext:value-type="float">
            <text:p>900</text:p>
          </table:table-cell>
          <table:table-cell table:formula="of:=AND([.C86]=&quot;FINISHED&quot;;OR([.F86]=&quot;Preproc Solved, FG skipped.&quot;; [.F8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86]=&quot;FINISHED&quot;;-1;0)+IF([.F86]=&quot;Preproc Solved, FG skipped.&quot;;1;0)+IF([.F86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subtraction102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9210 / 2047 / 7163</text:p>
          </table:table-cell>
          <table:table-cell office:value-type="string" calcext:value-type="string">
            <text:p>7162 / 2047 / 5115</text:p>
          </table:table-cell>
          <table:table-cell office:value-type="string" calcext:value-type="string">
            <text:p>25252 / 6140 / 19111</text:p>
          </table:table-cell>
          <table:table-cell office:value-type="string" calcext:value-type="string">
            <text:p>2.25 / 1.64 / 0.3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87]=&quot;FINISHED&quot;;OR([.F87]=&quot;Preproc Solved, FG skipped.&quot;; [.F8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87]=&quot;FINISHED&quot;;-1;0)+IF([.F87]=&quot;Preproc Solved, FG skipped.&quot;;1;0)+IF([.F87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subtraction128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46 / 255 / 891</text:p>
          </table:table-cell>
          <table:table-cell office:value-type="string" calcext:value-type="string">
            <text:p>890 / 255 / 635</text:p>
          </table:table-cell>
          <table:table-cell office:value-type="string" calcext:value-type="string">
            <text:p>3132 / 764 / 2367</text:p>
          </table:table-cell>
          <table:table-cell office:value-type="string" calcext:value-type="string">
            <text:p>0.4 / 0.29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88]=&quot;FINISHED&quot;;OR([.F88]=&quot;Preproc Solved, FG skipped.&quot;; [.F8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88]=&quot;FINISHED&quot;;-1;0)+IF([.F88]=&quot;Preproc Solved, FG skipped.&quot;;1;0)+IF([.F88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subtraction25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298 / 511 / 1787</text:p>
          </table:table-cell>
          <table:table-cell office:value-type="string" calcext:value-type="string">
            <text:p>1786 / 511 / 1275</text:p>
          </table:table-cell>
          <table:table-cell office:value-type="string" calcext:value-type="string">
            <text:p>6292 / 1532 / 4759</text:p>
          </table:table-cell>
          <table:table-cell office:value-type="string" calcext:value-type="string">
            <text:p>1.01 / 0.84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89]=&quot;FINISHED&quot;;OR([.F89]=&quot;Preproc Solved, FG skipped.&quot;; [.F8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89]=&quot;FINISHED&quot;;-1;0)+IF([.F89]=&quot;Preproc Solved, FG skipped.&quot;;1;0)+IF([.F89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subtraction32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82 / 63 / 219</text:p>
          </table:table-cell>
          <table:table-cell office:value-type="string" calcext:value-type="string">
            <text:p>218 / 63 / 155</text:p>
          </table:table-cell>
          <table:table-cell office:value-type="string" calcext:value-type="string">
            <text:p>762 / 188 / 573</text:p>
          </table:table-cell>
          <table:table-cell office:value-type="string" calcext:value-type="string">
            <text:p>0.22 / 0.15 / 0.0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90]=&quot;FINISHED&quot;;OR([.F90]=&quot;Preproc Solved, FG skipped.&quot;; [.F9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90]=&quot;FINISHED&quot;;-1;0)+IF([.F90]=&quot;Preproc Solved, FG skipped.&quot;;1;0)+IF([.F90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subtraction51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602 / 1023 / 3579</text:p>
          </table:table-cell>
          <table:table-cell office:value-type="string" calcext:value-type="string">
            <text:p>3578 / 1023 / 2555</text:p>
          </table:table-cell>
          <table:table-cell office:value-type="string" calcext:value-type="string">
            <text:p>12612 / 3068 / 9543</text:p>
          </table:table-cell>
          <table:table-cell office:value-type="string" calcext:value-type="string">
            <text:p>1.98 / 1.68 / 0.16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91]=&quot;FINISHED&quot;;OR([.F91]=&quot;Preproc Solved, FG skipped.&quot;; [.F9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91]=&quot;FINISHED&quot;;-1;0)+IF([.F91]=&quot;Preproc Solved, FG skipped.&quot;;1;0)+IF([.F91]=&quot;MUS finished&quot;; 1; 0)" office:value-type="float" office:value="0" calcext:value-type="float">
            <text:p>0</text:p>
          </table:table-cell>
          <table:table-cell office:value-type="string" calcext:value-type="string">
            <text:p>Arithmetic_subtraction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70 / 127 / 443</text:p>
          </table:table-cell>
          <table:table-cell office:value-type="string" calcext:value-type="string">
            <text:p>442 / 127 / 315</text:p>
          </table:table-cell>
          <table:table-cell office:value-type="string" calcext:value-type="string">
            <text:p>1552 / 380 / 1171</text:p>
          </table:table-cell>
          <table:table-cell office:value-type="string" calcext:value-type="string">
            <text:p>0.38 / 0.27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92]=&quot;FINISHED&quot;;OR([.F92]=&quot;Preproc Solved, FG skipped.&quot;; [.F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]=&quot;FINISHED&quot;;-1;0)+IF([.F92]=&quot;Preproc Solved, FG skipped.&quot;;1;0)+IF([.F9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5378d2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68 / 4 / 208</text:p>
          </table:table-cell>
          <table:table-cell office:value-type="string" calcext:value-type="string">
            <text:p>612 / 4 / 208</text:p>
          </table:table-cell>
          <table:table-cell office:value-type="string" calcext:value-type="string">
            <text:p>2835 / 10 / 333</text:p>
          </table:table-cell>
          <table:table-cell office:value-type="string" calcext:value-type="string">
            <text:p>1.78 / 1.23 / 0.4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36 / 8 / 5.58651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9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]=&quot;FINISHED&quot;;OR([.F93]=&quot;Preproc Solved, FG skipped.&quot;; [.F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]=&quot;FINISHED&quot;;-1;0)+IF([.F93]=&quot;Preproc Solved, FG skipped.&quot;;1;0)+IF([.F9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9234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359 / 4 / 411</text:p>
          </table:table-cell>
          <table:table-cell office:value-type="string" calcext:value-type="string">
            <text:p>1016 / 4 / 411</text:p>
          </table:table-cell>
          <table:table-cell office:value-type="string" calcext:value-type="string">
            <text:p>4623 / 10 / 633</text:p>
          </table:table-cell>
          <table:table-cell office:value-type="string" calcext:value-type="string">
            <text:p>2.8 / 1.97 / 0.6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0 / 12 / 14.4196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5 iters, 3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]=&quot;FINISHED&quot;;OR([.F94]=&quot;Preproc Solved, FG skipped.&quot;; [.F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]=&quot;FINISHED&quot;;-1;0)+IF([.F94]=&quot;Preproc Solved, FG skipped.&quot;;1;0)+IF([.F9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codic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267 / 4 / 4152</text:p>
          </table:table-cell>
          <table:table-cell office:value-type="string" calcext:value-type="string">
            <text:p>7417 / 4 / 4152</text:p>
          </table:table-cell>
          <table:table-cell office:value-type="string" calcext:value-type="string">
            <text:p>33786 / 9 / 8399</text:p>
          </table:table-cell>
          <table:table-cell office:value-type="string" calcext:value-type="string">
            <text:p>22.06 / 10.39 / 9.56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1.53 sec</text:p>
          </table:table-cell>
          <table:table-cell office:value-type="string" calcext:value-type="string">
            <text:p>288 / 69 / 779.005</text:p>
          </table:table-cell>
          <table:table-cell office:value-type="string" calcext:value-type="string">
            <text:p>0.96 sec</text:p>
          </table:table-cell>
          <table:table-cell office:value-type="string" calcext:value-type="string">
            <text:p>4 iters, 21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5]=&quot;FINISHED&quot;;OR([.F95]=&quot;Preproc Solved, FG skipped.&quot;; [.F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5]=&quot;FINISHED&quot;;-1;0)+IF([.F95]=&quot;Preproc Solved, FG skipped.&quot;;1;0)+IF([.F9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fpu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4228 / 4 / 4536</text:p>
          </table:table-cell>
          <table:table-cell office:value-type="string" calcext:value-type="string">
            <text:p>13322 / 4 / 4536</text:p>
          </table:table-cell>
          <table:table-cell office:value-type="string" calcext:value-type="string">
            <text:p>59562 / 10 / 5251</text:p>
          </table:table-cell>
          <table:table-cell office:value-type="string" calcext:value-type="string">
            <text:p>10.73 / 5.37 / 1.8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13.8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96]=&quot;FINISHED&quot;;OR([.F96]=&quot;Preproc Solved, FG skipped.&quot;; [.F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6]=&quot;FINISHED&quot;;-1;0)+IF([.F96]=&quot;Preproc Solved, FG skipped.&quot;;1;0)+IF([.F96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hdlc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78 / 4 / 293</text:p>
          </table:table-cell>
          <table:table-cell office:value-type="string" calcext:value-type="string">
            <text:p>643 / 4 / 293</text:p>
          </table:table-cell>
          <table:table-cell office:value-type="string" calcext:value-type="string">
            <text:p>2784 / 10 / 477</text:p>
          </table:table-cell>
          <table:table-cell office:value-type="string" calcext:value-type="string">
            <text:p>1.76 / 1.2 / 0.4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31 / 8 / 5.61205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 iters, 0.7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7]=&quot;FINISHED&quot;;OR([.F97]=&quot;Preproc Solved, FG skipped.&quot;; [.F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7]=&quot;FINISHED&quot;;-1;0)+IF([.F97]=&quot;Preproc Solved, FG skipped.&quot;;1;0)+IF([.F9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hdlc1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47 / 4 / 248</text:p>
          </table:table-cell>
          <table:table-cell office:value-type="string" calcext:value-type="string">
            <text:p>565 / 4 / 248</text:p>
          </table:table-cell>
          <table:table-cell office:value-type="string" calcext:value-type="string">
            <text:p>2446 / 10 / 413</text:p>
          </table:table-cell>
          <table:table-cell office:value-type="string" calcext:value-type="string">
            <text:p>2.32 / 1.64 / 0.5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8 / 7 / 4.6078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0.9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8]=&quot;FINISHED&quot;;OR([.F98]=&quot;Preproc Solved, FG skipped.&quot;; [.F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8]=&quot;FINISHED&quot;;-1;0)+IF([.F98]=&quot;Preproc Solved, FG skipped.&quot;;1;0)+IF([.F98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hdlc2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45 / 4 / 304</text:p>
          </table:table-cell>
          <table:table-cell office:value-type="string" calcext:value-type="string">
            <text:p>701 / 4 / 304</text:p>
          </table:table-cell>
          <table:table-cell office:value-type="string" calcext:value-type="string">
            <text:p>3029 / 10 / 497</text:p>
          </table:table-cell>
          <table:table-cell office:value-type="string" calcext:value-type="string">
            <text:p>1.9 / 1.34 / 0.4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34 / 9 / 7.60464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2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9]=&quot;FINISHED&quot;;OR([.F99]=&quot;Preproc Solved, FG skipped.&quot;; [.F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9]=&quot;FINISHED&quot;;-1;0)+IF([.F99]=&quot;Preproc Solved, FG skipped.&quot;;1;0)+IF([.F99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mhdlc3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7 / 4 / 281</text:p>
          </table:table-cell>
          <table:table-cell office:value-type="string" calcext:value-type="string">
            <text:p>660 / 4 / 281</text:p>
          </table:table-cell>
          <table:table-cell office:value-type="string" calcext:value-type="string">
            <text:p>2815 / 10 / 448</text:p>
          </table:table-cell>
          <table:table-cell office:value-type="string" calcext:value-type="string">
            <text:p>1.68 / 1.2 / 0.3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34 / 8 / 5.8180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0]=&quot;FINISHED&quot;;OR([.F100]=&quot;Preproc Solved, FG skipped.&quot;; [.F1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0]=&quot;FINISHED&quot;;-1;0)+IF([.F100]=&quot;Preproc Solved, FG skipped.&quot;;1;0)+IF([.F100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0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0.6 / 5.23 / 4.4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67 sec</text:p>
          </table:table-cell>
          <table:table-cell office:value-type="string" calcext:value-type="string">
            <text:p>282 / 77 / 342.835</text:p>
          </table:table-cell>
          <table:table-cell office:value-type="string" calcext:value-type="string">
            <text:p>3.63 sec</text:p>
          </table:table-cell>
          <table:table-cell office:value-type="string" calcext:value-type="string">
            <text:p>5 iters, 45.0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1]=&quot;FINISHED&quot;;OR([.F101]=&quot;Preproc Solved, FG skipped.&quot;; [.F1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1]=&quot;FINISHED&quot;;-1;0)+IF([.F101]=&quot;Preproc Solved, FG skipped.&quot;;1;0)+IF([.F101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1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1.16 / 5.64 / 4.4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68 sec</text:p>
          </table:table-cell>
          <table:table-cell office:value-type="string" calcext:value-type="string">
            <text:p>282 / 77 / 348.529</text:p>
          </table:table-cell>
          <table:table-cell office:value-type="string" calcext:value-type="string">
            <text:p>3.82 sec</text:p>
          </table:table-cell>
          <table:table-cell office:value-type="string" calcext:value-type="string">
            <text:p>5 iters, 46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2]=&quot;FINISHED&quot;;OR([.F102]=&quot;Preproc Solved, FG skipped.&quot;; [.F1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2]=&quot;FINISHED&quot;;-1;0)+IF([.F102]=&quot;Preproc Solved, FG skipped.&quot;;1;0)+IF([.F10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4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1.24 / 5.63 / 4.5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 sec</text:p>
          </table:table-cell>
          <table:table-cell office:value-type="string" calcext:value-type="string">
            <text:p>282 / 77 / 357.529</text:p>
          </table:table-cell>
          <table:table-cell office:value-type="string" calcext:value-type="string">
            <text:p>4.04 sec</text:p>
          </table:table-cell>
          <table:table-cell office:value-type="string" calcext:value-type="string">
            <text:p>5 iters, 45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3]=&quot;FINISHED&quot;;OR([.F103]=&quot;Preproc Solved, FG skipped.&quot;; [.F1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3]=&quot;FINISHED&quot;;-1;0)+IF([.F103]=&quot;Preproc Solved, FG skipped.&quot;;1;0)+IF([.F10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6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0.39 / 5.3 / 4.0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2 sec</text:p>
          </table:table-cell>
          <table:table-cell office:value-type="string" calcext:value-type="string">
            <text:p>282 / 77 / 348.008</text:p>
          </table:table-cell>
          <table:table-cell office:value-type="string" calcext:value-type="string">
            <text:p>3.74 sec</text:p>
          </table:table-cell>
          <table:table-cell office:value-type="string" calcext:value-type="string">
            <text:p>5 iters, 46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4]=&quot;FINISHED&quot;;OR([.F104]=&quot;Preproc Solved, FG skipped.&quot;; [.F1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4]=&quot;FINISHED&quot;;-1;0)+IF([.F104]=&quot;Preproc Solved, FG skipped.&quot;;1;0)+IF([.F10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7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0.88 / 5.19 / 4.7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1 sec</text:p>
          </table:table-cell>
          <table:table-cell office:value-type="string" calcext:value-type="string">
            <text:p>282 / 77 / 353.904</text:p>
          </table:table-cell>
          <table:table-cell office:value-type="string" calcext:value-type="string">
            <text:p>3.72 sec</text:p>
          </table:table-cell>
          <table:table-cell office:value-type="string" calcext:value-type="string">
            <text:p>5 iters, 47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5]=&quot;FINISHED&quot;;OR([.F105]=&quot;Preproc Solved, FG skipped.&quot;; [.F1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5]=&quot;FINISHED&quot;;-1;0)+IF([.F105]=&quot;Preproc Solved, FG skipped.&quot;;1;0)+IF([.F10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8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1.15 / 5.48 / 4.6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1 sec</text:p>
          </table:table-cell>
          <table:table-cell office:value-type="string" calcext:value-type="string">
            <text:p>282 / 77 / 393.537</text:p>
          </table:table-cell>
          <table:table-cell office:value-type="string" calcext:value-type="string">
            <text:p>3.99 sec</text:p>
          </table:table-cell>
          <table:table-cell office:value-type="string" calcext:value-type="string">
            <text:p>5 iters, 46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6]=&quot;FINISHED&quot;;OR([.F106]=&quot;Preproc Solved, FG skipped.&quot;; [.F1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6]=&quot;FINISHED&quot;;-1;0)+IF([.F106]=&quot;Preproc Solved, FG skipped.&quot;;1;0)+IF([.F106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09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1.28 / 5.69 / 4.5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7 sec</text:p>
          </table:table-cell>
          <table:table-cell office:value-type="string" calcext:value-type="string">
            <text:p>282 / 77 / 354.417</text:p>
          </table:table-cell>
          <table:table-cell office:value-type="string" calcext:value-type="string">
            <text:p>3.81 sec</text:p>
          </table:table-cell>
          <table:table-cell office:value-type="string" calcext:value-type="string">
            <text:p>5 iters, 61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7]=&quot;FINISHED&quot;;OR([.F107]=&quot;Preproc Solved, FG skipped.&quot;; [.F1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7]=&quot;FINISHED&quot;;-1;0)+IF([.F107]=&quot;Preproc Solved, FG skipped.&quot;;1;0)+IF([.F10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11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6 / 4 / 1605</text:p>
          </table:table-cell>
          <table:table-cell office:value-type="string" calcext:value-type="string">
            <text:p>4747 / 4 / 1605</text:p>
          </table:table-cell>
          <table:table-cell office:value-type="string" calcext:value-type="string">
            <text:p>22940 / 10 / 2523</text:p>
          </table:table-cell>
          <table:table-cell office:value-type="string" calcext:value-type="string">
            <text:p>11.25 / 5.51 / 4.7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74 sec</text:p>
          </table:table-cell>
          <table:table-cell office:value-type="string" calcext:value-type="string">
            <text:p>282 / 77 / 374.461</text:p>
          </table:table-cell>
          <table:table-cell office:value-type="string" calcext:value-type="string">
            <text:p>3.67 sec</text:p>
          </table:table-cell>
          <table:table-cell office:value-type="string" calcext:value-type="string">
            <text:p>5 iters, 45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8]=&quot;FINISHED&quot;;OR([.F108]=&quot;Preproc Solved, FG skipped.&quot;; [.F1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8]=&quot;FINISHED&quot;;-1;0)+IF([.F108]=&quot;Preproc Solved, FG skipped.&quot;;1;0)+IF([.F108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12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65 / 4 / 1647</text:p>
          </table:table-cell>
          <table:table-cell office:value-type="string" calcext:value-type="string">
            <text:p>4812 / 4 / 1647</text:p>
          </table:table-cell>
          <table:table-cell office:value-type="string" calcext:value-type="string">
            <text:p>22773 / 10 / 2498</text:p>
          </table:table-cell>
          <table:table-cell office:value-type="string" calcext:value-type="string">
            <text:p>13.63 / 6.7 / 5.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1.61 sec</text:p>
          </table:table-cell>
          <table:table-cell office:value-type="string" calcext:value-type="string">
            <text:p>308 / 79 / 361.533</text:p>
          </table:table-cell>
          <table:table-cell office:value-type="string" calcext:value-type="string">
            <text:p>1.34 sec</text:p>
          </table:table-cell>
          <table:table-cell office:value-type="string" calcext:value-type="string">
            <text:p>4 iters, 40.1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09]=&quot;FINISHED&quot;;OR([.F109]=&quot;Preproc Solved, FG skipped.&quot;; [.F1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09]=&quot;FINISHED&quot;;-1;0)+IF([.F109]=&quot;Preproc Solved, FG skipped.&quot;;1;0)+IF([.F109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13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65 / 4 / 1647</text:p>
          </table:table-cell>
          <table:table-cell office:value-type="string" calcext:value-type="string">
            <text:p>4812 / 4 / 1647</text:p>
          </table:table-cell>
          <table:table-cell office:value-type="string" calcext:value-type="string">
            <text:p>22773 / 10 / 2498</text:p>
          </table:table-cell>
          <table:table-cell office:value-type="string" calcext:value-type="string">
            <text:p>14.73 / 7.35 / 6.11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1.81 sec</text:p>
          </table:table-cell>
          <table:table-cell office:value-type="string" calcext:value-type="string">
            <text:p>308 / 79 / 350.888</text:p>
          </table:table-cell>
          <table:table-cell office:value-type="string" calcext:value-type="string">
            <text:p>1.22 sec</text:p>
          </table:table-cell>
          <table:table-cell office:value-type="string" calcext:value-type="string">
            <text:p>4 iters, 39.5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10]=&quot;FINISHED&quot;;OR([.F110]=&quot;Preproc Solved, FG skipped.&quot;; [.F1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10]=&quot;FINISHED&quot;;-1;0)+IF([.F110]=&quot;Preproc Solved, FG skipped.&quot;;1;0)+IF([.F110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etic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18 / 4 / 1225</text:p>
          </table:table-cell>
          <table:table-cell office:value-type="string" calcext:value-type="string">
            <text:p>2758 / 4 / 1225</text:p>
          </table:table-cell>
          <table:table-cell office:value-type="string" calcext:value-type="string">
            <text:p>10130 / 10 / 2031</text:p>
          </table:table-cell>
          <table:table-cell office:value-type="string" calcext:value-type="string">
            <text:p>4.96 / 3.5 / 1.1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5 / 21 / 42.0282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4.1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11]=&quot;FINISHED&quot;;OR([.F111]=&quot;Preproc Solved, FG skipped.&quot;; [.F1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11]=&quot;FINISHED&quot;;-1;0)+IF([.F111]=&quot;Preproc Solved, FG skipped.&quot;;1;0)+IF([.F111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synthetic2_all_bit_differing_from_cycle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47 / 4 / 2500</text:p>
          </table:table-cell>
          <table:table-cell office:value-type="string" calcext:value-type="string">
            <text:p>5147 / 4 / 2500</text:p>
          </table:table-cell>
          <table:table-cell office:value-type="string" calcext:value-type="string">
            <text:p>18581 / 10 / 3469</text:p>
          </table:table-cell>
          <table:table-cell office:value-type="string" calcext:value-type="string">
            <text:p>10.19 / 5.22 / 4.0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1.17 sec</text:p>
          </table:table-cell>
          <table:table-cell office:value-type="string" calcext:value-type="string">
            <text:p>86 / 36 / 127.669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4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12]=&quot;FINISHED&quot;;OR([.F112]=&quot;Preproc Solved, FG skipped.&quot;; [.F11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12]=&quot;FINISHED&quot;;-1;0)+IF([.F112]=&quot;Preproc Solved, FG skipped.&quot;;1;0)+IF([.F11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04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1.05 / 0.86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13]=&quot;FINISHED&quot;;OR([.F113]=&quot;Preproc Solved, FG skipped.&quot;; [.F11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13]=&quot;FINISHED&quot;;-1;0)+IF([.F113]=&quot;Preproc Solved, FG skipped.&quot;;1;0)+IF([.F11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05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1.1 / 0.9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14]=&quot;FINISHED&quot;;OR([.F114]=&quot;Preproc Solved, FG skipped.&quot;; [.F11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14]=&quot;FINISHED&quot;;-1;0)+IF([.F114]=&quot;Preproc Solved, FG skipped.&quot;;1;0)+IF([.F11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06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1.05 / 0.86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15]=&quot;FINISHED&quot;;OR([.F115]=&quot;Preproc Solved, FG skipped.&quot;; [.F11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15]=&quot;FINISHED&quot;;-1;0)+IF([.F115]=&quot;Preproc Solved, FG skipped.&quot;;1;0)+IF([.F11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06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1.1 / 0.91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16]=&quot;FINISHED&quot;;OR([.F116]=&quot;Preproc Solved, FG skipped.&quot;; [.F1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16]=&quot;FINISHED&quot;;-1;0)+IF([.F116]=&quot;Preproc Solved, FG skipped.&quot;;1;0)+IF([.F116]=&quot;MUS finished&quot;; 1; 0)" office:value-type="float" office:value="-1" calcext:value-type="float">
            <text:p>-1</text:p>
          </table:table-cell>
          <table:table-cell office:value-type="string" calcext:value-type="string">
            <text:p>Disjunctive_Decomposition_bobtuint07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15 / 4 / 619</text:p>
          </table:table-cell>
          <table:table-cell office:value-type="string" calcext:value-type="string">
            <text:p>1203 / 4 / 619</text:p>
          </table:table-cell>
          <table:table-cell office:value-type="string" calcext:value-type="string">
            <text:p>4589 / 10 / 1148</text:p>
          </table:table-cell>
          <table:table-cell office:value-type="string" calcext:value-type="string">
            <text:p>4.99 / 3.5 / 1.2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4 / 11 / 11.5095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6 iters, 1.6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17]=&quot;FINISHED&quot;;OR([.F117]=&quot;Preproc Solved, FG skipped.&quot;; [.F1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17]=&quot;FINISHED&quot;;-1;0)+IF([.F117]=&quot;Preproc Solved, FG skipped.&quot;;1;0)+IF([.F11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08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37 / 4 / 637</text:p>
          </table:table-cell>
          <table:table-cell office:value-type="string" calcext:value-type="string">
            <text:p>1225 / 4 / 637</text:p>
          </table:table-cell>
          <table:table-cell office:value-type="string" calcext:value-type="string">
            <text:p>4652 / 10 / 1233</text:p>
          </table:table-cell>
          <table:table-cell office:value-type="string" calcext:value-type="string">
            <text:p>3.56 / 2.55 / 0.8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5 / 10 / 11.3929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 iters, 2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18]=&quot;FINISHED&quot;;OR([.F118]=&quot;Preproc Solved, FG skipped.&quot;; [.F11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18]=&quot;FINISHED&quot;;-1;0)+IF([.F118]=&quot;Preproc Solved, FG skipped.&quot;;1;0)+IF([.F118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09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90 / 4 / 1186</text:p>
          </table:table-cell>
          <table:table-cell office:value-type="string" calcext:value-type="string">
            <text:p>978 / 4 / 974</text:p>
          </table:table-cell>
          <table:table-cell office:value-type="string" calcext:value-type="string">
            <text:p>3621 / 10 / 3610</text:p>
          </table:table-cell>
          <table:table-cell office:value-type="string" calcext:value-type="string">
            <text:p>0.57 / 0.44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19]=&quot;FINISHED&quot;;OR([.F119]=&quot;Preproc Solved, FG skipped.&quot;; [.F1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19]=&quot;FINISHED&quot;;-1;0)+IF([.F119]=&quot;Preproc Solved, FG skipped.&quot;;1;0)+IF([.F119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0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393 / 4 / 615</text:p>
          </table:table-cell>
          <table:table-cell office:value-type="string" calcext:value-type="string">
            <text:p>1181 / 4 / 615</text:p>
          </table:table-cell>
          <table:table-cell office:value-type="string" calcext:value-type="string">
            <text:p>4507 / 10 / 1124</text:p>
          </table:table-cell>
          <table:table-cell office:value-type="string" calcext:value-type="string">
            <text:p>2.55 / 1.68 / 0.6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1 / 11 / 12.8396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5 iters, 3.3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20]=&quot;FINISHED&quot;;OR([.F120]=&quot;Preproc Solved, FG skipped.&quot;; [.F12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0]=&quot;FINISHED&quot;;-1;0)+IF([.F120]=&quot;Preproc Solved, FG skipped.&quot;;1;0)+IF([.F120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1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3 / 0.64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1]=&quot;FINISHED&quot;;OR([.F121]=&quot;Preproc Solved, FG skipped.&quot;; [.F12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1]=&quot;FINISHED&quot;;-1;0)+IF([.F121]=&quot;Preproc Solved, FG skipped.&quot;;1;0)+IF([.F121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2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9 / 0.7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2]=&quot;FINISHED&quot;;OR([.F122]=&quot;Preproc Solved, FG skipped.&quot;; [.F12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2]=&quot;FINISHED&quot;;-1;0)+IF([.F122]=&quot;Preproc Solved, FG skipped.&quot;;1;0)+IF([.F12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3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78 / 0.59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3]=&quot;FINISHED&quot;;OR([.F123]=&quot;Preproc Solved, FG skipped.&quot;; [.F12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3]=&quot;FINISHED&quot;;-1;0)+IF([.F123]=&quot;Preproc Solved, FG skipped.&quot;;1;0)+IF([.F12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4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9 / 0.69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4]=&quot;FINISHED&quot;;OR([.F124]=&quot;Preproc Solved, FG skipped.&quot;; [.F12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4]=&quot;FINISHED&quot;;-1;0)+IF([.F124]=&quot;Preproc Solved, FG skipped.&quot;;1;0)+IF([.F12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5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9 / 0.7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5]=&quot;FINISHED&quot;;OR([.F125]=&quot;Preproc Solved, FG skipped.&quot;; [.F12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5]=&quot;FINISHED&quot;;-1;0)+IF([.F125]=&quot;Preproc Solved, FG skipped.&quot;;1;0)+IF([.F12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6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92 / 0.73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6]=&quot;FINISHED&quot;;OR([.F126]=&quot;Preproc Solved, FG skipped.&quot;; [.F12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6]=&quot;FINISHED&quot;;-1;0)+IF([.F126]=&quot;Preproc Solved, FG skipped.&quot;;1;0)+IF([.F126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7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3 / 0.65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7]=&quot;FINISHED&quot;;OR([.F127]=&quot;Preproc Solved, FG skipped.&quot;; [.F12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7]=&quot;FINISHED&quot;;-1;0)+IF([.F127]=&quot;Preproc Solved, FG skipped.&quot;;1;0)+IF([.F12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8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96 / 0.74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8]=&quot;FINISHED&quot;;OR([.F128]=&quot;Preproc Solved, FG skipped.&quot;; [.F12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8]=&quot;FINISHED&quot;;-1;0)+IF([.F128]=&quot;Preproc Solved, FG skipped.&quot;;1;0)+IF([.F128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19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6 / 0.65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29]=&quot;FINISHED&quot;;OR([.F129]=&quot;Preproc Solved, FG skipped.&quot;; [.F12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29]=&quot;FINISHED&quot;;-1;0)+IF([.F129]=&quot;Preproc Solved, FG skipped.&quot;;1;0)+IF([.F129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0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8 / 0.69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0]=&quot;FINISHED&quot;;OR([.F130]=&quot;Preproc Solved, FG skipped.&quot;; [.F13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0]=&quot;FINISHED&quot;;-1;0)+IF([.F130]=&quot;Preproc Solved, FG skipped.&quot;;1;0)+IF([.F130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1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93 / 0.74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1]=&quot;FINISHED&quot;;OR([.F131]=&quot;Preproc Solved, FG skipped.&quot;; [.F13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1]=&quot;FINISHED&quot;;-1;0)+IF([.F131]=&quot;Preproc Solved, FG skipped.&quot;;1;0)+IF([.F131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2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8 / 0.64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2]=&quot;FINISHED&quot;;OR([.F132]=&quot;Preproc Solved, FG skipped.&quot;; [.F13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2]=&quot;FINISHED&quot;;-1;0)+IF([.F132]=&quot;Preproc Solved, FG skipped.&quot;;1;0)+IF([.F13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3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6 / 0.67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3]=&quot;FINISHED&quot;;OR([.F133]=&quot;Preproc Solved, FG skipped.&quot;; [.F13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3]=&quot;FINISHED&quot;;-1;0)+IF([.F133]=&quot;Preproc Solved, FG skipped.&quot;;1;0)+IF([.F13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4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92 / 0.73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4]=&quot;FINISHED&quot;;OR([.F134]=&quot;Preproc Solved, FG skipped.&quot;; [.F13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4]=&quot;FINISHED&quot;;-1;0)+IF([.F134]=&quot;Preproc Solved, FG skipped.&quot;;1;0)+IF([.F13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5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93 / 0.74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5]=&quot;FINISHED&quot;;OR([.F135]=&quot;Preproc Solved, FG skipped.&quot;; [.F13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5]=&quot;FINISHED&quot;;-1;0)+IF([.F135]=&quot;Preproc Solved, FG skipped.&quot;;1;0)+IF([.F13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6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8 / 0.68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6]=&quot;FINISHED&quot;;OR([.F136]=&quot;Preproc Solved, FG skipped.&quot;; [.F1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36]=&quot;FINISHED&quot;;-1;0)+IF([.F136]=&quot;Preproc Solved, FG skipped.&quot;;1;0)+IF([.F136]=&quot;MUS finished&quot;; 1; 0)" office:value-type="float" office:value="1" calcext:value-type="float">
            <text:p>1</text:p>
          </table:table-cell>
          <table:table-cell office:value-type="string" calcext:value-type="string">
            <text:p>Disjunctive_Decomposition_bobtuint27neg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08 / 4 / 1404</text:p>
          </table:table-cell>
          <table:table-cell office:value-type="string" calcext:value-type="string">
            <text:p>1196 / 4 / 1192</text:p>
          </table:table-cell>
          <table:table-cell office:value-type="string" calcext:value-type="string">
            <text:p>4537 / 10 / 4526</text:p>
          </table:table-cell>
          <table:table-cell office:value-type="string" calcext:value-type="string">
            <text:p>0.88 / 0.69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7]=&quot;FINISHED&quot;;OR([.F137]=&quot;Preproc Solved, FG skipped.&quot;; [.F13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7]=&quot;FINISHED&quot;;-1;0)+IF([.F137]=&quot;Preproc Solved, FG skipped.&quot;;1;0)+IF([.F13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8neg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97 / 10 / 4586</text:p>
          </table:table-cell>
          <table:table-cell office:value-type="string" calcext:value-type="string">
            <text:p>0.93 / 0.74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8]=&quot;FINISHED&quot;;OR([.F138]=&quot;Preproc Solved, FG skipped.&quot;; [.F13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38]=&quot;FINISHED&quot;;-1;0)+IF([.F138]=&quot;Preproc Solved, FG skipped.&quot;;1;0)+IF([.F138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29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84 / 0.65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39]=&quot;FINISHED&quot;;OR([.F139]=&quot;Preproc Solved, FG skipped.&quot;; [.F1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39]=&quot;FINISHED&quot;;-1;0)+IF([.F139]=&quot;Preproc Solved, FG skipped.&quot;;1;0)+IF([.F139]=&quot;MUS finished&quot;; 1; 0)" office:value-type="float" office:value="-1" calcext:value-type="float">
            <text:p>-1</text:p>
          </table:table-cell>
          <table:table-cell office:value-type="string" calcext:value-type="string">
            <text:p>Disjunctive_Decomposition_bobtuint30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25 / 4 / 625</text:p>
          </table:table-cell>
          <table:table-cell office:value-type="string" calcext:value-type="string">
            <text:p>1213 / 4 / 625</text:p>
          </table:table-cell>
          <table:table-cell office:value-type="string" calcext:value-type="string">
            <text:p>4635 / 10 / 1127</text:p>
          </table:table-cell>
          <table:table-cell office:value-type="string" calcext:value-type="string">
            <text:p>3.15 / 2.1 / 0.8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5 / 11 / 10.39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40]=&quot;FINISHED&quot;;OR([.F140]=&quot;Preproc Solved, FG skipped.&quot;; [.F14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0]=&quot;FINISHED&quot;;-1;0)+IF([.F140]=&quot;Preproc Solved, FG skipped.&quot;;1;0)+IF([.F140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31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7 / 4 / 1413</text:p>
          </table:table-cell>
          <table:table-cell office:value-type="string" calcext:value-type="string">
            <text:p>1205 / 4 / 1201</text:p>
          </table:table-cell>
          <table:table-cell office:value-type="string" calcext:value-type="string">
            <text:p>4587 / 10 / 4576</text:p>
          </table:table-cell>
          <table:table-cell office:value-type="string" calcext:value-type="string">
            <text:p>1.03 / 0.83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41]=&quot;FINISHED&quot;;OR([.F141]=&quot;Preproc Solved, FG skipped.&quot;; [.F14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1]=&quot;FINISHED&quot;;-1;0)+IF([.F141]=&quot;Preproc Solved, FG skipped.&quot;;1;0)+IF([.F141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bobtuintorneg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5 / 4 / 1411</text:p>
          </table:table-cell>
          <table:table-cell office:value-type="string" calcext:value-type="string">
            <text:p>1203 / 4 / 1199</text:p>
          </table:table-cell>
          <table:table-cell office:value-type="string" calcext:value-type="string">
            <text:p>4588 / 10 / 4577</text:p>
          </table:table-cell>
          <table:table-cell office:value-type="string" calcext:value-type="string">
            <text:p>0.99 / 0.8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42]=&quot;FINISHED&quot;;OR([.F142]=&quot;Preproc Solved, FG skipped.&quot;; [.F1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42]=&quot;FINISHED&quot;;-1;0)+IF([.F142]=&quot;Preproc Solved, FG skipped.&quot;;1;0)+IF([.F14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eijkbs1512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06 / 4 / 233</text:p>
          </table:table-cell>
          <table:table-cell office:value-type="string" calcext:value-type="string">
            <text:p>548 / 4 / 233</text:p>
          </table:table-cell>
          <table:table-cell office:value-type="string" calcext:value-type="string">
            <text:p>2274 / 10 / 351</text:p>
          </table:table-cell>
          <table:table-cell office:value-type="string" calcext:value-type="string">
            <text:p>1.24 / 0.81 / 0.3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6 / 6 / 4.86852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 iters, 0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43]=&quot;FINISHED&quot;;OR([.F143]=&quot;Preproc Solved, FG skipped.&quot;; [.F1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43]=&quot;FINISHED&quot;;-1;0)+IF([.F143]=&quot;Preproc Solved, FG skipped.&quot;;1;0)+IF([.F14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eijkbs3330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43 / 4 / 291</text:p>
          </table:table-cell>
          <table:table-cell office:value-type="string" calcext:value-type="string">
            <text:p>797 / 4 / 291</text:p>
          </table:table-cell>
          <table:table-cell office:value-type="string" calcext:value-type="string">
            <text:p>3578 / 10 / 455</text:p>
          </table:table-cell>
          <table:table-cell office:value-type="string" calcext:value-type="string">
            <text:p>1.83 / 1.21 / 0.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4 / 11 / 11.0815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1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44]=&quot;FINISHED&quot;;OR([.F144]=&quot;Preproc Solved, FG skipped.&quot;; [.F1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44]=&quot;FINISHED&quot;;-1;0)+IF([.F144]=&quot;Preproc Solved, FG skipped.&quot;;1;0)+IF([.F14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eijkbs4863_all_bit_differing_from_cycl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93 / 4 / 513</text:p>
          </table:table-cell>
          <table:table-cell office:value-type="string" calcext:value-type="string">
            <text:p>1537 / 4 / 513</text:p>
          </table:table-cell>
          <table:table-cell office:value-type="string" calcext:value-type="string">
            <text:p>6452 / 10 / 493</text:p>
          </table:table-cell>
          <table:table-cell office:value-type="string" calcext:value-type="string">
            <text:p>2.34 / 1.54 / 0.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62 / 16 / 24.263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 iters, 2.6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45]=&quot;FINISHED&quot;;OR([.F145]=&quot;Preproc Solved, FG skipped.&quot;; [.F14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5]=&quot;FINISHED&quot;;-1;0)+IF([.F145]=&quot;Preproc Solved, FG skipped.&quot;;1;0)+IF([.F14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kenflashp01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04 / 4 / 300</text:p>
          </table:table-cell>
          <table:table-cell office:value-type="string" calcext:value-type="string">
            <text:p>247 / 4 / 243</text:p>
          </table:table-cell>
          <table:table-cell office:value-type="string" calcext:value-type="string">
            <text:p>925 / 10 / 914</text:p>
          </table:table-cell>
          <table:table-cell office:value-type="string" calcext:value-type="string">
            <text:p>0.21 / 0.15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46]=&quot;FINISHED&quot;;OR([.F146]=&quot;Preproc Solved, FG skipped.&quot;; [.F14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6]=&quot;FINISHED&quot;;-1;0)+IF([.F146]=&quot;Preproc Solved, FG skipped.&quot;;1;0)+IF([.F146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kenflashp02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84 / 4 / 280</text:p>
          </table:table-cell>
          <table:table-cell office:value-type="string" calcext:value-type="string">
            <text:p>249 / 4 / 245</text:p>
          </table:table-cell>
          <table:table-cell office:value-type="string" calcext:value-type="string">
            <text:p>1007 / 10 / 996</text:p>
          </table:table-cell>
          <table:table-cell office:value-type="string" calcext:value-type="string">
            <text:p>0.23 / 0.17 / 0.0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47]=&quot;FINISHED&quot;;OR([.F147]=&quot;Preproc Solved, FG skipped.&quot;; [.F14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7]=&quot;FINISHED&quot;;-1;0)+IF([.F147]=&quot;Preproc Solved, FG skipped.&quot;;1;0)+IF([.F14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kenflashp04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3 / 4 / 339</text:p>
          </table:table-cell>
          <table:table-cell office:value-type="string" calcext:value-type="string">
            <text:p>278 / 4 / 274</text:p>
          </table:table-cell>
          <table:table-cell office:value-type="string" calcext:value-type="string">
            <text:p>1020 / 10 / 1009</text:p>
          </table:table-cell>
          <table:table-cell office:value-type="string" calcext:value-type="string">
            <text:p>0.25 / 0.15 / 0.07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48]=&quot;FINISHED&quot;;OR([.F148]=&quot;Preproc Solved, FG skipped.&quot;; [.F14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8]=&quot;FINISHED&quot;;-1;0)+IF([.F148]=&quot;Preproc Solved, FG skipped.&quot;;1;0)+IF([.F148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kenflashp12_all_bit_differing_from_cycle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81 / 4 / 377</text:p>
          </table:table-cell>
          <table:table-cell office:value-type="string" calcext:value-type="string">
            <text:p>337 / 4 / 333</text:p>
          </table:table-cell>
          <table:table-cell office:value-type="string" calcext:value-type="string">
            <text:p>1346 / 10 / 1335</text:p>
          </table:table-cell>
          <table:table-cell office:value-type="string" calcext:value-type="string">
            <text:p>0.27 / 0.17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49]=&quot;FINISHED&quot;;OR([.F149]=&quot;Preproc Solved, FG skipped.&quot;; [.F14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49]=&quot;FINISHED&quot;;-1;0)+IF([.F149]=&quot;Preproc Solved, FG skipped.&quot;;1;0)+IF([.F149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kenoopp1_all_bit_differing_from_cycle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32 / 4 / 228</text:p>
          </table:table-cell>
          <table:table-cell office:value-type="string" calcext:value-type="string">
            <text:p>181 / 4 / 177</text:p>
          </table:table-cell>
          <table:table-cell office:value-type="string" calcext:value-type="string">
            <text:p>681 / 10 / 670</text:p>
          </table:table-cell>
          <table:table-cell office:value-type="string" calcext:value-type="string">
            <text:p>0.2 / 0.14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50]=&quot;FINISHED&quot;;OR([.F150]=&quot;Preproc Solved, FG skipped.&quot;; [.F15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0]=&quot;FINISHED&quot;;-1;0)+IF([.F150]=&quot;Preproc Solved, FG skipped.&quot;;1;0)+IF([.F150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neclaftp2001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5406 / 4 / 4481</text:p>
          </table:table-cell>
          <table:table-cell office:value-type="string" calcext:value-type="string">
            <text:p>10540 / 4 / 4481</text:p>
          </table:table-cell>
          <table:table-cell office:value-type="string" calcext:value-type="string">
            <text:p>48809 / 10 / 6230</text:p>
          </table:table-cell>
          <table:table-cell office:value-type="string" calcext:value-type="string">
            <text:p>9.32 / 5.82 / 1.3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5.9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151]=&quot;FINISHED&quot;;OR([.F151]=&quot;Preproc Solved, FG skipped.&quot;; [.F15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1]=&quot;FINISHED&quot;;-1;0)+IF([.F151]=&quot;Preproc Solved, FG skipped.&quot;;1;0)+IF([.F151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neclaftp2002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007 / 4 / 3361</text:p>
          </table:table-cell>
          <table:table-cell office:value-type="string" calcext:value-type="string">
            <text:p>7734 / 4 / 3361</text:p>
          </table:table-cell>
          <table:table-cell office:value-type="string" calcext:value-type="string">
            <text:p>34731 / 10 / 4872</text:p>
          </table:table-cell>
          <table:table-cell office:value-type="string" calcext:value-type="string">
            <text:p>10.28 / 4.74 / 4.4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3.21 sec</text:p>
          </table:table-cell>
          <table:table-cell office:value-type="string" calcext:value-type="string">
            <text:p>432 / 115 / 690.045</text:p>
          </table:table-cell>
          <table:table-cell office:value-type="string" calcext:value-type="string">
            <text:p>1.65 sec</text:p>
          </table:table-cell>
          <table:table-cell office:value-type="string" calcext:value-type="string">
            <text:p>6 iters, 50.3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52]=&quot;FINISHED&quot;;OR([.F152]=&quot;Preproc Solved, FG skipped.&quot;; [.F1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2]=&quot;FINISHED&quot;;-1;0)+IF([.F152]=&quot;Preproc Solved, FG skipped.&quot;;1;0)+IF([.F152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neclaftp3001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2721 / 4 / 4078</text:p>
          </table:table-cell>
          <table:table-cell office:value-type="string" calcext:value-type="string">
            <text:p>9895 / 4 / 4078</text:p>
          </table:table-cell>
          <table:table-cell office:value-type="string" calcext:value-type="string">
            <text:p>44532 / 10 / 4924</text:p>
          </table:table-cell>
          <table:table-cell office:value-type="string" calcext:value-type="string">
            <text:p>15.25 / 7.54 / 5.7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5.5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153]=&quot;FINISHED&quot;;OR([.F153]=&quot;Preproc Solved, FG skipped.&quot;; [.F1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3]=&quot;FINISHED&quot;;-1;0)+IF([.F153]=&quot;Preproc Solved, FG skipped.&quot;;1;0)+IF([.F153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neclaftp4001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880 / 4 / 1047</text:p>
          </table:table-cell>
          <table:table-cell office:value-type="string" calcext:value-type="string">
            <text:p>2786 / 4 / 1047</text:p>
          </table:table-cell>
          <table:table-cell office:value-type="string" calcext:value-type="string">
            <text:p>12918 / 10 / 1498</text:p>
          </table:table-cell>
          <table:table-cell office:value-type="string" calcext:value-type="string">
            <text:p>6.61 / 3.86 / 2.2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48 sec</text:p>
          </table:table-cell>
          <table:table-cell office:value-type="string" calcext:value-type="string">
            <text:p>177 / 36 / 101.024</text:p>
          </table:table-cell>
          <table:table-cell office:value-type="string" calcext:value-type="string">
            <text:p>0.42 sec</text:p>
          </table:table-cell>
          <table:table-cell office:value-type="string" calcext:value-type="string">
            <text:p>5 iters, 10.53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152.02 / 17.24 / 12918 / 0</text:p>
          </table:table-cell>
          <table:table-cell office:value-type="float" office:value="900" calcext:value-type="float">
            <text:p>900</text:p>
          </table:table-cell>
          <table:table-cell table:formula="of:=AND([.C154]=&quot;FINISHED&quot;;OR([.F154]=&quot;Preproc Solved, FG skipped.&quot;; [.F1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4]=&quot;FINISHED&quot;;-1;0)+IF([.F154]=&quot;Preproc Solved, FG skipped.&quot;;1;0)+IF([.F154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neclaftp4002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876 / 4 / 1048</text:p>
          </table:table-cell>
          <table:table-cell office:value-type="string" calcext:value-type="string">
            <text:p>2782 / 4 / 1048</text:p>
          </table:table-cell>
          <table:table-cell office:value-type="string" calcext:value-type="string">
            <text:p>12922 / 10 / 1480</text:p>
          </table:table-cell>
          <table:table-cell office:value-type="string" calcext:value-type="string">
            <text:p>6.69 / 4.0 / 2.1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 sec</text:p>
          </table:table-cell>
          <table:table-cell office:value-type="string" calcext:value-type="string">
            <text:p>171 / 37 / 104.822</text:p>
          </table:table-cell>
          <table:table-cell office:value-type="string" calcext:value-type="string">
            <text:p>1.32 sec</text:p>
          </table:table-cell>
          <table:table-cell office:value-type="string" calcext:value-type="string">
            <text:p>5 iters, 8.4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55]=&quot;FINISHED&quot;;OR([.F155]=&quot;Preproc Solved, FG skipped.&quot;; [.F1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5]=&quot;FINISHED&quot;;-1;0)+IF([.F155]=&quot;Preproc Solved, FG skipped.&quot;;1;0)+IF([.F155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pdtpmsgigamax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0 / 4 / 179</text:p>
          </table:table-cell>
          <table:table-cell office:value-type="string" calcext:value-type="string">
            <text:p>437 / 4 / 179</text:p>
          </table:table-cell>
          <table:table-cell office:value-type="string" calcext:value-type="string">
            <text:p>1851 / 10 / 286</text:p>
          </table:table-cell>
          <table:table-cell office:value-type="string" calcext:value-type="string">
            <text:p>1.15 / 0.78 / 0.2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9 / 6 / 2.7028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8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56]=&quot;FINISHED&quot;;OR([.F156]=&quot;Preproc Solved, FG skipped.&quot;; [.F1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6]=&quot;FINISHED&quot;;-1;0)+IF([.F156]=&quot;Preproc Solved, FG skipped.&quot;;1;0)+IF([.F156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pdtpmsmiim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54 / 4 / 239</text:p>
          </table:table-cell>
          <table:table-cell office:value-type="string" calcext:value-type="string">
            <text:p>545 / 4 / 239</text:p>
          </table:table-cell>
          <table:table-cell office:value-type="string" calcext:value-type="string">
            <text:p>2350 / 10 / 394</text:p>
          </table:table-cell>
          <table:table-cell office:value-type="string" calcext:value-type="string">
            <text:p>1.74 / 1.13 / 0.5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7 / 4.817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0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57]=&quot;FINISHED&quot;;OR([.F157]=&quot;Preproc Solved, FG skipped.&quot;; [.F15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7]=&quot;FINISHED&quot;;-1;0)+IF([.F157]=&quot;Preproc Solved, FG skipped.&quot;;1;0)+IF([.F157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pdtpmsns3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42 / 4 / 498</text:p>
          </table:table-cell>
          <table:table-cell office:value-type="string" calcext:value-type="string">
            <text:p>1280 / 4 / 498</text:p>
          </table:table-cell>
          <table:table-cell office:value-type="string" calcext:value-type="string">
            <text:p>5884 / 10 / 726</text:p>
          </table:table-cell>
          <table:table-cell office:value-type="string" calcext:value-type="string">
            <text:p>5.02 / 3.55 / 1.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77 / 17 / 27.4188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4 iters, 7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58]=&quot;FINISHED&quot;;OR([.F158]=&quot;Preproc Solved, FG skipped.&quot;; [.F15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8]=&quot;FINISHED&quot;;-1;0)+IF([.F158]=&quot;Preproc Solved, FG skipped.&quot;;1;0)+IF([.F158]=&quot;MUS finished&quot;; 1; 0)" office:value-type="float" office:value="1" calcext:value-type="float">
            <text:p>1</text:p>
          </table:table-cell>
          <table:table-cell office:value-type="string" calcext:value-type="string">
            <text:p>Disjunctive_Decomposition_pdtpmsrotate32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91 / 4 / 587</text:p>
          </table:table-cell>
          <table:table-cell office:value-type="string" calcext:value-type="string">
            <text:p>461 / 4 / 457</text:p>
          </table:table-cell>
          <table:table-cell office:value-type="string" calcext:value-type="string">
            <text:p>1893 / 10 / 1882</text:p>
          </table:table-cell>
          <table:table-cell office:value-type="string" calcext:value-type="string">
            <text:p>0.57 / 0.46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59]=&quot;FINISHED&quot;;OR([.F159]=&quot;Preproc Solved, FG skipped.&quot;; [.F1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59]=&quot;FINISHED&quot;;-1;0)+IF([.F159]=&quot;Preproc Solved, FG skipped.&quot;;1;0)+IF([.F159]=&quot;MUS finished&quot;; 1; 0)" office:value-type="float" office:value="0" calcext:value-type="float">
            <text:p>0</text:p>
          </table:table-cell>
          <table:table-cell office:value-type="string" calcext:value-type="string">
            <text:p>Disjunctive_Decomposition_pdtpmssfeistel_all_bit_differing_from_cycle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38 / 4 / 934</text:p>
          </table:table-cell>
          <table:table-cell office:value-type="string" calcext:value-type="string">
            <text:p>2383 / 4 / 934</text:p>
          </table:table-cell>
          <table:table-cell office:value-type="string" calcext:value-type="string">
            <text:p>11074 / 9 / 1322</text:p>
          </table:table-cell>
          <table:table-cell office:value-type="string" calcext:value-type="string">
            <text:p>4.28 / 2.73 / 1.1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147 / 29 / 80.6783</text:p>
          </table:table-cell>
          <table:table-cell office:value-type="string" calcext:value-type="string">
            <text:p>1.14 sec</text:p>
          </table:table-cell>
          <table:table-cell office:value-type="string" calcext:value-type="string">
            <text:p>4 iters, 8.4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60]=&quot;FINISHED&quot;;OR([.F160]=&quot;Preproc Solved, FG skipped.&quot;; [.F1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0]=&quot;FINISHED&quot;;-1;0)+IF([.F160]=&quot;Preproc Solved, FG skipped.&quot;;1;0)+IF([.F160]=&quot;MUS finished&quot;; 1; 0)" office:value-type="float" office:value="1" calcext:value-type="float">
            <text:p>1</text:p>
          </table:table-cell>
          <table:table-cell office:value-type="string" calcext:value-type="string">
            <text:p>Factorization_factorization10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150 / 17 / 65</text:p>
          </table:table-cell>
          <table:table-cell office:value-type="string" calcext:value-type="string">
            <text:p>140 / 17 / 65</text:p>
          </table:table-cell>
          <table:table-cell office:value-type="string" calcext:value-type="string">
            <text:p>485 / 57 / 103</text:p>
          </table:table-cell>
          <table:table-cell office:value-type="string" calcext:value-type="string">
            <text:p>0.44 / 0.25 / 0.1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2 / 2 / 0.172674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5 iters, 0.04 sec, NonTrivial</text:p>
          </table:table-cell>
          <table:table-cell office:value-type="string" calcext:value-type="string">
            <text:p>MUS Finished after 785 rounds</text:p>
          </table:table-cell>
          <table:table-cell office:value-type="string" calcext:value-type="string">
            <text:p>536.83 / 15.75 / 485 / 482040</text:p>
          </table:table-cell>
          <table:table-cell office:value-type="float" office:value="553.74" calcext:value-type="float">
            <text:p>553.74</text:p>
          </table:table-cell>
          <table:table-cell table:formula="of:=AND([.C161]=&quot;FINISHED&quot;;OR([.F161]=&quot;Preproc Solved, FG skipped.&quot;; [.F16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1]=&quot;FINISHED&quot;;-1;0)+IF([.F161]=&quot;Preproc Solved, FG skipped.&quot;;1;0)+IF([.F161]=&quot;MUS finished&quot;; 1; 0)" office:value-type="float" office:value="0" calcext:value-type="float">
            <text:p>0</text:p>
          </table:table-cell>
          <table:table-cell office:value-type="string" calcext:value-type="string">
            <text:p>Factorization_factorization1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8 / 21 / 97</text:p>
          </table:table-cell>
          <table:table-cell office:value-type="string" calcext:value-type="string">
            <text:p>206 / 21 / 97</text:p>
          </table:table-cell>
          <table:table-cell office:value-type="string" calcext:value-type="string">
            <text:p>714 / 68 / 147</text:p>
          </table:table-cell>
          <table:table-cell office:value-type="string" calcext:value-type="string">
            <text:p>0.43 / 0.25 / 0.1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3 / 2 / 0.354775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7 sec, ONE</text:p>
          </table:table-cell>
          <table:table-cell office:value-type="string" calcext:value-type="string">
            <text:p>MUS TimedOut after 381 rounds</text:p>
          </table:table-cell>
          <table:table-cell office:value-type="string" calcext:value-type="string">
            <text:p>875.95 / 19.8 / 714 / 657984</text:p>
          </table:table-cell>
          <table:table-cell office:value-type="float" office:value="900" calcext:value-type="float">
            <text:p>900</text:p>
          </table:table-cell>
          <table:table-cell table:formula="of:=AND([.C162]=&quot;FINISHED&quot;;OR([.F162]=&quot;Preproc Solved, FG skipped.&quot;; [.F16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2]=&quot;FINISHED&quot;;-1;0)+IF([.F162]=&quot;Preproc Solved, FG skipped.&quot;;1;0)+IF([.F162]=&quot;MUS finished&quot;; 1; 0)" office:value-type="float" office:value="0" calcext:value-type="float">
            <text:p>0</text:p>
          </table:table-cell>
          <table:table-cell office:value-type="string" calcext:value-type="string">
            <text:p>Factorization_factorization1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4 / 21 / 135</text:p>
          </table:table-cell>
          <table:table-cell office:value-type="string" calcext:value-type="string">
            <text:p>280 / 21 / 135</text:p>
          </table:table-cell>
          <table:table-cell office:value-type="string" calcext:value-type="string">
            <text:p>978 / 72 / 197</text:p>
          </table:table-cell>
          <table:table-cell office:value-type="string" calcext:value-type="string">
            <text:p>0.45 / 0.3 / 0.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/ 3 / 0.808825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5 iters, 23.71 sec, ONE</text:p>
          </table:table-cell>
          <table:table-cell office:value-type="string" calcext:value-type="string">
            <text:p>MUS TimedOut after 111 rounds</text:p>
          </table:table-cell>
          <table:table-cell office:value-type="string" calcext:value-type="string">
            <text:p>849.43 / 19.03 / 978 / 689040</text:p>
          </table:table-cell>
          <table:table-cell office:value-type="float" office:value="900" calcext:value-type="float">
            <text:p>900</text:p>
          </table:table-cell>
          <table:table-cell table:formula="of:=AND([.C163]=&quot;FINISHED&quot;;OR([.F163]=&quot;Preproc Solved, FG skipped.&quot;; [.F16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3]=&quot;FINISHED&quot;;-1;0)+IF([.F163]=&quot;Preproc Solved, FG skipped.&quot;;1;0)+IF([.F163]=&quot;MUS finished&quot;; 1; 0)" office:value-type="float" office:value="0" calcext:value-type="float">
            <text:p>0</text:p>
          </table:table-cell>
          <table:table-cell office:value-type="string" calcext:value-type="string">
            <text:p>Factorization_factorization16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89 / 27 / 180</text:p>
          </table:table-cell>
          <table:table-cell office:value-type="string" calcext:value-type="string">
            <text:p>373 / 27 / 180</text:p>
          </table:table-cell>
          <table:table-cell office:value-type="string" calcext:value-type="string">
            <text:p>1295 / 88 / 252</text:p>
          </table:table-cell>
          <table:table-cell office:value-type="string" calcext:value-type="string">
            <text:p>0.61 / 0.38 / 0.1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 / 3 / 0.984397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111.56 sec, ONE</text:p>
          </table:table-cell>
          <table:table-cell office:value-type="string" calcext:value-type="string">
            <text:p>MUS TimedOut after 31 rounds</text:p>
          </table:table-cell>
          <table:table-cell office:value-type="string" calcext:value-type="string">
            <text:p>757.06 / 15.74 / 1295 / 679104</text:p>
          </table:table-cell>
          <table:table-cell office:value-type="float" office:value="900" calcext:value-type="float">
            <text:p>900</text:p>
          </table:table-cell>
          <table:table-cell table:formula="of:=AND([.C164]=&quot;FINISHED&quot;;OR([.F164]=&quot;Preproc Solved, FG skipped.&quot;; [.F16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4]=&quot;FINISHED&quot;;-1;0)+IF([.F164]=&quot;Preproc Solved, FG skipped.&quot;;1;0)+IF([.F164]=&quot;MUS finished&quot;; 1; 0)" office:value-type="float" office:value="1" calcext:value-type="float">
            <text:p>1</text:p>
          </table:table-cell>
          <table:table-cell office:value-type="string" calcext:value-type="string">
            <text:p>Factorization_factorization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94 / 15 / 39</text:p>
          </table:table-cell>
          <table:table-cell office:value-type="string" calcext:value-type="string">
            <text:p>86 / 15 / 39</text:p>
          </table:table-cell>
          <table:table-cell office:value-type="string" calcext:value-type="string">
            <text:p>298 / 50 / 68</text:p>
          </table:table-cell>
          <table:table-cell office:value-type="string" calcext:value-type="string">
            <text:p>0.3 / 0.18 / 0.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064982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NonTrivial</text:p>
          </table:table-cell>
          <table:table-cell office:value-type="string" calcext:value-type="string">
            <text:p>MUS Finished after 108 rounds</text:p>
          </table:table-cell>
          <table:table-cell office:value-type="string" calcext:value-type="string">
            <text:p>13.28 / 0.67 / 298 / 20943</text:p>
          </table:table-cell>
          <table:table-cell office:value-type="float" office:value="14.15" calcext:value-type="float">
            <text:p>14.15</text:p>
          </table:table-cell>
          <table:table-cell table:formula="of:=AND([.C165]=&quot;FINISHED&quot;;OR([.F165]=&quot;Preproc Solved, FG skipped.&quot;; [.F1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5]=&quot;FINISHED&quot;;-1;0)+IF([.F165]=&quot;Preproc Solved, FG skipped.&quot;;1;0)+IF([.F1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6s289rb05233_c0to63.sat</text:p>
          </table:table-cell>
          <table:table-cell office:value-type="string" calcext:value-type="string">
            <text:p>FAILED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18792 / 1 / 140591</text:p>
          </table:table-cell>
          <table:table-cell office:value-type="string" calcext:value-type="string">
            <text:p>208116 / 1 / 140591</text:p>
          </table:table-cell>
          <table:table-cell office:value-type="string" calcext:value-type="string">
            <text:p>611497 / 3 / 250510</text:p>
          </table:table-cell>
          <table:table-cell office:value-type="string" calcext:value-type="string">
            <text:p>274.79 / 120.74 / 68.43</text:p>
          </table:table-cell>
          <table:table-cell office:value-type="string" calcext:value-type="string">
            <text:p>PreProc-ed 13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166]=&quot;FINISHED&quot;;OR([.F166]=&quot;Preproc Solved, FG skipped.&quot;; [.F1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6]=&quot;FINISHED&quot;;-1;0)+IF([.F166]=&quot;Preproc Solved, FG skipped.&quot;;1;0)+IF([.F1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ctivityServic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15 / 4.25 / 1.3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2 sec</text:p>
          </table:table-cell>
          <table:table-cell office:value-type="string" calcext:value-type="string">
            <text:p>55 / 18 / 35.5585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67]=&quot;FINISHED&quot;;OR([.F167]=&quot;Preproc Solved, FG skipped.&quot;; [.F1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7]=&quot;FINISHED&quot;;-1;0)+IF([.F167]=&quot;Preproc Solved, FG skipped.&quot;;1;0)+IF([.F167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add20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16 / 1 / 615</text:p>
          </table:table-cell>
          <table:table-cell office:value-type="string" calcext:value-type="string">
            <text:p>573 / 1 / 572</text:p>
          </table:table-cell>
          <table:table-cell office:value-type="string" calcext:value-type="string">
            <text:p>1651 / 3 / 1647</text:p>
          </table:table-cell>
          <table:table-cell office:value-type="string" calcext:value-type="string">
            <text:p>1.14 / 0.75 / 0.35</text:p>
          </table:table-cell>
          <table:table-cell office:value-type="string" calcext:value-type="string">
            <text:p>PreProc-ed 7 rounds</text:p>
          </table:table-cell>
          <table:table-cell table:number-columns-repeated="7"/>
          <table:table-cell table:formula="of:=AND([.C168]=&quot;FINISHED&quot;;OR([.F168]=&quot;Preproc Solved, FG skipped.&quot;; [.F1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8]=&quot;FINISHED&quot;;-1;0)+IF([.F168]=&quot;Preproc Solved, FG skipped.&quot;;1;0)+IF([.F16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mba2c7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381 / 1 / 776</text:p>
          </table:table-cell>
          <table:table-cell office:value-type="string" calcext:value-type="string">
            <text:p>1345 / 1 / 776</text:p>
          </table:table-cell>
          <table:table-cell office:value-type="string" calcext:value-type="string">
            <text:p>6475 / 3 / 1941</text:p>
          </table:table-cell>
          <table:table-cell office:value-type="string" calcext:value-type="string">
            <text:p>1.89 / 1.15 / 0.5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22 / 9 / 27.4514</text:p>
          </table:table-cell>
          <table:table-cell office:value-type="string" calcext:value-type="string">
            <text:p>0.03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169]=&quot;FINISHED&quot;;OR([.F169]=&quot;Preproc Solved, FG skipped.&quot;; [.F1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69]=&quot;FINISHED&quot;;-1;0)+IF([.F169]=&quot;Preproc Solved, FG skipped.&quot;;1;0)+IF([.F16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mba3b5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627 / 1 / 482</text:p>
          </table:table-cell>
          <table:table-cell office:value-type="string" calcext:value-type="string">
            <text:p>1581 / 1 / 482</text:p>
          </table:table-cell>
          <table:table-cell office:value-type="string" calcext:value-type="string">
            <text:p>10913 / 3 / 1133</text:p>
          </table:table-cell>
          <table:table-cell office:value-type="string" calcext:value-type="string">
            <text:p>2.25 / 1.33 / 0.6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8 / 16 / 148.142</text:p>
          </table:table-cell>
          <table:table-cell office:value-type="string" calcext:value-type="string">
            <text:p>0.08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170]=&quot;FINISHED&quot;;OR([.F170]=&quot;Preproc Solved, FG skipped.&quot;; [.F1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0]=&quot;FINISHED&quot;;-1;0)+IF([.F170]=&quot;Preproc Solved, FG skipped.&quot;;1;0)+IF([.F17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mba4c7n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914 / 1 / 1116</text:p>
          </table:table-cell>
          <table:table-cell office:value-type="string" calcext:value-type="string">
            <text:p>2864 / 1 / 1116</text:p>
          </table:table-cell>
          <table:table-cell office:value-type="string" calcext:value-type="string">
            <text:p>19573 / 3 / 2769</text:p>
          </table:table-cell>
          <table:table-cell office:value-type="string" calcext:value-type="string">
            <text:p>9.37 / 5.64 / 2.6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77 sec</text:p>
          </table:table-cell>
          <table:table-cell office:value-type="string" calcext:value-type="string">
            <text:p>78 / 22 / 489.937</text:p>
          </table:table-cell>
          <table:table-cell office:value-type="string" calcext:value-type="string">
            <text:p>0.13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171]=&quot;FINISHED&quot;;OR([.F171]=&quot;Preproc Solved, FG skipped.&quot;; [.F1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1]=&quot;FINISHED&quot;;-1;0)+IF([.F171]=&quot;Preproc Solved, FG skipped.&quot;;1;0)+IF([.F17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mba5b5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120 / 1 / 1221</text:p>
          </table:table-cell>
          <table:table-cell office:value-type="string" calcext:value-type="string">
            <text:p>3059 / 1 / 1221</text:p>
          </table:table-cell>
          <table:table-cell office:value-type="string" calcext:value-type="string">
            <text:p>20621 / 3 / 2881</text:p>
          </table:table-cell>
          <table:table-cell office:value-type="string" calcext:value-type="string">
            <text:p>7.72 / 5.0 / 1.9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82 sec</text:p>
          </table:table-cell>
          <table:table-cell office:value-type="string" calcext:value-type="string">
            <text:p>87 / 25 / 539.378</text:p>
          </table:table-cell>
          <table:table-cell office:value-type="string" calcext:value-type="string">
            <text:p>0.15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172]=&quot;FINISHED&quot;;OR([.F172]=&quot;Preproc Solved, FG skipped.&quot;; [.F1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2]=&quot;FINISHED&quot;;-1;0)+IF([.F172]=&quot;Preproc Solved, FG skipped.&quot;;1;0)+IF([.F17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R-fixpoint-10</text:p>
          </table:table-cell>
          <table:table-cell office:value-type="string" calcext:value-type="string">
            <text:p>TIMED OUT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72792 / 19 / 0</text:p>
          </table:table-cell>
          <table:table-cell office:value-type="string" calcext:value-type="string">
            <text:p>717770 / 19 / 0</text:p>
          </table:table-cell>
          <table:table-cell office:value-type="string" calcext:value-type="string">
            <text:p>2493101 / 57 / 0</text:p>
          </table:table-cell>
          <table:table-cell office:value-type="string" calcext:value-type="string">
            <text:p>143.72 / 46.58 / 0.0</text:p>
          </table:table-cell>
          <table:table-cell office:value-type="string" calcext:value-type="string">
            <text:p>Kissat Timeout after 0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173]=&quot;FINISHED&quot;;OR([.F173]=&quot;Preproc Solved, FG skipped.&quot;; [.F1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3]=&quot;FINISHED&quot;;-1;0)+IF([.F173]=&quot;Preproc Solved, FG skipped.&quot;;1;0)+IF([.F17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R-fixpoint-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32560 / 3 / 64614</text:p>
          </table:table-cell>
          <table:table-cell office:value-type="string" calcext:value-type="string">
            <text:p>117554 / 3 / 64614</text:p>
          </table:table-cell>
          <table:table-cell office:value-type="string" calcext:value-type="string">
            <text:p>412621 / 9 / 106123</text:p>
          </table:table-cell>
          <table:table-cell office:value-type="string" calcext:value-type="string">
            <text:p>123.85 / 47.29 / 40.3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593.3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174]=&quot;FINISHED&quot;;OR([.F174]=&quot;Preproc Solved, FG skipped.&quot;; [.F1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4]=&quot;FINISHED&quot;;-1;0)+IF([.F174]=&quot;Preproc Solved, FG skipped.&quot;;1;0)+IF([.F1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R-fixpoint-4</text:p>
          </table:table-cell>
          <table:table-cell office:value-type="string" calcext:value-type="string">
            <text:p>TIMED OUT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ctorGraph parsed</text:p>
          </table:table-cell>
          <table:table-cell office:value-type="string" calcext:value-type="string">
            <text:p>292618 / 10 / 128157</text:p>
          </table:table-cell>
          <table:table-cell office:value-type="string" calcext:value-type="string">
            <text:p>267608 / 10 / 128157</text:p>
          </table:table-cell>
          <table:table-cell office:value-type="string" calcext:value-type="string">
            <text:p>932741 / 24 / 204839</text:p>
          </table:table-cell>
          <table:table-cell office:value-type="string" calcext:value-type="string">
            <text:p>316.56 / 123.18 / 94.52</text:p>
          </table:table-cell>
          <table:table-cell office:value-type="string" calcext:value-type="string">
            <text:p>PreProc-ed 7 rounds</text:p>
          </table:table-cell>
          <table:table-cell table:number-columns-repeated="7"/>
          <table:table-cell table:formula="of:=AND([.C175]=&quot;FINISHED&quot;;OR([.F175]=&quot;Preproc Solved, FG skipped.&quot;; [.F1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5]=&quot;FINISHED&quot;;-1;0)+IF([.F175]=&quot;Preproc Solved, FG skipped.&quot;;1;0)+IF([.F1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R-fixpoint-6</text:p>
          </table:table-cell>
          <table:table-cell office:value-type="string" calcext:value-type="string">
            <text:p>TIMED OU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452676 / 11 / 0</text:p>
          </table:table-cell>
          <table:table-cell office:value-type="string" calcext:value-type="string">
            <text:p>417662 / 11 / 0</text:p>
          </table:table-cell>
          <table:table-cell office:value-type="string" calcext:value-type="string">
            <text:p>1452861 / 33 / 0</text:p>
          </table:table-cell>
          <table:table-cell office:value-type="string" calcext:value-type="string">
            <text:p>107.62 / 26.72 / 0.0</text:p>
          </table:table-cell>
          <table:table-cell office:value-type="string" calcext:value-type="string">
            <text:p>Kissat Timeout after 0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176]=&quot;FINISHED&quot;;OR([.F176]=&quot;Preproc Solved, FG skipped.&quot;; [.F1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6]=&quot;FINISHED&quot;;-1;0)+IF([.F176]=&quot;Preproc Solved, FG skipped.&quot;;1;0)+IF([.F1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R-fixpoint-8</text:p>
          </table:table-cell>
          <table:table-cell office:value-type="string" calcext:value-type="string">
            <text:p>TIMED OUT</text:p>
          </table:table-cell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612734 / 15 / 0</text:p>
          </table:table-cell>
          <table:table-cell office:value-type="string" calcext:value-type="string">
            <text:p>567716 / 15 / 0</text:p>
          </table:table-cell>
          <table:table-cell office:value-type="string" calcext:value-type="string">
            <text:p>1972981 / 45 / 0</text:p>
          </table:table-cell>
          <table:table-cell office:value-type="string" calcext:value-type="string">
            <text:p>123.53 / 36.13 / 0.0</text:p>
          </table:table-cell>
          <table:table-cell office:value-type="string" calcext:value-type="string">
            <text:p>Kissat Timeout after 0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177]=&quot;FINISHED&quot;;OR([.F177]=&quot;Preproc Solved, FG skipped.&quot;; [.F1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7]=&quot;FINISHED&quot;;-1;0)+IF([.F177]=&quot;Preproc Solved, FG skipped.&quot;;1;0)+IF([.F1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axquery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8 / 17 / 334</text:p>
          </table:table-cell>
          <table:table-cell office:value-type="string" calcext:value-type="string">
            <text:p>556 / 17 / 334</text:p>
          </table:table-cell>
          <table:table-cell office:value-type="string" calcext:value-type="string">
            <text:p>1647 / 17 / 326</text:p>
          </table:table-cell>
          <table:table-cell office:value-type="string" calcext:value-type="string">
            <text:p>0.8 / 0.55 / 0.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7 / 4 / 8.1561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63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76.47 / 0.1 / 1647 / 0</text:p>
          </table:table-cell>
          <table:table-cell office:value-type="float" office:value="900" calcext:value-type="float">
            <text:p>900</text:p>
          </table:table-cell>
          <table:table-cell table:formula="of:=AND([.C178]=&quot;FINISHED&quot;;OR([.F178]=&quot;Preproc Solved, FG skipped.&quot;; [.F1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78]=&quot;FINISHED&quot;;-1;0)+IF([.F178]=&quot;Preproc Solved, FG skipped.&quot;;1;0)+IF([.F1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beemskbn1f1_c0to7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4863 / 1 / 23110</text:p>
          </table:table-cell>
          <table:table-cell office:value-type="string" calcext:value-type="string">
            <text:p>34323 / 1 / 23110</text:p>
          </table:table-cell>
          <table:table-cell office:value-type="string" calcext:value-type="string">
            <text:p>102404 / 3 / 37749</text:p>
          </table:table-cell>
          <table:table-cell office:value-type="string" calcext:value-type="string">
            <text:p>14.21 / 7.04 / 2.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25.0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179]=&quot;FINISHED&quot;;OR([.F179]=&quot;Preproc Solved, FG skipped.&quot;; [.F17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79]=&quot;FINISHED&quot;;-1;0)+IF([.F179]=&quot;Preproc Solved, FG skipped.&quot;;1;0)+IF([.F1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bobtuint31neg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7 / 4 / 1413</text:p>
          </table:table-cell>
          <table:table-cell office:value-type="string" calcext:value-type="string">
            <text:p>1205 / 4 / 1201</text:p>
          </table:table-cell>
          <table:table-cell office:value-type="string" calcext:value-type="string">
            <text:p>4587 / 10 / 4576</text:p>
          </table:table-cell>
          <table:table-cell office:value-type="string" calcext:value-type="string">
            <text:p>0.67 / 0.5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80]=&quot;FINISHED&quot;;OR([.F180]=&quot;Preproc Solved, FG skipped.&quot;; [.F1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0]=&quot;FINISHED&quot;;-1;0)+IF([.F180]=&quot;Preproc Solved, FG skipped.&quot;;1;0)+IF([.F1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bs128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938 / 1 / 5380</text:p>
          </table:table-cell>
          <table:table-cell office:value-type="string" calcext:value-type="string">
            <text:p>6801 / 1 / 5380</text:p>
          </table:table-cell>
          <table:table-cell office:value-type="string" calcext:value-type="string">
            <text:p>20267 / 3 / 10545</text:p>
          </table:table-cell>
          <table:table-cell office:value-type="string" calcext:value-type="string">
            <text:p>5.75 / 3.1 / 1.8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47 sec</text:p>
          </table:table-cell>
          <table:table-cell office:value-type="string" calcext:value-type="string">
            <text:p>77 / 20 / 241.252</text:p>
          </table:table-cell>
          <table:table-cell office:value-type="string" calcext:value-type="string">
            <text:p>0.48 sec</text:p>
          </table:table-cell>
          <table:table-cell office:value-type="string" calcext:value-type="string">
            <text:p>4 iters, 2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1]=&quot;FINISHED&quot;;OR([.F181]=&quot;Preproc Solved, FG skipped.&quot;; [.F1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1]=&quot;FINISHED&quot;;-1;0)+IF([.F181]=&quot;Preproc Solved, FG skipped.&quot;;1;0)+IF([.F1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bs128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934 / 1 / 5373</text:p>
          </table:table-cell>
          <table:table-cell office:value-type="string" calcext:value-type="string">
            <text:p>6797 / 1 / 5373</text:p>
          </table:table-cell>
          <table:table-cell office:value-type="string" calcext:value-type="string">
            <text:p>20255 / 3 / 10518</text:p>
          </table:table-cell>
          <table:table-cell office:value-type="string" calcext:value-type="string">
            <text:p>7.04 / 3.54 / 2.7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44 sec</text:p>
          </table:table-cell>
          <table:table-cell office:value-type="string" calcext:value-type="string">
            <text:p>77 / 19 / 243.557</text:p>
          </table:table-cell>
          <table:table-cell office:value-type="string" calcext:value-type="string">
            <text:p>0.51 sec</text:p>
          </table:table-cell>
          <table:table-cell office:value-type="string" calcext:value-type="string">
            <text:p>4 iters, 2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2]=&quot;FINISHED&quot;;OR([.F182]=&quot;Preproc Solved, FG skipped.&quot;; [.F1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2]=&quot;FINISHED&quot;;-1;0)+IF([.F182]=&quot;Preproc Solved, FG skipped.&quot;;1;0)+IF([.F18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cache-coherence-2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685 / 22 / 2450</text:p>
          </table:table-cell>
          <table:table-cell office:value-type="string" calcext:value-type="string">
            <text:p>3271 / 22 / 2450</text:p>
          </table:table-cell>
          <table:table-cell office:value-type="string" calcext:value-type="string">
            <text:p>10648 / 48 / 5791</text:p>
          </table:table-cell>
          <table:table-cell office:value-type="string" calcext:value-type="string">
            <text:p>10.09 / 6.82 / 2.4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52 / 16 / 22.5928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5 iters, 4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3]=&quot;FINISHED&quot;;OR([.F183]=&quot;Preproc Solved, FG skipped.&quot;; [.F1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3]=&quot;FINISHED&quot;;-1;0)+IF([.F183]=&quot;Preproc Solved, FG skipped.&quot;;1;0)+IF([.F18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cache-coherence-2-fixpoint-5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604 / 64 / 5674</text:p>
          </table:table-cell>
          <table:table-cell office:value-type="string" calcext:value-type="string">
            <text:p>8776 / 64 / 5674</text:p>
          </table:table-cell>
          <table:table-cell office:value-type="string" calcext:value-type="string">
            <text:p>28198 / 132 / 11495</text:p>
          </table:table-cell>
          <table:table-cell office:value-type="string" calcext:value-type="string">
            <text:p>13.87 / 7.12 / 5.2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1.68 sec</text:p>
          </table:table-cell>
          <table:table-cell office:value-type="string" calcext:value-type="string">
            <text:p>169 / 50 / 179.454</text:p>
          </table:table-cell>
          <table:table-cell office:value-type="string" calcext:value-type="string">
            <text:p>0.48 sec</text:p>
          </table:table-cell>
          <table:table-cell office:value-type="string" calcext:value-type="string">
            <text:p>4 iters, 13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4]=&quot;FINISHED&quot;;OR([.F184]=&quot;Preproc Solved, FG skipped.&quot;; [.F1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4]=&quot;FINISHED&quot;;-1;0)+IF([.F184]=&quot;Preproc Solved, FG skipped.&quot;;1;0)+IF([.F184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cache-coherence-3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44 / 12 / 1569</text:p>
          </table:table-cell>
          <table:table-cell office:value-type="string" calcext:value-type="string">
            <text:p>2144 / 12 / 1569</text:p>
          </table:table-cell>
          <table:table-cell office:value-type="string" calcext:value-type="string">
            <text:p>7154 / 30 / 3589</text:p>
          </table:table-cell>
          <table:table-cell office:value-type="string" calcext:value-type="string">
            <text:p>6.82 / 4.65 / 1.74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4 / 14 / 15.6242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7.6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5]=&quot;FINISHED&quot;;OR([.F185]=&quot;Preproc Solved, FG skipped.&quot;; [.F1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5]=&quot;FINISHED&quot;;-1;0)+IF([.F185]=&quot;Preproc Solved, FG skipped.&quot;;1;0)+IF([.F18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cache-coherence-3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88 / 33 / 3109</text:p>
          </table:table-cell>
          <table:table-cell office:value-type="string" calcext:value-type="string">
            <text:p>4888 / 33 / 3109</text:p>
          </table:table-cell>
          <table:table-cell office:value-type="string" calcext:value-type="string">
            <text:p>15891 / 72 / 6250</text:p>
          </table:table-cell>
          <table:table-cell office:value-type="string" calcext:value-type="string">
            <text:p>8.04 / 5.45 / 2.0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5 sec</text:p>
          </table:table-cell>
          <table:table-cell office:value-type="string" calcext:value-type="string">
            <text:p>115 / 31 / 63.1826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4 iters, 2.2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6]=&quot;FINISHED&quot;;OR([.F186]=&quot;Preproc Solved, FG skipped.&quot;; [.F18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186]=&quot;FINISHED&quot;;-1;0)+IF([.F186]=&quot;Preproc Solved, FG skipped.&quot;;1;0)+IF([.F1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eiling25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638 / 4 / 2634</text:p>
          </table:table-cell>
          <table:table-cell office:value-type="string" calcext:value-type="string">
            <text:p>2126 / 4 / 2122</text:p>
          </table:table-cell>
          <table:table-cell office:value-type="string" calcext:value-type="string">
            <text:p>7753 / 9 / 7743</text:p>
          </table:table-cell>
          <table:table-cell office:value-type="string" calcext:value-type="string">
            <text:p>1.32 / 1.02 / 0.2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187]=&quot;FINISHED&quot;;OR([.F187]=&quot;Preproc Solved, FG skipped.&quot;; [.F1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7]=&quot;FINISHED&quot;;-1;0)+IF([.F187]=&quot;Preproc Solved, FG skipped.&quot;;1;0)+IF([.F1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oncreteActivityServic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37 / 10 / 3303</text:p>
          </table:table-cell>
          <table:table-cell office:value-type="string" calcext:value-type="string">
            <text:p>4766 / 10 / 3303</text:p>
          </table:table-cell>
          <table:table-cell office:value-type="string" calcext:value-type="string">
            <text:p>17641 / 2 / 8862</text:p>
          </table:table-cell>
          <table:table-cell office:value-type="string" calcext:value-type="string">
            <text:p>8.76 / 6.18 / 1.9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68 / 20 / 58.4503</text:p>
          </table:table-cell>
          <table:table-cell office:value-type="string" calcext:value-type="string">
            <text:p>0.32 sec</text:p>
          </table:table-cell>
          <table:table-cell office:value-type="string" calcext:value-type="string">
            <text:p>6 iters, 2.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8]=&quot;FINISHED&quot;;OR([.F188]=&quot;Preproc Solved, FG skipped.&quot;; [.F1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8]=&quot;FINISHED&quot;;-1;0)+IF([.F188]=&quot;Preproc Solved, FG skipped.&quot;;1;0)+IF([.F1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10.A#48.c#.w#9.s#13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077 / 1 / 6315</text:p>
          </table:table-cell>
          <table:table-cell office:value-type="string" calcext:value-type="string">
            <text:p>7967 / 1 / 6315</text:p>
          </table:table-cell>
          <table:table-cell office:value-type="string" calcext:value-type="string">
            <text:p>23758 / 3 / 13075</text:p>
          </table:table-cell>
          <table:table-cell office:value-type="string" calcext:value-type="string">
            <text:p>3.64 / 2.04 / 1.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137 / 23 / 222.18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2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89]=&quot;FINISHED&quot;;OR([.F189]=&quot;Preproc Solved, FG skipped.&quot;; [.F1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89]=&quot;FINISHED&quot;;-1;0)+IF([.F189]=&quot;Preproc Solved, FG skipped.&quot;;1;0)+IF([.F1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12.A#48.c#.w#5.s#27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639 / 1 / 3555</text:p>
          </table:table-cell>
          <table:table-cell office:value-type="string" calcext:value-type="string">
            <text:p>4527 / 1 / 3555</text:p>
          </table:table-cell>
          <table:table-cell office:value-type="string" calcext:value-type="string">
            <text:p>13438 / 3 / 7238</text:p>
          </table:table-cell>
          <table:table-cell office:value-type="string" calcext:value-type="string">
            <text:p>2.66 / 1.75 / 0.6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78 / 15 / 68.605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2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0]=&quot;FINISHED&quot;;OR([.F190]=&quot;Preproc Solved, FG skipped.&quot;; [.F1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0]=&quot;FINISHED&quot;;-1;0)+IF([.F190]=&quot;Preproc Solved, FG skipped.&quot;;1;0)+IF([.F1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16.A#48.c#.w#7.s#56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659 / 1 / 5219</text:p>
          </table:table-cell>
          <table:table-cell office:value-type="string" calcext:value-type="string">
            <text:p>6543 / 1 / 5219</text:p>
          </table:table-cell>
          <table:table-cell office:value-type="string" calcext:value-type="string">
            <text:p>19486 / 3 / 11056</text:p>
          </table:table-cell>
          <table:table-cell office:value-type="string" calcext:value-type="string">
            <text:p>2.9 / 1.66 / 0.8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110 / 19 / 120.361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4 iters, 2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1]=&quot;FINISHED&quot;;OR([.F191]=&quot;Preproc Solved, FG skipped.&quot;; [.F1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1]=&quot;FINISHED&quot;;-1;0)+IF([.F191]=&quot;Preproc Solved, FG skipped.&quot;;1;0)+IF([.F1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18.A#48.c#.w#5.s#7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85 / 1 / 3854</text:p>
          </table:table-cell>
          <table:table-cell office:value-type="string" calcext:value-type="string">
            <text:p>4767 / 1 / 3854</text:p>
          </table:table-cell>
          <table:table-cell office:value-type="string" calcext:value-type="string">
            <text:p>14158 / 3 / 8294</text:p>
          </table:table-cell>
          <table:table-cell office:value-type="string" calcext:value-type="string">
            <text:p>2.66 / 1.76 / 0.6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81 / 14 / 65.3785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7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2]=&quot;FINISHED&quot;;OR([.F192]=&quot;Preproc Solved, FG skipped.&quot;; [.F1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2]=&quot;FINISHED&quot;;-1;0)+IF([.F192]=&quot;Preproc Solved, FG skipped.&quot;;1;0)+IF([.F1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0.A#48.c#.w#3.s#3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047 / 1 / 2441</text:p>
          </table:table-cell>
          <table:table-cell office:value-type="string" calcext:value-type="string">
            <text:p>2927 / 1 / 2441</text:p>
          </table:table-cell>
          <table:table-cell office:value-type="string" calcext:value-type="string">
            <text:p>8638 / 3 / 5646</text:p>
          </table:table-cell>
          <table:table-cell office:value-type="string" calcext:value-type="string">
            <text:p>1.55 / 1.04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2 / 8 / 17.718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2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3]=&quot;FINISHED&quot;;OR([.F193]=&quot;Preproc Solved, FG skipped.&quot;; [.F1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3]=&quot;FINISHED&quot;;-1;0)+IF([.F193]=&quot;Preproc Solved, FG skipped.&quot;;1;0)+IF([.F1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2.A#48.c#.w#3.s#5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097 / 1 / 2483</text:p>
          </table:table-cell>
          <table:table-cell office:value-type="string" calcext:value-type="string">
            <text:p>2975 / 1 / 2483</text:p>
          </table:table-cell>
          <table:table-cell office:value-type="string" calcext:value-type="string">
            <text:p>8782 / 3 / 5746</text:p>
          </table:table-cell>
          <table:table-cell office:value-type="string" calcext:value-type="string">
            <text:p>1.57 / 1.05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2 / 8 / 16.695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3 iters, 2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4]=&quot;FINISHED&quot;;OR([.F194]=&quot;Preproc Solved, FG skipped.&quot;; [.F1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4]=&quot;FINISHED&quot;;-1;0)+IF([.F194]=&quot;Preproc Solved, FG skipped.&quot;;1;0)+IF([.F1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4.A#48.c#.w#7.s#50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115 / 1 / 5397</text:p>
          </table:table-cell>
          <table:table-cell office:value-type="string" calcext:value-type="string">
            <text:p>6991 / 1 / 5397</text:p>
          </table:table-cell>
          <table:table-cell office:value-type="string" calcext:value-type="string">
            <text:p>20830 / 3 / 10982</text:p>
          </table:table-cell>
          <table:table-cell office:value-type="string" calcext:value-type="string">
            <text:p>3.38 / 1.8 / 1.1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43 sec</text:p>
          </table:table-cell>
          <table:table-cell office:value-type="string" calcext:value-type="string">
            <text:p>117 / 22 / 125.449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2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5]=&quot;FINISHED&quot;;OR([.F195]=&quot;Preproc Solved, FG skipped.&quot;; [.F1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5]=&quot;FINISHED&quot;;-1;0)+IF([.F195]=&quot;Preproc Solved, FG skipped.&quot;;1;0)+IF([.F1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3.s#1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47 / 1 / 2605</text:p>
          </table:table-cell>
          <table:table-cell office:value-type="string" calcext:value-type="string">
            <text:p>3119 / 1 / 2605</text:p>
          </table:table-cell>
          <table:table-cell office:value-type="string" calcext:value-type="string">
            <text:p>9214 / 3 / 6027</text:p>
          </table:table-cell>
          <table:table-cell office:value-type="string" calcext:value-type="string">
            <text:p>1.65 / 1.11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5 / 9 / 18.558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 iters, 1.5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6]=&quot;FINISHED&quot;;OR([.F196]=&quot;Preproc Solved, FG skipped.&quot;; [.F1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6]=&quot;FINISHED&quot;;-1;0)+IF([.F196]=&quot;Preproc Solved, FG skipped.&quot;;1;0)+IF([.F19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3.s#17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47 / 1 / 2598</text:p>
          </table:table-cell>
          <table:table-cell office:value-type="string" calcext:value-type="string">
            <text:p>3119 / 1 / 2598</text:p>
          </table:table-cell>
          <table:table-cell office:value-type="string" calcext:value-type="string">
            <text:p>9214 / 3 / 6005</text:p>
          </table:table-cell>
          <table:table-cell office:value-type="string" calcext:value-type="string">
            <text:p>1.88 / 1.35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5 / 9 / 19.6415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4.7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7]=&quot;FINISHED&quot;;OR([.F197]=&quot;Preproc Solved, FG skipped.&quot;; [.F1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7]=&quot;FINISHED&quot;;-1;0)+IF([.F197]=&quot;Preproc Solved, FG skipped.&quot;;1;0)+IF([.F1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3.s#26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47 / 1 / 2603</text:p>
          </table:table-cell>
          <table:table-cell office:value-type="string" calcext:value-type="string">
            <text:p>3119 / 1 / 2603</text:p>
          </table:table-cell>
          <table:table-cell office:value-type="string" calcext:value-type="string">
            <text:p>9214 / 3 / 6022</text:p>
          </table:table-cell>
          <table:table-cell office:value-type="string" calcext:value-type="string">
            <text:p>1.66 / 1.12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4 / 9 / 18.334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2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8]=&quot;FINISHED&quot;;OR([.F198]=&quot;Preproc Solved, FG skipped.&quot;; [.F1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8]=&quot;FINISHED&quot;;-1;0)+IF([.F198]=&quot;Preproc Solved, FG skipped.&quot;;1;0)+IF([.F19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3.s#60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47 / 1 / 2608</text:p>
          </table:table-cell>
          <table:table-cell office:value-type="string" calcext:value-type="string">
            <text:p>3119 / 1 / 2608</text:p>
          </table:table-cell>
          <table:table-cell office:value-type="string" calcext:value-type="string">
            <text:p>9214 / 3 / 6040</text:p>
          </table:table-cell>
          <table:table-cell office:value-type="string" calcext:value-type="string">
            <text:p>1.65 / 1.11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4 / 9 / 20.3288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9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199]=&quot;FINISHED&quot;;OR([.F199]=&quot;Preproc Solved, FG skipped.&quot;; [.F1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199]=&quot;FINISHED&quot;;-1;0)+IF([.F199]=&quot;Preproc Solved, FG skipped.&quot;;1;0)+IF([.F19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5.s#1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95 / 1 / 4186</text:p>
          </table:table-cell>
          <table:table-cell office:value-type="string" calcext:value-type="string">
            <text:p>5167 / 1 / 4186</text:p>
          </table:table-cell>
          <table:table-cell office:value-type="string" calcext:value-type="string">
            <text:p>15358 / 3 / 9013</text:p>
          </table:table-cell>
          <table:table-cell office:value-type="string" calcext:value-type="string">
            <text:p>2.84 / 1.9 / 0.6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90 / 15 / 68.6671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2.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0]=&quot;FINISHED&quot;;OR([.F200]=&quot;Preproc Solved, FG skipped.&quot;; [.F2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0]=&quot;FINISHED&quot;;-1;0)+IF([.F200]=&quot;Preproc Solved, FG skipped.&quot;;1;0)+IF([.F2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5.s#60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95 / 1 / 4180</text:p>
          </table:table-cell>
          <table:table-cell office:value-type="string" calcext:value-type="string">
            <text:p>5167 / 1 / 4180</text:p>
          </table:table-cell>
          <table:table-cell office:value-type="string" calcext:value-type="string">
            <text:p>15358 / 3 / 8993</text:p>
          </table:table-cell>
          <table:table-cell office:value-type="string" calcext:value-type="string">
            <text:p>2.84 / 1.9 / 0.6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89 / 14 / 69.8518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1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1]=&quot;FINISHED&quot;;OR([.F201]=&quot;Preproc Solved, FG skipped.&quot;; [.F2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1]=&quot;FINISHED&quot;;-1;0)+IF([.F201]=&quot;Preproc Solved, FG skipped.&quot;;1;0)+IF([.F2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7.s#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43 / 1 / 5757</text:p>
          </table:table-cell>
          <table:table-cell office:value-type="string" calcext:value-type="string">
            <text:p>7215 / 1 / 5757</text:p>
          </table:table-cell>
          <table:table-cell office:value-type="string" calcext:value-type="string">
            <text:p>21502 / 3 / 12185</text:p>
          </table:table-cell>
          <table:table-cell office:value-type="string" calcext:value-type="string">
            <text:p>3.16 / 1.79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124 / 21 / 148.334</text:p>
          </table:table-cell>
          <table:table-cell office:value-type="string" calcext:value-type="string">
            <text:p>0.5 sec</text:p>
          </table:table-cell>
          <table:table-cell office:value-type="string" calcext:value-type="string">
            <text:p>4 iters, 2.6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2]=&quot;FINISHED&quot;;OR([.F202]=&quot;Preproc Solved, FG skipped.&quot;; [.F2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2]=&quot;FINISHED&quot;;-1;0)+IF([.F202]=&quot;Preproc Solved, FG skipped.&quot;;1;0)+IF([.F2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7.s#60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43 / 1 / 5750</text:p>
          </table:table-cell>
          <table:table-cell office:value-type="string" calcext:value-type="string">
            <text:p>7215 / 1 / 5750</text:p>
          </table:table-cell>
          <table:table-cell office:value-type="string" calcext:value-type="string">
            <text:p>21502 / 3 / 12172</text:p>
          </table:table-cell>
          <table:table-cell office:value-type="string" calcext:value-type="string">
            <text:p>3.19 / 1.76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122 / 21 / 142.301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3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3]=&quot;FINISHED&quot;;OR([.F203]=&quot;Preproc Solved, FG skipped.&quot;; [.F2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3]=&quot;FINISHED&quot;;-1;0)+IF([.F203]=&quot;Preproc Solved, FG skipped.&quot;;1;0)+IF([.F2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7.s#7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43 / 1 / 5766</text:p>
          </table:table-cell>
          <table:table-cell office:value-type="string" calcext:value-type="string">
            <text:p>7215 / 1 / 5766</text:p>
          </table:table-cell>
          <table:table-cell office:value-type="string" calcext:value-type="string">
            <text:p>21502 / 3 / 12212</text:p>
          </table:table-cell>
          <table:table-cell office:value-type="string" calcext:value-type="string">
            <text:p>3.15 / 1.78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125 / 20 / 141.168</text:p>
          </table:table-cell>
          <table:table-cell office:value-type="string" calcext:value-type="string">
            <text:p>0.46 sec</text:p>
          </table:table-cell>
          <table:table-cell office:value-type="string" calcext:value-type="string">
            <text:p>4 iters, 2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4]=&quot;FINISHED&quot;;OR([.F204]=&quot;Preproc Solved, FG skipped.&quot;; [.F2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4]=&quot;FINISHED&quot;;-1;0)+IF([.F204]=&quot;Preproc Solved, FG skipped.&quot;;1;0)+IF([.F2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9.s#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1 / 1 / 7334</text:p>
          </table:table-cell>
          <table:table-cell office:value-type="string" calcext:value-type="string">
            <text:p>9263 / 1 / 7334</text:p>
          </table:table-cell>
          <table:table-cell office:value-type="string" calcext:value-type="string">
            <text:p>27646 / 3 / 15383</text:p>
          </table:table-cell>
          <table:table-cell office:value-type="string" calcext:value-type="string">
            <text:p>5.19 / 3.09 / 1.5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72 sec</text:p>
          </table:table-cell>
          <table:table-cell office:value-type="string" calcext:value-type="string">
            <text:p>155 / 27 / 230.369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5.1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5]=&quot;FINISHED&quot;;OR([.F205]=&quot;Preproc Solved, FG skipped.&quot;; [.F2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5]=&quot;FINISHED&quot;;-1;0)+IF([.F205]=&quot;Preproc Solved, FG skipped.&quot;;1;0)+IF([.F2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28.A#48.c#.w#9.s#60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1 / 1 / 7219</text:p>
          </table:table-cell>
          <table:table-cell office:value-type="string" calcext:value-type="string">
            <text:p>9263 / 1 / 7219</text:p>
          </table:table-cell>
          <table:table-cell office:value-type="string" calcext:value-type="string">
            <text:p>27646 / 3 / 14689</text:p>
          </table:table-cell>
          <table:table-cell office:value-type="string" calcext:value-type="string">
            <text:p>5.13 / 2.99 / 1.4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82 sec</text:p>
          </table:table-cell>
          <table:table-cell office:value-type="string" calcext:value-type="string">
            <text:p>154 / 29 / 244.329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3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6]=&quot;FINISHED&quot;;OR([.F206]=&quot;Preproc Solved, FG skipped.&quot;; [.F2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6]=&quot;FINISHED&quot;;-1;0)+IF([.F206]=&quot;Preproc Solved, FG skipped.&quot;;1;0)+IF([.F2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30.A#48.c#.w#7.s#1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457 / 1 / 5844</text:p>
          </table:table-cell>
          <table:table-cell office:value-type="string" calcext:value-type="string">
            <text:p>7327 / 1 / 5844</text:p>
          </table:table-cell>
          <table:table-cell office:value-type="string" calcext:value-type="string">
            <text:p>21838 / 3 / 12138</text:p>
          </table:table-cell>
          <table:table-cell office:value-type="string" calcext:value-type="string">
            <text:p>3.52 / 1.9 / 1.1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134 / 22 / 180.384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3.2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7]=&quot;FINISHED&quot;;OR([.F207]=&quot;Preproc Solved, FG skipped.&quot;; [.F2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7]=&quot;FINISHED&quot;;-1;0)+IF([.F207]=&quot;Preproc Solved, FG skipped.&quot;;1;0)+IF([.F2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trl.e#1.a#3.E#134.A#48.c#.w#9.s#40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 / 7674</text:p>
          </table:table-cell>
          <table:table-cell office:value-type="string" calcext:value-type="string">
            <text:p>9695 / 1 / 7674</text:p>
          </table:table-cell>
          <table:table-cell office:value-type="string" calcext:value-type="string">
            <text:p>28942 / 3 / 16091</text:p>
          </table:table-cell>
          <table:table-cell office:value-type="string" calcext:value-type="string">
            <text:p>4.34 / 2.41 / 1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68 sec</text:p>
          </table:table-cell>
          <table:table-cell office:value-type="string" calcext:value-type="string">
            <text:p>162 / 28 / 270.187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4 iters, 3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8]=&quot;FINISHED&quot;;OR([.F208]=&quot;Preproc Solved, FG skipped.&quot;; [.F2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8]=&quot;FINISHED&quot;;-1;0)+IF([.F208]=&quot;Preproc Solved, FG skipped.&quot;;1;0)+IF([.F2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ycle_sched_12_2_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11 / 3 / 3098</text:p>
          </table:table-cell>
          <table:table-cell office:value-type="string" calcext:value-type="string">
            <text:p>3701 / 3 / 3098</text:p>
          </table:table-cell>
          <table:table-cell office:value-type="string" calcext:value-type="string">
            <text:p>10871 / 593 / 7408</text:p>
          </table:table-cell>
          <table:table-cell office:value-type="string" calcext:value-type="string">
            <text:p>15.08 / 10.34 / 3.79</text:p>
          </table:table-cell>
          <table:table-cell office:value-type="string" calcext:value-type="string">
            <text:p>PreProc-ed 18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21 / 11 / 15.929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09]=&quot;FINISHED&quot;;OR([.F209]=&quot;Preproc Solved, FG skipped.&quot;; [.F2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09]=&quot;FINISHED&quot;;-1;0)+IF([.F209]=&quot;Preproc Solved, FG skipped.&quot;;1;0)+IF([.F2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ycle_sched_2_10_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51 / 3 / 2898</text:p>
          </table:table-cell>
          <table:table-cell office:value-type="string" calcext:value-type="string">
            <text:p>4019 / 3 / 2898</text:p>
          </table:table-cell>
          <table:table-cell office:value-type="string" calcext:value-type="string">
            <text:p>12895 / 401 / 7017</text:p>
          </table:table-cell>
          <table:table-cell office:value-type="string" calcext:value-type="string">
            <text:p>4.51 / 2.95 / 1.1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7 / 16 / 47.2929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1.3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0]=&quot;FINISHED&quot;;OR([.F210]=&quot;Preproc Solved, FG skipped.&quot;; [.F2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0]=&quot;FINISHED&quot;;-1;0)+IF([.F210]=&quot;Preproc Solved, FG skipped.&quot;;1;0)+IF([.F2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ycle_sched_4_4_2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450 / 3 / 5250</text:p>
          </table:table-cell>
          <table:table-cell office:value-type="string" calcext:value-type="string">
            <text:p>6306 / 3 / 5250</text:p>
          </table:table-cell>
          <table:table-cell office:value-type="string" calcext:value-type="string">
            <text:p>19353 / 447 / 12185</text:p>
          </table:table-cell>
          <table:table-cell office:value-type="string" calcext:value-type="string">
            <text:p>6.45 / 4.25 / 1.5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36 / 16 / 144.10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2.6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1]=&quot;FINISHED&quot;;OR([.F211]=&quot;Preproc Solved, FG skipped.&quot;; [.F2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1]=&quot;FINISHED&quot;;-1;0)+IF([.F211]=&quot;Preproc Solved, FG skipped.&quot;;1;0)+IF([.F2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cycle_sched_6_6_2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436 / 3 / 4344</text:p>
          </table:table-cell>
          <table:table-cell office:value-type="string" calcext:value-type="string">
            <text:p>6163 / 3 / 4344</text:p>
          </table:table-cell>
          <table:table-cell office:value-type="string" calcext:value-type="string">
            <text:p>19725 / 853 / 9811</text:p>
          </table:table-cell>
          <table:table-cell office:value-type="string" calcext:value-type="string">
            <text:p>4.74 / 3.08 / 1.1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6 sec</text:p>
          </table:table-cell>
          <table:table-cell office:value-type="string" calcext:value-type="string">
            <text:p>62 / 28 / 124.443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2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2]=&quot;FINISHED&quot;;OR([.F212]=&quot;Preproc Solved, FG skipped.&quot;; [.F21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212]=&quot;FINISHED&quot;;-1;0)+IF([.F212]=&quot;Preproc Solved, FG skipped.&quot;;1;0)+IF([.F2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decomposition128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45 / 254 / 891</text:p>
          </table:table-cell>
          <table:table-cell office:value-type="string" calcext:value-type="string">
            <text:p>1017 / 254 / 763</text:p>
          </table:table-cell>
          <table:table-cell office:value-type="string" calcext:value-type="string">
            <text:p>3154 / 762 / 2391</text:p>
          </table:table-cell>
          <table:table-cell office:value-type="string" calcext:value-type="string">
            <text:p>0.37 / 0.29 / 0.0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213]=&quot;FINISHED&quot;;OR([.F213]=&quot;Preproc Solved, FG skipped.&quot;; [.F2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3]=&quot;FINISHED&quot;;-1;0)+IF([.F213]=&quot;Preproc Solved, FG skipped.&quot;;1;0)+IF([.F2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driver_a10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500 / 4 / 3772</text:p>
          </table:table-cell>
          <table:table-cell office:value-type="string" calcext:value-type="string">
            <text:p>5077 / 4 / 3772</text:p>
          </table:table-cell>
          <table:table-cell office:value-type="string" calcext:value-type="string">
            <text:p>15005 / 10 / 7677</text:p>
          </table:table-cell>
          <table:table-cell office:value-type="string" calcext:value-type="string">
            <text:p>4.31 / 2.82 / 1.0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4 / 22 / 88.9371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10.2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4]=&quot;FINISHED&quot;;OR([.F214]=&quot;Preproc Solved, FG skipped.&quot;; [.F2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4]=&quot;FINISHED&quot;;-1;0)+IF([.F214]=&quot;Preproc Solved, FG skipped.&quot;;1;0)+IF([.F2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driver_b8n.sat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75 / 1 / 4429</text:p>
          </table:table-cell>
          <table:table-cell office:value-type="string" calcext:value-type="string">
            <text:p>5335 / 1 / 4429</text:p>
          </table:table-cell>
          <table:table-cell office:value-type="string" calcext:value-type="string">
            <text:p>15787 / 3 / 10119</text:p>
          </table:table-cell>
          <table:table-cell office:value-type="string" calcext:value-type="string">
            <text:p>6.26 / 4.25 / 1.46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34 / 17 / 64.3608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3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5]=&quot;FINISHED&quot;;OR([.F215]=&quot;Preproc Solved, FG skipped.&quot;; [.F2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5]=&quot;FINISHED&quot;;-1;0)+IF([.F215]=&quot;Preproc Solved, FG skipped.&quot;;1;0)+IF([.F21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driver_c9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10 / 1 / 1687</text:p>
          </table:table-cell>
          <table:table-cell office:value-type="string" calcext:value-type="string">
            <text:p>2101 / 1 / 1687</text:p>
          </table:table-cell>
          <table:table-cell office:value-type="string" calcext:value-type="string">
            <text:p>6353 / 3 / 3727</text:p>
          </table:table-cell>
          <table:table-cell office:value-type="string" calcext:value-type="string">
            <text:p>4.42 / 2.85 / 1.2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15 / 8 / 13.541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4.4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6]=&quot;FINISHED&quot;;OR([.F216]=&quot;Preproc Solved, FG skipped.&quot;; [.F2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6]=&quot;FINISHED&quot;;-1;0)+IF([.F216]=&quot;Preproc Solved, FG skipped.&quot;;1;0)+IF([.F2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driver_c9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44 / 1 / 1065</text:p>
          </table:table-cell>
          <table:table-cell office:value-type="string" calcext:value-type="string">
            <text:p>1535 / 1 / 1065</text:p>
          </table:table-cell>
          <table:table-cell office:value-type="string" calcext:value-type="string">
            <text:p>4687 / 3 / 2096</text:p>
          </table:table-cell>
          <table:table-cell office:value-type="string" calcext:value-type="string">
            <text:p>2.31 / 1.51 / 0.6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15 / 8 / 9.2507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7 iters, 2.3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7]=&quot;FINISHED&quot;;OR([.F217]=&quot;Preproc Solved, FG skipped.&quot;; [.F2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7]=&quot;FINISHED&quot;;-1;0)+IF([.F217]=&quot;Preproc Solved, FG skipped.&quot;;1;0)+IF([.F2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eequery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34</text:p>
          </table:table-cell>
          <table:table-cell office:value-type="string" calcext:value-type="string">
            <text:p>1.1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3 / 5 / 11.328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8]=&quot;FINISHED&quot;;OR([.F218]=&quot;Preproc Solved, FG skipped.&quot;; [.F2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8]=&quot;FINISHED&quot;;-1;0)+IF([.F218]=&quot;Preproc Solved, FG skipped.&quot;;1;0)+IF([.F21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eequery_query64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68 / 3 / 599</text:p>
          </table:table-cell>
          <table:table-cell office:value-type="string" calcext:value-type="string">
            <text:p>869 / 3 / 599</text:p>
          </table:table-cell>
          <table:table-cell office:value-type="string" calcext:value-type="string">
            <text:p>2133 / 3 / 542</text:p>
          </table:table-cell>
          <table:table-cell office:value-type="string" calcext:value-type="string">
            <text:p>0.97 / 0.61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9 / 5 / 4.53395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1.0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19]=&quot;FINISHED&quot;;OR([.F219]=&quot;Preproc Solved, FG skipped.&quot;; [.F2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19]=&quot;FINISHED&quot;;-1;0)+IF([.F219]=&quot;Preproc Solved, FG skipped.&quot;;1;0)+IF([.F2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eijkbs333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43 / 4 / 293</text:p>
          </table:table-cell>
          <table:table-cell office:value-type="string" calcext:value-type="string">
            <text:p>797 / 4 / 293</text:p>
          </table:table-cell>
          <table:table-cell office:value-type="string" calcext:value-type="string">
            <text:p>3578 / 10 / 444</text:p>
          </table:table-cell>
          <table:table-cell office:value-type="string" calcext:value-type="string">
            <text:p>1.68 / 1.15 / 0.4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4 / 9 / 10.761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20]=&quot;FINISHED&quot;;OR([.F220]=&quot;Preproc Solved, FG skipped.&quot;; [.F2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0]=&quot;FINISHED&quot;;-1;0)+IF([.F220]=&quot;Preproc Solved, FG skipped.&quot;;1;0)+IF([.F220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ethernet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33 / 18 / 2156</text:p>
          </table:table-cell>
          <table:table-cell office:value-type="string" calcext:value-type="string">
            <text:p>2871 / 18 / 2156</text:p>
          </table:table-cell>
          <table:table-cell office:value-type="string" calcext:value-type="string">
            <text:p>8760 / 49 / 4444</text:p>
          </table:table-cell>
          <table:table-cell office:value-type="string" calcext:value-type="string">
            <text:p>3.26 / 2.17 / 0.8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2 / 16 / 18.3594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3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21]=&quot;FINISHED&quot;;OR([.F221]=&quot;Preproc Solved, FG skipped.&quot;; [.F2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1]=&quot;FINISHED&quot;;-1;0)+IF([.F221]=&quot;Preproc Solved, FG skipped.&quot;;1;0)+IF([.F22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ethernet-fixpoint-2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914 / 59 / 5542</text:p>
          </table:table-cell>
          <table:table-cell office:value-type="string" calcext:value-type="string">
            <text:p>7219 / 59 / 5542</text:p>
          </table:table-cell>
          <table:table-cell office:value-type="string" calcext:value-type="string">
            <text:p>21323 / 152 / 11479</text:p>
          </table:table-cell>
          <table:table-cell office:value-type="string" calcext:value-type="string">
            <text:p>9.01 / 4.65 / 3.2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102 / 30 / 66.1922</text:p>
          </table:table-cell>
          <table:table-cell office:value-type="string" calcext:value-type="string">
            <text:p>0.59 sec</text:p>
          </table:table-cell>
          <table:table-cell office:value-type="string" calcext:value-type="string">
            <text:p>4 iters, 6.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22]=&quot;FINISHED&quot;;OR([.F222]=&quot;Preproc Solved, FG skipped.&quot;; [.F2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2]=&quot;FINISHED&quot;;-1;0)+IF([.F222]=&quot;Preproc Solved, FG skipped.&quot;;1;0)+IF([.F22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ethernet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494 / 96 / 8975</text:p>
          </table:table-cell>
          <table:table-cell office:value-type="string" calcext:value-type="string">
            <text:p>11566 / 96 / 8975</text:p>
          </table:table-cell>
          <table:table-cell office:value-type="string" calcext:value-type="string">
            <text:p>33884 / 244 / 18654</text:p>
          </table:table-cell>
          <table:table-cell office:value-type="string" calcext:value-type="string">
            <text:p>14.07 / 7.15 / 5.2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1.08 sec</text:p>
          </table:table-cell>
          <table:table-cell office:value-type="string" calcext:value-type="string">
            <text:p>159 / 44 / 141.32</text:p>
          </table:table-cell>
          <table:table-cell office:value-type="string" calcext:value-type="string">
            <text:p>1.08 sec</text:p>
          </table:table-cell>
          <table:table-cell office:value-type="string" calcext:value-type="string">
            <text:p>4 iters, 13.4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23]=&quot;FINISHED&quot;;OR([.F223]=&quot;Preproc Solved, FG skipped.&quot;; [.F2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3]=&quot;FINISHED&quot;;-1;0)+IF([.F223]=&quot;Preproc Solved, FG skipped.&quot;;1;0)+IF([.F22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ethernet-fixpoint-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074 / 135 / 12419</text:p>
          </table:table-cell>
          <table:table-cell office:value-type="string" calcext:value-type="string">
            <text:p>15913 / 135 / 12419</text:p>
          </table:table-cell>
          <table:table-cell office:value-type="string" calcext:value-type="string">
            <text:p>46445 / 344 / 25867</text:p>
          </table:table-cell>
          <table:table-cell office:value-type="string" calcext:value-type="string">
            <text:p>24.87 / 12.84 / 9.09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1.88 sec</text:p>
          </table:table-cell>
          <table:table-cell office:value-type="string" calcext:value-type="string">
            <text:p>221 / 60 / 259.146</text:p>
          </table:table-cell>
          <table:table-cell office:value-type="string" calcext:value-type="string">
            <text:p>1.23 sec</text:p>
          </table:table-cell>
          <table:table-cell office:value-type="string" calcext:value-type="string">
            <text:p>4 iters, 9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24]=&quot;FINISHED&quot;;OR([.F224]=&quot;Preproc Solved, FG skipped.&quot;; [.F2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4]=&quot;FINISHED&quot;;-1;0)+IF([.F224]=&quot;Preproc Solved, FG skipped.&quot;;1;0)+IF([.F2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exquery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8 / 17 / 334</text:p>
          </table:table-cell>
          <table:table-cell office:value-type="string" calcext:value-type="string">
            <text:p>556 / 17 / 334</text:p>
          </table:table-cell>
          <table:table-cell office:value-type="string" calcext:value-type="string">
            <text:p>1647 / 17 / 326</text:p>
          </table:table-cell>
          <table:table-cell office:value-type="string" calcext:value-type="string">
            <text:p>1.06 / 0.67 / 0.3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9 / 4 / 5.46319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2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4.93 / 0.21 / 1647 / 0</text:p>
          </table:table-cell>
          <table:table-cell office:value-type="float" office:value="900" calcext:value-type="float">
            <text:p>900</text:p>
          </table:table-cell>
          <table:table-cell table:formula="of:=AND([.C225]=&quot;FINISHED&quot;;OR([.F225]=&quot;Preproc Solved, FG skipped.&quot;; [.F2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5]=&quot;FINISHED&quot;;-1;0)+IF([.F225]=&quot;Preproc Solved, FG skipped.&quot;;1;0)+IF([.F2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falsequ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9 / 17 / 124</text:p>
          </table:table-cell>
          <table:table-cell office:value-type="string" calcext:value-type="string">
            <text:p>257 / 17 / 124</text:p>
          </table:table-cell>
          <table:table-cell office:value-type="string" calcext:value-type="string">
            <text:p>1089 / 17 / 116</text:p>
          </table:table-cell>
          <table:table-cell office:value-type="string" calcext:value-type="string">
            <text:p>0.62 / 0.41 / 0.1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 / 3 / 4.1265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16 sec, NonTrivial</text:p>
          </table:table-cell>
          <table:table-cell office:value-type="string" calcext:value-type="string">
            <text:p>MUS TimedOut after 2 rounds</text:p>
          </table:table-cell>
          <table:table-cell office:value-type="string" calcext:value-type="string">
            <text:p>0.78 / 0.1 / 1089 / 0</text:p>
          </table:table-cell>
          <table:table-cell office:value-type="float" office:value="900" calcext:value-type="float">
            <text:p>900</text:p>
          </table:table-cell>
          <table:table-cell table:formula="of:=AND([.C226]=&quot;FINISHED&quot;;OR([.F226]=&quot;Preproc Solved, FG skipped.&quot;; [.F22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226]=&quot;FINISHED&quot;;-1;0)+IF([.F226]=&quot;Preproc Solved, FG skipped.&quot;;1;0)+IF([.F2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floor128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35 / 245 / 890</text:p>
          </table:table-cell>
          <table:table-cell office:value-type="string" calcext:value-type="string">
            <text:p>879 / 245 / 634</text:p>
          </table:table-cell>
          <table:table-cell office:value-type="string" calcext:value-type="string">
            <text:p>3116 / 742 / 2373</text:p>
          </table:table-cell>
          <table:table-cell office:value-type="string" calcext:value-type="string">
            <text:p>0.37 / 0.29 / 0.0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227]=&quot;FINISHED&quot;;OR([.F227]=&quot;Preproc Solved, FG skipped.&quot;; [.F2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7]=&quot;FINISHED&quot;;-1;0)+IF([.F227]=&quot;Preproc Solved, FG skipped.&quot;;1;0)+IF([.F2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genbuf12b4y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939 / 1 / 821</text:p>
          </table:table-cell>
          <table:table-cell office:value-type="string" calcext:value-type="string">
            <text:p>2864 / 1 / 821</text:p>
          </table:table-cell>
          <table:table-cell office:value-type="string" calcext:value-type="string">
            <text:p>24993 / 3 / 1435</text:p>
          </table:table-cell>
          <table:table-cell office:value-type="string" calcext:value-type="string">
            <text:p>5.5 / 3.33 / 1.4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87 sec</text:p>
          </table:table-cell>
          <table:table-cell office:value-type="string" calcext:value-type="string">
            <text:p>106 / 28 / 722.362</text:p>
          </table:table-cell>
          <table:table-cell office:value-type="string" calcext:value-type="string">
            <text:p>0.38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228]=&quot;FINISHED&quot;;OR([.F228]=&quot;Preproc Solved, FG skipped.&quot;; [.F2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8]=&quot;FINISHED&quot;;-1;0)+IF([.F228]=&quot;Preproc Solved, FG skipped.&quot;;1;0)+IF([.F2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genbuf14b4y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097 / 1 / 926</text:p>
          </table:table-cell>
          <table:table-cell office:value-type="string" calcext:value-type="string">
            <text:p>3014 / 1 / 926</text:p>
          </table:table-cell>
          <table:table-cell office:value-type="string" calcext:value-type="string">
            <text:p>25953 / 3 / 1609</text:p>
          </table:table-cell>
          <table:table-cell office:value-type="string" calcext:value-type="string">
            <text:p>6.09 / 3.64 / 1.7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9 sec</text:p>
          </table:table-cell>
          <table:table-cell office:value-type="string" calcext:value-type="string">
            <text:p>111 / 28 / 724.67</text:p>
          </table:table-cell>
          <table:table-cell office:value-type="string" calcext:value-type="string">
            <text:p>0.38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229]=&quot;FINISHED&quot;;OR([.F229]=&quot;Preproc Solved, FG skipped.&quot;; [.F2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29]=&quot;FINISHED&quot;;-1;0)+IF([.F229]=&quot;Preproc Solved, FG skipped.&quot;;1;0)+IF([.F2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genbuf7b4n.sat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143 / 1 / 1143</text:p>
          </table:table-cell>
          <table:table-cell office:value-type="string" calcext:value-type="string">
            <text:p>2088 / 1 / 1143</text:p>
          </table:table-cell>
          <table:table-cell office:value-type="string" calcext:value-type="string">
            <text:p>12187 / 3 / 2668</text:p>
          </table:table-cell>
          <table:table-cell office:value-type="string" calcext:value-type="string">
            <text:p>4.25 / 2.75 / 1.0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2 / 15 / 120.307</text:p>
          </table:table-cell>
          <table:table-cell office:value-type="string" calcext:value-type="string">
            <text:p>0.06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230]=&quot;FINISHED&quot;;OR([.F230]=&quot;Preproc Solved, FG skipped.&quot;; [.F2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0]=&quot;FINISHED&quot;;-1;0)+IF([.F230]=&quot;Preproc Solved, FG skipped.&quot;;1;0)+IF([.F2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genbuf8b4n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739 / 1 / 1261</text:p>
          </table:table-cell>
          <table:table-cell office:value-type="string" calcext:value-type="string">
            <text:p>2680 / 1 / 1261</text:p>
          </table:table-cell>
          <table:table-cell office:value-type="string" calcext:value-type="string">
            <text:p>20261 / 3 / 2931</text:p>
          </table:table-cell>
          <table:table-cell office:value-type="string" calcext:value-type="string">
            <text:p>12.2 / 7.5 / 3.52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49 sec</text:p>
          </table:table-cell>
          <table:table-cell office:value-type="string" calcext:value-type="string">
            <text:p>74 / 20 / 433.952</text:p>
          </table:table-cell>
          <table:table-cell office:value-type="string" calcext:value-type="string">
            <text:p>0.11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231]=&quot;FINISHED&quot;;OR([.F231]=&quot;Preproc Solved, FG skipped.&quot;; [.F2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1]=&quot;FINISHED&quot;;-1;0)+IF([.F231]=&quot;Preproc Solved, FG skipped.&quot;;1;0)+IF([.F23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GuidanceServic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61 / 58 / 2208</text:p>
          </table:table-cell>
          <table:table-cell office:value-type="string" calcext:value-type="string">
            <text:p>3192 / 58 / 2208</text:p>
          </table:table-cell>
          <table:table-cell office:value-type="string" calcext:value-type="string">
            <text:p>11491 / 2 / 6109</text:p>
          </table:table-cell>
          <table:table-cell office:value-type="string" calcext:value-type="string">
            <text:p>4.6 / 3.12 / 1.08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39 / 12 / 18.6324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6 iters, 1.3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2]=&quot;FINISHED&quot;;OR([.F232]=&quot;Preproc Solved, FG skipped.&quot;; [.F2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2]=&quot;FINISHED&quot;;-1;0)+IF([.F232]=&quot;Preproc Solved, FG skipped.&quot;;1;0)+IF([.F23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GuidanceService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61 / 58 / 2208</text:p>
          </table:table-cell>
          <table:table-cell office:value-type="string" calcext:value-type="string">
            <text:p>3192 / 58 / 2208</text:p>
          </table:table-cell>
          <table:table-cell office:value-type="string" calcext:value-type="string">
            <text:p>11491 / 2 / 6109</text:p>
          </table:table-cell>
          <table:table-cell office:value-type="string" calcext:value-type="string">
            <text:p>6.56 / 4.72 / 1.4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39 / 12 / 19.3691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6 iters, 1.3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3]=&quot;FINISHED&quot;;OR([.F233]=&quot;Preproc Solved, FG skipped.&quot;; [.F2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3]=&quot;FINISHED&quot;;-1;0)+IF([.F233]=&quot;Preproc Solved, FG skipped.&quot;;1;0)+IF([.F23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intermediate25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58 / 4 / 1019</text:p>
          </table:table-cell>
          <table:table-cell office:value-type="string" calcext:value-type="string">
            <text:p>2046 / 4 / 1019</text:p>
          </table:table-cell>
          <table:table-cell office:value-type="string" calcext:value-type="string">
            <text:p>7412 / 8 / 777</text:p>
          </table:table-cell>
          <table:table-cell office:value-type="string" calcext:value-type="string">
            <text:p>2.6 / 1.75 / 0.6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54 / 18 / 31.1682</text:p>
          </table:table-cell>
          <table:table-cell office:value-type="string" calcext:value-type="string">
            <text:p>0.42 sec</text:p>
          </table:table-cell>
          <table:table-cell office:value-type="string" calcext:value-type="string">
            <text:p>4 iters, 11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4]=&quot;FINISHED&quot;;OR([.F234]=&quot;Preproc Solved, FG skipped.&quot;; [.F2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4]=&quot;FINISHED&quot;;-1;0)+IF([.F234]=&quot;Preproc Solved, FG skipped.&quot;;1;0)+IF([.F23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IssueServiceImpl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628 / 2 / 2521</text:p>
          </table:table-cell>
          <table:table-cell office:value-type="string" calcext:value-type="string">
            <text:p>3551 / 2 / 2521</text:p>
          </table:table-cell>
          <table:table-cell office:value-type="string" calcext:value-type="string">
            <text:p>12892 / 2 / 6852</text:p>
          </table:table-cell>
          <table:table-cell office:value-type="string" calcext:value-type="string">
            <text:p>6.26 / 4.32 / 1.3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7 / 14 / 28.198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6 iters, 2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5]=&quot;FINISHED&quot;;OR([.F235]=&quot;Preproc Solved, FG skipped.&quot;; [.F23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235]=&quot;FINISHED&quot;;-1;0)+IF([.F235]=&quot;Preproc Solved, FG skipped.&quot;;1;0)+IF([.F23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itc-b13-fixpoint-1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805 / 26 / 687</text:p>
          </table:table-cell>
          <table:table-cell office:value-type="string" calcext:value-type="string">
            <text:p>703 / 26 / 677</text:p>
          </table:table-cell>
          <table:table-cell office:value-type="string" calcext:value-type="string">
            <text:p>2190 / 76 / 2113</text:p>
          </table:table-cell>
          <table:table-cell office:value-type="string" calcext:value-type="string">
            <text:p>0.42 / 0.27 / 0.12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236]=&quot;FINISHED&quot;;OR([.F236]=&quot;Preproc Solved, FG skipped.&quot;; [.F2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6]=&quot;FINISHED&quot;;-1;0)+IF([.F236]=&quot;Preproc Solved, FG skipped.&quot;;1;0)+IF([.F23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10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966 / 435 / 11356</text:p>
          </table:table-cell>
          <table:table-cell office:value-type="string" calcext:value-type="string">
            <text:p>12360 / 435 / 11337</text:p>
          </table:table-cell>
          <table:table-cell office:value-type="string" calcext:value-type="string">
            <text:p>37384 / 1239 / 31331</text:p>
          </table:table-cell>
          <table:table-cell office:value-type="string" calcext:value-type="string">
            <text:p>24.67 / 16.69 / 6.23</text:p>
          </table:table-cell>
          <table:table-cell office:value-type="string" calcext:value-type="string">
            <text:p>PreProc-ed 15 rounds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8 / 17 / 18.8538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7]=&quot;FINISHED&quot;;OR([.F237]=&quot;Preproc Solved, FG skipped.&quot;; [.F2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7]=&quot;FINISHED&quot;;-1;0)+IF([.F237]=&quot;Preproc Solved, FG skipped.&quot;;1;0)+IF([.F237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58 / 73 / 1883</text:p>
          </table:table-cell>
          <table:table-cell office:value-type="string" calcext:value-type="string">
            <text:p>2000 / 73 / 1872</text:p>
          </table:table-cell>
          <table:table-cell office:value-type="string" calcext:value-type="string">
            <text:p>6104 / 211 / 5381</text:p>
          </table:table-cell>
          <table:table-cell office:value-type="string" calcext:value-type="string">
            <text:p>1.31 / 0.85 / 0.3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6 / 3 / 24.996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8]=&quot;FINISHED&quot;;OR([.F238]=&quot;Preproc Solved, FG skipped.&quot;; [.F2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8]=&quot;FINISHED&quot;;-1;0)+IF([.F238]=&quot;Preproc Solved, FG skipped.&quot;;1;0)+IF([.F238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09 / 116 / 3067</text:p>
          </table:table-cell>
          <table:table-cell office:value-type="string" calcext:value-type="string">
            <text:p>3295 / 116 / 3055</text:p>
          </table:table-cell>
          <table:table-cell office:value-type="string" calcext:value-type="string">
            <text:p>10014 / 331 / 8529</text:p>
          </table:table-cell>
          <table:table-cell office:value-type="string" calcext:value-type="string">
            <text:p>3.21 / 2.17 / 0.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7 / 5 / 2.45997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6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39]=&quot;FINISHED&quot;;OR([.F239]=&quot;Preproc Solved, FG skipped.&quot;; [.F2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39]=&quot;FINISHED&quot;;-1;0)+IF([.F239]=&quot;Preproc Solved, FG skipped.&quot;;1;0)+IF([.F23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60 / 160 / 4238</text:p>
          </table:table-cell>
          <table:table-cell office:value-type="string" calcext:value-type="string">
            <text:p>4590 / 160 / 4225</text:p>
          </table:table-cell>
          <table:table-cell office:value-type="string" calcext:value-type="string">
            <text:p>13924 / 456 / 11680</text:p>
          </table:table-cell>
          <table:table-cell office:value-type="string" calcext:value-type="string">
            <text:p>8.86 / 6.05 / 2.36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21 / 7 / 4.6489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0]=&quot;FINISHED&quot;;OR([.F240]=&quot;Preproc Solved, FG skipped.&quot;; [.F2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0]=&quot;FINISHED&quot;;-1;0)+IF([.F240]=&quot;Preproc Solved, FG skipped.&quot;;1;0)+IF([.F240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562 / 253 / 6619</text:p>
          </table:table-cell>
          <table:table-cell office:value-type="string" calcext:value-type="string">
            <text:p>7180 / 253 / 6604</text:p>
          </table:table-cell>
          <table:table-cell office:value-type="string" calcext:value-type="string">
            <text:p>21744 / 721 / 18367</text:p>
          </table:table-cell>
          <table:table-cell office:value-type="string" calcext:value-type="string">
            <text:p>11.47 / 8.03 / 2.77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28 / 10 / 7.6910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1]=&quot;FINISHED&quot;;OR([.F241]=&quot;Preproc Solved, FG skipped.&quot;; [.F2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1]=&quot;FINISHED&quot;;-1;0)+IF([.F241]=&quot;Preproc Solved, FG skipped.&quot;;1;0)+IF([.F24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7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13 / 299 / 7805</text:p>
          </table:table-cell>
          <table:table-cell office:value-type="string" calcext:value-type="string">
            <text:p>8475 / 299 / 7789</text:p>
          </table:table-cell>
          <table:table-cell office:value-type="string" calcext:value-type="string">
            <text:p>25654 / 852 / 21563</text:p>
          </table:table-cell>
          <table:table-cell office:value-type="string" calcext:value-type="string">
            <text:p>14.15 / 9.81 / 3.39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38 / 10 / 9.47196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2]=&quot;FINISHED&quot;;OR([.F242]=&quot;Preproc Solved, FG skipped.&quot;; [.F2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2]=&quot;FINISHED&quot;;-1;0)+IF([.F242]=&quot;Preproc Solved, FG skipped.&quot;;1;0)+IF([.F24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8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345 / 8977</text:p>
          </table:table-cell>
          <table:table-cell office:value-type="string" calcext:value-type="string">
            <text:p>9770 / 345 / 8960</text:p>
          </table:table-cell>
          <table:table-cell office:value-type="string" calcext:value-type="string">
            <text:p>29564 / 983 / 24706</text:p>
          </table:table-cell>
          <table:table-cell office:value-type="string" calcext:value-type="string">
            <text:p>19.72 / 14.0 / 4.53</text:p>
          </table:table-cell>
          <table:table-cell office:value-type="string" calcext:value-type="string">
            <text:p>PreProc-ed 12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2 / 12 / 14.2802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2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3]=&quot;FINISHED&quot;;OR([.F243]=&quot;Preproc Solved, FG skipped.&quot;; [.F2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3]=&quot;FINISHED&quot;;-1;0)+IF([.F243]=&quot;Preproc Solved, FG skipped.&quot;;1;0)+IF([.F24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itc-b13-fixpoint-9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615 / 389 / 10145</text:p>
          </table:table-cell>
          <table:table-cell office:value-type="string" calcext:value-type="string">
            <text:p>11065 / 389 / 10127</text:p>
          </table:table-cell>
          <table:table-cell office:value-type="string" calcext:value-type="string">
            <text:p>33474 / 1108 / 27900</text:p>
          </table:table-cell>
          <table:table-cell office:value-type="string" calcext:value-type="string">
            <text:p>15.24 / 10.28 / 3.84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49 / 14 / 17.5211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2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4]=&quot;FINISHED&quot;;OR([.F244]=&quot;Preproc Solved, FG skipped.&quot;; [.F2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4]=&quot;FINISHED&quot;;-1;0)+IF([.F244]=&quot;Preproc Solved, FG skipped.&quot;;1;0)+IF([.F2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IterationServic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1 / 4.19 / 1.3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55 / 18 / 35.3456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5]=&quot;FINISHED&quot;;OR([.F245]=&quot;Preproc Solved, FG skipped.&quot;; [.F24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245]=&quot;FINISHED&quot;;-1;0)+IF([.F245]=&quot;Preproc Solved, FG skipped.&quot;;1;0)+IF([.F2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kenflashp0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3 / 4 / 339</text:p>
          </table:table-cell>
          <table:table-cell office:value-type="string" calcext:value-type="string">
            <text:p>278 / 4 / 274</text:p>
          </table:table-cell>
          <table:table-cell office:value-type="string" calcext:value-type="string">
            <text:p>1020 / 10 / 1009</text:p>
          </table:table-cell>
          <table:table-cell office:value-type="string" calcext:value-type="string">
            <text:p>0.21 / 0.16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246]=&quot;FINISHED&quot;;OR([.F246]=&quot;Preproc Solved, FG skipped.&quot;; [.F2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6]=&quot;FINISHED&quot;;-1;0)+IF([.F246]=&quot;Preproc Solved, FG skipped.&quot;;1;0)+IF([.F2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oad_2c_comp_comp7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305 / 20 / 8939</text:p>
          </table:table-cell>
          <table:table-cell office:value-type="string" calcext:value-type="string">
            <text:p>11851 / 20 / 8939</text:p>
          </table:table-cell>
          <table:table-cell office:value-type="string" calcext:value-type="string">
            <text:p>35926 / 104 / 18250</text:p>
          </table:table-cell>
          <table:table-cell office:value-type="string" calcext:value-type="string">
            <text:p>5.72 / 3.21 / 1.7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55 sec</text:p>
          </table:table-cell>
          <table:table-cell office:value-type="string" calcext:value-type="string">
            <text:p>173 / 45 / 259.026</text:p>
          </table:table-cell>
          <table:table-cell office:value-type="string" calcext:value-type="string">
            <text:p>0.78 sec</text:p>
          </table:table-cell>
          <table:table-cell office:value-type="string" calcext:value-type="string">
            <text:p>4 iters, 8.2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47]=&quot;FINISHED&quot;;OR([.F247]=&quot;Preproc Solved, FG skipped.&quot;; [.F24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7]=&quot;FINISHED&quot;;-1;0)+IF([.F247]=&quot;Preproc Solved, FG skipped.&quot;;1;0)+IF([.F2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oad_3c_comp_comp6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0155 / 29 / 12633</text:p>
          </table:table-cell>
          <table:table-cell office:value-type="string" calcext:value-type="string">
            <text:p>19558 / 29 / 12633</text:p>
          </table:table-cell>
          <table:table-cell office:value-type="string" calcext:value-type="string">
            <text:p>64800 / 153 / 25978</text:p>
          </table:table-cell>
          <table:table-cell office:value-type="string" calcext:value-type="string">
            <text:p>16.9 / 7.95 / 6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8.6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48]=&quot;FINISHED&quot;;OR([.F248]=&quot;Preproc Solved, FG skipped.&quot;; [.F2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8]=&quot;FINISHED&quot;;-1;0)+IF([.F248]=&quot;Preproc Solved, FG skipped.&quot;;1;0)+IF([.F2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oad_4c_comp_comp4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1481 / 37 / 12825</text:p>
          </table:table-cell>
          <table:table-cell office:value-type="string" calcext:value-type="string">
            <text:p>30899 / 37 / 12825</text:p>
          </table:table-cell>
          <table:table-cell office:value-type="string" calcext:value-type="string">
            <text:p>130042 / 197 / 26490</text:p>
          </table:table-cell>
          <table:table-cell office:value-type="string" calcext:value-type="string">
            <text:p>15.12 / 7.55 / 2.7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70.9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49]=&quot;FINISHED&quot;;OR([.F249]=&quot;Preproc Solved, FG skipped.&quot;; [.F24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49]=&quot;FINISHED&quot;;-1;0)+IF([.F249]=&quot;Preproc Solved, FG skipped.&quot;;1;0)+IF([.F2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oad_full_3_comp5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0111 / 55 / 12545</text:p>
          </table:table-cell>
          <table:table-cell office:value-type="string" calcext:value-type="string">
            <text:p>29168 / 55 / 12545</text:p>
          </table:table-cell>
          <table:table-cell office:value-type="string" calcext:value-type="string">
            <text:p>101864 / 281 / 21573</text:p>
          </table:table-cell>
          <table:table-cell office:value-type="string" calcext:value-type="string">
            <text:p>12.92 / 6.48 / 2.5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59.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50]=&quot;FINISHED&quot;;OR([.F250]=&quot;Preproc Solved, FG skipped.&quot;; [.F25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0]=&quot;FINISHED&quot;;-1;0)+IF([.F250]=&quot;Preproc Solved, FG skipped.&quot;;1;0)+IF([.F2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oginService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85 / 1 / 3236</text:p>
          </table:table-cell>
          <table:table-cell office:value-type="string" calcext:value-type="string">
            <text:p>5193 / 1 / 3236</text:p>
          </table:table-cell>
          <table:table-cell office:value-type="string" calcext:value-type="string">
            <text:p>21660 / 1 / 8383</text:p>
          </table:table-cell>
          <table:table-cell office:value-type="string" calcext:value-type="string">
            <text:p>4.86 / 2.48 / 1.6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68 sec</text:p>
          </table:table-cell>
          <table:table-cell office:value-type="string" calcext:value-type="string">
            <text:p>74 / 26 / 94.1283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 iters, 4.9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51]=&quot;FINISHED&quot;;OR([.F251]=&quot;Preproc Solved, FG skipped.&quot;; [.F25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1]=&quot;FINISHED&quot;;-1;0)+IF([.F251]=&quot;Preproc Solved, FG skipped.&quot;;1;0)+IF([.F25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tl2dba_C2-8_comp4_REAL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715 / 17 / 3221</text:p>
          </table:table-cell>
          <table:table-cell office:value-type="string" calcext:value-type="string">
            <text:p>4472 / 17 / 3221</text:p>
          </table:table-cell>
          <table:table-cell office:value-type="string" calcext:value-type="string">
            <text:p>13546 / 95 / 6916</text:p>
          </table:table-cell>
          <table:table-cell office:value-type="string" calcext:value-type="string">
            <text:p>2.55 / 1.67 / 0.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61 / 19 / 43.0207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 iters, 3.4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52]=&quot;FINISHED&quot;;OR([.F252]=&quot;Preproc Solved, FG skipped.&quot;; [.F2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2]=&quot;FINISHED&quot;;-1;0)+IF([.F252]=&quot;Preproc Solved, FG skipped.&quot;;1;0)+IF([.F2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tl2dba_E6_comp2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3445 / 13 / 53261</text:p>
          </table:table-cell>
          <table:table-cell office:value-type="string" calcext:value-type="string">
            <text:p>82098 / 13 / 53261</text:p>
          </table:table-cell>
          <table:table-cell office:value-type="string" calcext:value-type="string">
            <text:p>262154 / 71 / 94641</text:p>
          </table:table-cell>
          <table:table-cell office:value-type="string" calcext:value-type="string">
            <text:p>45.9 / 20.52 / 10.37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155.5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53]=&quot;FINISHED&quot;;OR([.F253]=&quot;Preproc Solved, FG skipped.&quot;; [.F2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3]=&quot;FINISHED&quot;;-1;0)+IF([.F253]=&quot;Preproc Solved, FG skipped.&quot;;1;0)+IF([.F25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tl2dba_Q4_comp4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5339 / 20 / 17803</text:p>
          </table:table-cell>
          <table:table-cell office:value-type="string" calcext:value-type="string">
            <text:p>34254 / 20 / 17803</text:p>
          </table:table-cell>
          <table:table-cell office:value-type="string" calcext:value-type="string">
            <text:p>118338 / 102 / 34380</text:p>
          </table:table-cell>
          <table:table-cell office:value-type="string" calcext:value-type="string">
            <text:p>13.45 / 6.1 / 3.1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52.41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54]=&quot;FINISHED&quot;;OR([.F254]=&quot;Preproc Solved, FG skipped.&quot;; [.F2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4]=&quot;FINISHED&quot;;-1;0)+IF([.F254]=&quot;Preproc Solved, FG skipped.&quot;;1;0)+IF([.F25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ltl2dba_U1-4_comp4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3075 / 14 / 5645</text:p>
          </table:table-cell>
          <table:table-cell office:value-type="string" calcext:value-type="string">
            <text:p>12764 / 14 / 5645</text:p>
          </table:table-cell>
          <table:table-cell office:value-type="string" calcext:value-type="string">
            <text:p>46592 / 72 / 11836</text:p>
          </table:table-cell>
          <table:table-cell office:value-type="string" calcext:value-type="string">
            <text:p>11.78 / 6.43 / 3.6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9.83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55]=&quot;FINISHED&quot;;OR([.F255]=&quot;Preproc Solved, FG skipped.&quot;; [.F2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5]=&quot;FINISHED&quot;;-1;0)+IF([.F255]=&quot;Preproc Solved, FG skipped.&quot;;1;0)+IF([.F25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mult_bool_matrix_12_13_1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497 / 3 / 23457</text:p>
          </table:table-cell>
          <table:table-cell office:value-type="string" calcext:value-type="string">
            <text:p>25217 / 3 / 23457</text:p>
          </table:table-cell>
          <table:table-cell office:value-type="string" calcext:value-type="string">
            <text:p>75246 / 7921 / 54416</text:p>
          </table:table-cell>
          <table:table-cell office:value-type="string" calcext:value-type="string">
            <text:p>8.11 / 3.54 / 3.0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72 sec</text:p>
          </table:table-cell>
          <table:table-cell office:value-type="string" calcext:value-type="string">
            <text:p>78 / 26 / 128.94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5 iters, 3.7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56]=&quot;FINISHED&quot;;OR([.F256]=&quot;Preproc Solved, FG skipped.&quot;; [.F2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6]=&quot;FINISHED&quot;;-1;0)+IF([.F256]=&quot;Preproc Solved, FG skipped.&quot;;1;0)+IF([.F25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mult_bool_matrix_18_18_18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6514 / 3 / 79176</text:p>
          </table:table-cell>
          <table:table-cell office:value-type="string" calcext:value-type="string">
            <text:p>85865 / 3 / 79176</text:p>
          </table:table-cell>
          <table:table-cell office:value-type="string" calcext:value-type="string">
            <text:p>256614 / 27217 / 184211</text:p>
          </table:table-cell>
          <table:table-cell office:value-type="string" calcext:value-type="string">
            <text:p>28.75 / 11.01 / 9.4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8.36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57]=&quot;FINISHED&quot;;OR([.F257]=&quot;Preproc Solved, FG skipped.&quot;; [.F25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7]=&quot;FINISHED&quot;;-1;0)+IF([.F257]=&quot;Preproc Solved, FG skipped.&quot;;1;0)+IF([.F2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mult_bool_matrix_dyn_7_7.sat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49 / 6 / 5035</text:p>
          </table:table-cell>
          <table:table-cell office:value-type="string" calcext:value-type="string">
            <text:p>5577 / 6 / 5035</text:p>
          </table:table-cell>
          <table:table-cell office:value-type="string" calcext:value-type="string">
            <text:p>16676 / 1942 / 11410</text:p>
          </table:table-cell>
          <table:table-cell office:value-type="string" calcext:value-type="string">
            <text:p>3.09 / 2.11 / 0.6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24 / 8 / 9.5461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1.1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58]=&quot;FINISHED&quot;;OR([.F258]=&quot;Preproc Solved, FG skipped.&quot;; [.F25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8]=&quot;FINISHED&quot;;-1;0)+IF([.F258]=&quot;Preproc Solved, FG skipped.&quot;;1;0)+IF([.F25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mult_bool_matrix_dyn_9_5.sat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67 / 6 / 3510</text:p>
          </table:table-cell>
          <table:table-cell office:value-type="string" calcext:value-type="string">
            <text:p>3910 / 6 / 3510</text:p>
          </table:table-cell>
          <table:table-cell office:value-type="string" calcext:value-type="string">
            <text:p>11818 / 1442 / 7912</text:p>
          </table:table-cell>
          <table:table-cell office:value-type="string" calcext:value-type="string">
            <text:p>2.41 / 1.61 / 0.5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18 / 6 / 6.7639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59]=&quot;FINISHED&quot;;OR([.F259]=&quot;Preproc Solved, FG skipped.&quot;; [.F2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59]=&quot;FINISHED&quot;;-1;0)+IF([.F259]=&quot;Preproc Solved, FG skipped.&quot;;1;0)+IF([.F2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mult9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564 / 1 / 1173</text:p>
          </table:table-cell>
          <table:table-cell office:value-type="string" calcext:value-type="string">
            <text:p>1545 / 1 / 1173</text:p>
          </table:table-cell>
          <table:table-cell office:value-type="string" calcext:value-type="string">
            <text:p>4576 / 3 / 2231</text:p>
          </table:table-cell>
          <table:table-cell office:value-type="string" calcext:value-type="string">
            <text:p>1.04 / 0.68 / 0.2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3 / 6 / 5.49066</text:p>
          </table:table-cell>
          <table:table-cell office:value-type="string" calcext:value-type="string">
            <text:p>0.03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260]=&quot;FINISHED&quot;;OR([.F260]=&quot;Preproc Solved, FG skipped.&quot;; [.F2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0]=&quot;FINISHED&quot;;-1;0)+IF([.F260]=&quot;Preproc Solved, FG skipped.&quot;;1;0)+IF([.F2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eclaftp200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007 / 4 / 3367</text:p>
          </table:table-cell>
          <table:table-cell office:value-type="string" calcext:value-type="string">
            <text:p>7734 / 4 / 3367</text:p>
          </table:table-cell>
          <table:table-cell office:value-type="string" calcext:value-type="string">
            <text:p>34731 / 10 / 4851</text:p>
          </table:table-cell>
          <table:table-cell office:value-type="string" calcext:value-type="string">
            <text:p>9.45 / 4.34 / 4.0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3.41 sec</text:p>
          </table:table-cell>
          <table:table-cell office:value-type="string" calcext:value-type="string">
            <text:p>427 / 112 / 737.671</text:p>
          </table:table-cell>
          <table:table-cell office:value-type="string" calcext:value-type="string">
            <text:p>1.57 sec</text:p>
          </table:table-cell>
          <table:table-cell office:value-type="string" calcext:value-type="string">
            <text:p>5 iters, 39.2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61]=&quot;FINISHED&quot;;OR([.F261]=&quot;Preproc Solved, FG skipped.&quot;; [.F26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1]=&quot;FINISHED&quot;;-1;0)+IF([.F261]=&quot;Preproc Solved, FG skipped.&quot;;1;0)+IF([.F2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otificationServiceImpl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99 / 3 / 3765</text:p>
          </table:table-cell>
          <table:table-cell office:value-type="string" calcext:value-type="string">
            <text:p>5312 / 3 / 3753</text:p>
          </table:table-cell>
          <table:table-cell office:value-type="string" calcext:value-type="string">
            <text:p>22072 / 2 / 10428</text:p>
          </table:table-cell>
          <table:table-cell office:value-type="string" calcext:value-type="string">
            <text:p>10.35 / 5.63 / 3.5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45 sec</text:p>
          </table:table-cell>
          <table:table-cell office:value-type="string" calcext:value-type="string">
            <text:p>72 / 22 / 93.2231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6 iters, 2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62]=&quot;FINISHED&quot;;OR([.F262]=&quot;Preproc Solved, FG skipped.&quot;; [.F26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2]=&quot;FINISHED&quot;;-1;0)+IF([.F262]=&quot;Preproc Solved, FG skipped.&quot;;1;0)+IF([.F2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reachq_query11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4725 / 1 / 2553</text:p>
          </table:table-cell>
          <table:table-cell office:value-type="string" calcext:value-type="string">
            <text:p>4557 / 1 / 2553</text:p>
          </table:table-cell>
          <table:table-cell office:value-type="string" calcext:value-type="string">
            <text:p>39770 / 1 / 2537</text:p>
          </table:table-cell>
          <table:table-cell office:value-type="string" calcext:value-type="string">
            <text:p>8.74 / 3.94 / 3.4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0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63]=&quot;FINISHED&quot;;OR([.F263]=&quot;Preproc Solved, FG skipped.&quot;; [.F26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3]=&quot;FINISHED&quot;;-1;0)+IF([.F263]=&quot;Preproc Solved, FG skipped.&quot;;1;0)+IF([.F26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reachq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23 / 1 / 5209</text:p>
          </table:table-cell>
          <table:table-cell office:value-type="string" calcext:value-type="string">
            <text:p>8743 / 1 / 5209</text:p>
          </table:table-cell>
          <table:table-cell office:value-type="string" calcext:value-type="string">
            <text:p>51118 / 1 / 4985</text:p>
          </table:table-cell>
          <table:table-cell office:value-type="string" calcext:value-type="string">
            <text:p>17.08 / 8.86 / 4.29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2.56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64]=&quot;FINISHED&quot;;OR([.F264]=&quot;Preproc Solved, FG skipped.&quot;; [.F26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4]=&quot;FINISHED&quot;;-1;0)+IF([.F264]=&quot;Preproc Solved, FG skipped.&quot;;1;0)+IF([.F2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reachq_query54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369 / 1 / 4496</text:p>
          </table:table-cell>
          <table:table-cell office:value-type="string" calcext:value-type="string">
            <text:p>8201 / 1 / 4496</text:p>
          </table:table-cell>
          <table:table-cell office:value-type="string" calcext:value-type="string">
            <text:p>50386 / 1 / 4513</text:p>
          </table:table-cell>
          <table:table-cell office:value-type="string" calcext:value-type="string">
            <text:p>16.53 / 8.62 / 4.8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2.66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65]=&quot;FINISHED&quot;;OR([.F265]=&quot;Preproc Solved, FG skipped.&quot;; [.F2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5]=&quot;FINISHED&quot;;-1;0)+IF([.F265]=&quot;Preproc Solved, FG skipped.&quot;;1;0)+IF([.F2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trivil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021 / 1 / 1261</text:p>
          </table:table-cell>
          <table:table-cell office:value-type="string" calcext:value-type="string">
            <text:p>1939 / 1 / 1261</text:p>
          </table:table-cell>
          <table:table-cell office:value-type="string" calcext:value-type="string">
            <text:p>6920 / 1 / 1205</text:p>
          </table:table-cell>
          <table:table-cell office:value-type="string" calcext:value-type="string">
            <text:p>2.8 / 1.84 / 0.7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0 / 10 / 144.02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0.68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10.33 / 2.29 / 6920 / 0</text:p>
          </table:table-cell>
          <table:table-cell office:value-type="float" office:value="900" calcext:value-type="float">
            <text:p>900</text:p>
          </table:table-cell>
          <table:table-cell table:formula="of:=AND([.C266]=&quot;FINISHED&quot;;OR([.F266]=&quot;Preproc Solved, FG skipped.&quot;; [.F2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6]=&quot;FINISHED&quot;;-1;0)+IF([.F266]=&quot;Preproc Solved, FG skipped.&quot;;1;0)+IF([.F2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nxquery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8 / 17 / 334</text:p>
          </table:table-cell>
          <table:table-cell office:value-type="string" calcext:value-type="string">
            <text:p>556 / 17 / 334</text:p>
          </table:table-cell>
          <table:table-cell office:value-type="string" calcext:value-type="string">
            <text:p>1647 / 17 / 326</text:p>
          </table:table-cell>
          <table:table-cell office:value-type="string" calcext:value-type="string">
            <text:p>0.8 / 0.55 / 0.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5 / 4 / 7.0651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76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67.51 / 0.08 / 1647 / 0</text:p>
          </table:table-cell>
          <table:table-cell office:value-type="float" office:value="900" calcext:value-type="float">
            <text:p>900</text:p>
          </table:table-cell>
          <table:table-cell table:formula="of:=AND([.C267]=&quot;FINISHED&quot;;OR([.F267]=&quot;Preproc Solved, FG skipped.&quot;; [.F2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7]=&quot;FINISHED&quot;;-1;0)+IF([.F267]=&quot;Preproc Solved, FG skipped.&quot;;1;0)+IF([.F267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nxquery_query50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295 / 3 / 135</text:p>
          </table:table-cell>
          <table:table-cell office:value-type="string" calcext:value-type="string">
            <text:p>241 / 3 / 135</text:p>
          </table:table-cell>
          <table:table-cell office:value-type="string" calcext:value-type="string">
            <text:p>825 / 3 / 167</text:p>
          </table:table-cell>
          <table:table-cell office:value-type="string" calcext:value-type="string">
            <text:p>0.46 / 0.3 / 0.1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9 / 3 / 3.69981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14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330.79" calcext:value-type="float">
            <text:p>330.79</text:p>
          </table:table-cell>
          <table:table-cell table:formula="of:=AND([.C268]=&quot;FINISHED&quot;;OR([.F268]=&quot;Preproc Solved, FG skipped.&quot;; [.F2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8]=&quot;FINISHED&quot;;-1;0)+IF([.F268]=&quot;Preproc Solved, FG skipped.&quot;;1;0)+IF([.F26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oski3ub5i_c0to511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111 / 1 / 61544</text:p>
          </table:table-cell>
          <table:table-cell office:value-type="string" calcext:value-type="string">
            <text:p>82638 / 1 / 61544</text:p>
          </table:table-cell>
          <table:table-cell office:value-type="string" calcext:value-type="string">
            <text:p>243053 / 3 / 114663</text:p>
          </table:table-cell>
          <table:table-cell office:value-type="string" calcext:value-type="string">
            <text:p>28.69 / 9.91 / 10.0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90.2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69]=&quot;FINISHED&quot;;OR([.F269]=&quot;Preproc Solved, FG skipped.&quot;; [.F2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69]=&quot;FINISHED&quot;;-1;0)+IF([.F269]=&quot;Preproc Solved, FG skipped.&quot;;1;0)+IF([.F26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oski3ub5i_c0to63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111 / 1 / 61096</text:p>
          </table:table-cell>
          <table:table-cell office:value-type="string" calcext:value-type="string">
            <text:p>82190 / 1 / 61096</text:p>
          </table:table-cell>
          <table:table-cell office:value-type="string" calcext:value-type="string">
            <text:p>243053 / 3 / 113764</text:p>
          </table:table-cell>
          <table:table-cell office:value-type="string" calcext:value-type="string">
            <text:p>27.92 / 10.18 / 9.8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90.3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70]=&quot;FINISHED&quot;;OR([.F270]=&quot;Preproc Solved, FG skipped.&quot;; [.F2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0]=&quot;FINISHED&quot;;-1;0)+IF([.F270]=&quot;Preproc Solved, FG skipped.&quot;;1;0)+IF([.F270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pdtpmsrotate3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91 / 4 / 587</text:p>
          </table:table-cell>
          <table:table-cell office:value-type="string" calcext:value-type="string">
            <text:p>461 / 4 / 457</text:p>
          </table:table-cell>
          <table:table-cell office:value-type="string" calcext:value-type="string">
            <text:p>1893 / 10 / 1882</text:p>
          </table:table-cell>
          <table:table-cell office:value-type="string" calcext:value-type="string">
            <text:p>0.38 / 0.28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271]=&quot;FINISHED&quot;;OR([.F271]=&quot;Preproc Solved, FG skipped.&quot;; [.F2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1]=&quot;FINISHED&quot;;-1;0)+IF([.F271]=&quot;Preproc Solved, FG skipped.&quot;;1;0)+IF([.F27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PhaseService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57 / 4.71 / 1.3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55 / 18 / 35.319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72]=&quot;FINISHED&quot;;OR([.F272]=&quot;Preproc Solved, FG skipped.&quot;; [.F2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2]=&quot;FINISHED&quot;;-1;0)+IF([.F272]=&quot;Preproc Solved, FG skipped.&quot;;1;0)+IF([.F27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pi-bus-fixpoint-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3224 / 13 / 21169</text:p>
          </table:table-cell>
          <table:table-cell office:value-type="string" calcext:value-type="string">
            <text:p>29684 / 13 / 21169</text:p>
          </table:table-cell>
          <table:table-cell office:value-type="string" calcext:value-type="string">
            <text:p>96657 / 26 / 46321</text:p>
          </table:table-cell>
          <table:table-cell office:value-type="string" calcext:value-type="string">
            <text:p>82.34 / 39.85 / 15.19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13.5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73]=&quot;FINISHED&quot;;OR([.F273]=&quot;Preproc Solved, FG skipped.&quot;; [.F2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3]=&quot;FINISHED&quot;;-1;0)+IF([.F273]=&quot;Preproc Solved, FG skipped.&quot;;1;0)+IF([.F27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8 / 17 / 386</text:p>
          </table:table-cell>
          <table:table-cell office:value-type="string" calcext:value-type="string">
            <text:p>664 / 17 / 386</text:p>
          </table:table-cell>
          <table:table-cell office:value-type="string" calcext:value-type="string">
            <text:p>1995 / 17 / 378</text:p>
          </table:table-cell>
          <table:table-cell office:value-type="string" calcext:value-type="string">
            <text:p>0.89 / 0.57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1 / 5 / 12.002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74]=&quot;FINISHED&quot;;OR([.F274]=&quot;Preproc Solved, FG skipped.&quot;; [.F2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4]=&quot;FINISHED&quot;;-1;0)+IF([.F274]=&quot;Preproc Solved, FG skipped.&quot;;1;0)+IF([.F2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2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0 / 17 / 382</text:p>
          </table:table-cell>
          <table:table-cell office:value-type="string" calcext:value-type="string">
            <text:p>656 / 17 / 382</text:p>
          </table:table-cell>
          <table:table-cell office:value-type="string" calcext:value-type="string">
            <text:p>1987 / 17 / 374</text:p>
          </table:table-cell>
          <table:table-cell office:value-type="string" calcext:value-type="string">
            <text:p>0.89 / 0.57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0 / 4 / 10.1442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41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147.14 / 0.08 / 1987 / 0</text:p>
          </table:table-cell>
          <table:table-cell office:value-type="float" office:value="900" calcext:value-type="float">
            <text:p>900</text:p>
          </table:table-cell>
          <table:table-cell table:formula="of:=AND([.C275]=&quot;FINISHED&quot;;OR([.F275]=&quot;Preproc Solved, FG skipped.&quot;; [.F2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5]=&quot;FINISHED&quot;;-1;0)+IF([.F275]=&quot;Preproc Solved, FG skipped.&quot;;1;0)+IF([.F2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2_query44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0 / 17 / 382</text:p>
          </table:table-cell>
          <table:table-cell office:value-type="string" calcext:value-type="string">
            <text:p>656 / 17 / 382</text:p>
          </table:table-cell>
          <table:table-cell office:value-type="string" calcext:value-type="string">
            <text:p>1987 / 17 / 374</text:p>
          </table:table-cell>
          <table:table-cell office:value-type="string" calcext:value-type="string">
            <text:p>0.89 / 0.57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5 / 8.8806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7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531.61 / 0.37 / 1987 / 0</text:p>
          </table:table-cell>
          <table:table-cell office:value-type="float" office:value="900" calcext:value-type="float">
            <text:p>900</text:p>
          </table:table-cell>
          <table:table-cell table:formula="of:=AND([.C276]=&quot;FINISHED&quot;;OR([.F276]=&quot;Preproc Solved, FG skipped.&quot;; [.F2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6]=&quot;FINISHED&quot;;-1;0)+IF([.F276]=&quot;Preproc Solved, FG skipped.&quot;;1;0)+IF([.F2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3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5 / 1 / 1837</text:p>
          </table:table-cell>
          <table:table-cell office:value-type="string" calcext:value-type="string">
            <text:p>3107 / 1 / 1837</text:p>
          </table:table-cell>
          <table:table-cell office:value-type="string" calcext:value-type="string">
            <text:p>10968 / 1 / 1781</text:p>
          </table:table-cell>
          <table:table-cell office:value-type="string" calcext:value-type="string">
            <text:p>2.61 / 1.18 / 1.0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132 / 19 / 221.413</text:p>
          </table:table-cell>
          <table:table-cell office:value-type="string" calcext:value-type="string">
            <text:p>0.43 sec</text:p>
          </table:table-cell>
          <table:table-cell office:value-type="string" calcext:value-type="string">
            <text:p>4 iters, 2.2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77]=&quot;FINISHED&quot;;OR([.F277]=&quot;Preproc Solved, FG skipped.&quot;; [.F2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7]=&quot;FINISHED&quot;;-1;0)+IF([.F277]=&quot;Preproc Solved, FG skipped.&quot;;1;0)+IF([.F277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query04_query25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441 / 3 / 263</text:p>
          </table:table-cell>
          <table:table-cell office:value-type="string" calcext:value-type="string">
            <text:p>375 / 3 / 263</text:p>
          </table:table-cell>
          <table:table-cell office:value-type="string" calcext:value-type="string">
            <text:p>1259 / 3 / 311</text:p>
          </table:table-cell>
          <table:table-cell office:value-type="string" calcext:value-type="string">
            <text:p>0.95 / 0.63 / 0.2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2 / 3 / 6.69218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49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272.35" calcext:value-type="float">
            <text:p>272.35</text:p>
          </table:table-cell>
          <table:table-cell table:formula="of:=AND([.C278]=&quot;FINISHED&quot;;OR([.F278]=&quot;Preproc Solved, FG skipped.&quot;; [.F2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8]=&quot;FINISHED&quot;;-1;0)+IF([.F278]=&quot;Preproc Solved, FG skipped.&quot;;1;0)+IF([.F2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4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2 / 17 / 383</text:p>
          </table:table-cell>
          <table:table-cell office:value-type="string" calcext:value-type="string">
            <text:p>658 / 17 / 383</text:p>
          </table:table-cell>
          <table:table-cell office:value-type="string" calcext:value-type="string">
            <text:p>1989 / 17 / 375</text:p>
          </table:table-cell>
          <table:table-cell office:value-type="string" calcext:value-type="string">
            <text:p>0.88 / 0.56 / 0.2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1 / 5 / 9.3649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79]=&quot;FINISHED&quot;;OR([.F279]=&quot;Preproc Solved, FG skipped.&quot;; [.F2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79]=&quot;FINISHED&quot;;-1;0)+IF([.F279]=&quot;Preproc Solved, FG skipped.&quot;;1;0)+IF([.F2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5_query3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97 / 3 / 287</text:p>
          </table:table-cell>
          <table:table-cell office:value-type="string" calcext:value-type="string">
            <text:p>531 / 3 / 287</text:p>
          </table:table-cell>
          <table:table-cell office:value-type="string" calcext:value-type="string">
            <text:p>1727 / 3 / 287</text:p>
          </table:table-cell>
          <table:table-cell office:value-type="string" calcext:value-type="string">
            <text:p>0.78 / 0.54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0 / 4 / 4.4827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80]=&quot;FINISHED&quot;;OR([.F280]=&quot;Preproc Solved, FG skipped.&quot;; [.F2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0]=&quot;FINISHED&quot;;-1;0)+IF([.F280]=&quot;Preproc Solved, FG skipped.&quot;;1;0)+IF([.F2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5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2 / 17 / 383</text:p>
          </table:table-cell>
          <table:table-cell office:value-type="string" calcext:value-type="string">
            <text:p>658 / 17 / 383</text:p>
          </table:table-cell>
          <table:table-cell office:value-type="string" calcext:value-type="string">
            <text:p>1989 / 17 / 375</text:p>
          </table:table-cell>
          <table:table-cell office:value-type="string" calcext:value-type="string">
            <text:p>0.89 / 0.5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5 / 8.72471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81]=&quot;FINISHED&quot;;OR([.F281]=&quot;Preproc Solved, FG skipped.&quot;; [.F2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1]=&quot;FINISHED&quot;;-1;0)+IF([.F281]=&quot;Preproc Solved, FG skipped.&quot;;1;0)+IF([.F2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6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81 / 1 / 1955</text:p>
          </table:table-cell>
          <table:table-cell office:value-type="string" calcext:value-type="string">
            <text:p>3263 / 1 / 1955</text:p>
          </table:table-cell>
          <table:table-cell office:value-type="string" calcext:value-type="string">
            <text:p>11250 / 1 / 1907</text:p>
          </table:table-cell>
          <table:table-cell office:value-type="string" calcext:value-type="string">
            <text:p>6.47 / 3.14 / 2.51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131 / 21 / 231.504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2.9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82]=&quot;FINISHED&quot;;OR([.F282]=&quot;Preproc Solved, FG skipped.&quot;; [.F2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2]=&quot;FINISHED&quot;;-1;0)+IF([.F282]=&quot;Preproc Solved, FG skipped.&quot;;1;0)+IF([.F2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7_query42_1344n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1 / 1 / 1837</text:p>
          </table:table-cell>
          <table:table-cell office:value-type="string" calcext:value-type="string">
            <text:p>3103 / 1 / 1837</text:p>
          </table:table-cell>
          <table:table-cell office:value-type="string" calcext:value-type="string">
            <text:p>10952 / 1 / 1781</text:p>
          </table:table-cell>
          <table:table-cell office:value-type="string" calcext:value-type="string">
            <text:p>2.54 / 1.13 / 1.0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126 / 19 / 223.017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3.4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650.37 / 1.5 / 10952 / 0</text:p>
          </table:table-cell>
          <table:table-cell office:value-type="float" office:value="900" calcext:value-type="float">
            <text:p>900</text:p>
          </table:table-cell>
          <table:table-cell table:formula="of:=AND([.C283]=&quot;FINISHED&quot;;OR([.F283]=&quot;Preproc Solved, FG skipped.&quot;; [.F2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3]=&quot;FINISHED&quot;;-1;0)+IF([.F283]=&quot;Preproc Solved, FG skipped.&quot;;1;0)+IF([.F2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8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823 / 1 / 5989</text:p>
          </table:table-cell>
          <table:table-cell office:value-type="string" calcext:value-type="string">
            <text:p>9643 / 1 / 5989</text:p>
          </table:table-cell>
          <table:table-cell office:value-type="string" calcext:value-type="string">
            <text:p>52762 / 1 / 5765</text:p>
          </table:table-cell>
          <table:table-cell office:value-type="string" calcext:value-type="string">
            <text:p>20.06 / 10.23 / 5.21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56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84]=&quot;FINISHED&quot;;OR([.F284]=&quot;Preproc Solved, FG skipped.&quot;; [.F2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4]=&quot;FINISHED&quot;;-1;0)+IF([.F284]=&quot;Preproc Solved, FG skipped.&quot;;1;0)+IF([.F2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09_query42_1344n</text:p>
          </table:table-cell>
          <table:table-cell office:value-type="string" calcext:value-type="string">
            <text:p>FAILED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829 / 1 / 5989</text:p>
          </table:table-cell>
          <table:table-cell office:value-type="string" calcext:value-type="string">
            <text:p>9649 / 1 / 5989</text:p>
          </table:table-cell>
          <table:table-cell office:value-type="string" calcext:value-type="string">
            <text:p>52774 / 1 / 5765</text:p>
          </table:table-cell>
          <table:table-cell office:value-type="string" calcext:value-type="string">
            <text:p>20.62 / 10.47 / 5.1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6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85]=&quot;FINISHED&quot;;OR([.F285]=&quot;Preproc Solved, FG skipped.&quot;; [.F2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5]=&quot;FINISHED&quot;;-1;0)+IF([.F285]=&quot;Preproc Solved, FG skipped.&quot;;1;0)+IF([.F2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10_query06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468 / 1 / 4128</text:p>
          </table:table-cell>
          <table:table-cell office:value-type="string" calcext:value-type="string">
            <text:p>7294 / 1 / 4128</text:p>
          </table:table-cell>
          <table:table-cell office:value-type="string" calcext:value-type="string">
            <text:p>39096 / 1 / 4129</text:p>
          </table:table-cell>
          <table:table-cell office:value-type="string" calcext:value-type="string">
            <text:p>35.49 / 16.76 / 13.76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2.0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86]=&quot;FINISHED&quot;;OR([.F286]=&quot;Preproc Solved, FG skipped.&quot;; [.F2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6]=&quot;FINISHED&quot;;-1;0)+IF([.F286]=&quot;Preproc Solved, FG skipped.&quot;;1;0)+IF([.F2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10_query34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333 / 1 / 3985</text:p>
          </table:table-cell>
          <table:table-cell office:value-type="string" calcext:value-type="string">
            <text:p>7165 / 1 / 3985</text:p>
          </table:table-cell>
          <table:table-cell office:value-type="string" calcext:value-type="string">
            <text:p>38914 / 1 / 3977</text:p>
          </table:table-cell>
          <table:table-cell office:value-type="string" calcext:value-type="string">
            <text:p>30.46 / 14.53 / 11.9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96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87]=&quot;FINISHED&quot;;OR([.F287]=&quot;Preproc Solved, FG skipped.&quot;; [.F2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7]=&quot;FINISHED&quot;;-1;0)+IF([.F287]=&quot;Preproc Solved, FG skipped.&quot;;1;0)+IF([.F2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10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63 / 1 / 5517</text:p>
          </table:table-cell>
          <table:table-cell office:value-type="string" calcext:value-type="string">
            <text:p>8783 / 1 / 5517</text:p>
          </table:table-cell>
          <table:table-cell office:value-type="string" calcext:value-type="string">
            <text:p>42366 / 1 / 5349</text:p>
          </table:table-cell>
          <table:table-cell office:value-type="string" calcext:value-type="string">
            <text:p>27.65 / 13.66 / 9.3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2.3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88]=&quot;FINISHED&quot;;OR([.F288]=&quot;Preproc Solved, FG skipped.&quot;; [.F2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8]=&quot;FINISHED&quot;;-1;0)+IF([.F288]=&quot;Preproc Solved, FG skipped.&quot;;1;0)+IF([.F2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10_query45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4589 / 1 / 2462</text:p>
          </table:table-cell>
          <table:table-cell office:value-type="string" calcext:value-type="string">
            <text:p>4421 / 1 / 2462</text:p>
          </table:table-cell>
          <table:table-cell office:value-type="string" calcext:value-type="string">
            <text:p>31298 / 1 / 2450</text:p>
          </table:table-cell>
          <table:table-cell office:value-type="string" calcext:value-type="string">
            <text:p>7.58 / 3.32 / 3.1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9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289]=&quot;FINISHED&quot;;OR([.F289]=&quot;Preproc Solved, FG skipped.&quot;; [.F2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89]=&quot;FINISHED&quot;;-1;0)+IF([.F289]=&quot;Preproc Solved, FG skipped.&quot;;1;0)+IF([.F2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1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4 / 17 / 678</text:p>
          </table:table-cell>
          <table:table-cell office:value-type="string" calcext:value-type="string">
            <text:p>960 / 17 / 678</text:p>
          </table:table-cell>
          <table:table-cell office:value-type="string" calcext:value-type="string">
            <text:p>2435 / 17 / 638</text:p>
          </table:table-cell>
          <table:table-cell office:value-type="string" calcext:value-type="string">
            <text:p>1.1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8 / 4 / 9.4280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90]=&quot;FINISHED&quot;;OR([.F290]=&quot;Preproc Solved, FG skipped.&quot;; [.F2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0]=&quot;FINISHED&quot;;-1;0)+IF([.F290]=&quot;Preproc Solved, FG skipped.&quot;;1;0)+IF([.F2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15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80 / 1 / 1442</text:p>
          </table:table-cell>
          <table:table-cell office:value-type="string" calcext:value-type="string">
            <text:p>2496 / 1 / 1442</text:p>
          </table:table-cell>
          <table:table-cell office:value-type="string" calcext:value-type="string">
            <text:p>7768 / 1 / 1267</text:p>
          </table:table-cell>
          <table:table-cell office:value-type="string" calcext:value-type="string">
            <text:p>3.8 / 2.29 / 1.0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74 / 14 / 148.462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3 iters, 0.59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0.74 / 0.73 / 7768 / 0</text:p>
          </table:table-cell>
          <table:table-cell office:value-type="float" office:value="900" calcext:value-type="float">
            <text:p>900</text:p>
          </table:table-cell>
          <table:table-cell table:formula="of:=AND([.C291]=&quot;FINISHED&quot;;OR([.F291]=&quot;Preproc Solved, FG skipped.&quot;; [.F2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1]=&quot;FINISHED&quot;;-1;0)+IF([.F291]=&quot;Preproc Solved, FG skipped.&quot;;1;0)+IF([.F2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21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5 / 1 / 1837</text:p>
          </table:table-cell>
          <table:table-cell office:value-type="string" calcext:value-type="string">
            <text:p>3107 / 1 / 1837</text:p>
          </table:table-cell>
          <table:table-cell office:value-type="string" calcext:value-type="string">
            <text:p>10968 / 1 / 1781</text:p>
          </table:table-cell>
          <table:table-cell office:value-type="string" calcext:value-type="string">
            <text:p>2.64 / 1.19 / 1.0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130 / 19 / 224.279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5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92]=&quot;FINISHED&quot;;OR([.F292]=&quot;Preproc Solved, FG skipped.&quot;; [.F2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2]=&quot;FINISHED&quot;;-1;0)+IF([.F292]=&quot;Preproc Solved, FG skipped.&quot;;1;0)+IF([.F2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23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running</text:p>
          </table:table-cell>
          <table:table-cell office:value-type="string" calcext:value-type="string">
            <text:p>961 / 1 / 421</text:p>
          </table:table-cell>
          <table:table-cell office:value-type="string" calcext:value-type="string">
            <text:p>879 / 1 / 421</text:p>
          </table:table-cell>
          <table:table-cell office:value-type="string" calcext:value-type="string">
            <text:p>4968 / 1 / 365</text:p>
          </table:table-cell>
          <table:table-cell office:value-type="string" calcext:value-type="string">
            <text:p>2.48 / 1.79 / 0.5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38 / 7 / 73.1144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21 sec, ONE</text:p>
          </table:table-cell>
          <table:table-cell office:value-type="string" calcext:value-type="string">
            <text:p>MUS Finished after 1 rounds</text:p>
          </table:table-cell>
          <table:table-cell office:value-type="string" calcext:value-type="string">
            <text:p>7.19 / 0.08 / 4968 / 0</text:p>
          </table:table-cell>
          <table:table-cell/>
          <table:table-cell table:formula="of:=AND([.C293]=&quot;FINISHED&quot;;OR([.F293]=&quot;Preproc Solved, FG skipped.&quot;; [.F2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3]=&quot;FINISHED&quot;;-1;0)+IF([.F293]=&quot;Preproc Solved, FG skipped.&quot;;1;0)+IF([.F2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24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5 / 1 / 713</text:p>
          </table:table-cell>
          <table:table-cell office:value-type="string" calcext:value-type="string">
            <text:p>943 / 1 / 713</text:p>
          </table:table-cell>
          <table:table-cell office:value-type="string" calcext:value-type="string">
            <text:p>1836 / 1 / 713</text:p>
          </table:table-cell>
          <table:table-cell office:value-type="string" calcext:value-type="string">
            <text:p>1.73 / 1.17 / 0.4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1 / 4 / 15.671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28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0.9 / 0.38 / 1836 / 0</text:p>
          </table:table-cell>
          <table:table-cell office:value-type="float" office:value="900" calcext:value-type="float">
            <text:p>900</text:p>
          </table:table-cell>
          <table:table-cell table:formula="of:=AND([.C294]=&quot;FINISHED&quot;;OR([.F294]=&quot;Preproc Solved, FG skipped.&quot;; [.F2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4]=&quot;FINISHED&quot;;-1;0)+IF([.F294]=&quot;Preproc Solved, FG skipped.&quot;;1;0)+IF([.F2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25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58</text:p>
          </table:table-cell>
          <table:table-cell office:value-type="string" calcext:value-type="string">
            <text:p>1.79 / 1.22 / 0.4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4 / 5 / 16.557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4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295]=&quot;FINISHED&quot;;OR([.F295]=&quot;Preproc Solved, FG skipped.&quot;; [.F2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5]=&quot;FINISHED&quot;;-1;0)+IF([.F295]=&quot;Preproc Solved, FG skipped.&quot;;1;0)+IF([.F2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26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8 / 17 / 386</text:p>
          </table:table-cell>
          <table:table-cell office:value-type="string" calcext:value-type="string">
            <text:p>664 / 17 / 386</text:p>
          </table:table-cell>
          <table:table-cell office:value-type="string" calcext:value-type="string">
            <text:p>1995 / 17 / 378</text:p>
          </table:table-cell>
          <table:table-cell office:value-type="string" calcext:value-type="string">
            <text:p>1.46 / 1.02 / 0.3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3 / 5 / 9.01997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54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65.17 / 0.23 / 1995 / 0</text:p>
          </table:table-cell>
          <table:table-cell office:value-type="float" office:value="900" calcext:value-type="float">
            <text:p>900</text:p>
          </table:table-cell>
          <table:table-cell table:formula="of:=AND([.C296]=&quot;FINISHED&quot;;OR([.F296]=&quot;Preproc Solved, FG skipped.&quot;; [.F2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6]=&quot;FINISHED&quot;;-1;0)+IF([.F296]=&quot;Preproc Solved, FG skipped.&quot;;1;0)+IF([.F29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27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0 / 17 / 382</text:p>
          </table:table-cell>
          <table:table-cell office:value-type="string" calcext:value-type="string">
            <text:p>656 / 17 / 382</text:p>
          </table:table-cell>
          <table:table-cell office:value-type="string" calcext:value-type="string">
            <text:p>1987 / 17 / 374</text:p>
          </table:table-cell>
          <table:table-cell office:value-type="string" calcext:value-type="string">
            <text:p>1.5 / 1.02 / 0.4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5 / 8.757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93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674.17 / 0.43 / 1987 / 0</text:p>
          </table:table-cell>
          <table:table-cell office:value-type="float" office:value="900" calcext:value-type="float">
            <text:p>900</text:p>
          </table:table-cell>
          <table:table-cell table:formula="of:=AND([.C297]=&quot;FINISHED&quot;;OR([.F297]=&quot;Preproc Solved, FG skipped.&quot;; [.F2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7]=&quot;FINISHED&quot;;-1;0)+IF([.F297]=&quot;Preproc Solved, FG skipped.&quot;;1;0)+IF([.F2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0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708 / 1 / 1898</text:p>
          </table:table-cell>
          <table:table-cell office:value-type="string" calcext:value-type="string">
            <text:p>2624 / 1 / 1898</text:p>
          </table:table-cell>
          <table:table-cell office:value-type="string" calcext:value-type="string">
            <text:p>7573 / 1 / 1838</text:p>
          </table:table-cell>
          <table:table-cell office:value-type="string" calcext:value-type="string">
            <text:p>3.57 / 2.28 / 0.9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81 / 10 / 166.702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0.39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9.53 / 0.48 / 7573 / 0</text:p>
          </table:table-cell>
          <table:table-cell office:value-type="float" office:value="900" calcext:value-type="float">
            <text:p>900</text:p>
          </table:table-cell>
          <table:table-cell table:formula="of:=AND([.C298]=&quot;FINISHED&quot;;OR([.F298]=&quot;Preproc Solved, FG skipped.&quot;; [.F2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8]=&quot;FINISHED&quot;;-1;0)+IF([.F298]=&quot;Preproc Solved, FG skipped.&quot;;1;0)+IF([.F298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query31_eequery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891 / 3 / 625</text:p>
          </table:table-cell>
          <table:table-cell office:value-type="string" calcext:value-type="string">
            <text:p>825 / 3 / 625</text:p>
          </table:table-cell>
          <table:table-cell office:value-type="string" calcext:value-type="string">
            <text:p>1973 / 3 / 595</text:p>
          </table:table-cell>
          <table:table-cell office:value-type="string" calcext:value-type="string">
            <text:p>1.71 / 1.13 / 0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4 / 7.40411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22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181.23" calcext:value-type="float">
            <text:p>181.23</text:p>
          </table:table-cell>
          <table:table-cell table:formula="of:=AND([.C299]=&quot;FINISHED&quot;;OR([.F299]=&quot;Preproc Solved, FG skipped.&quot;; [.F2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299]=&quot;FINISHED&quot;;-1;0)+IF([.F299]=&quot;Preproc Solved, FG skipped.&quot;;1;0)+IF([.F29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82 / 17 / 787</text:p>
          </table:table-cell>
          <table:table-cell office:value-type="string" calcext:value-type="string">
            <text:p>1108 / 17 / 787</text:p>
          </table:table-cell>
          <table:table-cell office:value-type="string" calcext:value-type="string">
            <text:p>2703 / 17 / 764</text:p>
          </table:table-cell>
          <table:table-cell office:value-type="string" calcext:value-type="string">
            <text:p>1.78 / 1.16 / 0.4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8 / 5 / 16.7456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1.0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0]=&quot;FINISHED&quot;;OR([.F300]=&quot;Preproc Solved, FG skipped.&quot;; [.F3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0]=&quot;FINISHED&quot;;-1;0)+IF([.F300]=&quot;Preproc Solved, FG skipped.&quot;;1;0)+IF([.F3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1_query50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9 / 3 / 594</text:p>
          </table:table-cell>
          <table:table-cell office:value-type="string" calcext:value-type="string">
            <text:p>793 / 3 / 594</text:p>
          </table:table-cell>
          <table:table-cell office:value-type="string" calcext:value-type="string">
            <text:p>1881 / 3 / 562</text:p>
          </table:table-cell>
          <table:table-cell office:value-type="string" calcext:value-type="string">
            <text:p>1.6 / 1.1 / 0.3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3 / 4 / 8.3262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5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1]=&quot;FINISHED&quot;;OR([.F301]=&quot;Preproc Solved, FG skipped.&quot;; [.F3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1]=&quot;FINISHED&quot;;-1;0)+IF([.F301]=&quot;Preproc Solved, FG skipped.&quot;;1;0)+IF([.F3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3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90 / 17 / 782</text:p>
          </table:table-cell>
          <table:table-cell office:value-type="string" calcext:value-type="string">
            <text:p>1116 / 17 / 782</text:p>
          </table:table-cell>
          <table:table-cell office:value-type="string" calcext:value-type="string">
            <text:p>2717 / 17 / 744</text:p>
          </table:table-cell>
          <table:table-cell office:value-type="string" calcext:value-type="string">
            <text:p>2.26 / 1.45 / 0.6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1.63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2]=&quot;FINISHED&quot;;OR([.F302]=&quot;Preproc Solved, FG skipped.&quot;; [.F3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2]=&quot;FINISHED&quot;;-1;0)+IF([.F302]=&quot;Preproc Solved, FG skipped.&quot;;1;0)+IF([.F3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3_query45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67 / 3 / 592</text:p>
          </table:table-cell>
          <table:table-cell office:value-type="string" calcext:value-type="string">
            <text:p>801 / 3 / 592</text:p>
          </table:table-cell>
          <table:table-cell office:value-type="string" calcext:value-type="string">
            <text:p>1895 / 3 / 556</text:p>
          </table:table-cell>
          <table:table-cell office:value-type="string" calcext:value-type="string">
            <text:p>1.61 / 1.11 / 0.3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3 / 4 / 6.4022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1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3]=&quot;FINISHED&quot;;OR([.F303]=&quot;Preproc Solved, FG skipped.&quot;; [.F3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3]=&quot;FINISHED&quot;;-1;0)+IF([.F303]=&quot;Preproc Solved, FG skipped.&quot;;1;0)+IF([.F3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3_query5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07 / 3 / 630</text:p>
          </table:table-cell>
          <table:table-cell office:value-type="string" calcext:value-type="string">
            <text:p>841 / 3 / 630</text:p>
          </table:table-cell>
          <table:table-cell office:value-type="string" calcext:value-type="string">
            <text:p>1995 / 3 / 606</text:p>
          </table:table-cell>
          <table:table-cell office:value-type="string" calcext:value-type="string">
            <text:p>1.72 / 1.13 / 0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5 / 4 / 7.41332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8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4]=&quot;FINISHED&quot;;OR([.F304]=&quot;Preproc Solved, FG skipped.&quot;; [.F3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4]=&quot;FINISHED&quot;;-1;0)+IF([.F304]=&quot;Preproc Solved, FG skipped.&quot;;1;0)+IF([.F3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3_query57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7 / 5 / 738</text:p>
          </table:table-cell>
          <table:table-cell office:value-type="string" calcext:value-type="string">
            <text:p>1087 / 5 / 738</text:p>
          </table:table-cell>
          <table:table-cell office:value-type="string" calcext:value-type="string">
            <text:p>2673 / 5 / 739</text:p>
          </table:table-cell>
          <table:table-cell office:value-type="string" calcext:value-type="string">
            <text:p>3.34 / 2.37 / 0.8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8 / 6 / 11.8876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2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5]=&quot;FINISHED&quot;;OR([.F305]=&quot;Preproc Solved, FG skipped.&quot;; [.F3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5]=&quot;FINISHED&quot;;-1;0)+IF([.F305]=&quot;Preproc Solved, FG skipped.&quot;;1;0)+IF([.F3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4_query11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75 / 3 / 598</text:p>
          </table:table-cell>
          <table:table-cell office:value-type="string" calcext:value-type="string">
            <text:p>809 / 3 / 598</text:p>
          </table:table-cell>
          <table:table-cell office:value-type="string" calcext:value-type="string">
            <text:p>1915 / 3 / 559</text:p>
          </table:table-cell>
          <table:table-cell office:value-type="string" calcext:value-type="string">
            <text:p>3.27 / 2.23 / 0.9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4 / 7.80737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6]=&quot;FINISHED&quot;;OR([.F306]=&quot;Preproc Solved, FG skipped.&quot;; [.F3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6]=&quot;FINISHED&quot;;-1;0)+IF([.F306]=&quot;Preproc Solved, FG skipped.&quot;;1;0)+IF([.F3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4_query42_1344n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90 / 17 / 782</text:p>
          </table:table-cell>
          <table:table-cell office:value-type="string" calcext:value-type="string">
            <text:p>1116 / 17 / 782</text:p>
          </table:table-cell>
          <table:table-cell office:value-type="string" calcext:value-type="string">
            <text:p>2717 / 17 / 744</text:p>
          </table:table-cell>
          <table:table-cell office:value-type="string" calcext:value-type="string">
            <text:p>3.49 / 2.43 / 0.8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6 / 5 / 14.2614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7]=&quot;FINISHED&quot;;OR([.F307]=&quot;Preproc Solved, FG skipped.&quot;; [.F3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7]=&quot;FINISHED&quot;;-1;0)+IF([.F307]=&quot;Preproc Solved, FG skipped.&quot;;1;0)+IF([.F307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query36_query25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891 / 3 / 625</text:p>
          </table:table-cell>
          <table:table-cell office:value-type="string" calcext:value-type="string">
            <text:p>825 / 3 / 625</text:p>
          </table:table-cell>
          <table:table-cell office:value-type="string" calcext:value-type="string">
            <text:p>1973 / 3 / 595</text:p>
          </table:table-cell>
          <table:table-cell office:value-type="string" calcext:value-type="string">
            <text:p>2.73 / 1.87 / 0.7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4 / 7.42983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22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181.03" calcext:value-type="float">
            <text:p>181.03</text:p>
          </table:table-cell>
          <table:table-cell table:formula="of:=AND([.C308]=&quot;FINISHED&quot;;OR([.F308]=&quot;Preproc Solved, FG skipped.&quot;; [.F3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8]=&quot;FINISHED&quot;;-1;0)+IF([.F308]=&quot;Preproc Solved, FG skipped.&quot;;1;0)+IF([.F3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36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82 / 17 / 785</text:p>
          </table:table-cell>
          <table:table-cell office:value-type="string" calcext:value-type="string">
            <text:p>1108 / 17 / 785</text:p>
          </table:table-cell>
          <table:table-cell office:value-type="string" calcext:value-type="string">
            <text:p>2703 / 17 / 776</text:p>
          </table:table-cell>
          <table:table-cell office:value-type="string" calcext:value-type="string">
            <text:p>1.77 / 1.1 / 0.5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2.825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0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09]=&quot;FINISHED&quot;;OR([.F309]=&quot;Preproc Solved, FG skipped.&quot;; [.F3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09]=&quot;FINISHED&quot;;-1;0)+IF([.F309]=&quot;Preproc Solved, FG skipped.&quot;;1;0)+IF([.F3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2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0043 / 1 / 6091</text:p>
          </table:table-cell>
          <table:table-cell office:value-type="string" calcext:value-type="string">
            <text:p>9863 / 1 / 6091</text:p>
          </table:table-cell>
          <table:table-cell office:value-type="string" calcext:value-type="string">
            <text:p>53216 / 1 / 5867</text:p>
          </table:table-cell>
          <table:table-cell office:value-type="string" calcext:value-type="string">
            <text:p>20.5 / 10.38 / 5.34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7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10]=&quot;FINISHED&quot;;OR([.F310]=&quot;Preproc Solved, FG skipped.&quot;; [.F3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0]=&quot;FINISHED&quot;;-1;0)+IF([.F310]=&quot;Preproc Solved, FG skipped.&quot;;1;0)+IF([.F3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2_query45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5021 / 1 / 2705</text:p>
          </table:table-cell>
          <table:table-cell office:value-type="string" calcext:value-type="string">
            <text:p>4853 / 1 / 2705</text:p>
          </table:table-cell>
          <table:table-cell office:value-type="string" calcext:value-type="string">
            <text:p>40180 / 1 / 2795</text:p>
          </table:table-cell>
          <table:table-cell office:value-type="string" calcext:value-type="string">
            <text:p>9.8 / 4.26 / 4.1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23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11]=&quot;FINISHED&quot;;OR([.F311]=&quot;Preproc Solved, FG skipped.&quot;; [.F3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1]=&quot;FINISHED&quot;;-1;0)+IF([.F311]=&quot;Preproc Solved, FG skipped.&quot;;1;0)+IF([.F3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2_query60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141 / 1 / 4835</text:p>
          </table:table-cell>
          <table:table-cell office:value-type="string" calcext:value-type="string">
            <text:p>8886 / 1 / 4835</text:p>
          </table:table-cell>
          <table:table-cell office:value-type="string" calcext:value-type="string">
            <text:p>46914 / 1 / 4835</text:p>
          </table:table-cell>
          <table:table-cell office:value-type="string" calcext:value-type="string">
            <text:p>33.42 / 17.46 / 10.3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3.1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12]=&quot;FINISHED&quot;;OR([.F312]=&quot;Preproc Solved, FG skipped.&quot;; [.F3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2]=&quot;FINISHED&quot;;-1;0)+IF([.F312]=&quot;Preproc Solved, FG skipped.&quot;;1;0)+IF([.F3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4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0043 / 1 / 6091</text:p>
          </table:table-cell>
          <table:table-cell office:value-type="string" calcext:value-type="string">
            <text:p>9863 / 1 / 6091</text:p>
          </table:table-cell>
          <table:table-cell office:value-type="string" calcext:value-type="string">
            <text:p>53216 / 1 / 5867</text:p>
          </table:table-cell>
          <table:table-cell office:value-type="string" calcext:value-type="string">
            <text:p>24.73 / 12.58 / 6.2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3.0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13]=&quot;FINISHED&quot;;OR([.F313]=&quot;Preproc Solved, FG skipped.&quot;; [.F3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3]=&quot;FINISHED&quot;;-1;0)+IF([.F313]=&quot;Preproc Solved, FG skipped.&quot;;1;0)+IF([.F3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5_query42_1344n</text:p>
          </table:table-cell>
          <table:table-cell office:value-type="string" calcext:value-type="string">
            <text:p>FAILED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58</text:p>
          </table:table-cell>
          <table:table-cell office:value-type="string" calcext:value-type="string">
            <text:p>1.1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4.138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14]=&quot;FINISHED&quot;;OR([.F314]=&quot;Preproc Solved, FG skipped.&quot;; [.F3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4]=&quot;FINISHED&quot;;-1;0)+IF([.F314]=&quot;Preproc Solved, FG skipped.&quot;;1;0)+IF([.F3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8_exquery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957 / 1 / 969</text:p>
          </table:table-cell>
          <table:table-cell office:value-type="string" calcext:value-type="string">
            <text:p>1873 / 1 / 969</text:p>
          </table:table-cell>
          <table:table-cell office:value-type="string" calcext:value-type="string">
            <text:p>7054 / 1 / 985</text:p>
          </table:table-cell>
          <table:table-cell office:value-type="string" calcext:value-type="string">
            <text:p>6.06 / 4.28 / 1.31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97 / 13 / 166.971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3.3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15]=&quot;FINISHED&quot;;OR([.F315]=&quot;Preproc Solved, FG skipped.&quot;; [.F3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5]=&quot;FINISHED&quot;;-1;0)+IF([.F315]=&quot;Preproc Solved, FG skipped.&quot;;1;0)+IF([.F31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8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935 / 1 / 6037</text:p>
          </table:table-cell>
          <table:table-cell office:value-type="string" calcext:value-type="string">
            <text:p>9755 / 1 / 6037</text:p>
          </table:table-cell>
          <table:table-cell office:value-type="string" calcext:value-type="string">
            <text:p>53006 / 1 / 5813</text:p>
          </table:table-cell>
          <table:table-cell office:value-type="string" calcext:value-type="string">
            <text:p>23.04 / 12.09 / 5.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7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16]=&quot;FINISHED&quot;;OR([.F316]=&quot;Preproc Solved, FG skipped.&quot;; [.F3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6]=&quot;FINISHED&quot;;-1;0)+IF([.F316]=&quot;Preproc Solved, FG skipped.&quot;;1;0)+IF([.F3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9_ntrivil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36 / 1 / 1273</text:p>
          </table:table-cell>
          <table:table-cell office:value-type="string" calcext:value-type="string">
            <text:p>2146 / 1 / 1273</text:p>
          </table:table-cell>
          <table:table-cell office:value-type="string" calcext:value-type="string">
            <text:p>7380 / 1 / 1525</text:p>
          </table:table-cell>
          <table:table-cell office:value-type="string" calcext:value-type="string">
            <text:p>5.06 / 3.48 / 1.3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105 / 12 / 171.342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4.0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17]=&quot;FINISHED&quot;;OR([.F317]=&quot;Preproc Solved, FG skipped.&quot;; [.F3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7]=&quot;FINISHED&quot;;-1;0)+IF([.F317]=&quot;Preproc Solved, FG skipped.&quot;;1;0)+IF([.F3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49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935 / 1 / 6038</text:p>
          </table:table-cell>
          <table:table-cell office:value-type="string" calcext:value-type="string">
            <text:p>9755 / 1 / 6038</text:p>
          </table:table-cell>
          <table:table-cell office:value-type="string" calcext:value-type="string">
            <text:p>53006 / 1 / 5815</text:p>
          </table:table-cell>
          <table:table-cell office:value-type="string" calcext:value-type="string">
            <text:p>25.48 / 12.97 / 6.7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2.81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18]=&quot;FINISHED&quot;;OR([.F318]=&quot;Preproc Solved, FG skipped.&quot;; [.F3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8]=&quot;FINISHED&quot;;-1;0)+IF([.F318]=&quot;Preproc Solved, FG skipped.&quot;;1;0)+IF([.F31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0_query06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13 / 5 / 577</text:p>
          </table:table-cell>
          <table:table-cell office:value-type="string" calcext:value-type="string">
            <text:p>843 / 5 / 577</text:p>
          </table:table-cell>
          <table:table-cell office:value-type="string" calcext:value-type="string">
            <text:p>2195 / 5 / 562</text:p>
          </table:table-cell>
          <table:table-cell office:value-type="string" calcext:value-type="string">
            <text:p>0.94 / 0.62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2 / 5 / 6.7878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19]=&quot;FINISHED&quot;;OR([.F319]=&quot;Preproc Solved, FG skipped.&quot;; [.F3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19]=&quot;FINISHED&quot;;-1;0)+IF([.F319]=&quot;Preproc Solved, FG skipped.&quot;;1;0)+IF([.F3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0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34</text:p>
          </table:table-cell>
          <table:table-cell office:value-type="string" calcext:value-type="string">
            <text:p>1.1 / 0.69 / 0.3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4 / 4 / 12.437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6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0]=&quot;FINISHED&quot;;OR([.F320]=&quot;Preproc Solved, FG skipped.&quot;; [.F3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0]=&quot;FINISHED&quot;;-1;0)+IF([.F320]=&quot;Preproc Solved, FG skipped.&quot;;1;0)+IF([.F3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4 / 17 / 678</text:p>
          </table:table-cell>
          <table:table-cell office:value-type="string" calcext:value-type="string">
            <text:p>960 / 17 / 678</text:p>
          </table:table-cell>
          <table:table-cell office:value-type="string" calcext:value-type="string">
            <text:p>2435 / 17 / 638</text:p>
          </table:table-cell>
          <table:table-cell office:value-type="string" calcext:value-type="string">
            <text:p>1.15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5 / 5 / 11.5075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1]=&quot;FINISHED&quot;;OR([.F321]=&quot;Preproc Solved, FG skipped.&quot;; [.F3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1]=&quot;FINISHED&quot;;-1;0)+IF([.F321]=&quot;Preproc Solved, FG skipped.&quot;;1;0)+IF([.F32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1_query57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01 / 5 / 641</text:p>
          </table:table-cell>
          <table:table-cell office:value-type="string" calcext:value-type="string">
            <text:p>931 / 5 / 641</text:p>
          </table:table-cell>
          <table:table-cell office:value-type="string" calcext:value-type="string">
            <text:p>2391 / 5 / 622</text:p>
          </table:table-cell>
          <table:table-cell office:value-type="string" calcext:value-type="string">
            <text:p>1.02 / 0.68 / 0.2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3 / 5 / 7.3165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1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2]=&quot;FINISHED&quot;;OR([.F322]=&quot;Preproc Solved, FG skipped.&quot;; [.F3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2]=&quot;FINISHED&quot;;-1;0)+IF([.F322]=&quot;Preproc Solved, FG skipped.&quot;;1;0)+IF([.F322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query52_query25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747 / 3 / 557</text:p>
          </table:table-cell>
          <table:table-cell office:value-type="string" calcext:value-type="string">
            <text:p>681 / 3 / 557</text:p>
          </table:table-cell>
          <table:table-cell office:value-type="string" calcext:value-type="string">
            <text:p>1709 / 3 / 606</text:p>
          </table:table-cell>
          <table:table-cell office:value-type="string" calcext:value-type="string">
            <text:p>1.74 / 1.12 / 0.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0 / 3 / 8.31986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63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62.45" calcext:value-type="float">
            <text:p>62.45</text:p>
          </table:table-cell>
          <table:table-cell table:formula="of:=AND([.C323]=&quot;FINISHED&quot;;OR([.F323]=&quot;Preproc Solved, FG skipped.&quot;; [.F3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3]=&quot;FINISHED&quot;;-1;0)+IF([.F323]=&quot;Preproc Solved, FG skipped.&quot;;1;0)+IF([.F3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2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8 / 17 / 669</text:p>
          </table:table-cell>
          <table:table-cell office:value-type="string" calcext:value-type="string">
            <text:p>964 / 17 / 669</text:p>
          </table:table-cell>
          <table:table-cell office:value-type="string" calcext:value-type="string">
            <text:p>2439 / 17 / 651</text:p>
          </table:table-cell>
          <table:table-cell office:value-type="string" calcext:value-type="string">
            <text:p>1.09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7 / 5 / 11.5227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4]=&quot;FINISHED&quot;;OR([.F324]=&quot;Preproc Solved, FG skipped.&quot;; [.F3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4]=&quot;FINISHED&quot;;-1;0)+IF([.F324]=&quot;Preproc Solved, FG skipped.&quot;;1;0)+IF([.F3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4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62 / 17 / 810</text:p>
          </table:table-cell>
          <table:table-cell office:value-type="string" calcext:value-type="string">
            <text:p>1188 / 17 / 810</text:p>
          </table:table-cell>
          <table:table-cell office:value-type="string" calcext:value-type="string">
            <text:p>2897 / 17 / 788</text:p>
          </table:table-cell>
          <table:table-cell office:value-type="string" calcext:value-type="string">
            <text:p>1.27 / 0.82 / 0.3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29 / 6 / 13.749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7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5]=&quot;FINISHED&quot;;OR([.F325]=&quot;Preproc Solved, FG skipped.&quot;; [.F3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5]=&quot;FINISHED&quot;;-1;0)+IF([.F325]=&quot;Preproc Solved, FG skipped.&quot;;1;0)+IF([.F3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4_query58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20 / 5 / 683</text:p>
          </table:table-cell>
          <table:table-cell office:value-type="string" calcext:value-type="string">
            <text:p>1035 / 5 / 683</text:p>
          </table:table-cell>
          <table:table-cell office:value-type="string" calcext:value-type="string">
            <text:p>2463 / 5 / 616</text:p>
          </table:table-cell>
          <table:table-cell office:value-type="string" calcext:value-type="string">
            <text:p>1.1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6 / 7.4251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4.4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6]=&quot;FINISHED&quot;;OR([.F326]=&quot;Preproc Solved, FG skipped.&quot;; [.F3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6]=&quot;FINISHED&quot;;-1;0)+IF([.F326]=&quot;Preproc Solved, FG skipped.&quot;;1;0)+IF([.F3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5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46 / 17 / 762</text:p>
          </table:table-cell>
          <table:table-cell office:value-type="string" calcext:value-type="string">
            <text:p>1072 / 17 / 762</text:p>
          </table:table-cell>
          <table:table-cell office:value-type="string" calcext:value-type="string">
            <text:p>2663 / 17 / 779</text:p>
          </table:table-cell>
          <table:table-cell office:value-type="string" calcext:value-type="string">
            <text:p>1.84 / 1.21 / 0.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7 / 5 / 11.031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7]=&quot;FINISHED&quot;;OR([.F327]=&quot;Preproc Solved, FG skipped.&quot;; [.F3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7]=&quot;FINISHED&quot;;-1;0)+IF([.F327]=&quot;Preproc Solved, FG skipped.&quot;;1;0)+IF([.F3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7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461 / 1 / 1983</text:p>
          </table:table-cell>
          <table:table-cell office:value-type="string" calcext:value-type="string">
            <text:p>3343 / 1 / 1983</text:p>
          </table:table-cell>
          <table:table-cell office:value-type="string" calcext:value-type="string">
            <text:p>11438 / 1 / 1918</text:p>
          </table:table-cell>
          <table:table-cell office:value-type="string" calcext:value-type="string">
            <text:p>4.23 / 2.01 / 1.7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32 sec</text:p>
          </table:table-cell>
          <table:table-cell office:value-type="string" calcext:value-type="string">
            <text:p>138 / 21 / 220.292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4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8]=&quot;FINISHED&quot;;OR([.F328]=&quot;Preproc Solved, FG skipped.&quot;; [.F3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8]=&quot;FINISHED&quot;;-1;0)+IF([.F328]=&quot;Preproc Solved, FG skipped.&quot;;1;0)+IF([.F3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58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59 / 1 / 2041</text:p>
          </table:table-cell>
          <table:table-cell office:value-type="string" calcext:value-type="string">
            <text:p>3423 / 1 / 2041</text:p>
          </table:table-cell>
          <table:table-cell office:value-type="string" calcext:value-type="string">
            <text:p>12636 / 1 / 1983</text:p>
          </table:table-cell>
          <table:table-cell office:value-type="string" calcext:value-type="string">
            <text:p>6.11 / 3.0 / 2.3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158 / 21 / 289.313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4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29]=&quot;FINISHED&quot;;OR([.F329]=&quot;Preproc Solved, FG skipped.&quot;; [.F3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29]=&quot;FINISHED&quot;;-1;0)+IF([.F329]=&quot;Preproc Solved, FG skipped.&quot;;1;0)+IF([.F3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0_query10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780 / 1 / 1664</text:p>
          </table:table-cell>
          <table:table-cell office:value-type="string" calcext:value-type="string">
            <text:p>2647 / 1 / 1664</text:p>
          </table:table-cell>
          <table:table-cell office:value-type="string" calcext:value-type="string">
            <text:p>8936 / 1 / 1656</text:p>
          </table:table-cell>
          <table:table-cell office:value-type="string" calcext:value-type="string">
            <text:p>8.38 / 5.89 / 1.8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118 / 14 / 113.796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3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0]=&quot;FINISHED&quot;;OR([.F330]=&quot;Preproc Solved, FG skipped.&quot;; [.F3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0]=&quot;FINISHED&quot;;-1;0)+IF([.F330]=&quot;Preproc Solved, FG skipped.&quot;;1;0)+IF([.F3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0_query33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055 / 1 / 1568</text:p>
          </table:table-cell>
          <table:table-cell office:value-type="string" calcext:value-type="string">
            <text:p>2929 / 1 / 1568</text:p>
          </table:table-cell>
          <table:table-cell office:value-type="string" calcext:value-type="string">
            <text:p>11638 / 1 / 1615</text:p>
          </table:table-cell>
          <table:table-cell office:value-type="string" calcext:value-type="string">
            <text:p>3.56 / 1.7 / 1.3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134 / 20 / 246.904</text:p>
          </table:table-cell>
          <table:table-cell office:value-type="string" calcext:value-type="string">
            <text:p>0.53 sec</text:p>
          </table:table-cell>
          <table:table-cell office:value-type="string" calcext:value-type="string">
            <text:p>4 iters, 4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1]=&quot;FINISHED&quot;;OR([.F331]=&quot;Preproc Solved, FG skipped.&quot;; [.F3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1]=&quot;FINISHED&quot;;-1;0)+IF([.F331]=&quot;Preproc Solved, FG skipped.&quot;;1;0)+IF([.F33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0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35 / 1 / 2017</text:p>
          </table:table-cell>
          <table:table-cell office:value-type="string" calcext:value-type="string">
            <text:p>3399 / 1 / 2017</text:p>
          </table:table-cell>
          <table:table-cell office:value-type="string" calcext:value-type="string">
            <text:p>12608 / 1 / 1955</text:p>
          </table:table-cell>
          <table:table-cell office:value-type="string" calcext:value-type="string">
            <text:p>5.69 / 2.71 / 2.2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149 / 20 / 304.984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3.4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2]=&quot;FINISHED&quot;;OR([.F332]=&quot;Preproc Solved, FG skipped.&quot;; [.F3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2]=&quot;FINISHED&quot;;-1;0)+IF([.F332]=&quot;Preproc Solved, FG skipped.&quot;;1;0)+IF([.F33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0_query44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35 / 1 / 2017</text:p>
          </table:table-cell>
          <table:table-cell office:value-type="string" calcext:value-type="string">
            <text:p>3399 / 1 / 2017</text:p>
          </table:table-cell>
          <table:table-cell office:value-type="string" calcext:value-type="string">
            <text:p>12608 / 1 / 1951</text:p>
          </table:table-cell>
          <table:table-cell office:value-type="string" calcext:value-type="string">
            <text:p>4.3 / 1.96 / 1.7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151 / 20 / 282.407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3.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3]=&quot;FINISHED&quot;;OR([.F333]=&quot;Preproc Solved, FG skipped.&quot;; [.F3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3]=&quot;FINISHED&quot;;-1;0)+IF([.F333]=&quot;Preproc Solved, FG skipped.&quot;;1;0)+IF([.F33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0_query45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71 / 1 / 1166</text:p>
          </table:table-cell>
          <table:table-cell office:value-type="string" calcext:value-type="string">
            <text:p>2145 / 1 / 1166</text:p>
          </table:table-cell>
          <table:table-cell office:value-type="string" calcext:value-type="string">
            <text:p>9342 / 1 / 1155</text:p>
          </table:table-cell>
          <table:table-cell office:value-type="string" calcext:value-type="string">
            <text:p>5.08 / 3.56 / 1.1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143 / 15 / 243.861</text:p>
          </table:table-cell>
          <table:table-cell office:value-type="string" calcext:value-type="string">
            <text:p>0.51 sec</text:p>
          </table:table-cell>
          <table:table-cell office:value-type="string" calcext:value-type="string">
            <text:p>4 iters, 5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4]=&quot;FINISHED&quot;;OR([.F334]=&quot;Preproc Solved, FG skipped.&quot;; [.F3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4]=&quot;FINISHED&quot;;-1;0)+IF([.F334]=&quot;Preproc Solved, FG skipped.&quot;;1;0)+IF([.F33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4_query01_1344n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57 / 3 / 415</text:p>
          </table:table-cell>
          <table:table-cell office:value-type="string" calcext:value-type="string">
            <text:p>597 / 3 / 415</text:p>
          </table:table-cell>
          <table:table-cell office:value-type="string" calcext:value-type="string">
            <text:p>1113 / 3 / 386</text:p>
          </table:table-cell>
          <table:table-cell office:value-type="string" calcext:value-type="string">
            <text:p>1.09 / 0.67 / 0.3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3 / 4 / 2.6300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2.9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5]=&quot;FINISHED&quot;;OR([.F335]=&quot;Preproc Solved, FG skipped.&quot;; [.F3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5]=&quot;FINISHED&quot;;-1;0)+IF([.F335]=&quot;Preproc Solved, FG skipped.&quot;;1;0)+IF([.F33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4_query11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1 / 3 / 698</text:p>
          </table:table-cell>
          <table:table-cell office:value-type="string" calcext:value-type="string">
            <text:p>1021 / 3 / 698</text:p>
          </table:table-cell>
          <table:table-cell office:value-type="string" calcext:value-type="string">
            <text:p>2621 / 3 / 691</text:p>
          </table:table-cell>
          <table:table-cell office:value-type="string" calcext:value-type="string">
            <text:p>1.69 / 1.09 / 0.4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38 / 6 / 12.4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5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6]=&quot;FINISHED&quot;;OR([.F336]=&quot;Preproc Solved, FG skipped.&quot;; [.F3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6]=&quot;FINISHED&quot;;-1;0)+IF([.F336]=&quot;Preproc Solved, FG skipped.&quot;;1;0)+IF([.F33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64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26 / 17 / 901</text:p>
          </table:table-cell>
          <table:table-cell office:value-type="string" calcext:value-type="string">
            <text:p>1328 / 17 / 901</text:p>
          </table:table-cell>
          <table:table-cell office:value-type="string" calcext:value-type="string">
            <text:p>3423 / 17 / 866</text:p>
          </table:table-cell>
          <table:table-cell office:value-type="string" calcext:value-type="string">
            <text:p>2.28 / 1.45 / 0.6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2 / 6 / 23.1792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4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7]=&quot;FINISHED&quot;;OR([.F337]=&quot;Preproc Solved, FG skipped.&quot;; [.F3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7]=&quot;FINISHED&quot;;-1;0)+IF([.F337]=&quot;Preproc Solved, FG skipped.&quot;;1;0)+IF([.F33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71_query3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69 / 1 / 1512</text:p>
          </table:table-cell>
          <table:table-cell office:value-type="string" calcext:value-type="string">
            <text:p>2761 / 1 / 1512</text:p>
          </table:table-cell>
          <table:table-cell office:value-type="string" calcext:value-type="string">
            <text:p>10224 / 1 / 1592</text:p>
          </table:table-cell>
          <table:table-cell office:value-type="string" calcext:value-type="string">
            <text:p>4.51 / 2.93 / 1.1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116 / 18 / 176.16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2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8]=&quot;FINISHED&quot;;OR([.F338]=&quot;Preproc Solved, FG skipped.&quot;; [.F3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8]=&quot;FINISHED&quot;;-1;0)+IF([.F338]=&quot;Preproc Solved, FG skipped.&quot;;1;0)+IF([.F3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71_query34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01 / 1 / 1509</text:p>
          </table:table-cell>
          <table:table-cell office:value-type="string" calcext:value-type="string">
            <text:p>2793 / 1 / 1509</text:p>
          </table:table-cell>
          <table:table-cell office:value-type="string" calcext:value-type="string">
            <text:p>10280 / 1 / 1581</text:p>
          </table:table-cell>
          <table:table-cell office:value-type="string" calcext:value-type="string">
            <text:p>8.03 / 5.44 / 1.8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121 / 18 / 165.214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6 iters, 5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39]=&quot;FINISHED&quot;;OR([.F339]=&quot;Preproc Solved, FG skipped.&quot;; [.F3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39]=&quot;FINISHED&quot;;-1;0)+IF([.F339]=&quot;Preproc Solved, FG skipped.&quot;;1;0)+IF([.F3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71_query36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69 / 1 / 1505</text:p>
          </table:table-cell>
          <table:table-cell office:value-type="string" calcext:value-type="string">
            <text:p>2761 / 1 / 1505</text:p>
          </table:table-cell>
          <table:table-cell office:value-type="string" calcext:value-type="string">
            <text:p>10224 / 1 / 1573</text:p>
          </table:table-cell>
          <table:table-cell office:value-type="string" calcext:value-type="string">
            <text:p>4.56 / 2.98 / 1.1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116 / 17 / 173.972</text:p>
          </table:table-cell>
          <table:table-cell office:value-type="string" calcext:value-type="string">
            <text:p>0.41 sec</text:p>
          </table:table-cell>
          <table:table-cell office:value-type="string" calcext:value-type="string">
            <text:p>4 iters, 5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40]=&quot;FINISHED&quot;;OR([.F340]=&quot;Preproc Solved, FG skipped.&quot;; [.F3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40]=&quot;FINISHED&quot;;-1;0)+IF([.F340]=&quot;Preproc Solved, FG skipped.&quot;;1;0)+IF([.F3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query7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81 / 1 / 1954</text:p>
          </table:table-cell>
          <table:table-cell office:value-type="string" calcext:value-type="string">
            <text:p>3263 / 1 / 1954</text:p>
          </table:table-cell>
          <table:table-cell office:value-type="string" calcext:value-type="string">
            <text:p>11250 / 1 / 1899</text:p>
          </table:table-cell>
          <table:table-cell office:value-type="string" calcext:value-type="string">
            <text:p>6.5 / 3.17 / 2.52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133 / 20 / 203.417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3.9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41]=&quot;FINISHED&quot;;OR([.F341]=&quot;Preproc Solved, FG skipped.&quot;; [.F3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41]=&quot;FINISHED&quot;;-1;0)+IF([.F341]=&quot;Preproc Solved, FG skipped.&quot;;1;0)+IF([.F3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2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70 / 12 / 1610</text:p>
          </table:table-cell>
          <table:table-cell office:value-type="string" calcext:value-type="string">
            <text:p>2314 / 12 / 1610</text:p>
          </table:table-cell>
          <table:table-cell office:value-type="string" calcext:value-type="string">
            <text:p>6905 / 12 / 3974</text:p>
          </table:table-cell>
          <table:table-cell office:value-type="string" calcext:value-type="string">
            <text:p>1.42 / 0.82 / 0.4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8 / 12 / 9.75571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42]=&quot;FINISHED&quot;;OR([.F342]=&quot;Preproc Solved, FG skipped.&quot;; [.F34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2]=&quot;FINISHED&quot;;-1;0)+IF([.F342]=&quot;Preproc Solved, FG skipped.&quot;;1;0)+IF([.F34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1_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624 / 20 / 6604</text:p>
          </table:table-cell>
          <table:table-cell office:value-type="string" calcext:value-type="string">
            <text:p>6112 / 20 / 6092</text:p>
          </table:table-cell>
          <table:table-cell office:value-type="string" calcext:value-type="string">
            <text:p>17297 / 20 / 17276</text:p>
          </table:table-cell>
          <table:table-cell office:value-type="string" calcext:value-type="string">
            <text:p>1.6 / 1.09 / 0.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43]=&quot;FINISHED&quot;;OR([.F343]=&quot;Preproc Solved, FG skipped.&quot;; [.F34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3]=&quot;FINISHED&quot;;-1;0)+IF([.F343]=&quot;Preproc Solved, FG skipped.&quot;;1;0)+IF([.F34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1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618 / 20 / 6598</text:p>
          </table:table-cell>
          <table:table-cell office:value-type="string" calcext:value-type="string">
            <text:p>6106 / 20 / 6086</text:p>
          </table:table-cell>
          <table:table-cell office:value-type="string" calcext:value-type="string">
            <text:p>17273 / 20 / 17252</text:p>
          </table:table-cell>
          <table:table-cell office:value-type="string" calcext:value-type="string">
            <text:p>1.73 / 1.12 / 0.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44]=&quot;FINISHED&quot;;OR([.F344]=&quot;Preproc Solved, FG skipped.&quot;; [.F34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4]=&quot;FINISHED&quot;;-1;0)+IF([.F344]=&quot;Preproc Solved, FG skipped.&quot;;1;0)+IF([.F3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4_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949 / 10 / 2939</text:p>
          </table:table-cell>
          <table:table-cell office:value-type="string" calcext:value-type="string">
            <text:p>2693 / 10 / 2683</text:p>
          </table:table-cell>
          <table:table-cell office:value-type="string" calcext:value-type="string">
            <text:p>7917 / 10 / 7906</text:p>
          </table:table-cell>
          <table:table-cell office:value-type="string" calcext:value-type="string">
            <text:p>0.76 / 0.53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45]=&quot;FINISHED&quot;;OR([.F345]=&quot;Preproc Solved, FG skipped.&quot;; [.F34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5]=&quot;FINISHED&quot;;-1;0)+IF([.F345]=&quot;Preproc Solved, FG skipped.&quot;;1;0)+IF([.F3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4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946 / 10 / 2936</text:p>
          </table:table-cell>
          <table:table-cell office:value-type="string" calcext:value-type="string">
            <text:p>2690 / 10 / 2680</text:p>
          </table:table-cell>
          <table:table-cell office:value-type="string" calcext:value-type="string">
            <text:p>7905 / 10 / 7894</text:p>
          </table:table-cell>
          <table:table-cell office:value-type="string" calcext:value-type="string">
            <text:p>0.75 / 0.53 / 0.1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46]=&quot;FINISHED&quot;;OR([.F346]=&quot;Preproc Solved, FG skipped.&quot;; [.F3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46]=&quot;FINISHED&quot;;-1;0)+IF([.F346]=&quot;Preproc Solved, FG skipped.&quot;;1;0)+IF([.F3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5_signed_6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78 / 22 / 3087</text:p>
          </table:table-cell>
          <table:table-cell office:value-type="string" calcext:value-type="string">
            <text:p>4766 / 22 / 3087</text:p>
          </table:table-cell>
          <table:table-cell office:value-type="string" calcext:value-type="string">
            <text:p>15114 / 22 / 7609</text:p>
          </table:table-cell>
          <table:table-cell office:value-type="string" calcext:value-type="string">
            <text:p>14.86 / 9.12 / 4.46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43 sec</text:p>
          </table:table-cell>
          <table:table-cell office:value-type="string" calcext:value-type="string">
            <text:p>124 / 27 / 49.4943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3.6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47]=&quot;FINISHED&quot;;OR([.F347]=&quot;Preproc Solved, FG skipped.&quot;; [.F34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7]=&quot;FINISHED&quot;;-1;0)+IF([.F347]=&quot;Preproc Solved, FG skipped.&quot;;1;0)+IF([.F3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5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69 / 20 / 5249</text:p>
          </table:table-cell>
          <table:table-cell office:value-type="string" calcext:value-type="string">
            <text:p>4757 / 20 / 4737</text:p>
          </table:table-cell>
          <table:table-cell office:value-type="string" calcext:value-type="string">
            <text:p>15071 / 20 / 15050</text:p>
          </table:table-cell>
          <table:table-cell office:value-type="string" calcext:value-type="string">
            <text:p>1.54 / 0.96 / 0.3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48]=&quot;FINISHED&quot;;OR([.F348]=&quot;Preproc Solved, FG skipped.&quot;; [.F34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8]=&quot;FINISHED&quot;;-1;0)+IF([.F348]=&quot;Preproc Solved, FG skipped.&quot;;1;0)+IF([.F3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8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47 / 2 / 645</text:p>
          </table:table-cell>
          <table:table-cell office:value-type="string" calcext:value-type="string">
            <text:p>519 / 2 / 517</text:p>
          </table:table-cell>
          <table:table-cell office:value-type="string" calcext:value-type="string">
            <text:p>1613 / 2 / 1610</text:p>
          </table:table-cell>
          <table:table-cell office:value-type="string" calcext:value-type="string">
            <text:p>2.61 / 1.75 / 0.75</text:p>
          </table:table-cell>
          <table:table-cell office:value-type="string" calcext:value-type="string">
            <text:p>PreProc-ed 15 rounds</text:p>
          </table:table-cell>
          <table:table-cell table:number-columns-repeated="7"/>
          <table:table-cell table:formula="of:=AND([.C349]=&quot;FINISHED&quot;;OR([.F349]=&quot;Preproc Solved, FG skipped.&quot;; [.F34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49]=&quot;FINISHED&quot;;-1;0)+IF([.F349]=&quot;Preproc Solved, FG skipped.&quot;;1;0)+IF([.F3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38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45 / 2 / 643</text:p>
          </table:table-cell>
          <table:table-cell office:value-type="string" calcext:value-type="string">
            <text:p>517 / 2 / 515</text:p>
          </table:table-cell>
          <table:table-cell office:value-type="string" calcext:value-type="string">
            <text:p>1605 / 2 / 1602</text:p>
          </table:table-cell>
          <table:table-cell office:value-type="string" calcext:value-type="string">
            <text:p>2.87 / 1.95 / 0.8</text:p>
          </table:table-cell>
          <table:table-cell office:value-type="string" calcext:value-type="string">
            <text:p>PreProc-ed 16 rounds</text:p>
          </table:table-cell>
          <table:table-cell table:number-columns-repeated="7"/>
          <table:table-cell table:formula="of:=AND([.C350]=&quot;FINISHED&quot;;OR([.F350]=&quot;Preproc Solved, FG skipped.&quot;; [.F35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50]=&quot;FINISHED&quot;;-1;0)+IF([.F350]=&quot;Preproc Solved, FG skipped.&quot;;1;0)+IF([.F3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41_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822 / 24 / 6798</text:p>
          </table:table-cell>
          <table:table-cell office:value-type="string" calcext:value-type="string">
            <text:p>6182 / 24 / 6158</text:p>
          </table:table-cell>
          <table:table-cell office:value-type="string" calcext:value-type="string">
            <text:p>17451 / 30 / 17420</text:p>
          </table:table-cell>
          <table:table-cell office:value-type="string" calcext:value-type="string">
            <text:p>1.94 / 1.14 / 0.6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51]=&quot;FINISHED&quot;;OR([.F351]=&quot;Preproc Solved, FG skipped.&quot;; [.F35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51]=&quot;FINISHED&quot;;-1;0)+IF([.F351]=&quot;Preproc Solved, FG skipped.&quot;;1;0)+IF([.F35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41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816 / 24 / 6792</text:p>
          </table:table-cell>
          <table:table-cell office:value-type="string" calcext:value-type="string">
            <text:p>6176 / 24 / 6152</text:p>
          </table:table-cell>
          <table:table-cell office:value-type="string" calcext:value-type="string">
            <text:p>17427 / 30 / 17396</text:p>
          </table:table-cell>
          <table:table-cell office:value-type="string" calcext:value-type="string">
            <text:p>1.99 / 1.13 / 0.6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52]=&quot;FINISHED&quot;;OR([.F352]=&quot;Preproc Solved, FG skipped.&quot;; [.F3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52]=&quot;FINISHED&quot;;-1;0)+IF([.F352]=&quot;Preproc Solved, FG skipped.&quot;;1;0)+IF([.F3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48_signed_6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852 / 22 / 3558</text:p>
          </table:table-cell>
          <table:table-cell office:value-type="string" calcext:value-type="string">
            <text:p>5212 / 22 / 3558</text:p>
          </table:table-cell>
          <table:table-cell office:value-type="string" calcext:value-type="string">
            <text:p>16146 / 22 / 8562</text:p>
          </table:table-cell>
          <table:table-cell office:value-type="string" calcext:value-type="string">
            <text:p>8.08 / 4.81 / 2.55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41 sec</text:p>
          </table:table-cell>
          <table:table-cell office:value-type="string" calcext:value-type="string">
            <text:p>106 / 30 / 48.216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3 iters, 2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53]=&quot;FINISHED&quot;;OR([.F353]=&quot;Preproc Solved, FG skipped.&quot;; [.F3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53]=&quot;FINISHED&quot;;-1;0)+IF([.F353]=&quot;Preproc Solved, FG skipped.&quot;;1;0)+IF([.F353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rankfunc48_unsigned_1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78 / 22 / 1456</text:p>
          </table:table-cell>
          <table:table-cell office:value-type="string" calcext:value-type="string">
            <text:p>1318 / 22 / 1296</text:p>
          </table:table-cell>
          <table:table-cell office:value-type="string" calcext:value-type="string">
            <text:p>4026 / 22 / 4003</text:p>
          </table:table-cell>
          <table:table-cell office:value-type="string" calcext:value-type="string">
            <text:p>0.4 / 0.28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54]=&quot;FINISHED&quot;;OR([.F354]=&quot;Preproc Solved, FG skipped.&quot;; [.F3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54]=&quot;FINISHED&quot;;-1;0)+IF([.F354]=&quot;Preproc Solved, FG skipped.&quot;;1;0)+IF([.F354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rankfunc48_unsigned_6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846 / 24 / 5822</text:p>
          </table:table-cell>
          <table:table-cell office:value-type="string" calcext:value-type="string">
            <text:p>5206 / 24 / 5182</text:p>
          </table:table-cell>
          <table:table-cell office:value-type="string" calcext:value-type="string">
            <text:p>16122 / 31 / 16090</text:p>
          </table:table-cell>
          <table:table-cell office:value-type="string" calcext:value-type="string">
            <text:p>3.15 / 1.85 / 1.0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355]=&quot;FINISHED&quot;;OR([.F355]=&quot;Preproc Solved, FG skipped.&quot;; [.F3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55]=&quot;FINISHED&quot;;-1;0)+IF([.F355]=&quot;Preproc Solved, FG skipped.&quot;;1;0)+IF([.F35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49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54 / 12 / 1850</text:p>
          </table:table-cell>
          <table:table-cell office:value-type="string" calcext:value-type="string">
            <text:p>2770 / 12 / 1850</text:p>
          </table:table-cell>
          <table:table-cell office:value-type="string" calcext:value-type="string">
            <text:p>8460 / 12 / 4779</text:p>
          </table:table-cell>
          <table:table-cell office:value-type="string" calcext:value-type="string">
            <text:p>1.77 / 1.0 / 0.5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99 / 18 / 14.209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56]=&quot;FINISHED&quot;;OR([.F356]=&quot;Preproc Solved, FG skipped.&quot;; [.F3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56]=&quot;FINISHED&quot;;-1;0)+IF([.F356]=&quot;Preproc Solved, FG skipped.&quot;;1;0)+IF([.F35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49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51 / 12 / 1848</text:p>
          </table:table-cell>
          <table:table-cell office:value-type="string" calcext:value-type="string">
            <text:p>2767 / 12 / 1848</text:p>
          </table:table-cell>
          <table:table-cell office:value-type="string" calcext:value-type="string">
            <text:p>8449 / 12 / 4698</text:p>
          </table:table-cell>
          <table:table-cell office:value-type="string" calcext:value-type="string">
            <text:p>1.93 / 1.07 / 0.6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106 / 18 / 18.7698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 iters, 1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57]=&quot;FINISHED&quot;;OR([.F357]=&quot;Preproc Solved, FG skipped.&quot;; [.F35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57]=&quot;FINISHED&quot;;-1;0)+IF([.F357]=&quot;Preproc Solved, FG skipped.&quot;;1;0)+IF([.F3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1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167 / 16 / 4151</text:p>
          </table:table-cell>
          <table:table-cell office:value-type="string" calcext:value-type="string">
            <text:p>3783 / 16 / 3767</text:p>
          </table:table-cell>
          <table:table-cell office:value-type="string" calcext:value-type="string">
            <text:p>11076 / 16 / 11059</text:p>
          </table:table-cell>
          <table:table-cell office:value-type="string" calcext:value-type="string">
            <text:p>1.13 / 0.71 / 0.2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58]=&quot;FINISHED&quot;;OR([.F358]=&quot;Preproc Solved, FG skipped.&quot;; [.F35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58]=&quot;FINISHED&quot;;-1;0)+IF([.F358]=&quot;Preproc Solved, FG skipped.&quot;;1;0)+IF([.F35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1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162 / 16 / 4146</text:p>
          </table:table-cell>
          <table:table-cell office:value-type="string" calcext:value-type="string">
            <text:p>3778 / 16 / 3762</text:p>
          </table:table-cell>
          <table:table-cell office:value-type="string" calcext:value-type="string">
            <text:p>11056 / 16 / 11039</text:p>
          </table:table-cell>
          <table:table-cell office:value-type="string" calcext:value-type="string">
            <text:p>1.13 / 0.71 / 0.2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59]=&quot;FINISHED&quot;;OR([.F359]=&quot;Preproc Solved, FG skipped.&quot;; [.F3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59]=&quot;FINISHED&quot;;-1;0)+IF([.F359]=&quot;Preproc Solved, FG skipped.&quot;;1;0)+IF([.F3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2_signed_6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19 / 10 / 2323</text:p>
          </table:table-cell>
          <table:table-cell office:value-type="string" calcext:value-type="string">
            <text:p>3535 / 10 / 2323</text:p>
          </table:table-cell>
          <table:table-cell office:value-type="string" calcext:value-type="string">
            <text:p>10629 / 10 / 5108</text:p>
          </table:table-cell>
          <table:table-cell office:value-type="string" calcext:value-type="string">
            <text:p>2.53 / 1.52 / 0.7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73 / 21 / 27.3065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3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60]=&quot;FINISHED&quot;;OR([.F360]=&quot;Preproc Solved, FG skipped.&quot;; [.F3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60]=&quot;FINISHED&quot;;-1;0)+IF([.F360]=&quot;Preproc Solved, FG skipped.&quot;;1;0)+IF([.F3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2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17 / 10 / 2321</text:p>
          </table:table-cell>
          <table:table-cell office:value-type="string" calcext:value-type="string">
            <text:p>3533 / 10 / 2321</text:p>
          </table:table-cell>
          <table:table-cell office:value-type="string" calcext:value-type="string">
            <text:p>10621 / 10 / 5098</text:p>
          </table:table-cell>
          <table:table-cell office:value-type="string" calcext:value-type="string">
            <text:p>2.48 / 1.47 / 0.7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71 / 21 / 27.9662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2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61]=&quot;FINISHED&quot;;OR([.F361]=&quot;Preproc Solved, FG skipped.&quot;; [.F36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61]=&quot;FINISHED&quot;;-1;0)+IF([.F361]=&quot;Preproc Solved, FG skipped.&quot;;1;0)+IF([.F3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3_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16 / 10 / 3406</text:p>
          </table:table-cell>
          <table:table-cell office:value-type="string" calcext:value-type="string">
            <text:p>3032 / 10 / 3022</text:p>
          </table:table-cell>
          <table:table-cell office:value-type="string" calcext:value-type="string">
            <text:p>8419 / 10 / 8408</text:p>
          </table:table-cell>
          <table:table-cell office:value-type="string" calcext:value-type="string">
            <text:p>0.88 / 0.6 / 0.1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62]=&quot;FINISHED&quot;;OR([.F362]=&quot;Preproc Solved, FG skipped.&quot;; [.F36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62]=&quot;FINISHED&quot;;-1;0)+IF([.F362]=&quot;Preproc Solved, FG skipped.&quot;;1;0)+IF([.F3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3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14 / 10 / 3404</text:p>
          </table:table-cell>
          <table:table-cell office:value-type="string" calcext:value-type="string">
            <text:p>3030 / 10 / 3020</text:p>
          </table:table-cell>
          <table:table-cell office:value-type="string" calcext:value-type="string">
            <text:p>8411 / 10 / 8400</text:p>
          </table:table-cell>
          <table:table-cell office:value-type="string" calcext:value-type="string">
            <text:p>0.88 / 0.6 / 0.1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63]=&quot;FINISHED&quot;;OR([.F363]=&quot;Preproc Solved, FG skipped.&quot;; [.F36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63]=&quot;FINISHED&quot;;-1;0)+IF([.F363]=&quot;Preproc Solved, FG skipped.&quot;;1;0)+IF([.F36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4_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78 / 22 / 5256</text:p>
          </table:table-cell>
          <table:table-cell office:value-type="string" calcext:value-type="string">
            <text:p>4766 / 22 / 4744</text:p>
          </table:table-cell>
          <table:table-cell office:value-type="string" calcext:value-type="string">
            <text:p>13934 / 22 / 13911</text:p>
          </table:table-cell>
          <table:table-cell office:value-type="string" calcext:value-type="string">
            <text:p>1.54 / 0.88 / 0.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64]=&quot;FINISHED&quot;;OR([.F364]=&quot;Preproc Solved, FG skipped.&quot;; [.F36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64]=&quot;FINISHED&quot;;-1;0)+IF([.F364]=&quot;Preproc Solved, FG skipped.&quot;;1;0)+IF([.F3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4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66 / 22 / 5244</text:p>
          </table:table-cell>
          <table:table-cell office:value-type="string" calcext:value-type="string">
            <text:p>4754 / 22 / 4732</text:p>
          </table:table-cell>
          <table:table-cell office:value-type="string" calcext:value-type="string">
            <text:p>13886 / 22 / 13863</text:p>
          </table:table-cell>
          <table:table-cell office:value-type="string" calcext:value-type="string">
            <text:p>1.54 / 0.88 / 0.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65]=&quot;FINISHED&quot;;OR([.F365]=&quot;Preproc Solved, FG skipped.&quot;; [.F3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65]=&quot;FINISHED&quot;;-1;0)+IF([.F365]=&quot;Preproc Solved, FG skipped.&quot;;1;0)+IF([.F3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5_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315 / 8 / 1421</text:p>
          </table:table-cell>
          <table:table-cell office:value-type="string" calcext:value-type="string">
            <text:p>2059 / 8 / 1421</text:p>
          </table:table-cell>
          <table:table-cell office:value-type="string" calcext:value-type="string">
            <text:p>6215 / 8 / 3486</text:p>
          </table:table-cell>
          <table:table-cell office:value-type="string" calcext:value-type="string">
            <text:p>1.34 / 0.8 / 0.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3 / 12 / 10.1203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1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66]=&quot;FINISHED&quot;;OR([.F366]=&quot;Preproc Solved, FG skipped.&quot;; [.F3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66]=&quot;FINISHED&quot;;-1;0)+IF([.F366]=&quot;Preproc Solved, FG skipped.&quot;;1;0)+IF([.F3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5_unsigned_3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61 / 8 / 714</text:p>
          </table:table-cell>
          <table:table-cell office:value-type="string" calcext:value-type="string">
            <text:p>1033 / 8 / 714</text:p>
          </table:table-cell>
          <table:table-cell office:value-type="string" calcext:value-type="string">
            <text:p>3103 / 8 / 1715</text:p>
          </table:table-cell>
          <table:table-cell office:value-type="string" calcext:value-type="string">
            <text:p>0.78 / 0.47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7 / 6 / 2.2165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3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67]=&quot;FINISHED&quot;;OR([.F367]=&quot;Preproc Solved, FG skipped.&quot;; [.F3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67]=&quot;FINISHED&quot;;-1;0)+IF([.F367]=&quot;Preproc Solved, FG skipped.&quot;;1;0)+IF([.F36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5_unsigned_6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313 / 8 / 1418</text:p>
          </table:table-cell>
          <table:table-cell office:value-type="string" calcext:value-type="string">
            <text:p>2057 / 8 / 1418</text:p>
          </table:table-cell>
          <table:table-cell office:value-type="string" calcext:value-type="string">
            <text:p>6207 / 8 / 3411</text:p>
          </table:table-cell>
          <table:table-cell office:value-type="string" calcext:value-type="string">
            <text:p>1.24 / 0.75 / 0.3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6 / 12 / 8.37874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68]=&quot;FINISHED&quot;;OR([.F368]=&quot;Preproc Solved, FG skipped.&quot;; [.F3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68]=&quot;FINISHED&quot;;-1;0)+IF([.F368]=&quot;Preproc Solved, FG skipped.&quot;;1;0)+IF([.F368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56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8 / 8 / 1037</text:p>
          </table:table-cell>
          <table:table-cell office:value-type="string" calcext:value-type="string">
            <text:p>1552 / 8 / 1037</text:p>
          </table:table-cell>
          <table:table-cell office:value-type="string" calcext:value-type="string">
            <text:p>4630 / 8 / 2645</text:p>
          </table:table-cell>
          <table:table-cell office:value-type="string" calcext:value-type="string">
            <text:p>0.95 / 0.59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16 / 9 / 5.0773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69]=&quot;FINISHED&quot;;OR([.F369]=&quot;Preproc Solved, FG skipped.&quot;; [.F3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69]=&quot;FINISHED&quot;;-1;0)+IF([.F369]=&quot;Preproc Solved, FG skipped.&quot;;1;0)+IF([.F36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56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6 / 8 / 1039</text:p>
          </table:table-cell>
          <table:table-cell office:value-type="string" calcext:value-type="string">
            <text:p>1550 / 8 / 1039</text:p>
          </table:table-cell>
          <table:table-cell office:value-type="string" calcext:value-type="string">
            <text:p>4623 / 8 / 2706</text:p>
          </table:table-cell>
          <table:table-cell office:value-type="string" calcext:value-type="string">
            <text:p>1.22 / 0.66 / 0.4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117 / 10 / 5.9950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0]=&quot;FINISHED&quot;;OR([.F370]=&quot;Preproc Solved, FG skipped.&quot;; [.F3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0]=&quot;FINISHED&quot;;-1;0)+IF([.F370]=&quot;Preproc Solved, FG skipped.&quot;;1;0)+IF([.F37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7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30 / 10 / 2128</text:p>
          </table:table-cell>
          <table:table-cell office:value-type="string" calcext:value-type="string">
            <text:p>3146 / 10 / 2128</text:p>
          </table:table-cell>
          <table:table-cell office:value-type="string" calcext:value-type="string">
            <text:p>9655 / 10 / 5086</text:p>
          </table:table-cell>
          <table:table-cell office:value-type="string" calcext:value-type="string">
            <text:p>2.08 / 1.2 / 0.6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5 / 18 / 20.7202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4 iters, 5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1]=&quot;FINISHED&quot;;OR([.F371]=&quot;Preproc Solved, FG skipped.&quot;; [.F3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1]=&quot;FINISHED&quot;;-1;0)+IF([.F371]=&quot;Preproc Solved, FG skipped.&quot;;1;0)+IF([.F37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8_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18 / 12 / 2459</text:p>
          </table:table-cell>
          <table:table-cell office:value-type="string" calcext:value-type="string">
            <text:p>3606 / 12 / 2459</text:p>
          </table:table-cell>
          <table:table-cell office:value-type="string" calcext:value-type="string">
            <text:p>10770 / 12 / 5631</text:p>
          </table:table-cell>
          <table:table-cell office:value-type="string" calcext:value-type="string">
            <text:p>2.68 / 1.45 / 0.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134 / 20 / 22.822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2]=&quot;FINISHED&quot;;OR([.F372]=&quot;Preproc Solved, FG skipped.&quot;; [.F3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2]=&quot;FINISHED&quot;;-1;0)+IF([.F372]=&quot;Preproc Solved, FG skipped.&quot;;1;0)+IF([.F37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58_unsigned_6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16 / 12 / 2458</text:p>
          </table:table-cell>
          <table:table-cell office:value-type="string" calcext:value-type="string">
            <text:p>3604 / 12 / 2458</text:p>
          </table:table-cell>
          <table:table-cell office:value-type="string" calcext:value-type="string">
            <text:p>10763 / 12 / 5552</text:p>
          </table:table-cell>
          <table:table-cell office:value-type="string" calcext:value-type="string">
            <text:p>2.8 / 1.54 / 0.9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134 / 23 / 28.6645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6.6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3]=&quot;FINISHED&quot;;OR([.F373]=&quot;Preproc Solved, FG skipped.&quot;; [.F3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3]=&quot;FINISHED&quot;;-1;0)+IF([.F373]=&quot;Preproc Solved, FG skipped.&quot;;1;0)+IF([.F37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59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45 / 14 / 3040</text:p>
          </table:table-cell>
          <table:table-cell office:value-type="string" calcext:value-type="string">
            <text:p>4505 / 14 / 3040</text:p>
          </table:table-cell>
          <table:table-cell office:value-type="string" calcext:value-type="string">
            <text:p>13523 / 14 / 7048</text:p>
          </table:table-cell>
          <table:table-cell office:value-type="string" calcext:value-type="string">
            <text:p>3.19 / 1.78 / 1.1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153 / 27 / 36.9418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1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4]=&quot;FINISHED&quot;;OR([.F374]=&quot;Preproc Solved, FG skipped.&quot;; [.F3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4]=&quot;FINISHED&quot;;-1;0)+IF([.F374]=&quot;Preproc Solved, FG skipped.&quot;;1;0)+IF([.F374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59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43 / 14 / 3039</text:p>
          </table:table-cell>
          <table:table-cell office:value-type="string" calcext:value-type="string">
            <text:p>4503 / 14 / 3039</text:p>
          </table:table-cell>
          <table:table-cell office:value-type="string" calcext:value-type="string">
            <text:p>13516 / 14 / 6967</text:p>
          </table:table-cell>
          <table:table-cell office:value-type="string" calcext:value-type="string">
            <text:p>3.35 / 1.86 / 1.1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7 sec</text:p>
          </table:table-cell>
          <table:table-cell office:value-type="string" calcext:value-type="string">
            <text:p>156 / 27 / 40.1753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2.4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5]=&quot;FINISHED&quot;;OR([.F375]=&quot;Preproc Solved, FG skipped.&quot;; [.F3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5]=&quot;FINISHED&quot;;-1;0)+IF([.F375]=&quot;Preproc Solved, FG skipped.&quot;;1;0)+IF([.F37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rankfunc60_unsigned_3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96 / 10 / 846</text:p>
          </table:table-cell>
          <table:table-cell office:value-type="string" calcext:value-type="string">
            <text:p>1104 / 10 / 846</text:p>
          </table:table-cell>
          <table:table-cell office:value-type="string" calcext:value-type="string">
            <text:p>3271 / 10 / 2246</text:p>
          </table:table-cell>
          <table:table-cell office:value-type="string" calcext:value-type="string">
            <text:p>0.74 / 0.48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0 / 7 / 2.13477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0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6]=&quot;FINISHED&quot;;OR([.F376]=&quot;Preproc Solved, FG skipped.&quot;; [.F3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6]=&quot;FINISHED&quot;;-1;0)+IF([.F376]=&quot;Preproc Solved, FG skipped.&quot;;1;0)+IF([.F3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61_signed_6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304 / 12 / 2486</text:p>
          </table:table-cell>
          <table:table-cell office:value-type="string" calcext:value-type="string">
            <text:p>3920 / 12 / 2486</text:p>
          </table:table-cell>
          <table:table-cell office:value-type="string" calcext:value-type="string">
            <text:p>12162 / 12 / 5377</text:p>
          </table:table-cell>
          <table:table-cell office:value-type="string" calcext:value-type="string">
            <text:p>2.92 / 1.74 / 0.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75 / 22 / 36.2469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3 iters, 3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77]=&quot;FINISHED&quot;;OR([.F377]=&quot;Preproc Solved, FG skipped.&quot;; [.F37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77]=&quot;FINISHED&quot;;-1;0)+IF([.F377]=&quot;Preproc Solved, FG skipped.&quot;;1;0)+IF([.F3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ankfunc61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298 / 10 / 4288</text:p>
          </table:table-cell>
          <table:table-cell office:value-type="string" calcext:value-type="string">
            <text:p>3914 / 10 / 3904</text:p>
          </table:table-cell>
          <table:table-cell office:value-type="string" calcext:value-type="string">
            <text:p>12134 / 10 / 12123</text:p>
          </table:table-cell>
          <table:table-cell office:value-type="string" calcext:value-type="string">
            <text:p>1.15 / 0.79 / 0.1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78]=&quot;FINISHED&quot;;OR([.F378]=&quot;Preproc Solved, FG skipped.&quot;; [.F3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8]=&quot;FINISHED&quot;;-1;0)+IF([.F378]=&quot;Preproc Solved, FG skipped.&quot;;1;0)+IF([.F3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reachqu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87 / 1 / 5529</text:p>
          </table:table-cell>
          <table:table-cell office:value-type="string" calcext:value-type="string">
            <text:p>8807 / 1 / 5529</text:p>
          </table:table-cell>
          <table:table-cell office:value-type="string" calcext:value-type="string">
            <text:p>42390 / 1 / 5361</text:p>
          </table:table-cell>
          <table:table-cell office:value-type="string" calcext:value-type="string">
            <text:p>20.79 / 10.26 / 7.1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2.1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379]=&quot;FINISHED&quot;;OR([.F379]=&quot;Preproc Solved, FG skipped.&quot;; [.F3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79]=&quot;FINISHED&quot;;-1;0)+IF([.F379]=&quot;Preproc Solved, FG skipped.&quot;;1;0)+IF([.F37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dlx-fixpoint-1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41 / 0 / 823</text:p>
          </table:table-cell>
          <table:table-cell office:value-type="string" calcext:value-type="string">
            <text:p>926 / 0 / 823</text:p>
          </table:table-cell>
          <table:table-cell office:value-type="string" calcext:value-type="string">
            <text:p>2972 / 0 / 1903</text:p>
          </table:table-cell>
          <table:table-cell office:value-type="string" calcext:value-type="string">
            <text:p>1.05 / 0.69 / 0.2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0 / 4 / 5.70068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6 iters, 0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0]=&quot;FINISHED&quot;;OR([.F380]=&quot;Preproc Solved, FG skipped.&quot;; [.F3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0]=&quot;FINISHED&quot;;-1;0)+IF([.F380]=&quot;Preproc Solved, FG skipped.&quot;;1;0)+IF([.F3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1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737 / 0 / 14254</text:p>
          </table:table-cell>
          <table:table-cell office:value-type="string" calcext:value-type="string">
            <text:p>16956 / 0 / 14254</text:p>
          </table:table-cell>
          <table:table-cell office:value-type="string" calcext:value-type="string">
            <text:p>52856 / 0 / 30872</text:p>
          </table:table-cell>
          <table:table-cell office:value-type="string" calcext:value-type="string">
            <text:p>23.86 / 12.47 / 8.5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37 sec</text:p>
          </table:table-cell>
          <table:table-cell office:value-type="string" calcext:value-type="string">
            <text:p>291 / 44 / 289.539</text:p>
          </table:table-cell>
          <table:table-cell office:value-type="string" calcext:value-type="string">
            <text:p>0.65 sec</text:p>
          </table:table-cell>
          <table:table-cell office:value-type="string" calcext:value-type="string">
            <text:p>4 iters, 4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1]=&quot;FINISHED&quot;;OR([.F381]=&quot;Preproc Solved, FG skipped.&quot;; [.F3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1]=&quot;FINISHED&quot;;-1;0)+IF([.F381]=&quot;Preproc Solved, FG skipped.&quot;;1;0)+IF([.F38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dlx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97 / 0 / 2487</text:p>
          </table:table-cell>
          <table:table-cell office:value-type="string" calcext:value-type="string">
            <text:p>2708 / 0 / 2487</text:p>
          </table:table-cell>
          <table:table-cell office:value-type="string" calcext:value-type="string">
            <text:p>8512 / 0 / 6382</text:p>
          </table:table-cell>
          <table:table-cell office:value-type="string" calcext:value-type="string">
            <text:p>2.85 / 1.85 / 0.7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36 / 6 / 10.6022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0.4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2]=&quot;FINISHED&quot;;OR([.F382]=&quot;Preproc Solved, FG skipped.&quot;; [.F3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2]=&quot;FINISHED&quot;;-1;0)+IF([.F382]=&quot;Preproc Solved, FG skipped.&quot;;1;0)+IF([.F3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607 / 0 / 5633</text:p>
          </table:table-cell>
          <table:table-cell office:value-type="string" calcext:value-type="string">
            <text:p>6270 / 0 / 5633</text:p>
          </table:table-cell>
          <table:table-cell office:value-type="string" calcext:value-type="string">
            <text:p>19598 / 0 / 13713</text:p>
          </table:table-cell>
          <table:table-cell office:value-type="string" calcext:value-type="string">
            <text:p>6.59 / 4.4 / 1.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79 / 13 / 39.5506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1.3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3]=&quot;FINISHED&quot;;OR([.F383]=&quot;Preproc Solved, FG skipped.&quot;; [.F3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3]=&quot;FINISHED&quot;;-1;0)+IF([.F383]=&quot;Preproc Solved, FG skipped.&quot;;1;0)+IF([.F3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462 / 0 / 6799</text:p>
          </table:table-cell>
          <table:table-cell office:value-type="string" calcext:value-type="string">
            <text:p>8051 / 0 / 6799</text:p>
          </table:table-cell>
          <table:table-cell office:value-type="string" calcext:value-type="string">
            <text:p>25141 / 0 / 14810</text:p>
          </table:table-cell>
          <table:table-cell office:value-type="string" calcext:value-type="string">
            <text:p>11.31 / 5.91 / 3.9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133 / 22 / 84.8893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1.9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4]=&quot;FINISHED&quot;;OR([.F384]=&quot;Preproc Solved, FG skipped.&quot;; [.F3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4]=&quot;FINISHED&quot;;-1;0)+IF([.F384]=&quot;Preproc Solved, FG skipped.&quot;;1;0)+IF([.F3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17 / 0 / 8295</text:p>
          </table:table-cell>
          <table:table-cell office:value-type="string" calcext:value-type="string">
            <text:p>9832 / 0 / 8295</text:p>
          </table:table-cell>
          <table:table-cell office:value-type="string" calcext:value-type="string">
            <text:p>30684 / 0 / 18062</text:p>
          </table:table-cell>
          <table:table-cell office:value-type="string" calcext:value-type="string">
            <text:p>13.57 / 7.13 / 4.77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4 sec</text:p>
          </table:table-cell>
          <table:table-cell office:value-type="string" calcext:value-type="string">
            <text:p>186 / 26 / 110.126</text:p>
          </table:table-cell>
          <table:table-cell office:value-type="string" calcext:value-type="string">
            <text:p>0.37 sec</text:p>
          </table:table-cell>
          <table:table-cell office:value-type="string" calcext:value-type="string">
            <text:p>5 iters, 2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5]=&quot;FINISHED&quot;;OR([.F385]=&quot;Preproc Solved, FG skipped.&quot;; [.F3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5]=&quot;FINISHED&quot;;-1;0)+IF([.F385]=&quot;Preproc Solved, FG skipped.&quot;;1;0)+IF([.F3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172 / 0 / 9774</text:p>
          </table:table-cell>
          <table:table-cell office:value-type="string" calcext:value-type="string">
            <text:p>11613 / 0 / 9774</text:p>
          </table:table-cell>
          <table:table-cell office:value-type="string" calcext:value-type="string">
            <text:p>36227 / 0 / 21225</text:p>
          </table:table-cell>
          <table:table-cell office:value-type="string" calcext:value-type="string">
            <text:p>18.13 / 9.25 / 6.9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6 sec</text:p>
          </table:table-cell>
          <table:table-cell office:value-type="string" calcext:value-type="string">
            <text:p>198 / 30 / 158.56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 iters, 2.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6]=&quot;FINISHED&quot;;OR([.F386]=&quot;Preproc Solved, FG skipped.&quot;; [.F3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6]=&quot;FINISHED&quot;;-1;0)+IF([.F386]=&quot;Preproc Solved, FG skipped.&quot;;1;0)+IF([.F3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027 / 0 / 11273</text:p>
          </table:table-cell>
          <table:table-cell office:value-type="string" calcext:value-type="string">
            <text:p>13394 / 0 / 11273</text:p>
          </table:table-cell>
          <table:table-cell office:value-type="string" calcext:value-type="string">
            <text:p>41770 / 0 / 24465</text:p>
          </table:table-cell>
          <table:table-cell office:value-type="string" calcext:value-type="string">
            <text:p>21.12 / 11.11 / 7.5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2 sec</text:p>
          </table:table-cell>
          <table:table-cell office:value-type="string" calcext:value-type="string">
            <text:p>209 / 34 / 195.145</text:p>
          </table:table-cell>
          <table:table-cell office:value-type="string" calcext:value-type="string">
            <text:p>0.49 sec</text:p>
          </table:table-cell>
          <table:table-cell office:value-type="string" calcext:value-type="string">
            <text:p>5 iters, 2.9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7]=&quot;FINISHED&quot;;OR([.F387]=&quot;Preproc Solved, FG skipped.&quot;; [.F3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87]=&quot;FINISHED&quot;;-1;0)+IF([.F387]=&quot;Preproc Solved, FG skipped.&quot;;1;0)+IF([.F3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dlx-fixpoint-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882 / 0 / 12760</text:p>
          </table:table-cell>
          <table:table-cell office:value-type="string" calcext:value-type="string">
            <text:p>15175 / 0 / 12760</text:p>
          </table:table-cell>
          <table:table-cell office:value-type="string" calcext:value-type="string">
            <text:p>47313 / 0 / 27667</text:p>
          </table:table-cell>
          <table:table-cell office:value-type="string" calcext:value-type="string">
            <text:p>21.22 / 11.27 / 7.4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17 sec</text:p>
          </table:table-cell>
          <table:table-cell office:value-type="string" calcext:value-type="string">
            <text:p>249 / 41 / 231.838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6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88]=&quot;FINISHED&quot;;OR([.F388]=&quot;Preproc Solved, FG skipped.&quot;; [.F38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88]=&quot;FINISHED&quot;;-1;0)+IF([.F388]=&quot;Preproc Solved, FG skipped.&quot;;1;0)+IF([.F3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10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71 / 0 / 171</text:p>
          </table:table-cell>
          <table:table-cell office:value-type="string" calcext:value-type="string">
            <text:p>139 / 0 / 139</text:p>
          </table:table-cell>
          <table:table-cell office:value-type="string" calcext:value-type="string">
            <text:p>414 / 0 / 413</text:p>
          </table:table-cell>
          <table:table-cell office:value-type="string" calcext:value-type="string">
            <text:p>0.14 / 0.09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89]=&quot;FINISHED&quot;;OR([.F389]=&quot;Preproc Solved, FG skipped.&quot;; [.F38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89]=&quot;FINISHED&quot;;-1;0)+IF([.F389]=&quot;Preproc Solved, FG skipped.&quot;;1;0)+IF([.F3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3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 / 0 / 52</text:p>
          </table:table-cell>
          <table:table-cell office:value-type="string" calcext:value-type="string">
            <text:p>41 / 0 / 41</text:p>
          </table:table-cell>
          <table:table-cell office:value-type="string" calcext:value-type="string">
            <text:p>120 / 0 / 119</text:p>
          </table:table-cell>
          <table:table-cell office:value-type="string" calcext:value-type="string">
            <text:p>0.1 / 0.05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0]=&quot;FINISHED&quot;;OR([.F390]=&quot;Preproc Solved, FG skipped.&quot;; [.F39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0]=&quot;FINISHED&quot;;-1;0)+IF([.F390]=&quot;Preproc Solved, FG skipped.&quot;;1;0)+IF([.F3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9 / 0 / 69</text:p>
          </table:table-cell>
          <table:table-cell office:value-type="string" calcext:value-type="string">
            <text:p>55 / 0 / 55</text:p>
          </table:table-cell>
          <table:table-cell office:value-type="string" calcext:value-type="string">
            <text:p>162 / 0 / 161</text:p>
          </table:table-cell>
          <table:table-cell office:value-type="string" calcext:value-type="string">
            <text:p>0.1 / 0.05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1]=&quot;FINISHED&quot;;OR([.F391]=&quot;Preproc Solved, FG skipped.&quot;; [.F39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1]=&quot;FINISHED&quot;;-1;0)+IF([.F391]=&quot;Preproc Solved, FG skipped.&quot;;1;0)+IF([.F3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5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86 / 0 / 86</text:p>
          </table:table-cell>
          <table:table-cell office:value-type="string" calcext:value-type="string">
            <text:p>69 / 0 / 69</text:p>
          </table:table-cell>
          <table:table-cell office:value-type="string" calcext:value-type="string">
            <text:p>204 / 0 / 203</text:p>
          </table:table-cell>
          <table:table-cell office:value-type="string" calcext:value-type="string">
            <text:p>0.1 / 0.05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2]=&quot;FINISHED&quot;;OR([.F392]=&quot;Preproc Solved, FG skipped.&quot;; [.F39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2]=&quot;FINISHED&quot;;-1;0)+IF([.F392]=&quot;Preproc Solved, FG skipped.&quot;;1;0)+IF([.F3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6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03 / 0 / 103</text:p>
          </table:table-cell>
          <table:table-cell office:value-type="string" calcext:value-type="string">
            <text:p>83 / 0 / 83</text:p>
          </table:table-cell>
          <table:table-cell office:value-type="string" calcext:value-type="string">
            <text:p>246 / 0 / 245</text:p>
          </table:table-cell>
          <table:table-cell office:value-type="string" calcext:value-type="string">
            <text:p>0.1 / 0.05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3]=&quot;FINISHED&quot;;OR([.F393]=&quot;Preproc Solved, FG skipped.&quot;; [.F39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3]=&quot;FINISHED&quot;;-1;0)+IF([.F393]=&quot;Preproc Solved, FG skipped.&quot;;1;0)+IF([.F3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8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37 / 0 / 137</text:p>
          </table:table-cell>
          <table:table-cell office:value-type="string" calcext:value-type="string">
            <text:p>111 / 0 / 111</text:p>
          </table:table-cell>
          <table:table-cell office:value-type="string" calcext:value-type="string">
            <text:p>330 / 0 / 329</text:p>
          </table:table-cell>
          <table:table-cell office:value-type="string" calcext:value-type="string">
            <text:p>0.14 / 0.09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4]=&quot;FINISHED&quot;;OR([.F394]=&quot;Preproc Solved, FG skipped.&quot;; [.F39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4]=&quot;FINISHED&quot;;-1;0)+IF([.F394]=&quot;Preproc Solved, FG skipped.&quot;;1;0)+IF([.F3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bug1-fixpoint-9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54 / 0 / 154</text:p>
          </table:table-cell>
          <table:table-cell office:value-type="string" calcext:value-type="string">
            <text:p>125 / 0 / 125</text:p>
          </table:table-cell>
          <table:table-cell office:value-type="string" calcext:value-type="string">
            <text:p>372 / 0 / 371</text:p>
          </table:table-cell>
          <table:table-cell office:value-type="string" calcext:value-type="string">
            <text:p>0.14 / 0.09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5]=&quot;FINISHED&quot;;OR([.F395]=&quot;Preproc Solved, FG skipped.&quot;; [.F39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5]=&quot;FINISHED&quot;;-1;0)+IF([.F395]=&quot;Preproc Solved, FG skipped.&quot;;1;0)+IF([.F3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dyn-partition-fixpoint-1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87 / 0 / 71</text:p>
          </table:table-cell>
          <table:table-cell office:value-type="string" calcext:value-type="string">
            <text:p>71 / 0 / 71</text:p>
          </table:table-cell>
          <table:table-cell office:value-type="string" calcext:value-type="string">
            <text:p>221 / 0 / 220</text:p>
          </table:table-cell>
          <table:table-cell office:value-type="string" calcext:value-type="string">
            <text:p>0.1 / 0.05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396]=&quot;FINISHED&quot;;OR([.F396]=&quot;Preproc Solved, FG skipped.&quot;; [.F3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96]=&quot;FINISHED&quot;;-1;0)+IF([.F396]=&quot;Preproc Solved, FG skipped.&quot;;1;0)+IF([.F39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dyn-partition-fixpoint-10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24 / 0 / 946</text:p>
          </table:table-cell>
          <table:table-cell office:value-type="string" calcext:value-type="string">
            <text:p>1036 / 0 / 946</text:p>
          </table:table-cell>
          <table:table-cell office:value-type="string" calcext:value-type="string">
            <text:p>3231 / 0 / 2474</text:p>
          </table:table-cell>
          <table:table-cell office:value-type="string" calcext:value-type="string">
            <text:p>2.85 / 1.8 / 0.8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/ 2 / 1.46438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2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397]=&quot;FINISHED&quot;;OR([.F397]=&quot;Preproc Solved, FG skipped.&quot;; [.F39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7]=&quot;FINISHED&quot;;-1;0)+IF([.F397]=&quot;Preproc Solved, FG skipped.&quot;;1;0)+IF([.F3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dyn-partition-fixpoint-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04 / 0 / 180</text:p>
          </table:table-cell>
          <table:table-cell office:value-type="string" calcext:value-type="string">
            <text:p>180 / 0 / 180</text:p>
          </table:table-cell>
          <table:table-cell office:value-type="string" calcext:value-type="string">
            <text:p>559 / 0 / 558</text:p>
          </table:table-cell>
          <table:table-cell office:value-type="string" calcext:value-type="string">
            <text:p>0.27 / 0.18 / 0.08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398]=&quot;FINISHED&quot;;OR([.F398]=&quot;Preproc Solved, FG skipped.&quot;; [.F39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398]=&quot;FINISHED&quot;;-1;0)+IF([.F398]=&quot;Preproc Solved, FG skipped.&quot;;1;0)+IF([.F39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dyn-partition-fixpoint-3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19 / 0 / 287</text:p>
          </table:table-cell>
          <table:table-cell office:value-type="string" calcext:value-type="string">
            <text:p>287 / 0 / 287</text:p>
          </table:table-cell>
          <table:table-cell office:value-type="string" calcext:value-type="string">
            <text:p>893 / 0 / 892</text:p>
          </table:table-cell>
          <table:table-cell office:value-type="string" calcext:value-type="string">
            <text:p>0.44 / 0.28 / 0.13</text:p>
          </table:table-cell>
          <table:table-cell office:value-type="string" calcext:value-type="string">
            <text:p>PreProc-ed 3 rounds</text:p>
          </table:table-cell>
          <table:table-cell table:number-columns-repeated="7"/>
          <table:table-cell table:formula="of:=AND([.C399]=&quot;FINISHED&quot;;OR([.F399]=&quot;Preproc Solved, FG skipped.&quot;; [.F3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399]=&quot;FINISHED&quot;;-1;0)+IF([.F399]=&quot;Preproc Solved, FG skipped.&quot;;1;0)+IF([.F39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dyn-partition-fixpoint-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34 / 0 / 373</text:p>
          </table:table-cell>
          <table:table-cell office:value-type="string" calcext:value-type="string">
            <text:p>394 / 0 / 373</text:p>
          </table:table-cell>
          <table:table-cell office:value-type="string" calcext:value-type="string">
            <text:p>1227 / 0 / 1061</text:p>
          </table:table-cell>
          <table:table-cell office:value-type="string" calcext:value-type="string">
            <text:p>0.84 / 0.53 / 0.27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2 / 2 / 0.122274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4 iters, 0.0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0]=&quot;FINISHED&quot;;OR([.F400]=&quot;Preproc Solved, FG skipped.&quot;; [.F4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0]=&quot;FINISHED&quot;;-1;0)+IF([.F400]=&quot;Preproc Solved, FG skipped.&quot;;1;0)+IF([.F400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dyn-partition-fixpoint-5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9 / 0 / 468</text:p>
          </table:table-cell>
          <table:table-cell office:value-type="string" calcext:value-type="string">
            <text:p>501 / 0 / 468</text:p>
          </table:table-cell>
          <table:table-cell office:value-type="string" calcext:value-type="string">
            <text:p>1561 / 0 / 1292</text:p>
          </table:table-cell>
          <table:table-cell office:value-type="string" calcext:value-type="string">
            <text:p>1.14 / 0.76 / 0.32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2 / 2 / 0.388354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3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1]=&quot;FINISHED&quot;;OR([.F401]=&quot;Preproc Solved, FG skipped.&quot;; [.F4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1]=&quot;FINISHED&quot;;-1;0)+IF([.F401]=&quot;Preproc Solved, FG skipped.&quot;;1;0)+IF([.F40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dyn-partition-fixpoint-6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64 / 0 / 564</text:p>
          </table:table-cell>
          <table:table-cell office:value-type="string" calcext:value-type="string">
            <text:p>608 / 0 / 564</text:p>
          </table:table-cell>
          <table:table-cell office:value-type="string" calcext:value-type="string">
            <text:p>1895 / 0 / 1528</text:p>
          </table:table-cell>
          <table:table-cell office:value-type="string" calcext:value-type="string">
            <text:p>1.31 / 0.8 / 0.4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3 / 2 / 0.50148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4 iters, 0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2]=&quot;FINISHED&quot;;OR([.F402]=&quot;Preproc Solved, FG skipped.&quot;; [.F4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2]=&quot;FINISHED&quot;;-1;0)+IF([.F402]=&quot;Preproc Solved, FG skipped.&quot;;1;0)+IF([.F40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dyn-partition-fixpoint-7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79 / 0 / 659</text:p>
          </table:table-cell>
          <table:table-cell office:value-type="string" calcext:value-type="string">
            <text:p>715 / 0 / 659</text:p>
          </table:table-cell>
          <table:table-cell office:value-type="string" calcext:value-type="string">
            <text:p>2229 / 0 / 1759</text:p>
          </table:table-cell>
          <table:table-cell office:value-type="string" calcext:value-type="string">
            <text:p>1.47 / 0.93 / 0.45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/ 2 / 0.717219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4 iters, 0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3]=&quot;FINISHED&quot;;OR([.F403]=&quot;Preproc Solved, FG skipped.&quot;; [.F4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3]=&quot;FINISHED&quot;;-1;0)+IF([.F403]=&quot;Preproc Solved, FG skipped.&quot;;1;0)+IF([.F40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dyn-partition-fixpoint-9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09 / 0 / 850</text:p>
          </table:table-cell>
          <table:table-cell office:value-type="string" calcext:value-type="string">
            <text:p>929 / 0 / 850</text:p>
          </table:table-cell>
          <table:table-cell office:value-type="string" calcext:value-type="string">
            <text:p>2897 / 0 / 2234</text:p>
          </table:table-cell>
          <table:table-cell office:value-type="string" calcext:value-type="string">
            <text:p>2.23 / 1.43 / 0.64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/ 2 / 1.42026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1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4]=&quot;FINISHED&quot;;OR([.F404]=&quot;Preproc Solved, FG skipped.&quot;; [.F4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4]=&quot;FINISHED&quot;;-1;0)+IF([.F404]=&quot;Preproc Solved, FG skipped.&quot;;1;0)+IF([.F4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1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006 / 366 / 1637</text:p>
          </table:table-cell>
          <table:table-cell office:value-type="string" calcext:value-type="string">
            <text:p>2942 / 366 / 1637</text:p>
          </table:table-cell>
          <table:table-cell office:value-type="string" calcext:value-type="string">
            <text:p>9881 / 1050 / 3098</text:p>
          </table:table-cell>
          <table:table-cell office:value-type="string" calcext:value-type="string">
            <text:p>3.24 / 2.13 / 0.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5 / 13 / 19.6647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5 iters, 5.5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5]=&quot;FINISHED&quot;;OR([.F405]=&quot;Preproc Solved, FG skipped.&quot;; [.F4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5]=&quot;FINISHED&quot;;-1;0)+IF([.F405]=&quot;Preproc Solved, FG skipped.&quot;;1;0)+IF([.F4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23 / 610 / 2721</text:p>
          </table:table-cell>
          <table:table-cell office:value-type="string" calcext:value-type="string">
            <text:p>4927 / 610 / 2721</text:p>
          </table:table-cell>
          <table:table-cell office:value-type="string" calcext:value-type="string">
            <text:p>16527 / 1750 / 5133</text:p>
          </table:table-cell>
          <table:table-cell office:value-type="string" calcext:value-type="string">
            <text:p>5.32 / 3.47 / 1.3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42 sec</text:p>
          </table:table-cell>
          <table:table-cell office:value-type="string" calcext:value-type="string">
            <text:p>57 / 22 / 50.1073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2.7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6]=&quot;FINISHED&quot;;OR([.F406]=&quot;Preproc Solved, FG skipped.&quot;; [.F4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6]=&quot;FINISHED&quot;;-1;0)+IF([.F406]=&quot;Preproc Solved, FG skipped.&quot;;1;0)+IF([.F4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038 / 854 / 3786</text:p>
          </table:table-cell>
          <table:table-cell office:value-type="string" calcext:value-type="string">
            <text:p>6910 / 854 / 3786</text:p>
          </table:table-cell>
          <table:table-cell office:value-type="string" calcext:value-type="string">
            <text:p>23169 / 2450 / 7132</text:p>
          </table:table-cell>
          <table:table-cell office:value-type="string" calcext:value-type="string">
            <text:p>5.31 / 2.83 / 1.7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8 sec</text:p>
          </table:table-cell>
          <table:table-cell office:value-type="string" calcext:value-type="string">
            <text:p>83 / 32 / 96.2687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2.6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7]=&quot;FINISHED&quot;;OR([.F407]=&quot;Preproc Solved, FG skipped.&quot;; [.F4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7]=&quot;FINISHED&quot;;-1;0)+IF([.F407]=&quot;Preproc Solved, FG skipped.&quot;;1;0)+IF([.F4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053 / 1098 / 4874</text:p>
          </table:table-cell>
          <table:table-cell office:value-type="string" calcext:value-type="string">
            <text:p>8893 / 1098 / 4874</text:p>
          </table:table-cell>
          <table:table-cell office:value-type="string" calcext:value-type="string">
            <text:p>29811 / 3150 / 9161</text:p>
          </table:table-cell>
          <table:table-cell office:value-type="string" calcext:value-type="string">
            <text:p>6.86 / 3.66 / 2.2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49 sec</text:p>
          </table:table-cell>
          <table:table-cell office:value-type="string" calcext:value-type="string">
            <text:p>116 / 39 / 165.114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4 iters, 3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8]=&quot;FINISHED&quot;;OR([.F408]=&quot;Preproc Solved, FG skipped.&quot;; [.F4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8]=&quot;FINISHED&quot;;-1;0)+IF([.F408]=&quot;Preproc Solved, FG skipped.&quot;;1;0)+IF([.F4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068 / 1342 / 5944</text:p>
          </table:table-cell>
          <table:table-cell office:value-type="string" calcext:value-type="string">
            <text:p>10876 / 1342 / 5944</text:p>
          </table:table-cell>
          <table:table-cell office:value-type="string" calcext:value-type="string">
            <text:p>36453 / 3850 / 11172</text:p>
          </table:table-cell>
          <table:table-cell office:value-type="string" calcext:value-type="string">
            <text:p>8.42 / 4.46 / 2.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2.01 sec</text:p>
          </table:table-cell>
          <table:table-cell office:value-type="string" calcext:value-type="string">
            <text:p>144 / 49 / 232.636</text:p>
          </table:table-cell>
          <table:table-cell office:value-type="string" calcext:value-type="string">
            <text:p>0.58 sec</text:p>
          </table:table-cell>
          <table:table-cell office:value-type="string" calcext:value-type="string">
            <text:p>5 iters, 6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09]=&quot;FINISHED&quot;;OR([.F409]=&quot;Preproc Solved, FG skipped.&quot;; [.F4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09]=&quot;FINISHED&quot;;-1;0)+IF([.F409]=&quot;Preproc Solved, FG skipped.&quot;;1;0)+IF([.F4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098 / 1830 / 8097</text:p>
          </table:table-cell>
          <table:table-cell office:value-type="string" calcext:value-type="string">
            <text:p>14842 / 1830 / 8097</text:p>
          </table:table-cell>
          <table:table-cell office:value-type="string" calcext:value-type="string">
            <text:p>49737 / 5250 / 15217</text:p>
          </table:table-cell>
          <table:table-cell office:value-type="string" calcext:value-type="string">
            <text:p>11.86 / 6.25 / 3.9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3.91 sec</text:p>
          </table:table-cell>
          <table:table-cell office:value-type="string" calcext:value-type="string">
            <text:p>188 / 65 / 428.463</text:p>
          </table:table-cell>
          <table:table-cell office:value-type="string" calcext:value-type="string">
            <text:p>0.45 sec</text:p>
          </table:table-cell>
          <table:table-cell office:value-type="string" calcext:value-type="string">
            <text:p>4 iters, 7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0]=&quot;FINISHED&quot;;OR([.F410]=&quot;Preproc Solved, FG skipped.&quot;; [.F4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0]=&quot;FINISHED&quot;;-1;0)+IF([.F410]=&quot;Preproc Solved, FG skipped.&quot;;1;0)+IF([.F4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equiv-fixpoint-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113 / 2074 / 9175</text:p>
          </table:table-cell>
          <table:table-cell office:value-type="string" calcext:value-type="string">
            <text:p>16825 / 2074 / 9175</text:p>
          </table:table-cell>
          <table:table-cell office:value-type="string" calcext:value-type="string">
            <text:p>56379 / 5950 / 17224</text:p>
          </table:table-cell>
          <table:table-cell office:value-type="string" calcext:value-type="string">
            <text:p>13.48 / 7.09 / 4.5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4.94 sec</text:p>
          </table:table-cell>
          <table:table-cell office:value-type="string" calcext:value-type="string">
            <text:p>211 / 74 / 544.871</text:p>
          </table:table-cell>
          <table:table-cell office:value-type="string" calcext:value-type="string">
            <text:p>0.97 sec</text:p>
          </table:table-cell>
          <table:table-cell office:value-type="string" calcext:value-type="string">
            <text:p>4 iters, 10.2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1]=&quot;FINISHED&quot;;OR([.F411]=&quot;Preproc Solved, FG skipped.&quot;; [.F4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1]=&quot;FINISHED&quot;;-1;0)+IF([.F411]=&quot;Preproc Solved, FG skipped.&quot;;1;0)+IF([.F4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365 / 0 / 655</text:p>
          </table:table-cell>
          <table:table-cell office:value-type="string" calcext:value-type="string">
            <text:p>948 / 0 / 655</text:p>
          </table:table-cell>
          <table:table-cell office:value-type="string" calcext:value-type="string">
            <text:p>3483 / 0 / 1476</text:p>
          </table:table-cell>
          <table:table-cell office:value-type="string" calcext:value-type="string">
            <text:p>1.25 / 0.81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35 / 10 / 6.45273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3 iters, 3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2]=&quot;FINISHED&quot;;OR([.F412]=&quot;Preproc Solved, FG skipped.&quot;; [.F4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2]=&quot;FINISHED&quot;;-1;0)+IF([.F412]=&quot;Preproc Solved, FG skipped.&quot;;1;0)+IF([.F4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10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431 / 0 / 10627</text:p>
          </table:table-cell>
          <table:table-cell office:value-type="string" calcext:value-type="string">
            <text:p>15701 / 0 / 10627</text:p>
          </table:table-cell>
          <table:table-cell office:value-type="string" calcext:value-type="string">
            <text:p>52627 / 0 / 24049</text:p>
          </table:table-cell>
          <table:table-cell office:value-type="string" calcext:value-type="string">
            <text:p>41.29 / 20.15 / 16.06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3.83 sec</text:p>
          </table:table-cell>
          <table:table-cell office:value-type="string" calcext:value-type="string">
            <text:p>361 / 100 / 668.276</text:p>
          </table:table-cell>
          <table:table-cell office:value-type="string" calcext:value-type="string">
            <text:p>1.35 sec</text:p>
          </table:table-cell>
          <table:table-cell office:value-type="string" calcext:value-type="string">
            <text:p>4 iters, 26.2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3]=&quot;FINISHED&quot;;OR([.F413]=&quot;Preproc Solved, FG skipped.&quot;; [.F4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3]=&quot;FINISHED&quot;;-1;0)+IF([.F413]=&quot;Preproc Solved, FG skipped.&quot;;1;0)+IF([.F4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63 / 0 / 2026</text:p>
          </table:table-cell>
          <table:table-cell office:value-type="string" calcext:value-type="string">
            <text:p>2589 / 0 / 2026</text:p>
          </table:table-cell>
          <table:table-cell office:value-type="string" calcext:value-type="string">
            <text:p>8947 / 0 / 5184</text:p>
          </table:table-cell>
          <table:table-cell office:value-type="string" calcext:value-type="string">
            <text:p>2.79 / 1.78 / 0.7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9 / 16 / 13.0098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3 iters, 0.9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4]=&quot;FINISHED&quot;;OR([.F414]=&quot;Preproc Solved, FG skipped.&quot;; [.F4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4]=&quot;FINISHED&quot;;-1;0)+IF([.F414]=&quot;Preproc Solved, FG skipped.&quot;;1;0)+IF([.F4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3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59 / 0 / 3115</text:p>
          </table:table-cell>
          <table:table-cell office:value-type="string" calcext:value-type="string">
            <text:p>4228 / 0 / 3115</text:p>
          </table:table-cell>
          <table:table-cell office:value-type="string" calcext:value-type="string">
            <text:p>14407 / 0 / 7326</text:p>
          </table:table-cell>
          <table:table-cell office:value-type="string" calcext:value-type="string">
            <text:p>4.6 / 2.93 / 1.2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88 / 27 / 41.805</text:p>
          </table:table-cell>
          <table:table-cell office:value-type="string" calcext:value-type="string">
            <text:p>0.48 sec</text:p>
          </table:table-cell>
          <table:table-cell office:value-type="string" calcext:value-type="string">
            <text:p>4 iters, 3.4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5]=&quot;FINISHED&quot;;OR([.F415]=&quot;Preproc Solved, FG skipped.&quot;; [.F4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5]=&quot;FINISHED&quot;;-1;0)+IF([.F415]=&quot;Preproc Solved, FG skipped.&quot;;1;0)+IF([.F41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055 / 0 / 4189</text:p>
          </table:table-cell>
          <table:table-cell office:value-type="string" calcext:value-type="string">
            <text:p>5867 / 0 / 4189</text:p>
          </table:table-cell>
          <table:table-cell office:value-type="string" calcext:value-type="string">
            <text:p>19867 / 0 / 9723</text:p>
          </table:table-cell>
          <table:table-cell office:value-type="string" calcext:value-type="string">
            <text:p>5.83 / 3.32 / 1.9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47 sec</text:p>
          </table:table-cell>
          <table:table-cell office:value-type="string" calcext:value-type="string">
            <text:p>122 / 37 / 88.0271</text:p>
          </table:table-cell>
          <table:table-cell office:value-type="string" calcext:value-type="string">
            <text:p>1.4 sec</text:p>
          </table:table-cell>
          <table:table-cell office:value-type="string" calcext:value-type="string">
            <text:p>4 iters, 10.1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6]=&quot;FINISHED&quot;;OR([.F416]=&quot;Preproc Solved, FG skipped.&quot;; [.F4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6]=&quot;FINISHED&quot;;-1;0)+IF([.F416]=&quot;Preproc Solved, FG skipped.&quot;;1;0)+IF([.F4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1 / 0 / 5264</text:p>
          </table:table-cell>
          <table:table-cell office:value-type="string" calcext:value-type="string">
            <text:p>7506 / 0 / 5264</text:p>
          </table:table-cell>
          <table:table-cell office:value-type="string" calcext:value-type="string">
            <text:p>25327 / 0 / 12129</text:p>
          </table:table-cell>
          <table:table-cell office:value-type="string" calcext:value-type="string">
            <text:p>6.27 / 3.34 / 2.1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82 sec</text:p>
          </table:table-cell>
          <table:table-cell office:value-type="string" calcext:value-type="string">
            <text:p>167 / 51 / 146.204</text:p>
          </table:table-cell>
          <table:table-cell office:value-type="string" calcext:value-type="string">
            <text:p>0.59 sec</text:p>
          </table:table-cell>
          <table:table-cell office:value-type="string" calcext:value-type="string">
            <text:p>4 iters, 11.8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7]=&quot;FINISHED&quot;;OR([.F417]=&quot;Preproc Solved, FG skipped.&quot;; [.F4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7]=&quot;FINISHED&quot;;-1;0)+IF([.F417]=&quot;Preproc Solved, FG skipped.&quot;;1;0)+IF([.F4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639 / 0 / 8487</text:p>
          </table:table-cell>
          <table:table-cell office:value-type="string" calcext:value-type="string">
            <text:p>12423 / 0 / 8487</text:p>
          </table:table-cell>
          <table:table-cell office:value-type="string" calcext:value-type="string">
            <text:p>41707 / 0 / 19340</text:p>
          </table:table-cell>
          <table:table-cell office:value-type="string" calcext:value-type="string">
            <text:p>10.47 / 5.54 / 3.5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2.51 sec</text:p>
          </table:table-cell>
          <table:table-cell office:value-type="string" calcext:value-type="string">
            <text:p>277 / 79 / 409.672</text:p>
          </table:table-cell>
          <table:table-cell office:value-type="string" calcext:value-type="string">
            <text:p>2.9 sec</text:p>
          </table:table-cell>
          <table:table-cell office:value-type="string" calcext:value-type="string">
            <text:p>3 iters, 23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8]=&quot;FINISHED&quot;;OR([.F418]=&quot;Preproc Solved, FG skipped.&quot;; [.F4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8]=&quot;FINISHED&quot;;-1;0)+IF([.F418]=&quot;Preproc Solved, FG skipped.&quot;;1;0)+IF([.F41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pipeline-fixpoint-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535 / 0 / 9552</text:p>
          </table:table-cell>
          <table:table-cell office:value-type="string" calcext:value-type="string">
            <text:p>14062 / 0 / 9552</text:p>
          </table:table-cell>
          <table:table-cell office:value-type="string" calcext:value-type="string">
            <text:p>47167 / 0 / 21644</text:p>
          </table:table-cell>
          <table:table-cell office:value-type="string" calcext:value-type="string">
            <text:p>38.7 / 19.83 / 14.15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3.11 sec</text:p>
          </table:table-cell>
          <table:table-cell office:value-type="string" calcext:value-type="string">
            <text:p>338 / 93 / 537.922</text:p>
          </table:table-cell>
          <table:table-cell office:value-type="string" calcext:value-type="string">
            <text:p>1.07 sec</text:p>
          </table:table-cell>
          <table:table-cell office:value-type="string" calcext:value-type="string">
            <text:p>3 iters, 20.2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19]=&quot;FINISHED&quot;;OR([.F419]=&quot;Preproc Solved, FG skipped.&quot;; [.F4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19]=&quot;FINISHED&quot;;-1;0)+IF([.F419]=&quot;Preproc Solved, FG skipped.&quot;;1;0)+IF([.F41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eq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29 / 1 / 909</text:p>
          </table:table-cell>
          <table:table-cell office:value-type="string" calcext:value-type="string">
            <text:p>1725 / 1 / 909</text:p>
          </table:table-cell>
          <table:table-cell office:value-type="string" calcext:value-type="string">
            <text:p>6157 / 3 / 1903</text:p>
          </table:table-cell>
          <table:table-cell office:value-type="string" calcext:value-type="string">
            <text:p>1.45 / 0.93 / 0.3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9 / 16 / 334.876</text:p>
          </table:table-cell>
          <table:table-cell office:value-type="string" calcext:value-type="string">
            <text:p>0.37 sec</text:p>
          </table:table-cell>
          <table:table-cell office:value-type="string" calcext:value-type="string">
            <text:p>4 iters, 29.6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0]=&quot;FINISHED&quot;;OR([.F420]=&quot;Preproc Solved, FG skipped.&quot;; [.F4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0]=&quot;FINISHED&quot;;-1;0)+IF([.F420]=&quot;Preproc Solved, FG skipped.&quot;;1;0)+IF([.F4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eq-fixpoint-10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1192 / 19 / 17285</text:p>
          </table:table-cell>
          <table:table-cell office:value-type="string" calcext:value-type="string">
            <text:p>28970 / 19 / 17285</text:p>
          </table:table-cell>
          <table:table-cell office:value-type="string" calcext:value-type="string">
            <text:p>100301 / 57 / 35955</text:p>
          </table:table-cell>
          <table:table-cell office:value-type="string" calcext:value-type="string">
            <text:p>8.45 / 3.83 / 1.9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21.9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421]=&quot;FINISHED&quot;;OR([.F421]=&quot;Preproc Solved, FG skipped.&quot;; [.F4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1]=&quot;FINISHED&quot;;-1;0)+IF([.F421]=&quot;Preproc Solved, FG skipped.&quot;;1;0)+IF([.F42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eq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60 / 3 / 2821</text:p>
          </table:table-cell>
          <table:table-cell office:value-type="string" calcext:value-type="string">
            <text:p>4754 / 3 / 2821</text:p>
          </table:table-cell>
          <table:table-cell office:value-type="string" calcext:value-type="string">
            <text:p>16621 / 9 / 5691</text:p>
          </table:table-cell>
          <table:table-cell office:value-type="string" calcext:value-type="string">
            <text:p>3.71 / 2.33 / 0.9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67 sec</text:p>
          </table:table-cell>
          <table:table-cell office:value-type="string" calcext:value-type="string">
            <text:p>129 / 30 / 100.192</text:p>
          </table:table-cell>
          <table:table-cell office:value-type="string" calcext:value-type="string">
            <text:p>1.09 sec</text:p>
          </table:table-cell>
          <table:table-cell office:value-type="string" calcext:value-type="string">
            <text:p>4 iters, 6.6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2]=&quot;FINISHED&quot;;OR([.F422]=&quot;Preproc Solved, FG skipped.&quot;; [.F4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2]=&quot;FINISHED&quot;;-1;0)+IF([.F422]=&quot;Preproc Solved, FG skipped.&quot;;1;0)+IF([.F42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eq-fixpoint-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818 / 7 / 6437</text:p>
          </table:table-cell>
          <table:table-cell office:value-type="string" calcext:value-type="string">
            <text:p>10808 / 7 / 6437</text:p>
          </table:table-cell>
          <table:table-cell office:value-type="string" calcext:value-type="string">
            <text:p>37541 / 21 / 13257</text:p>
          </table:table-cell>
          <table:table-cell office:value-type="string" calcext:value-type="string">
            <text:p>6.69 / 3.61 / 2.1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2.86 sec</text:p>
          </table:table-cell>
          <table:table-cell office:value-type="string" calcext:value-type="string">
            <text:p>270 / 70 / 401.167</text:p>
          </table:table-cell>
          <table:table-cell office:value-type="string" calcext:value-type="string">
            <text:p>3.7 sec</text:p>
          </table:table-cell>
          <table:table-cell office:value-type="string" calcext:value-type="string">
            <text:p>5 iters, 31.9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3]=&quot;FINISHED&quot;;OR([.F423]=&quot;Preproc Solved, FG skipped.&quot;; [.F4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3]=&quot;FINISHED&quot;;-1;0)+IF([.F423]=&quot;Preproc Solved, FG skipped.&quot;;1;0)+IF([.F4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eq-fixpoint-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8276 / 11 / 10053</text:p>
          </table:table-cell>
          <table:table-cell office:value-type="string" calcext:value-type="string">
            <text:p>16862 / 11 / 10053</text:p>
          </table:table-cell>
          <table:table-cell office:value-type="string" calcext:value-type="string">
            <text:p>58461 / 33 / 20823</text:p>
          </table:table-cell>
          <table:table-cell office:value-type="string" calcext:value-type="string">
            <text:p>9.37 / 4.19 / 3.5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7.51 sec</text:p>
          </table:table-cell>
          <table:table-cell office:value-type="string" calcext:value-type="string">
            <text:p>455 / 108 / 885.867</text:p>
          </table:table-cell>
          <table:table-cell office:value-type="string" calcext:value-type="string">
            <text:p>3.87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424]=&quot;FINISHED&quot;;OR([.F424]=&quot;Preproc Solved, FG skipped.&quot;; [.F4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4]=&quot;FINISHED&quot;;-1;0)+IF([.F424]=&quot;Preproc Solved, FG skipped.&quot;;1;0)+IF([.F4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1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26 / 0 / 1596</text:p>
          </table:table-cell>
          <table:table-cell office:value-type="string" calcext:value-type="string">
            <text:p>2466 / 0 / 1596</text:p>
          </table:table-cell>
          <table:table-cell office:value-type="string" calcext:value-type="string">
            <text:p>9031 / 0 / 4643</text:p>
          </table:table-cell>
          <table:table-cell office:value-type="string" calcext:value-type="string">
            <text:p>5.83 / 3.65 / 1.6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93 / 21 / 28.0248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1.0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5]=&quot;FINISHED&quot;;OR([.F425]=&quot;Preproc Solved, FG skipped.&quot;; [.F4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5]=&quot;FINISHED&quot;;-1;0)+IF([.F425]=&quot;Preproc Solved, FG skipped.&quot;;1;0)+IF([.F4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54 / 0 / 704</text:p>
          </table:table-cell>
          <table:table-cell office:value-type="string" calcext:value-type="string">
            <text:p>954 / 0 / 704</text:p>
          </table:table-cell>
          <table:table-cell office:value-type="string" calcext:value-type="string">
            <text:p>3487 / 0 / 2141</text:p>
          </table:table-cell>
          <table:table-cell office:value-type="string" calcext:value-type="string">
            <text:p>1.19 / 0.73 / 0.3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0 / 7 / 3.0170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6]=&quot;FINISHED&quot;;OR([.F426]=&quot;Preproc Solved, FG skipped.&quot;; [.F4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6]=&quot;FINISHED&quot;;-1;0)+IF([.F426]=&quot;Preproc Solved, FG skipped.&quot;;1;0)+IF([.F4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66 / 0 / 878</text:p>
          </table:table-cell>
          <table:table-cell office:value-type="string" calcext:value-type="string">
            <text:p>1206 / 0 / 878</text:p>
          </table:table-cell>
          <table:table-cell office:value-type="string" calcext:value-type="string">
            <text:p>4411 / 0 / 2694</text:p>
          </table:table-cell>
          <table:table-cell office:value-type="string" calcext:value-type="string">
            <text:p>1.92 / 1.18 / 0.5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6 / 10 / 4.6466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3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7]=&quot;FINISHED&quot;;OR([.F427]=&quot;Preproc Solved, FG skipped.&quot;; [.F4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7]=&quot;FINISHED&quot;;-1;0)+IF([.F427]=&quot;Preproc Solved, FG skipped.&quot;;1;0)+IF([.F4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6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78 / 0 / 1050</text:p>
          </table:table-cell>
          <table:table-cell office:value-type="string" calcext:value-type="string">
            <text:p>1458 / 0 / 1050</text:p>
          </table:table-cell>
          <table:table-cell office:value-type="string" calcext:value-type="string">
            <text:p>5335 / 0 / 3230</text:p>
          </table:table-cell>
          <table:table-cell office:value-type="string" calcext:value-type="string">
            <text:p>5.91 / 3.59 / 1.89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69 / 11 / 5.9881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8]=&quot;FINISHED&quot;;OR([.F428]=&quot;Preproc Solved, FG skipped.&quot;; [.F4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8]=&quot;FINISHED&quot;;-1;0)+IF([.F428]=&quot;Preproc Solved, FG skipped.&quot;;1;0)+IF([.F4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90 / 0 / 1226</text:p>
          </table:table-cell>
          <table:table-cell office:value-type="string" calcext:value-type="string">
            <text:p>1710 / 0 / 1226</text:p>
          </table:table-cell>
          <table:table-cell office:value-type="string" calcext:value-type="string">
            <text:p>6259 / 0 / 3761</text:p>
          </table:table-cell>
          <table:table-cell office:value-type="string" calcext:value-type="string">
            <text:p>2.6 / 1.62 / 0.7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63 / 13 / 11.257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29]=&quot;FINISHED&quot;;OR([.F429]=&quot;Preproc Solved, FG skipped.&quot;; [.F4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29]=&quot;FINISHED&quot;;-1;0)+IF([.F429]=&quot;Preproc Solved, FG skipped.&quot;;1;0)+IF([.F4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02 / 0 / 1400</text:p>
          </table:table-cell>
          <table:table-cell office:value-type="string" calcext:value-type="string">
            <text:p>1962 / 0 / 1400</text:p>
          </table:table-cell>
          <table:table-cell office:value-type="string" calcext:value-type="string">
            <text:p>7183 / 0 / 4353</text:p>
          </table:table-cell>
          <table:table-cell office:value-type="string" calcext:value-type="string">
            <text:p>3.68 / 2.33 / 1.04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75 / 15 / 9.93437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4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0]=&quot;FINISHED&quot;;OR([.F430]=&quot;Preproc Solved, FG skipped.&quot;; [.F4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0]=&quot;FINISHED&quot;;-1;0)+IF([.F430]=&quot;Preproc Solved, FG skipped.&quot;;1;0)+IF([.F4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mall-swap1-fixpoint-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14 / 0 / 1574</text:p>
          </table:table-cell>
          <table:table-cell office:value-type="string" calcext:value-type="string">
            <text:p>2214 / 0 / 1574</text:p>
          </table:table-cell>
          <table:table-cell office:value-type="string" calcext:value-type="string">
            <text:p>8107 / 0 / 4840</text:p>
          </table:table-cell>
          <table:table-cell office:value-type="string" calcext:value-type="string">
            <text:p>3.93 / 2.51 / 1.0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02 / 16 / 15.3195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2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1]=&quot;FINISHED&quot;;OR([.F431]=&quot;Preproc Solved, FG skipped.&quot;; [.F4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1]=&quot;FINISHED&quot;;-1;0)+IF([.F431]=&quot;Preproc Solved, FG skipped.&quot;;1;0)+IF([.F43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wap2-fixpoint-10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28 / 0 / 1910</text:p>
          </table:table-cell>
          <table:table-cell office:value-type="string" calcext:value-type="string">
            <text:p>2468 / 0 / 1910</text:p>
          </table:table-cell>
          <table:table-cell office:value-type="string" calcext:value-type="string">
            <text:p>9075 / 0 / 6021</text:p>
          </table:table-cell>
          <table:table-cell office:value-type="string" calcext:value-type="string">
            <text:p>5.89 / 3.74 / 1.6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76 / 17 / 10.1536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2]=&quot;FINISHED&quot;;OR([.F432]=&quot;Preproc Solved, FG skipped.&quot;; [.F4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2]=&quot;FINISHED&quot;;-1;0)+IF([.F432]=&quot;Preproc Solved, FG skipped.&quot;;1;0)+IF([.F43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wap2-fixpoint-5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68 / 0 / 676</text:p>
          </table:table-cell>
          <table:table-cell office:value-type="string" calcext:value-type="string">
            <text:p>1208 / 0 / 676</text:p>
          </table:table-cell>
          <table:table-cell office:value-type="string" calcext:value-type="string">
            <text:p>4455 / 0 / 2162</text:p>
          </table:table-cell>
          <table:table-cell office:value-type="string" calcext:value-type="string">
            <text:p>4.19 / 2.35 / 1.4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175 / 12 / 31.7329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 iters, 0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3]=&quot;FINISHED&quot;;OR([.F433]=&quot;Preproc Solved, FG skipped.&quot;; [.F4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3]=&quot;FINISHED&quot;;-1;0)+IF([.F433]=&quot;Preproc Solved, FG skipped.&quot;;1;0)+IF([.F43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wap2-fixpoint-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80 / 0 / 1132</text:p>
          </table:table-cell>
          <table:table-cell office:value-type="string" calcext:value-type="string">
            <text:p>1460 / 0 / 1132</text:p>
          </table:table-cell>
          <table:table-cell office:value-type="string" calcext:value-type="string">
            <text:p>5379 / 0 / 3527</text:p>
          </table:table-cell>
          <table:table-cell office:value-type="string" calcext:value-type="string">
            <text:p>2.62 / 1.64 / 0.7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9 / 10 / 4.2272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2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4]=&quot;FINISHED&quot;;OR([.F434]=&quot;Preproc Solved, FG skipped.&quot;; [.F4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4]=&quot;FINISHED&quot;;-1;0)+IF([.F434]=&quot;Preproc Solved, FG skipped.&quot;;1;0)+IF([.F434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wap2-fixpoint-7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92 / 0 / 1327</text:p>
          </table:table-cell>
          <table:table-cell office:value-type="string" calcext:value-type="string">
            <text:p>1712 / 0 / 1327</text:p>
          </table:table-cell>
          <table:table-cell office:value-type="string" calcext:value-type="string">
            <text:p>6303 / 0 / 4154</text:p>
          </table:table-cell>
          <table:table-cell office:value-type="string" calcext:value-type="string">
            <text:p>3.59 / 2.23 / 1.0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61 / 12 / 5.2634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3 iters, 0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5]=&quot;FINISHED&quot;;OR([.F435]=&quot;Preproc Solved, FG skipped.&quot;; [.F4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5]=&quot;FINISHED&quot;;-1;0)+IF([.F435]=&quot;Preproc Solved, FG skipped.&quot;;1;0)+IF([.F43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wap2-fixpoint-8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04 / 0 / 1519</text:p>
          </table:table-cell>
          <table:table-cell office:value-type="string" calcext:value-type="string">
            <text:p>1964 / 0 / 1519</text:p>
          </table:table-cell>
          <table:table-cell office:value-type="string" calcext:value-type="string">
            <text:p>7227 / 0 / 4382</text:p>
          </table:table-cell>
          <table:table-cell office:value-type="string" calcext:value-type="string">
            <text:p>3.05 / 1.9 / 0.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60 / 13 / 9.8217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6]=&quot;FINISHED&quot;;OR([.F436]=&quot;Preproc Solved, FG skipped.&quot;; [.F4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6]=&quot;FINISHED&quot;;-1;0)+IF([.F436]=&quot;Preproc Solved, FG skipped.&quot;;1;0)+IF([.F43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wap2-fixpoint-9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16 / 0 / 1713</text:p>
          </table:table-cell>
          <table:table-cell office:value-type="string" calcext:value-type="string">
            <text:p>2216 / 0 / 1713</text:p>
          </table:table-cell>
          <table:table-cell office:value-type="string" calcext:value-type="string">
            <text:p>8151 / 0 / 4948</text:p>
          </table:table-cell>
          <table:table-cell office:value-type="string" calcext:value-type="string">
            <text:p>3.35 / 2.12 / 0.9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86 / 14 / 11.841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3 iters, 0.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7]=&quot;FINISHED&quot;;OR([.F437]=&quot;Preproc Solved, FG skipped.&quot;; [.F4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7]=&quot;FINISHED&quot;;-1;0)+IF([.F437]=&quot;Preproc Solved, FG skipped.&quot;;1;0)+IF([.F437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7_small-synabs-fixpoint-10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38 / 0 / 1382</text:p>
          </table:table-cell>
          <table:table-cell office:value-type="string" calcext:value-type="string">
            <text:p>1874 / 0 / 1382</text:p>
          </table:table-cell>
          <table:table-cell office:value-type="string" calcext:value-type="string">
            <text:p>6391 / 0 / 3488</text:p>
          </table:table-cell>
          <table:table-cell office:value-type="string" calcext:value-type="string">
            <text:p>4.77 / 3.11 / 1.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33 / 11 / 8.2278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0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38]=&quot;FINISHED&quot;;OR([.F438]=&quot;Preproc Solved, FG skipped.&quot;; [.F4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8]=&quot;FINISHED&quot;;-1;0)+IF([.F438]=&quot;Preproc Solved, FG skipped.&quot;;1;0)+IF([.F4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0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39]=&quot;FINISHED&quot;;OR([.F439]=&quot;Preproc Solved, FG skipped.&quot;; [.F4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39]=&quot;FINISHED&quot;;-1;0)+IF([.F439]=&quot;Preproc Solved, FG skipped.&quot;;1;0)+IF([.F4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05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0]=&quot;FINISHED&quot;;OR([.F440]=&quot;Preproc Solved, FG skipped.&quot;; [.F4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0]=&quot;FINISHED&quot;;-1;0)+IF([.F440]=&quot;Preproc Solved, FG skipped.&quot;;1;0)+IF([.F4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06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1]=&quot;FINISHED&quot;;OR([.F441]=&quot;Preproc Solved, FG skipped.&quot;; [.F4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1]=&quot;FINISHED&quot;;-1;0)+IF([.F441]=&quot;Preproc Solved, FG skipped.&quot;;1;0)+IF([.F4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07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2]=&quot;FINISHED&quot;;OR([.F442]=&quot;Preproc Solved, FG skipped.&quot;; [.F4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2]=&quot;FINISHED&quot;;-1;0)+IF([.F442]=&quot;Preproc Solved, FG skipped.&quot;;1;0)+IF([.F44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3]=&quot;FINISHED&quot;;OR([.F443]=&quot;Preproc Solved, FG skipped.&quot;; [.F4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3]=&quot;FINISHED&quot;;-1;0)+IF([.F443]=&quot;Preproc Solved, FG skipped.&quot;;1;0)+IF([.F44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0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4]=&quot;FINISHED&quot;;OR([.F444]=&quot;Preproc Solved, FG skipped.&quot;; [.F4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4]=&quot;FINISHED&quot;;-1;0)+IF([.F444]=&quot;Preproc Solved, FG skipped.&quot;;1;0)+IF([.F4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1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5]=&quot;FINISHED&quot;;OR([.F445]=&quot;Preproc Solved, FG skipped.&quot;; [.F44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5]=&quot;FINISHED&quot;;-1;0)+IF([.F445]=&quot;Preproc Solved, FG skipped.&quot;;1;0)+IF([.F4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11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6]=&quot;FINISHED&quot;;OR([.F446]=&quot;Preproc Solved, FG skipped.&quot;; [.F4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6]=&quot;FINISHED&quot;;-1;0)+IF([.F446]=&quot;Preproc Solved, FG skipped.&quot;;1;0)+IF([.F4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10.AE.stepl.012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7]=&quot;FINISHED&quot;;OR([.F447]=&quot;Preproc Solved, FG skipped.&quot;; [.F44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7]=&quot;FINISHED&quot;;-1;0)+IF([.F447]=&quot;Preproc Solved, FG skipped.&quot;;1;0)+IF([.F4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7.AE.stepl.005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8]=&quot;FINISHED&quot;;OR([.F448]=&quot;Preproc Solved, FG skipped.&quot;; [.F4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8]=&quot;FINISHED&quot;;-1;0)+IF([.F448]=&quot;Preproc Solved, FG skipped.&quot;;1;0)+IF([.F4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7.AE.stepl.00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49]=&quot;FINISHED&quot;;OR([.F449]=&quot;Preproc Solved, FG skipped.&quot;; [.F44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49]=&quot;FINISHED&quot;;-1;0)+IF([.F449]=&quot;Preproc Solved, FG skipped.&quot;;1;0)+IF([.F4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7.AE.stepl.007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0]=&quot;FINISHED&quot;;OR([.F450]=&quot;Preproc Solved, FG skipped.&quot;; [.F45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0]=&quot;FINISHED&quot;;-1;0)+IF([.F450]=&quot;Preproc Solved, FG skipped.&quot;;1;0)+IF([.F4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7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1]=&quot;FINISHED&quot;;OR([.F451]=&quot;Preproc Solved, FG skipped.&quot;; [.F45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1]=&quot;FINISHED&quot;;-1;0)+IF([.F451]=&quot;Preproc Solved, FG skipped.&quot;;1;0)+IF([.F45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7.AE.stepl.009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2]=&quot;FINISHED&quot;;OR([.F452]=&quot;Preproc Solved, FG skipped.&quot;; [.F4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2]=&quot;FINISHED&quot;;-1;0)+IF([.F452]=&quot;Preproc Solved, FG skipped.&quot;;1;0)+IF([.F4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8.AE.stepl.00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3]=&quot;FINISHED&quot;;OR([.F453]=&quot;Preproc Solved, FG skipped.&quot;; [.F4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3]=&quot;FINISHED&quot;;-1;0)+IF([.F453]=&quot;Preproc Solved, FG skipped.&quot;;1;0)+IF([.F45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8.AE.stepl.00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4]=&quot;FINISHED&quot;;OR([.F454]=&quot;Preproc Solved, FG skipped.&quot;; [.F4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4]=&quot;FINISHED&quot;;-1;0)+IF([.F454]=&quot;Preproc Solved, FG skipped.&quot;;1;0)+IF([.F45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8.AE.stepl.006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5]=&quot;FINISHED&quot;;OR([.F455]=&quot;Preproc Solved, FG skipped.&quot;; [.F4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5]=&quot;FINISHED&quot;;-1;0)+IF([.F455]=&quot;Preproc Solved, FG skipped.&quot;;1;0)+IF([.F45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8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6]=&quot;FINISHED&quot;;OR([.F456]=&quot;Preproc Solved, FG skipped.&quot;; [.F4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6]=&quot;FINISHED&quot;;-1;0)+IF([.F456]=&quot;Preproc Solved, FG skipped.&quot;;1;0)+IF([.F45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8.AE.stepl.009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7]=&quot;FINISHED&quot;;OR([.F457]=&quot;Preproc Solved, FG skipped.&quot;; [.F45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7]=&quot;FINISHED&quot;;-1;0)+IF([.F457]=&quot;Preproc Solved, FG skipped.&quot;;1;0)+IF([.F4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0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8]=&quot;FINISHED&quot;;OR([.F458]=&quot;Preproc Solved, FG skipped.&quot;; [.F45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8]=&quot;FINISHED&quot;;-1;0)+IF([.F458]=&quot;Preproc Solved, FG skipped.&quot;;1;0)+IF([.F45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0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59]=&quot;FINISHED&quot;;OR([.F459]=&quot;Preproc Solved, FG skipped.&quot;; [.F4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59]=&quot;FINISHED&quot;;-1;0)+IF([.F459]=&quot;Preproc Solved, FG skipped.&quot;;1;0)+IF([.F4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06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60]=&quot;FINISHED&quot;;OR([.F460]=&quot;Preproc Solved, FG skipped.&quot;; [.F4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0]=&quot;FINISHED&quot;;-1;0)+IF([.F460]=&quot;Preproc Solved, FG skipped.&quot;;1;0)+IF([.F4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07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61]=&quot;FINISHED&quot;;OR([.F461]=&quot;Preproc Solved, FG skipped.&quot;; [.F46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1]=&quot;FINISHED&quot;;-1;0)+IF([.F461]=&quot;Preproc Solved, FG skipped.&quot;;1;0)+IF([.F4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62]=&quot;FINISHED&quot;;OR([.F462]=&quot;Preproc Solved, FG skipped.&quot;; [.F46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2]=&quot;FINISHED&quot;;-1;0)+IF([.F462]=&quot;Preproc Solved, FG skipped.&quot;;1;0)+IF([.F4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1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63]=&quot;FINISHED&quot;;OR([.F463]=&quot;Preproc Solved, FG skipped.&quot;; [.F46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3]=&quot;FINISHED&quot;;-1;0)+IF([.F463]=&quot;Preproc Solved, FG skipped.&quot;;1;0)+IF([.F46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ortnetsort9.AE.stepl.011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464]=&quot;FINISHED&quot;;OR([.F464]=&quot;Preproc Solved, FG skipped.&quot;; [.F46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4]=&quot;FINISHED&quot;;-1;0)+IF([.F464]=&quot;Preproc Solved, FG skipped.&quot;;1;0)+IF([.F4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62_7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089 / 140 / 6331</text:p>
          </table:table-cell>
          <table:table-cell office:value-type="string" calcext:value-type="string">
            <text:p>7697 / 105 / 6224</text:p>
          </table:table-cell>
          <table:table-cell office:value-type="string" calcext:value-type="string">
            <text:p>31211 / 919 / 20823</text:p>
          </table:table-cell>
          <table:table-cell office:value-type="string" calcext:value-type="string">
            <text:p>15.59 / 9.67 / 4.36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27 / 21 / 43.977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65]=&quot;FINISHED&quot;;OR([.F465]=&quot;Preproc Solved, FG skipped.&quot;; [.F4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5]=&quot;FINISHED&quot;;-1;0)+IF([.F465]=&quot;Preproc Solved, FG skipped.&quot;;1;0)+IF([.F4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63_7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784 / 140 / 5373</text:p>
          </table:table-cell>
          <table:table-cell office:value-type="string" calcext:value-type="string">
            <text:p>6450 / 105 / 5290</text:p>
          </table:table-cell>
          <table:table-cell office:value-type="string" calcext:value-type="string">
            <text:p>25910 / 916 / 17465</text:p>
          </table:table-cell>
          <table:table-cell office:value-type="string" calcext:value-type="string">
            <text:p>11.68 / 7.43 / 3.1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20 / 17 / 29.6503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3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66]=&quot;FINISHED&quot;;OR([.F466]=&quot;Preproc Solved, FG skipped.&quot;; [.F4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6]=&quot;FINISHED&quot;;-1;0)+IF([.F466]=&quot;Preproc Solved, FG skipped.&quot;;1;0)+IF([.F4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63_7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4 / 141 / 6642</text:p>
          </table:table-cell>
          <table:table-cell office:value-type="string" calcext:value-type="string">
            <text:p>7262 / 106 / 6510</text:p>
          </table:table-cell>
          <table:table-cell office:value-type="string" calcext:value-type="string">
            <text:p>29444 / 917 / 24022</text:p>
          </table:table-cell>
          <table:table-cell office:value-type="string" calcext:value-type="string">
            <text:p>21.73 / 14.08 / 5.77</text:p>
          </table:table-cell>
          <table:table-cell office:value-type="string" calcext:value-type="string">
            <text:p>PreProc-ed 15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12 / 11 / 11.6092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25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67]=&quot;FINISHED&quot;;OR([.F467]=&quot;Preproc Solved, FG skipped.&quot;; [.F4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7]=&quot;FINISHED&quot;;-1;0)+IF([.F467]=&quot;Preproc Solved, FG skipped.&quot;;1;0)+IF([.F46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0_7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24 / 141 / 6618</text:p>
          </table:table-cell>
          <table:table-cell office:value-type="string" calcext:value-type="string">
            <text:p>8132 / 106 / 6511</text:p>
          </table:table-cell>
          <table:table-cell office:value-type="string" calcext:value-type="string">
            <text:p>32978 / 898 / 21775</text:p>
          </table:table-cell>
          <table:table-cell office:value-type="string" calcext:value-type="string">
            <text:p>13.22 / 7.5 / 4.1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47 sec</text:p>
          </table:table-cell>
          <table:table-cell office:value-type="string" calcext:value-type="string">
            <text:p>29 / 24 / 51.5875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5 iters, 0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68]=&quot;FINISHED&quot;;OR([.F468]=&quot;Preproc Solved, FG skipped.&quot;; [.F4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8]=&quot;FINISHED&quot;;-1;0)+IF([.F468]=&quot;Preproc Solved, FG skipped.&quot;;1;0)+IF([.F46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0_8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39 / 6890</text:p>
          </table:table-cell>
          <table:table-cell office:value-type="string" calcext:value-type="string">
            <text:p>8538 / 104 / 6771</text:p>
          </table:table-cell>
          <table:table-cell office:value-type="string" calcext:value-type="string">
            <text:p>34745 / 895 / 22580</text:p>
          </table:table-cell>
          <table:table-cell office:value-type="string" calcext:value-type="string">
            <text:p>13.34 / 7.17 / 4.5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3 sec</text:p>
          </table:table-cell>
          <table:table-cell office:value-type="string" calcext:value-type="string">
            <text:p>32 / 26 / 61.1586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69]=&quot;FINISHED&quot;;OR([.F469]=&quot;Preproc Solved, FG skipped.&quot;; [.F4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69]=&quot;FINISHED&quot;;-1;0)+IF([.F469]=&quot;Preproc Solved, FG skipped.&quot;;1;0)+IF([.F46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0_8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61</text:p>
          </table:table-cell>
          <table:table-cell office:value-type="string" calcext:value-type="string">
            <text:p>8944 / 105 / 7130</text:p>
          </table:table-cell>
          <table:table-cell office:value-type="string" calcext:value-type="string">
            <text:p>36512 / 896 / 23937</text:p>
          </table:table-cell>
          <table:table-cell office:value-type="string" calcext:value-type="string">
            <text:p>14.04 / 7.56 / 4.7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6 sec</text:p>
          </table:table-cell>
          <table:table-cell office:value-type="string" calcext:value-type="string">
            <text:p>32 / 25 / 65.87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 iters, 0.7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0]=&quot;FINISHED&quot;;OR([.F470]=&quot;Preproc Solved, FG skipped.&quot;; [.F4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0]=&quot;FINISHED&quot;;-1;0)+IF([.F470]=&quot;Preproc Solved, FG skipped.&quot;;1;0)+IF([.F47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4_7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41 / 7186</text:p>
          </table:table-cell>
          <table:table-cell office:value-type="string" calcext:value-type="string">
            <text:p>8567 / 106 / 7079</text:p>
          </table:table-cell>
          <table:table-cell office:value-type="string" calcext:value-type="string">
            <text:p>34745 / 893 / 24612</text:p>
          </table:table-cell>
          <table:table-cell office:value-type="string" calcext:value-type="string">
            <text:p>19.25 / 11.5 / 5.8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28 / 23 / 43.2234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 iters, 1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1]=&quot;FINISHED&quot;;OR([.F471]=&quot;Preproc Solved, FG skipped.&quot;; [.F4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1]=&quot;FINISHED&quot;;-1;0)+IF([.F471]=&quot;Preproc Solved, FG skipped.&quot;;1;0)+IF([.F47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4_9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39 / 7873</text:p>
          </table:table-cell>
          <table:table-cell office:value-type="string" calcext:value-type="string">
            <text:p>9785 / 104 / 7730</text:p>
          </table:table-cell>
          <table:table-cell office:value-type="string" calcext:value-type="string">
            <text:p>40046 / 895 / 26000</text:p>
          </table:table-cell>
          <table:table-cell office:value-type="string" calcext:value-type="string">
            <text:p>15.79 / 8.44 / 5.4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8 sec</text:p>
          </table:table-cell>
          <table:table-cell office:value-type="string" calcext:value-type="string">
            <text:p>37 / 29 / 81.7737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0.7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2]=&quot;FINISHED&quot;;OR([.F472]=&quot;Preproc Solved, FG skipped.&quot;; [.F4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2]=&quot;FINISHED&quot;;-1;0)+IF([.F472]=&quot;Preproc Solved, FG skipped.&quot;;1;0)+IF([.F47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8_9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1 / 8187</text:p>
          </table:table-cell>
          <table:table-cell office:value-type="string" calcext:value-type="string">
            <text:p>10220 / 106 / 8044</text:p>
          </table:table-cell>
          <table:table-cell office:value-type="string" calcext:value-type="string">
            <text:p>41813 / 906 / 27123</text:p>
          </table:table-cell>
          <table:table-cell office:value-type="string" calcext:value-type="string">
            <text:p>16.41 / 8.77 / 5.6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5 sec</text:p>
          </table:table-cell>
          <table:table-cell office:value-type="string" calcext:value-type="string">
            <text:p>39 / 30 / 90.352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3]=&quot;FINISHED&quot;;OR([.F473]=&quot;Preproc Solved, FG skipped.&quot;; [.F4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3]=&quot;FINISHED&quot;;-1;0)+IF([.F473]=&quot;Preproc Solved, FG skipped.&quot;;1;0)+IF([.F47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8_9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34 / 143 / 8490</text:p>
          </table:table-cell>
          <table:table-cell office:value-type="string" calcext:value-type="string">
            <text:p>10626 / 108 / 8335</text:p>
          </table:table-cell>
          <table:table-cell office:value-type="string" calcext:value-type="string">
            <text:p>43580 / 921 / 28134</text:p>
          </table:table-cell>
          <table:table-cell office:value-type="string" calcext:value-type="string">
            <text:p>17.31 / 9.35 / 5.8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82 sec</text:p>
          </table:table-cell>
          <table:table-cell office:value-type="string" calcext:value-type="string">
            <text:p>41 / 34 / 98.8691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5 iters, 0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4]=&quot;FINISHED&quot;;OR([.F474]=&quot;Preproc Solved, FG skipped.&quot;; [.F4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4]=&quot;FINISHED&quot;;-1;0)+IF([.F474]=&quot;Preproc Solved, FG skipped.&quot;;1;0)+IF([.F4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78_9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69 / 144 / 8763</text:p>
          </table:table-cell>
          <table:table-cell office:value-type="string" calcext:value-type="string">
            <text:p>11032 / 109 / 8596</text:p>
          </table:table-cell>
          <table:table-cell office:value-type="string" calcext:value-type="string">
            <text:p>45347 / 926 / 29006</text:p>
          </table:table-cell>
          <table:table-cell office:value-type="string" calcext:value-type="string">
            <text:p>18.2 / 9.74 / 6.2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7 sec</text:p>
          </table:table-cell>
          <table:table-cell office:value-type="string" calcext:value-type="string">
            <text:p>42 / 36 / 110.215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5]=&quot;FINISHED&quot;;OR([.F475]=&quot;Preproc Solved, FG skipped.&quot;; [.F4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5]=&quot;FINISHED&quot;;-1;0)+IF([.F475]=&quot;Preproc Solved, FG skipped.&quot;;1;0)+IF([.F4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82_8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6 / 8188</text:p>
          </table:table-cell>
          <table:table-cell office:value-type="string" calcext:value-type="string">
            <text:p>10249 / 111 / 8057</text:p>
          </table:table-cell>
          <table:table-cell office:value-type="string" calcext:value-type="string">
            <text:p>41813 / 933 / 27145</text:p>
          </table:table-cell>
          <table:table-cell office:value-type="string" calcext:value-type="string">
            <text:p>16.41 / 8.73 / 5.6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3 sec</text:p>
          </table:table-cell>
          <table:table-cell office:value-type="string" calcext:value-type="string">
            <text:p>38 / 31 / 90.1956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6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6]=&quot;FINISHED&quot;;OR([.F476]=&quot;Preproc Solved, FG skipped.&quot;; [.F4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6]=&quot;FINISHED&quot;;-1;0)+IF([.F476]=&quot;Preproc Solved, FG skipped.&quot;;1;0)+IF([.F4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82_9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69 / 146 / 8812</text:p>
          </table:table-cell>
          <table:table-cell office:value-type="string" calcext:value-type="string">
            <text:p>11061 / 111 / 8657</text:p>
          </table:table-cell>
          <table:table-cell office:value-type="string" calcext:value-type="string">
            <text:p>45347 / 921 / 29267</text:p>
          </table:table-cell>
          <table:table-cell office:value-type="string" calcext:value-type="string">
            <text:p>18.09 / 9.6 / 6.2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5 sec</text:p>
          </table:table-cell>
          <table:table-cell office:value-type="string" calcext:value-type="string">
            <text:p>42 / 34 / 107.329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0.7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7]=&quot;FINISHED&quot;;OR([.F477]=&quot;Preproc Solved, FG skipped.&quot;; [.F4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7]=&quot;FINISHED&quot;;-1;0)+IF([.F477]=&quot;Preproc Solved, FG skipped.&quot;;1;0)+IF([.F4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7_94_9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3309 / 138 / 9953</text:p>
          </table:table-cell>
          <table:table-cell office:value-type="string" calcext:value-type="string">
            <text:p>12772 / 103 / 9786</text:p>
          </table:table-cell>
          <table:table-cell office:value-type="string" calcext:value-type="string">
            <text:p>52415 / 904 / 32726</text:p>
          </table:table-cell>
          <table:table-cell office:value-type="string" calcext:value-type="string">
            <text:p>23.05 / 12.46 / 7.9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31 sec</text:p>
          </table:table-cell>
          <table:table-cell office:value-type="string" calcext:value-type="string">
            <text:p>57 / 41 / 162.656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 iters, 2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8]=&quot;FINISHED&quot;;OR([.F478]=&quot;Preproc Solved, FG skipped.&quot;; [.F4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8]=&quot;FINISHED&quot;;-1;0)+IF([.F478]=&quot;Preproc Solved, FG skipped.&quot;;1;0)+IF([.F4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133_21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420 / 1 / 1649</text:p>
          </table:table-cell>
          <table:table-cell office:value-type="string" calcext:value-type="string">
            <text:p>2244 / 1 / 1621</text:p>
          </table:table-cell>
          <table:table-cell office:value-type="string" calcext:value-type="string">
            <text:p>7800 / 1 / 4518</text:p>
          </table:table-cell>
          <table:table-cell office:value-type="string" calcext:value-type="string">
            <text:p>4.11 / 2.91 / 0.9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4 / 10 / 10.1716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1.2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79]=&quot;FINISHED&quot;;OR([.F479]=&quot;Preproc Solved, FG skipped.&quot;; [.F4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79]=&quot;FINISHED&quot;;-1;0)+IF([.F479]=&quot;Preproc Solved, FG skipped.&quot;;1;0)+IF([.F4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137_40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044 / 5 / 2502</text:p>
          </table:table-cell>
          <table:table-cell office:value-type="string" calcext:value-type="string">
            <text:p>3764 / 5 / 2459</text:p>
          </table:table-cell>
          <table:table-cell office:value-type="string" calcext:value-type="string">
            <text:p>13647 / 21 / 6320</text:p>
          </table:table-cell>
          <table:table-cell office:value-type="string" calcext:value-type="string">
            <text:p>8.31 / 5.39 / 2.1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36 / 20 / 42.568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0]=&quot;FINISHED&quot;;OR([.F480]=&quot;Preproc Solved, FG skipped.&quot;; [.F4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0]=&quot;FINISHED&quot;;-1;0)+IF([.F480]=&quot;Preproc Solved, FG skipped.&quot;;1;0)+IF([.F4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180_35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073 / 5 / 2776</text:p>
          </table:table-cell>
          <table:table-cell office:value-type="string" calcext:value-type="string">
            <text:p>3813 / 5 / 2730</text:p>
          </table:table-cell>
          <table:table-cell office:value-type="string" calcext:value-type="string">
            <text:p>13577 / 21 / 7503</text:p>
          </table:table-cell>
          <table:table-cell office:value-type="string" calcext:value-type="string">
            <text:p>4.95 / 3.24 / 1.2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30 / 16 / 29.631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1]=&quot;FINISHED&quot;;OR([.F481]=&quot;Preproc Solved, FG skipped.&quot;; [.F4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1]=&quot;FINISHED&quot;;-1;0)+IF([.F481]=&quot;Preproc Solved, FG skipped.&quot;;1;0)+IF([.F4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3_40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06 / 5 / 2055</text:p>
          </table:table-cell>
          <table:table-cell office:value-type="string" calcext:value-type="string">
            <text:p>3226 / 5 / 2006</text:p>
          </table:table-cell>
          <table:table-cell office:value-type="string" calcext:value-type="string">
            <text:p>11892 / 21 / 5059</text:p>
          </table:table-cell>
          <table:table-cell office:value-type="string" calcext:value-type="string">
            <text:p>7.93 / 5.08 / 2.1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35 / 19 / 39.1008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2]=&quot;FINISHED&quot;;OR([.F482]=&quot;Preproc Solved, FG skipped.&quot;; [.F4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2]=&quot;FINISHED&quot;;-1;0)+IF([.F482]=&quot;Preproc Solved, FG skipped.&quot;;1;0)+IF([.F4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302_35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27 / 7 / 3664</text:p>
          </table:table-cell>
          <table:table-cell office:value-type="string" calcext:value-type="string">
            <text:p>4967 / 7 / 3624</text:p>
          </table:table-cell>
          <table:table-cell office:value-type="string" calcext:value-type="string">
            <text:p>17519 / 31 / 10122</text:p>
          </table:table-cell>
          <table:table-cell office:value-type="string" calcext:value-type="string">
            <text:p>14.65 / 9.74 / 3.7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41 / 22 / 41.327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2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3]=&quot;FINISHED&quot;;OR([.F483]=&quot;Preproc Solved, FG skipped.&quot;; [.F4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3]=&quot;FINISHED&quot;;-1;0)+IF([.F483]=&quot;Preproc Solved, FG skipped.&quot;;1;0)+IF([.F4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352_35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26 / 9 / 4023</text:p>
          </table:table-cell>
          <table:table-cell office:value-type="string" calcext:value-type="string">
            <text:p>5366 / 9 / 3984</text:p>
          </table:table-cell>
          <table:table-cell office:value-type="string" calcext:value-type="string">
            <text:p>19036 / 41 / 11322</text:p>
          </table:table-cell>
          <table:table-cell office:value-type="string" calcext:value-type="string">
            <text:p>13.86 / 9.26 / 3.41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41 / 21 / 44.396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5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4]=&quot;FINISHED&quot;;OR([.F484]=&quot;Preproc Solved, FG skipped.&quot;; [.F4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4]=&quot;FINISHED&quot;;-1;0)+IF([.F484]=&quot;Preproc Solved, FG skipped.&quot;;1;0)+IF([.F4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368_41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947 / 13 / 4141</text:p>
          </table:table-cell>
          <table:table-cell office:value-type="string" calcext:value-type="string">
            <text:p>5666 / 13 / 4095</text:p>
          </table:table-cell>
          <table:table-cell office:value-type="string" calcext:value-type="string">
            <text:p>20370 / 61 / 11697</text:p>
          </table:table-cell>
          <table:table-cell office:value-type="string" calcext:value-type="string">
            <text:p>10.4 / 6.87 / 2.6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46 / 24 / 58.753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3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5]=&quot;FINISHED&quot;;OR([.F485]=&quot;Preproc Solved, FG skipped.&quot;; [.F4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5]=&quot;FINISHED&quot;;-1;0)+IF([.F485]=&quot;Preproc Solved, FG skipped.&quot;;1;0)+IF([.F4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64_8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24 / 141 / 6650</text:p>
          </table:table-cell>
          <table:table-cell office:value-type="string" calcext:value-type="string">
            <text:p>8074 / 106 / 6519</text:p>
          </table:table-cell>
          <table:table-cell office:value-type="string" calcext:value-type="string">
            <text:p>32978 / 932 / 21884</text:p>
          </table:table-cell>
          <table:table-cell office:value-type="string" calcext:value-type="string">
            <text:p>13.98 / 8.24 / 4.1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43 sec</text:p>
          </table:table-cell>
          <table:table-cell office:value-type="string" calcext:value-type="string">
            <text:p>28 / 24 / 50.5426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6]=&quot;FINISHED&quot;;OR([.F486]=&quot;Preproc Solved, FG skipped.&quot;; [.F4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6]=&quot;FINISHED&quot;;-1;0)+IF([.F486]=&quot;Preproc Solved, FG skipped.&quot;;1;0)+IF([.F4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64_91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42 / 6916</text:p>
          </table:table-cell>
          <table:table-cell office:value-type="string" calcext:value-type="string">
            <text:p>8480 / 107 / 6773</text:p>
          </table:table-cell>
          <table:table-cell office:value-type="string" calcext:value-type="string">
            <text:p>34745 / 937 / 22737</text:p>
          </table:table-cell>
          <table:table-cell office:value-type="string" calcext:value-type="string">
            <text:p>13.47 / 7.17 / 4.6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32 / 25 / 61.6665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7]=&quot;FINISHED&quot;;OR([.F487]=&quot;Preproc Solved, FG skipped.&quot;; [.F4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7]=&quot;FINISHED&quot;;-1;0)+IF([.F487]=&quot;Preproc Solved, FG skipped.&quot;;1;0)+IF([.F4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65_8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40 / 6895</text:p>
          </table:table-cell>
          <table:table-cell office:value-type="string" calcext:value-type="string">
            <text:p>8509 / 105 / 6764</text:p>
          </table:table-cell>
          <table:table-cell office:value-type="string" calcext:value-type="string">
            <text:p>34745 / 900 / 22586</text:p>
          </table:table-cell>
          <table:table-cell office:value-type="string" calcext:value-type="string">
            <text:p>17.55 / 9.1 / 6.7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4 sec</text:p>
          </table:table-cell>
          <table:table-cell office:value-type="string" calcext:value-type="string">
            <text:p>32 / 27 / 61.2299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 iters, 0.6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8]=&quot;FINISHED&quot;;OR([.F488]=&quot;Preproc Solved, FG skipped.&quot;; [.F4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8]=&quot;FINISHED&quot;;-1;0)+IF([.F488]=&quot;Preproc Solved, FG skipped.&quot;;1;0)+IF([.F4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65_9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0 / 7582</text:p>
          </table:table-cell>
          <table:table-cell office:value-type="string" calcext:value-type="string">
            <text:p>9321 / 105 / 7427</text:p>
          </table:table-cell>
          <table:table-cell office:value-type="string" calcext:value-type="string">
            <text:p>38279 / 908 / 25057</text:p>
          </table:table-cell>
          <table:table-cell office:value-type="string" calcext:value-type="string">
            <text:p>20.01 / 10.99 / 7.0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61 sec</text:p>
          </table:table-cell>
          <table:table-cell office:value-type="string" calcext:value-type="string">
            <text:p>34 / 27 / 75.190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0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89]=&quot;FINISHED&quot;;OR([.F489]=&quot;Preproc Solved, FG skipped.&quot;; [.F4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89]=&quot;FINISHED&quot;;-1;0)+IF([.F489]=&quot;Preproc Solved, FG skipped.&quot;;1;0)+IF([.F4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66_21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39 / 1 / 1422</text:p>
          </table:table-cell>
          <table:table-cell office:value-type="string" calcext:value-type="string">
            <text:p>1963 / 1 / 1389</text:p>
          </table:table-cell>
          <table:table-cell office:value-type="string" calcext:value-type="string">
            <text:p>6890 / 1 / 3850</text:p>
          </table:table-cell>
          <table:table-cell office:value-type="string" calcext:value-type="string">
            <text:p>2.64 / 1.71 / 0.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4 / 10 / 8.90735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1.1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0]=&quot;FINISHED&quot;;OR([.F490]=&quot;Preproc Solved, FG skipped.&quot;; [.F4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0]=&quot;FINISHED&quot;;-1;0)+IF([.F490]=&quot;Preproc Solved, FG skipped.&quot;;1;0)+IF([.F4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71_9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42 / 7889</text:p>
          </table:table-cell>
          <table:table-cell office:value-type="string" calcext:value-type="string">
            <text:p>9756 / 107 / 7734</text:p>
          </table:table-cell>
          <table:table-cell office:value-type="string" calcext:value-type="string">
            <text:p>40046 / 916 / 26011</text:p>
          </table:table-cell>
          <table:table-cell office:value-type="string" calcext:value-type="string">
            <text:p>17.4 / 9.31 / 5.98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64 sec</text:p>
          </table:table-cell>
          <table:table-cell office:value-type="string" calcext:value-type="string">
            <text:p>37 / 30 / 80.7372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5 iters, 0.9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1]=&quot;FINISHED&quot;;OR([.F491]=&quot;Preproc Solved, FG skipped.&quot;; [.F4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1]=&quot;FINISHED&quot;;-1;0)+IF([.F491]=&quot;Preproc Solved, FG skipped.&quot;;1;0)+IF([.F4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75_83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47</text:p>
          </table:table-cell>
          <table:table-cell office:value-type="string" calcext:value-type="string">
            <text:p>8973 / 105 / 7128</text:p>
          </table:table-cell>
          <table:table-cell office:value-type="string" calcext:value-type="string">
            <text:p>36512 / 896 / 23919</text:p>
          </table:table-cell>
          <table:table-cell office:value-type="string" calcext:value-type="string">
            <text:p>15.04 / 8.13 / 5.2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5 sec</text:p>
          </table:table-cell>
          <table:table-cell office:value-type="string" calcext:value-type="string">
            <text:p>33 / 27 / 66.2852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5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2]=&quot;FINISHED&quot;;OR([.F492]=&quot;Preproc Solved, FG skipped.&quot;; [.F4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2]=&quot;FINISHED&quot;;-1;0)+IF([.F492]=&quot;Preproc Solved, FG skipped.&quot;;1;0)+IF([.F4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75_9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1 / 8173</text:p>
          </table:table-cell>
          <table:table-cell office:value-type="string" calcext:value-type="string">
            <text:p>10191 / 106 / 8018</text:p>
          </table:table-cell>
          <table:table-cell office:value-type="string" calcext:value-type="string">
            <text:p>41813 / 889 / 27083</text:p>
          </table:table-cell>
          <table:table-cell office:value-type="string" calcext:value-type="string">
            <text:p>17.25 / 9.59 / 5.6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2 sec</text:p>
          </table:table-cell>
          <table:table-cell office:value-type="string" calcext:value-type="string">
            <text:p>37 / 30 / 91.294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3]=&quot;FINISHED&quot;;OR([.F493]=&quot;Preproc Solved, FG skipped.&quot;; [.F4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3]=&quot;FINISHED&quot;;-1;0)+IF([.F493]=&quot;Preproc Solved, FG skipped.&quot;;1;0)+IF([.F4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79_83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1 / 7552</text:p>
          </table:table-cell>
          <table:table-cell office:value-type="string" calcext:value-type="string">
            <text:p>9408 / 106 / 7433</text:p>
          </table:table-cell>
          <table:table-cell office:value-type="string" calcext:value-type="string">
            <text:p>38279 / 906 / 24995</text:p>
          </table:table-cell>
          <table:table-cell office:value-type="string" calcext:value-type="string">
            <text:p>14.72 / 7.89 / 5.0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4 sec</text:p>
          </table:table-cell>
          <table:table-cell office:value-type="string" calcext:value-type="string">
            <text:p>34 / 28 / 74.149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0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4]=&quot;FINISHED&quot;;OR([.F494]=&quot;Preproc Solved, FG skipped.&quot;; [.F4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4]=&quot;FINISHED&quot;;-1;0)+IF([.F494]=&quot;Preproc Solved, FG skipped.&quot;;1;0)+IF([.F4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79_8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42 / 7874</text:p>
          </table:table-cell>
          <table:table-cell office:value-type="string" calcext:value-type="string">
            <text:p>9814 / 107 / 7743</text:p>
          </table:table-cell>
          <table:table-cell office:value-type="string" calcext:value-type="string">
            <text:p>40046 / 899 / 26071</text:p>
          </table:table-cell>
          <table:table-cell office:value-type="string" calcext:value-type="string">
            <text:p>15.61 / 8.38 / 5.3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7 sec</text:p>
          </table:table-cell>
          <table:table-cell office:value-type="string" calcext:value-type="string">
            <text:p>37 / 31 / 81.440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6 iters, 0.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5]=&quot;FINISHED&quot;;OR([.F495]=&quot;Preproc Solved, FG skipped.&quot;; [.F4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5]=&quot;FINISHED&quot;;-1;0)+IF([.F495]=&quot;Preproc Solved, FG skipped.&quot;;1;0)+IF([.F4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83_91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34 / 147 / 8490</text:p>
          </table:table-cell>
          <table:table-cell office:value-type="string" calcext:value-type="string">
            <text:p>10655 / 112 / 8347</text:p>
          </table:table-cell>
          <table:table-cell office:value-type="string" calcext:value-type="string">
            <text:p>43580 / 932 / 28151</text:p>
          </table:table-cell>
          <table:table-cell office:value-type="string" calcext:value-type="string">
            <text:p>17.16 / 9.12 / 5.9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81 sec</text:p>
          </table:table-cell>
          <table:table-cell office:value-type="string" calcext:value-type="string">
            <text:p>42 / 32 / 98.9035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4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6]=&quot;FINISHED&quot;;OR([.F496]=&quot;Preproc Solved, FG skipped.&quot;; [.F4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6]=&quot;FINISHED&quot;;-1;0)+IF([.F496]=&quot;Preproc Solved, FG skipped.&quot;;1;0)+IF([.F49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87_9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004 / 147 / 9112</text:p>
          </table:table-cell>
          <table:table-cell office:value-type="string" calcext:value-type="string">
            <text:p>11496 / 112 / 8957</text:p>
          </table:table-cell>
          <table:table-cell office:value-type="string" calcext:value-type="string">
            <text:p>47114 / 936 / 30240</text:p>
          </table:table-cell>
          <table:table-cell office:value-type="string" calcext:value-type="string">
            <text:p>18.89 / 10.2 / 6.4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0 sec</text:p>
          </table:table-cell>
          <table:table-cell office:value-type="string" calcext:value-type="string">
            <text:p>44 / 36 / 120.192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5 iters, 0.8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7]=&quot;FINISHED&quot;;OR([.F497]=&quot;Preproc Solved, FG skipped.&quot;; [.F4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7]=&quot;FINISHED&quot;;-1;0)+IF([.F497]=&quot;Preproc Solved, FG skipped.&quot;;1;0)+IF([.F4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19_90_40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787 / 5 / 2287</text:p>
          </table:table-cell>
          <table:table-cell office:value-type="string" calcext:value-type="string">
            <text:p>3507 / 5 / 2243</text:p>
          </table:table-cell>
          <table:table-cell office:value-type="string" calcext:value-type="string">
            <text:p>12822 / 21 / 5643</text:p>
          </table:table-cell>
          <table:table-cell office:value-type="string" calcext:value-type="string">
            <text:p>5.58 / 3.51 / 1.5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5 / 19 / 43.0133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1.0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8]=&quot;FINISHED&quot;;OR([.F498]=&quot;Preproc Solved, FG skipped.&quot;; [.F4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8]=&quot;FINISHED&quot;;-1;0)+IF([.F498]=&quot;Preproc Solved, FG skipped.&quot;;1;0)+IF([.F49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143_40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057 / 5 / 2603</text:p>
          </table:table-cell>
          <table:table-cell office:value-type="string" calcext:value-type="string">
            <text:p>3777 / 5 / 2552</text:p>
          </table:table-cell>
          <table:table-cell office:value-type="string" calcext:value-type="string">
            <text:p>13689 / 21 / 6866</text:p>
          </table:table-cell>
          <table:table-cell office:value-type="string" calcext:value-type="string">
            <text:p>9.57 / 6.24 / 2.5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1 / 19 / 40.368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499]=&quot;FINISHED&quot;;OR([.F499]=&quot;Preproc Solved, FG skipped.&quot;; [.F4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499]=&quot;FINISHED&quot;;-1;0)+IF([.F499]=&quot;Preproc Solved, FG skipped.&quot;;1;0)+IF([.F49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178_25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81 / 1 / 2321</text:p>
          </table:table-cell>
          <table:table-cell office:value-type="string" calcext:value-type="string">
            <text:p>3071 / 1 / 2292</text:p>
          </table:table-cell>
          <table:table-cell office:value-type="string" calcext:value-type="string">
            <text:p>10569 / 1 / 6190</text:p>
          </table:table-cell>
          <table:table-cell office:value-type="string" calcext:value-type="string">
            <text:p>3.84 / 2.48 / 1.0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22 / 12 / 17.41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0]=&quot;FINISHED&quot;;OR([.F500]=&quot;Preproc Solved, FG skipped.&quot;; [.F5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0]=&quot;FINISHED&quot;;-1;0)+IF([.F500]=&quot;Preproc Solved, FG skipped.&quot;;1;0)+IF([.F5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181_21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698 / 1 / 1874</text:p>
          </table:table-cell>
          <table:table-cell office:value-type="string" calcext:value-type="string">
            <text:p>2522 / 1 / 1851</text:p>
          </table:table-cell>
          <table:table-cell office:value-type="string" calcext:value-type="string">
            <text:p>8712 / 1 / 5181</text:p>
          </table:table-cell>
          <table:table-cell office:value-type="string" calcext:value-type="string">
            <text:p>2.4 / 1.56 / 0.6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5 / 11 / 11.572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1]=&quot;FINISHED&quot;;OR([.F501]=&quot;Preproc Solved, FG skipped.&quot;; [.F5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1]=&quot;FINISHED&quot;;-1;0)+IF([.F501]=&quot;Preproc Solved, FG skipped.&quot;;1;0)+IF([.F5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354_40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867 / 9 / 4206</text:p>
          </table:table-cell>
          <table:table-cell office:value-type="string" calcext:value-type="string">
            <text:p>5587 / 9 / 4160</text:p>
          </table:table-cell>
          <table:table-cell office:value-type="string" calcext:value-type="string">
            <text:p>19983 / 41 / 12040</text:p>
          </table:table-cell>
          <table:table-cell office:value-type="string" calcext:value-type="string">
            <text:p>11.8 / 7.77 / 3.0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42 / 22 / 51.9693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4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2]=&quot;FINISHED&quot;;OR([.F502]=&quot;Preproc Solved, FG skipped.&quot;; [.F5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2]=&quot;FINISHED&quot;;-1;0)+IF([.F502]=&quot;Preproc Solved, FG skipped.&quot;;1;0)+IF([.F5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70_36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49 / 9 / 2229</text:p>
          </table:table-cell>
          <table:table-cell office:value-type="string" calcext:value-type="string">
            <text:p>3289 / 8 / 2184</text:p>
          </table:table-cell>
          <table:table-cell office:value-type="string" calcext:value-type="string">
            <text:p>11938 / 41 / 5701</text:p>
          </table:table-cell>
          <table:table-cell office:value-type="string" calcext:value-type="string">
            <text:p>10.55 / 6.92 / 2.69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31 / 17 / 31.497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3]=&quot;FINISHED&quot;;OR([.F503]=&quot;Preproc Solved, FG skipped.&quot;; [.F5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3]=&quot;FINISHED&quot;;-1;0)+IF([.F503]=&quot;Preproc Solved, FG skipped.&quot;;1;0)+IF([.F5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71_35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93 / 5 / 2008</text:p>
          </table:table-cell>
          <table:table-cell office:value-type="string" calcext:value-type="string">
            <text:p>3033 / 5 / 1962</text:p>
          </table:table-cell>
          <table:table-cell office:value-type="string" calcext:value-type="string">
            <text:p>11042 / 21 / 5088</text:p>
          </table:table-cell>
          <table:table-cell office:value-type="string" calcext:value-type="string">
            <text:p>7.76 / 5.08 / 2.0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33 / 16 / 28.8645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4]=&quot;FINISHED&quot;;OR([.F504]=&quot;Preproc Solved, FG skipped.&quot;; [.F5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4]=&quot;FINISHED&quot;;-1;0)+IF([.F504]=&quot;Preproc Solved, FG skipped.&quot;;1;0)+IF([.F5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71_41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45 / 5 / 2028</text:p>
          </table:table-cell>
          <table:table-cell office:value-type="string" calcext:value-type="string">
            <text:p>3265 / 5 / 1985</text:p>
          </table:table-cell>
          <table:table-cell office:value-type="string" calcext:value-type="string">
            <text:p>12035 / 21 / 4831</text:p>
          </table:table-cell>
          <table:table-cell office:value-type="string" calcext:value-type="string">
            <text:p>5.34 / 3.35 / 1.4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7 / 21 / 42.115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0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5]=&quot;FINISHED&quot;;OR([.F505]=&quot;Preproc Solved, FG skipped.&quot;; [.F5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5]=&quot;FINISHED&quot;;-1;0)+IF([.F505]=&quot;Preproc Solved, FG skipped.&quot;;1;0)+IF([.F5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84_21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44 / 1 / 1418</text:p>
          </table:table-cell>
          <table:table-cell office:value-type="string" calcext:value-type="string">
            <text:p>1968 / 1 / 1389</text:p>
          </table:table-cell>
          <table:table-cell office:value-type="string" calcext:value-type="string">
            <text:p>6912 / 1 / 3835</text:p>
          </table:table-cell>
          <table:table-cell office:value-type="string" calcext:value-type="string">
            <text:p>2.02 / 1.28 / 0.5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5 / 10 / 9.03536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iters, 0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6]=&quot;FINISHED&quot;;OR([.F506]=&quot;Preproc Solved, FG skipped.&quot;; [.F5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6]=&quot;FINISHED&quot;;-1;0)+IF([.F506]=&quot;Preproc Solved, FG skipped.&quot;;1;0)+IF([.F5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1_84_3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29 / 5 / 2193</text:p>
          </table:table-cell>
          <table:table-cell office:value-type="string" calcext:value-type="string">
            <text:p>3269 / 5 / 2154</text:p>
          </table:table-cell>
          <table:table-cell office:value-type="string" calcext:value-type="string">
            <text:p>11819 / 21 / 5455</text:p>
          </table:table-cell>
          <table:table-cell office:value-type="string" calcext:value-type="string">
            <text:p>7.22 / 4.7 / 1.8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31 / 18 / 33.34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7]=&quot;FINISHED&quot;;OR([.F507]=&quot;Preproc Solved, FG skipped.&quot;; [.F5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7]=&quot;FINISHED&quot;;-1;0)+IF([.F507]=&quot;Preproc Solved, FG skipped.&quot;;1;0)+IF([.F5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2_311_370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63 / 9 / 3724</text:p>
          </table:table-cell>
          <table:table-cell office:value-type="string" calcext:value-type="string">
            <text:p>5003 / 9 / 3684</text:p>
          </table:table-cell>
          <table:table-cell office:value-type="string" calcext:value-type="string">
            <text:p>17706 / 41 / 10376</text:p>
          </table:table-cell>
          <table:table-cell office:value-type="string" calcext:value-type="string">
            <text:p>13.03 / 8.67 / 3.3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37 / 21 / 39.7659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5 iters, 1.4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8]=&quot;FINISHED&quot;;OR([.F508]=&quot;Preproc Solved, FG skipped.&quot;; [.F5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8]=&quot;FINISHED&quot;;-1;0)+IF([.F508]=&quot;Preproc Solved, FG skipped.&quot;;1;0)+IF([.F5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2_320_37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06 / 11 / 3767</text:p>
          </table:table-cell>
          <table:table-cell office:value-type="string" calcext:value-type="string">
            <text:p>5046 / 11 / 3725</text:p>
          </table:table-cell>
          <table:table-cell office:value-type="string" calcext:value-type="string">
            <text:p>17907 / 51 / 10638</text:p>
          </table:table-cell>
          <table:table-cell office:value-type="string" calcext:value-type="string">
            <text:p>7.28 / 4.87 / 1.8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38 / 20 / 40.4489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5 iters, 1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09]=&quot;FINISHED&quot;;OR([.F509]=&quot;Preproc Solved, FG skipped.&quot;; [.F5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09]=&quot;FINISHED&quot;;-1;0)+IF([.F509]=&quot;Preproc Solved, FG skipped.&quot;;1;0)+IF([.F5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2_6_41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64 / 5 / 1865</text:p>
          </table:table-cell>
          <table:table-cell office:value-type="string" calcext:value-type="string">
            <text:p>3084 / 5 / 1817</text:p>
          </table:table-cell>
          <table:table-cell office:value-type="string" calcext:value-type="string">
            <text:p>11422 / 21 / 4339</text:p>
          </table:table-cell>
          <table:table-cell office:value-type="string" calcext:value-type="string">
            <text:p>7.81 / 4.97 / 2.1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4 / 20 / 40.158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5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0]=&quot;FINISHED&quot;;OR([.F510]=&quot;Preproc Solved, FG skipped.&quot;; [.F5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0]=&quot;FINISHED&quot;;-1;0)+IF([.F510]=&quot;Preproc Solved, FG skipped.&quot;;1;0)+IF([.F5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3_66_6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349 / 140 / 5092</text:p>
          </table:table-cell>
          <table:table-cell office:value-type="string" calcext:value-type="string">
            <text:p>6044 / 105 / 5021</text:p>
          </table:table-cell>
          <table:table-cell office:value-type="string" calcext:value-type="string">
            <text:p>24143 / 926 / 16584</text:p>
          </table:table-cell>
          <table:table-cell office:value-type="string" calcext:value-type="string">
            <text:p>11.49 / 7.54 / 2.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18 / 15 / 23.5052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2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1]=&quot;FINISHED&quot;;OR([.F511]=&quot;Preproc Solved, FG skipped.&quot;; [.F5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1]=&quot;FINISHED&quot;;-1;0)+IF([.F511]=&quot;Preproc Solved, FG skipped.&quot;;1;0)+IF([.F5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3_66_7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219 / 140 / 5726</text:p>
          </table:table-cell>
          <table:table-cell office:value-type="string" calcext:value-type="string">
            <text:p>6856 / 105 / 5631</text:p>
          </table:table-cell>
          <table:table-cell office:value-type="string" calcext:value-type="string">
            <text:p>27677 / 927 / 18755</text:p>
          </table:table-cell>
          <table:table-cell office:value-type="string" calcext:value-type="string">
            <text:p>12.96 / 8.04 / 3.6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22 / 18 / 33.316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2]=&quot;FINISHED&quot;;OR([.F512]=&quot;Preproc Solved, FG skipped.&quot;; [.F5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2]=&quot;FINISHED&quot;;-1;0)+IF([.F512]=&quot;Preproc Solved, FG skipped.&quot;;1;0)+IF([.F5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3_67_92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53</text:p>
          </table:table-cell>
          <table:table-cell office:value-type="string" calcext:value-type="string">
            <text:p>8915 / 105 / 7110</text:p>
          </table:table-cell>
          <table:table-cell office:value-type="string" calcext:value-type="string">
            <text:p>36512 / 899 / 23891</text:p>
          </table:table-cell>
          <table:table-cell office:value-type="string" calcext:value-type="string">
            <text:p>14.16 / 7.6 / 4.8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5 sec</text:p>
          </table:table-cell>
          <table:table-cell office:value-type="string" calcext:value-type="string">
            <text:p>33 / 26 / 66.1672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5 iters, 3.1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3]=&quot;FINISHED&quot;;OR([.F513]=&quot;Preproc Solved, FG skipped.&quot;; [.F5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3]=&quot;FINISHED&quot;;-1;0)+IF([.F513]=&quot;Preproc Solved, FG skipped.&quot;;1;0)+IF([.F5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3_88_92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69 / 151 / 8823</text:p>
          </table:table-cell>
          <table:table-cell office:value-type="string" calcext:value-type="string">
            <text:p>11090 / 116 / 8680</text:p>
          </table:table-cell>
          <table:table-cell office:value-type="string" calcext:value-type="string">
            <text:p>45347 / 959 / 29294</text:p>
          </table:table-cell>
          <table:table-cell office:value-type="string" calcext:value-type="string">
            <text:p>17.97 / 9.63 / 6.1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6 sec</text:p>
          </table:table-cell>
          <table:table-cell office:value-type="string" calcext:value-type="string">
            <text:p>42 / 33 / 106.939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5 iters, 11.3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4]=&quot;FINISHED&quot;;OR([.F514]=&quot;Preproc Solved, FG skipped.&quot;; [.F5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4]=&quot;FINISHED&quot;;-1;0)+IF([.F514]=&quot;Preproc Solved, FG skipped.&quot;;1;0)+IF([.F5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3_92_9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439 / 137 / 9414</text:p>
          </table:table-cell>
          <table:table-cell office:value-type="string" calcext:value-type="string">
            <text:p>11931 / 102 / 9259</text:p>
          </table:table-cell>
          <table:table-cell office:value-type="string" calcext:value-type="string">
            <text:p>48881 / 870 / 31302</text:p>
          </table:table-cell>
          <table:table-cell office:value-type="string" calcext:value-type="string">
            <text:p>19.74 / 10.55 / 6.7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1 sec</text:p>
          </table:table-cell>
          <table:table-cell office:value-type="string" calcext:value-type="string">
            <text:p>51 / 37 / 129.595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0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5]=&quot;FINISHED&quot;;OR([.F515]=&quot;Preproc Solved, FG skipped.&quot;; [.F5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5]=&quot;FINISHED&quot;;-1;0)+IF([.F515]=&quot;Preproc Solved, FG skipped.&quot;;1;0)+IF([.F515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stmt25_597_59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930 / 68 / 797</text:p>
          </table:table-cell>
          <table:table-cell office:value-type="string" calcext:value-type="string">
            <text:p>850 / 58 / 755</text:p>
          </table:table-cell>
          <table:table-cell office:value-type="string" calcext:value-type="string">
            <text:p>2910 / 219 / 2425</text:p>
          </table:table-cell>
          <table:table-cell office:value-type="string" calcext:value-type="string">
            <text:p>1.31 / 0.87 / 0.36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139351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AND([.C516]=&quot;FINISHED&quot;;OR([.F516]=&quot;Preproc Solved, FG skipped.&quot;; [.F5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6]=&quot;FINISHED&quot;;-1;0)+IF([.F516]=&quot;Preproc Solved, FG skipped.&quot;;1;0)+IF([.F5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7_149_22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81 / 1 / 1772</text:p>
          </table:table-cell>
          <table:table-cell office:value-type="string" calcext:value-type="string">
            <text:p>2403 / 1 / 1750</text:p>
          </table:table-cell>
          <table:table-cell office:value-type="string" calcext:value-type="string">
            <text:p>8330 / 1 / 4848</text:p>
          </table:table-cell>
          <table:table-cell office:value-type="string" calcext:value-type="string">
            <text:p>2.34 / 1.5 / 0.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8 / 11 / 10.914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7]=&quot;FINISHED&quot;;OR([.F517]=&quot;Preproc Solved, FG skipped.&quot;; [.F5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7]=&quot;FINISHED&quot;;-1;0)+IF([.F517]=&quot;Preproc Solved, FG skipped.&quot;;1;0)+IF([.F5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7_16_22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78 / 1 / 1037</text:p>
          </table:table-cell>
          <table:table-cell office:value-type="string" calcext:value-type="string">
            <text:p>1600 / 1 / 1005</text:p>
          </table:table-cell>
          <table:table-cell office:value-type="string" calcext:value-type="string">
            <text:p>5714 / 1 / 2562</text:p>
          </table:table-cell>
          <table:table-cell office:value-type="string" calcext:value-type="string">
            <text:p>1.96 / 1.21 / 0.5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15 / 10 / 9.26066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 iters, 0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8]=&quot;FINISHED&quot;;OR([.F518]=&quot;Preproc Solved, FG skipped.&quot;; [.F5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8]=&quot;FINISHED&quot;;-1;0)+IF([.F518]=&quot;Preproc Solved, FG skipped.&quot;;1;0)+IF([.F51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7_93_9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00 / 163 / 1682</text:p>
          </table:table-cell>
          <table:table-cell office:value-type="string" calcext:value-type="string">
            <text:p>1959 / 121 / 1613</text:p>
          </table:table-cell>
          <table:table-cell office:value-type="string" calcext:value-type="string">
            <text:p>7290 / 503 / 5426</text:p>
          </table:table-cell>
          <table:table-cell office:value-type="string" calcext:value-type="string">
            <text:p>4.42 / 2.98 / 1.15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/ 5 / 1.55117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5 iters, 0.1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19]=&quot;FINISHED&quot;;OR([.F519]=&quot;Preproc Solved, FG skipped.&quot;; [.F5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19]=&quot;FINISHED&quot;;-1;0)+IF([.F519]=&quot;Preproc Solved, FG skipped.&quot;;1;0)+IF([.F5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8_68_69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219 / 140 / 5716</text:p>
          </table:table-cell>
          <table:table-cell office:value-type="string" calcext:value-type="string">
            <text:p>6885 / 105 / 5633</text:p>
          </table:table-cell>
          <table:table-cell office:value-type="string" calcext:value-type="string">
            <text:p>27677 / 908 / 18709</text:p>
          </table:table-cell>
          <table:table-cell office:value-type="string" calcext:value-type="string">
            <text:p>12.61 / 7.98 / 3.3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22 / 18 / 33.239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4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0]=&quot;FINISHED&quot;;OR([.F520]=&quot;Preproc Solved, FG skipped.&quot;; [.F5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0]=&quot;FINISHED&quot;;-1;0)+IF([.F520]=&quot;Preproc Solved, FG skipped.&quot;;1;0)+IF([.F5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8_68_73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4 / 141 / 5991</text:p>
          </table:table-cell>
          <table:table-cell office:value-type="string" calcext:value-type="string">
            <text:p>7291 / 106 / 5896</text:p>
          </table:table-cell>
          <table:table-cell office:value-type="string" calcext:value-type="string">
            <text:p>29444 / 901 / 19581</text:p>
          </table:table-cell>
          <table:table-cell office:value-type="string" calcext:value-type="string">
            <text:p>12.97 / 7.91 / 3.7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25 / 20 / 40.156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1]=&quot;FINISHED&quot;;OR([.F521]=&quot;Preproc Solved, FG skipped.&quot;; [.F5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1]=&quot;FINISHED&quot;;-1;0)+IF([.F521]=&quot;Preproc Solved, FG skipped.&quot;;1;0)+IF([.F52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8_73_8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1 / 7541</text:p>
          </table:table-cell>
          <table:table-cell office:value-type="string" calcext:value-type="string">
            <text:p>9379 / 106 / 7410</text:p>
          </table:table-cell>
          <table:table-cell office:value-type="string" calcext:value-type="string">
            <text:p>38279 / 894 / 24952</text:p>
          </table:table-cell>
          <table:table-cell office:value-type="string" calcext:value-type="string">
            <text:p>14.79 / 7.9 / 5.0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2 sec</text:p>
          </table:table-cell>
          <table:table-cell office:value-type="string" calcext:value-type="string">
            <text:p>36 / 28 / 73.6028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2]=&quot;FINISHED&quot;;OR([.F522]=&quot;Preproc Solved, FG skipped.&quot;; [.F5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2]=&quot;FINISHED&quot;;-1;0)+IF([.F522]=&quot;Preproc Solved, FG skipped.&quot;;1;0)+IF([.F52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8_73_9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34 / 140 / 8493</text:p>
          </table:table-cell>
          <table:table-cell office:value-type="string" calcext:value-type="string">
            <text:p>10597 / 105 / 8326</text:p>
          </table:table-cell>
          <table:table-cell office:value-type="string" calcext:value-type="string">
            <text:p>43580 / 906 / 28167</text:p>
          </table:table-cell>
          <table:table-cell office:value-type="string" calcext:value-type="string">
            <text:p>18.42 / 9.61 / 6.7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7 sec</text:p>
          </table:table-cell>
          <table:table-cell office:value-type="string" calcext:value-type="string">
            <text:p>40 / 33 / 98.4052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5 iters, 0.7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3]=&quot;FINISHED&quot;;OR([.F523]=&quot;Preproc Solved, FG skipped.&quot;; [.F5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3]=&quot;FINISHED&quot;;-1;0)+IF([.F523]=&quot;Preproc Solved, FG skipped.&quot;;1;0)+IF([.F5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8_89_9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874 / 138 / 9704</text:p>
          </table:table-cell>
          <table:table-cell office:value-type="string" calcext:value-type="string">
            <text:p>12337 / 103 / 9537</text:p>
          </table:table-cell>
          <table:table-cell office:value-type="string" calcext:value-type="string">
            <text:p>50648 / 886 / 32179</text:p>
          </table:table-cell>
          <table:table-cell office:value-type="string" calcext:value-type="string">
            <text:p>23.89 / 12.95 / 7.9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1.17 sec</text:p>
          </table:table-cell>
          <table:table-cell office:value-type="string" calcext:value-type="string">
            <text:p>48 / 40 / 143.65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1.4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4]=&quot;FINISHED&quot;;OR([.F524]=&quot;Preproc Solved, FG skipped.&quot;; [.F5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4]=&quot;FINISHED&quot;;-1;0)+IF([.F524]=&quot;Preproc Solved, FG skipped.&quot;;1;0)+IF([.F5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29_275_37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79 / 7 / 3405</text:p>
          </table:table-cell>
          <table:table-cell office:value-type="string" calcext:value-type="string">
            <text:p>4816 / 7 / 3369</text:p>
          </table:table-cell>
          <table:table-cell office:value-type="string" calcext:value-type="string">
            <text:p>16950 / 31 / 8890</text:p>
          </table:table-cell>
          <table:table-cell office:value-type="string" calcext:value-type="string">
            <text:p>15.42 / 10.36 / 3.79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44 / 21 / 47.946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5]=&quot;FINISHED&quot;;OR([.F525]=&quot;Preproc Solved, FG skipped.&quot;; [.F5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5]=&quot;FINISHED&quot;;-1;0)+IF([.F525]=&quot;Preproc Solved, FG skipped.&quot;;1;0)+IF([.F5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31_190_22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742 / 1 / 1940</text:p>
          </table:table-cell>
          <table:table-cell office:value-type="string" calcext:value-type="string">
            <text:p>2564 / 1 / 1917</text:p>
          </table:table-cell>
          <table:table-cell office:value-type="string" calcext:value-type="string">
            <text:p>8872 / 1 / 5440</text:p>
          </table:table-cell>
          <table:table-cell office:value-type="string" calcext:value-type="string">
            <text:p>2.39 / 1.56 / 0.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6 / 11 / 11.07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6]=&quot;FINISHED&quot;;OR([.F526]=&quot;Preproc Solved, FG skipped.&quot;; [.F5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6]=&quot;FINISHED&quot;;-1;0)+IF([.F526]=&quot;Preproc Solved, FG skipped.&quot;;1;0)+IF([.F5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31_22_3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37 / 5 / 1747</text:p>
          </table:table-cell>
          <table:table-cell office:value-type="string" calcext:value-type="string">
            <text:p>2693 / 5 / 1707</text:p>
          </table:table-cell>
          <table:table-cell office:value-type="string" calcext:value-type="string">
            <text:p>9739 / 21 / 4163</text:p>
          </table:table-cell>
          <table:table-cell office:value-type="string" calcext:value-type="string">
            <text:p>7.35 / 4.77 / 1.9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0 / 16 / 25.3192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 iters, 0.7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7]=&quot;FINISHED&quot;;OR([.F527]=&quot;Preproc Solved, FG skipped.&quot;; [.F5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7]=&quot;FINISHED&quot;;-1;0)+IF([.F527]=&quot;Preproc Solved, FG skipped.&quot;;1;0)+IF([.F5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31_276_3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39 / 7 / 3358</text:p>
          </table:table-cell>
          <table:table-cell office:value-type="string" calcext:value-type="string">
            <text:p>4595 / 7 / 3328</text:p>
          </table:table-cell>
          <table:table-cell office:value-type="string" calcext:value-type="string">
            <text:p>15999 / 31 / 8858</text:p>
          </table:table-cell>
          <table:table-cell office:value-type="string" calcext:value-type="string">
            <text:p>8.64 / 5.71 / 2.2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40 / 20 / 37.815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9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8]=&quot;FINISHED&quot;;OR([.F528]=&quot;Preproc Solved, FG skipped.&quot;; [.F5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8]=&quot;FINISHED&quot;;-1;0)+IF([.F528]=&quot;Preproc Solved, FG skipped.&quot;;1;0)+IF([.F5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1_262_27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21 / 48 / 877</text:p>
          </table:table-cell>
          <table:table-cell office:value-type="string" calcext:value-type="string">
            <text:p>941 / 38 / 784</text:p>
          </table:table-cell>
          <table:table-cell office:value-type="string" calcext:value-type="string">
            <text:p>3624 / 104 / 2631</text:p>
          </table:table-cell>
          <table:table-cell office:value-type="string" calcext:value-type="string">
            <text:p>3.63 / 2.25 / 1.06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3 / 3 / 0.801499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4 iters, 0.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29]=&quot;FINISHED&quot;;OR([.F529]=&quot;Preproc Solved, FG skipped.&quot;; [.F5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29]=&quot;FINISHED&quot;;-1;0)+IF([.F529]=&quot;Preproc Solved, FG skipped.&quot;;1;0)+IF([.F5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1_286_385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77 / 7 / 3522</text:p>
          </table:table-cell>
          <table:table-cell office:value-type="string" calcext:value-type="string">
            <text:p>4912 / 7 / 3486</text:p>
          </table:table-cell>
          <table:table-cell office:value-type="string" calcext:value-type="string">
            <text:p>17368 / 31 / 9344</text:p>
          </table:table-cell>
          <table:table-cell office:value-type="string" calcext:value-type="string">
            <text:p>11.12 / 7.28 / 2.8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46 / 22 / 49.1268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1.4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0]=&quot;FINISHED&quot;;OR([.F530]=&quot;Preproc Solved, FG skipped.&quot;; [.F5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0]=&quot;FINISHED&quot;;-1;0)+IF([.F530]=&quot;Preproc Solved, FG skipped.&quot;;1;0)+IF([.F5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1_336_38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573 / 9 / 3876</text:p>
          </table:table-cell>
          <table:table-cell office:value-type="string" calcext:value-type="string">
            <text:p>5308 / 9 / 3843</text:p>
          </table:table-cell>
          <table:table-cell office:value-type="string" calcext:value-type="string">
            <text:p>18872 / 41 / 10662</text:p>
          </table:table-cell>
          <table:table-cell office:value-type="string" calcext:value-type="string">
            <text:p>8.03 / 5.32 / 1.99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7 / 22 / 50.9009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5 iters, 0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1]=&quot;FINISHED&quot;;OR([.F531]=&quot;Preproc Solved, FG skipped.&quot;; [.F5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1]=&quot;FINISHED&quot;;-1;0)+IF([.F531]=&quot;Preproc Solved, FG skipped.&quot;;1;0)+IF([.F53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4_40_387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26 / 5 / 1899</text:p>
          </table:table-cell>
          <table:table-cell office:value-type="string" calcext:value-type="string">
            <text:p>3057 / 5 / 1855</text:p>
          </table:table-cell>
          <table:table-cell office:value-type="string" calcext:value-type="string">
            <text:p>11260 / 21 / 4481</text:p>
          </table:table-cell>
          <table:table-cell office:value-type="string" calcext:value-type="string">
            <text:p>7.2 / 4.68 / 1.8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33 / 18 / 36.77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6 iters, 1.2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2]=&quot;FINISHED&quot;;OR([.F532]=&quot;Preproc Solved, FG skipped.&quot;; [.F5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2]=&quot;FINISHED&quot;;-1;0)+IF([.F532]=&quot;Preproc Solved, FG skipped.&quot;;1;0)+IF([.F53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6_111_23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420 / 1 / 1639</text:p>
          </table:table-cell>
          <table:table-cell office:value-type="string" calcext:value-type="string">
            <text:p>2236 / 1 / 1609</text:p>
          </table:table-cell>
          <table:table-cell office:value-type="string" calcext:value-type="string">
            <text:p>7826 / 1 / 4473</text:p>
          </table:table-cell>
          <table:table-cell office:value-type="string" calcext:value-type="string">
            <text:p>2.89 / 1.86 / 0.7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5 / 10 / 10.3315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iters, 0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3]=&quot;FINISHED&quot;;OR([.F533]=&quot;Preproc Solved, FG skipped.&quot;; [.F5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3]=&quot;FINISHED&quot;;-1;0)+IF([.F533]=&quot;Preproc Solved, FG skipped.&quot;;1;0)+IF([.F53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6_289_38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55 / 7 / 3551</text:p>
          </table:table-cell>
          <table:table-cell office:value-type="string" calcext:value-type="string">
            <text:p>4986 / 7 / 3512</text:p>
          </table:table-cell>
          <table:table-cell office:value-type="string" calcext:value-type="string">
            <text:p>17671 / 31 / 9446</text:p>
          </table:table-cell>
          <table:table-cell office:value-type="string" calcext:value-type="string">
            <text:p>7.98 / 5.28 / 1.9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5 / 23 / 51.292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4]=&quot;FINISHED&quot;;OR([.F534]=&quot;Preproc Solved, FG skipped.&quot;; [.F5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4]=&quot;FINISHED&quot;;-1;0)+IF([.F534]=&quot;Preproc Solved, FG skipped.&quot;;1;0)+IF([.F53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7_290_34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11 / 7 / 3466</text:p>
          </table:table-cell>
          <table:table-cell office:value-type="string" calcext:value-type="string">
            <text:p>4762 / 7 / 3430</text:p>
          </table:table-cell>
          <table:table-cell office:value-type="string" calcext:value-type="string">
            <text:p>16711 / 31 / 9261</text:p>
          </table:table-cell>
          <table:table-cell office:value-type="string" calcext:value-type="string">
            <text:p>7.55 / 4.97 / 1.92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39 / 21 / 42.7454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2.1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5]=&quot;FINISHED&quot;;OR([.F535]=&quot;Preproc Solved, FG skipped.&quot;; [.F5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5]=&quot;FINISHED&quot;;-1;0)+IF([.F535]=&quot;Preproc Solved, FG skipped.&quot;;1;0)+IF([.F53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47_340_389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51 / 9 / 3930</text:p>
          </table:table-cell>
          <table:table-cell office:value-type="string" calcext:value-type="string">
            <text:p>5382 / 9 / 3894</text:p>
          </table:table-cell>
          <table:table-cell office:value-type="string" calcext:value-type="string">
            <text:p>19175 / 41 / 10857</text:p>
          </table:table-cell>
          <table:table-cell office:value-type="string" calcext:value-type="string">
            <text:p>9.77 / 6.52 / 2.3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36 sec</text:p>
          </table:table-cell>
          <table:table-cell office:value-type="string" calcext:value-type="string">
            <text:p>43 / 24 / 60.8145</text:p>
          </table:table-cell>
          <table:table-cell office:value-type="string" calcext:value-type="string">
            <text:p>1.03 sec</text:p>
          </table:table-cell>
          <table:table-cell office:value-type="string" calcext:value-type="string">
            <text:p>5 iters, 7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6]=&quot;FINISHED&quot;;OR([.F536]=&quot;Preproc Solved, FG skipped.&quot;; [.F5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6]=&quot;FINISHED&quot;;-1;0)+IF([.F536]=&quot;Preproc Solved, FG skipped.&quot;;1;0)+IF([.F536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7_stmt5_731_73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690 / 57 / 569</text:p>
          </table:table-cell>
          <table:table-cell office:value-type="string" calcext:value-type="string">
            <text:p>626 / 47 / 540</text:p>
          </table:table-cell>
          <table:table-cell office:value-type="string" calcext:value-type="string">
            <text:p>2269 / 180 / 1815</text:p>
          </table:table-cell>
          <table:table-cell office:value-type="string" calcext:value-type="string">
            <text:p>1.15 / 0.75 / 0.3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137844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AND([.C537]=&quot;FINISHED&quot;;OR([.F537]=&quot;Preproc Solved, FG skipped.&quot;; [.F5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7]=&quot;FINISHED&quot;;-1;0)+IF([.F537]=&quot;Preproc Solved, FG skipped.&quot;;1;0)+IF([.F53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50_343_39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713 / 9 / 3905</text:p>
          </table:table-cell>
          <table:table-cell office:value-type="string" calcext:value-type="string">
            <text:p>5443 / 9 / 3866</text:p>
          </table:table-cell>
          <table:table-cell office:value-type="string" calcext:value-type="string">
            <text:p>19441 / 41 / 10669</text:p>
          </table:table-cell>
          <table:table-cell office:value-type="string" calcext:value-type="string">
            <text:p>6.97 / 4.53 / 1.7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50 / 25 / 58.5574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5 iters, 1.2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8]=&quot;FINISHED&quot;;OR([.F538]=&quot;Preproc Solved, FG skipped.&quot;; [.F5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8]=&quot;FINISHED&quot;;-1;0)+IF([.F538]=&quot;Preproc Solved, FG skipped.&quot;;1;0)+IF([.F5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52_295_39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17 / 7 / 3569</text:p>
          </table:table-cell>
          <table:table-cell office:value-type="string" calcext:value-type="string">
            <text:p>5047 / 7 / 3530</text:p>
          </table:table-cell>
          <table:table-cell office:value-type="string" calcext:value-type="string">
            <text:p>17937 / 31 / 9416</text:p>
          </table:table-cell>
          <table:table-cell office:value-type="string" calcext:value-type="string">
            <text:p>6.65 / 4.3 / 1.7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48 / 23 / 55.8892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1.7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39]=&quot;FINISHED&quot;;OR([.F539]=&quot;Preproc Solved, FG skipped.&quot;; [.F5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39]=&quot;FINISHED&quot;;-1;0)+IF([.F539]=&quot;Preproc Solved, FG skipped.&quot;;1;0)+IF([.F5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53_208_24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00 / 1 / 2049</text:p>
          </table:table-cell>
          <table:table-cell office:value-type="string" calcext:value-type="string">
            <text:p>2715 / 1 / 2024</text:p>
          </table:table-cell>
          <table:table-cell office:value-type="string" calcext:value-type="string">
            <text:p>9420 / 1 / 5768</text:p>
          </table:table-cell>
          <table:table-cell office:value-type="string" calcext:value-type="string">
            <text:p>2.45 / 1.59 / 0.6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16 / 10 / 12.041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0]=&quot;FINISHED&quot;;OR([.F540]=&quot;Preproc Solved, FG skipped.&quot;; [.F5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0]=&quot;FINISHED&quot;;-1;0)+IF([.F540]=&quot;Preproc Solved, FG skipped.&quot;;1;0)+IF([.F5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53_296_34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73 / 7 / 3500</text:p>
          </table:table-cell>
          <table:table-cell office:value-type="string" calcext:value-type="string">
            <text:p>4823 / 7 / 3465</text:p>
          </table:table-cell>
          <table:table-cell office:value-type="string" calcext:value-type="string">
            <text:p>16977 / 31 / 9387</text:p>
          </table:table-cell>
          <table:table-cell office:value-type="string" calcext:value-type="string">
            <text:p>6.3 / 4.13 / 1.5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43 / 20 / 43.003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6 iters, 1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1]=&quot;FINISHED&quot;;OR([.F541]=&quot;Preproc Solved, FG skipped.&quot;; [.F5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1]=&quot;FINISHED&quot;;-1;0)+IF([.F541]=&quot;Preproc Solved, FG skipped.&quot;;1;0)+IF([.F5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stmt85_300_399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71 / 7 / 3754</text:p>
          </table:table-cell>
          <table:table-cell office:value-type="string" calcext:value-type="string">
            <text:p>5191 / 7 / 3710</text:p>
          </table:table-cell>
          <table:table-cell office:value-type="string" calcext:value-type="string">
            <text:p>18479 / 31 / 10211</text:p>
          </table:table-cell>
          <table:table-cell office:value-type="string" calcext:value-type="string">
            <text:p>11.23 / 7.45 / 2.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3 / 23 / 52.571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3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2]=&quot;FINISHED&quot;;OR([.F542]=&quot;Preproc Solved, FG skipped.&quot;; [.F5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2]=&quot;FINISHED&quot;;-1;0)+IF([.F542]=&quot;Preproc Solved, FG skipped.&quot;;1;0)+IF([.F54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trivial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021 / 1 / 1261</text:p>
          </table:table-cell>
          <table:table-cell office:value-type="string" calcext:value-type="string">
            <text:p>1939 / 1 / 1261</text:p>
          </table:table-cell>
          <table:table-cell office:value-type="string" calcext:value-type="string">
            <text:p>6920 / 1 / 1205</text:p>
          </table:table-cell>
          <table:table-cell office:value-type="string" calcext:value-type="string">
            <text:p>2.79 / 1.83 / 0.7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9 / 10 / 126.807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0.78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143.95 / 0.61 / 6920 / 0</text:p>
          </table:table-cell>
          <table:table-cell office:value-type="float" office:value="900" calcext:value-type="float">
            <text:p>900</text:p>
          </table:table-cell>
          <table:table-cell table:formula="of:=AND([.C543]=&quot;FINISHED&quot;;OR([.F543]=&quot;Preproc Solved, FG skipped.&quot;; [.F5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3]=&quot;FINISHED&quot;;-1;0)+IF([.F543]=&quot;Preproc Solved, FG skipped.&quot;;1;0)+IF([.F54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trueque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5 / 17 / 164</text:p>
          </table:table-cell>
          <table:table-cell office:value-type="string" calcext:value-type="string">
            <text:p>273 / 17 / 164</text:p>
          </table:table-cell>
          <table:table-cell office:value-type="string" calcext:value-type="string">
            <text:p>531 / 17 / 170</text:p>
          </table:table-cell>
          <table:table-cell office:value-type="string" calcext:value-type="string">
            <text:p>0.45 / 0.29 / 0.1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8 / 2 / 1.2416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13 sec, ONE</text:p>
          </table:table-cell>
          <table:table-cell office:value-type="string" calcext:value-type="string">
            <text:p>MUS TimedOut after 5 rounds</text:p>
          </table:table-cell>
          <table:table-cell office:value-type="string" calcext:value-type="string">
            <text:p>0.34 / 0.11 / 531 / 0</text:p>
          </table:table-cell>
          <table:table-cell office:value-type="float" office:value="900" calcext:value-type="float">
            <text:p>900</text:p>
          </table:table-cell>
          <table:table-cell table:formula="of:=AND([.C544]=&quot;FINISHED&quot;;OR([.F544]=&quot;Preproc Solved, FG skipped.&quot;; [.F5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4]=&quot;FINISHED&quot;;-1;0)+IF([.F544]=&quot;Preproc Solved, FG skipped.&quot;;1;0)+IF([.F5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usb-phy-fixpoint-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30 / 0 / 911</text:p>
          </table:table-cell>
          <table:table-cell office:value-type="string" calcext:value-type="string">
            <text:p>1296 / 0 / 911</text:p>
          </table:table-cell>
          <table:table-cell office:value-type="string" calcext:value-type="string">
            <text:p>4395 / 0 / 2107</text:p>
          </table:table-cell>
          <table:table-cell office:value-type="string" calcext:value-type="string">
            <text:p>3.24 / 1.89 / 1.0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9 / 9 / 22.235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5]=&quot;FINISHED&quot;;OR([.F545]=&quot;Preproc Solved, FG skipped.&quot;; [.F54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5]=&quot;FINISHED&quot;;-1;0)+IF([.F545]=&quot;Preproc Solved, FG skipped.&quot;;1;0)+IF([.F5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usb-phy-fixpoint-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673 / 0 / 2339</text:p>
          </table:table-cell>
          <table:table-cell office:value-type="string" calcext:value-type="string">
            <text:p>3172 / 0 / 2339</text:p>
          </table:table-cell>
          <table:table-cell office:value-type="string" calcext:value-type="string">
            <text:p>10451 / 0 / 5577</text:p>
          </table:table-cell>
          <table:table-cell office:value-type="string" calcext:value-type="string">
            <text:p>11.33 / 6.65 / 3.56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107 / 18 / 70.1825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7.6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6]=&quot;FINISHED&quot;;OR([.F546]=&quot;Preproc Solved, FG skipped.&quot;; [.F5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6]=&quot;FINISHED&quot;;-1;0)+IF([.F546]=&quot;Preproc Solved, FG skipped.&quot;;1;0)+IF([.F5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usb-phy-fixpoint-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765 / 0 / 4232</text:p>
          </table:table-cell>
          <table:table-cell office:value-type="string" calcext:value-type="string">
            <text:p>6930 / 0 / 4232</text:p>
          </table:table-cell>
          <table:table-cell office:value-type="string" calcext:value-type="string">
            <text:p>22589 / 0 / 8281</text:p>
          </table:table-cell>
          <table:table-cell office:value-type="string" calcext:value-type="string">
            <text:p>9.51 / 4.94 / 3.36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1.13 sec</text:p>
          </table:table-cell>
          <table:table-cell office:value-type="string" calcext:value-type="string">
            <text:p>154 / 44 / 140.985</text:p>
          </table:table-cell>
          <table:table-cell office:value-type="string" calcext:value-type="string">
            <text:p>1.32 sec</text:p>
          </table:table-cell>
          <table:table-cell office:value-type="string" calcext:value-type="string">
            <text:p>4 iters, 14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7]=&quot;FINISHED&quot;;OR([.F547]=&quot;Preproc Solved, FG skipped.&quot;; [.F54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7]=&quot;FINISHED&quot;;-1;0)+IF([.F547]=&quot;Preproc Solved, FG skipped.&quot;;1;0)+IF([.F5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7_usb-phy-fixpoint-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11 / 0 / 5391</text:p>
          </table:table-cell>
          <table:table-cell office:value-type="string" calcext:value-type="string">
            <text:p>8809 / 0 / 5391</text:p>
          </table:table-cell>
          <table:table-cell office:value-type="string" calcext:value-type="string">
            <text:p>28658 / 0 / 10543</text:p>
          </table:table-cell>
          <table:table-cell office:value-type="string" calcext:value-type="string">
            <text:p>9.75 / 5.06 / 3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1.75 sec</text:p>
          </table:table-cell>
          <table:table-cell office:value-type="string" calcext:value-type="string">
            <text:p>210 / 55 / 214.586</text:p>
          </table:table-cell>
          <table:table-cell office:value-type="string" calcext:value-type="string">
            <text:p>1.18 sec</text:p>
          </table:table-cell>
          <table:table-cell office:value-type="string" calcext:value-type="string">
            <text:p>4 iters, 11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48]=&quot;FINISHED&quot;;OR([.F548]=&quot;Preproc Solved, FG skipped.&quot;; [.F5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8]=&quot;FINISHED&quot;;-1;0)+IF([.F548]=&quot;Preproc Solved, FG skipped.&quot;;1;0)+IF([.F5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6s289rb05233_c0to63.sat</text:p>
          </table:table-cell>
          <table:table-cell office:value-type="string" calcext:value-type="string">
            <text:p>FAILED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18792 / 1 / 140591</text:p>
          </table:table-cell>
          <table:table-cell office:value-type="string" calcext:value-type="string">
            <text:p>208116 / 1 / 140591</text:p>
          </table:table-cell>
          <table:table-cell office:value-type="string" calcext:value-type="string">
            <text:p>611497 / 3 / 250510</text:p>
          </table:table-cell>
          <table:table-cell office:value-type="string" calcext:value-type="string">
            <text:p>277.23 / 121.22 / 68.73</text:p>
          </table:table-cell>
          <table:table-cell office:value-type="string" calcext:value-type="string">
            <text:p>PreProc-ed 13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549]=&quot;FINISHED&quot;;OR([.F549]=&quot;Preproc Solved, FG skipped.&quot;; [.F54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49]=&quot;FINISHED&quot;;-1;0)+IF([.F549]=&quot;Preproc Solved, FG skipped.&quot;;1;0)+IF([.F5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ctivityService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17 / 4.14 / 1.4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55 / 18 / 36.468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50]=&quot;FINISHED&quot;;OR([.F550]=&quot;Preproc Solved, FG skipped.&quot;; [.F55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0]=&quot;FINISHED&quot;;-1;0)+IF([.F550]=&quot;Preproc Solved, FG skipped.&quot;;1;0)+IF([.F5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ctivityService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2 / 4.15 / 1.53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55 / 18 / 35.534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51]=&quot;FINISHED&quot;;OR([.F551]=&quot;Preproc Solved, FG skipped.&quot;; [.F55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1]=&quot;FINISHED&quot;;-1;0)+IF([.F551]=&quot;Preproc Solved, FG skipped.&quot;;1;0)+IF([.F551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add20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16 / 1 / 615</text:p>
          </table:table-cell>
          <table:table-cell office:value-type="string" calcext:value-type="string">
            <text:p>573 / 1 / 572</text:p>
          </table:table-cell>
          <table:table-cell office:value-type="string" calcext:value-type="string">
            <text:p>1651 / 3 / 1647</text:p>
          </table:table-cell>
          <table:table-cell office:value-type="string" calcext:value-type="string">
            <text:p>1.14 / 0.74 / 0.35</text:p>
          </table:table-cell>
          <table:table-cell office:value-type="string" calcext:value-type="string">
            <text:p>PreProc-ed 7 rounds</text:p>
          </table:table-cell>
          <table:table-cell table:number-columns-repeated="7"/>
          <table:table-cell table:formula="of:=AND([.C552]=&quot;FINISHED&quot;;OR([.F552]=&quot;Preproc Solved, FG skipped.&quot;; [.F5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2]=&quot;FINISHED&quot;;-1;0)+IF([.F552]=&quot;Preproc Solved, FG skipped.&quot;;1;0)+IF([.F5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mba2c7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381 / 1 / 776</text:p>
          </table:table-cell>
          <table:table-cell office:value-type="string" calcext:value-type="string">
            <text:p>1345 / 1 / 776</text:p>
          </table:table-cell>
          <table:table-cell office:value-type="string" calcext:value-type="string">
            <text:p>6475 / 3 / 1941</text:p>
          </table:table-cell>
          <table:table-cell office:value-type="string" calcext:value-type="string">
            <text:p>1.94 / 1.19 / 0.5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22 / 9 / 27.4189</text:p>
          </table:table-cell>
          <table:table-cell office:value-type="string" calcext:value-type="string">
            <text:p>0.03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553]=&quot;FINISHED&quot;;OR([.F553]=&quot;Preproc Solved, FG skipped.&quot;; [.F5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3]=&quot;FINISHED&quot;;-1;0)+IF([.F553]=&quot;Preproc Solved, FG skipped.&quot;;1;0)+IF([.F55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mba2f9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567 / 1 / 723</text:p>
          </table:table-cell>
          <table:table-cell office:value-type="string" calcext:value-type="string">
            <text:p>1528 / 1 / 723</text:p>
          </table:table-cell>
          <table:table-cell office:value-type="string" calcext:value-type="string">
            <text:p>8381 / 3 / 1816</text:p>
          </table:table-cell>
          <table:table-cell office:value-type="string" calcext:value-type="string">
            <text:p>2.52 / 1.48 / 0.7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3 / 11 / 59.7628</text:p>
          </table:table-cell>
          <table:table-cell office:value-type="string" calcext:value-type="string">
            <text:p>0.04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554]=&quot;FINISHED&quot;;OR([.F554]=&quot;Preproc Solved, FG skipped.&quot;; [.F5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4]=&quot;FINISHED&quot;;-1;0)+IF([.F554]=&quot;Preproc Solved, FG skipped.&quot;;1;0)+IF([.F55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mba3b5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627 / 1 / 482</text:p>
          </table:table-cell>
          <table:table-cell office:value-type="string" calcext:value-type="string">
            <text:p>1581 / 1 / 482</text:p>
          </table:table-cell>
          <table:table-cell office:value-type="string" calcext:value-type="string">
            <text:p>10913 / 3 / 1133</text:p>
          </table:table-cell>
          <table:table-cell office:value-type="string" calcext:value-type="string">
            <text:p>2.24 / 1.33 / 0.6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8 / 16 / 133.729</text:p>
          </table:table-cell>
          <table:table-cell office:value-type="string" calcext:value-type="string">
            <text:p>0.07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555]=&quot;FINISHED&quot;;OR([.F555]=&quot;Preproc Solved, FG skipped.&quot;; [.F5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5]=&quot;FINISHED&quot;;-1;0)+IF([.F555]=&quot;Preproc Solved, FG skipped.&quot;;1;0)+IF([.F55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R-fixpoint-1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52529 / 1 / 22471</text:p>
          </table:table-cell>
          <table:table-cell office:value-type="string" calcext:value-type="string">
            <text:p>42525 / 1 / 22471</text:p>
          </table:table-cell>
          <table:table-cell office:value-type="string" calcext:value-type="string">
            <text:p>152557 / 3 / 42439</text:p>
          </table:table-cell>
          <table:table-cell office:value-type="string" calcext:value-type="string">
            <text:p>14.89 / 5.73 / 4.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78.5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556]=&quot;FINISHED&quot;;OR([.F556]=&quot;Preproc Solved, FG skipped.&quot;; [.F5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6]=&quot;FINISHED&quot;;-1;0)+IF([.F556]=&quot;Preproc Solved, FG skipped.&quot;;1;0)+IF([.F55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R-fixpoint-10</text:p>
          </table:table-cell>
          <table:table-cell office:value-type="string" calcext:value-type="string">
            <text:p>TIMED OU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72792 / 19 / 0</text:p>
          </table:table-cell>
          <table:table-cell office:value-type="string" calcext:value-type="string">
            <text:p>717770 / 19 / 0</text:p>
          </table:table-cell>
          <table:table-cell office:value-type="string" calcext:value-type="string">
            <text:p>2493101 / 57 / 0</text:p>
          </table:table-cell>
          <table:table-cell office:value-type="string" calcext:value-type="string">
            <text:p>141.86 / 47.32 / 0.0</text:p>
          </table:table-cell>
          <table:table-cell office:value-type="string" calcext:value-type="string">
            <text:p>Kissat Timeout after 0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557]=&quot;FINISHED&quot;;OR([.F557]=&quot;Preproc Solved, FG skipped.&quot;; [.F55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7]=&quot;FINISHED&quot;;-1;0)+IF([.F557]=&quot;Preproc Solved, FG skipped.&quot;;1;0)+IF([.F5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R-fixpoint-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32560 / 3 / 64614</text:p>
          </table:table-cell>
          <table:table-cell office:value-type="string" calcext:value-type="string">
            <text:p>117554 / 3 / 64614</text:p>
          </table:table-cell>
          <table:table-cell office:value-type="string" calcext:value-type="string">
            <text:p>412621 / 9 / 106123</text:p>
          </table:table-cell>
          <table:table-cell office:value-type="string" calcext:value-type="string">
            <text:p>123.4 / 46.29 / 40.1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591.0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558]=&quot;FINISHED&quot;;OR([.F558]=&quot;Preproc Solved, FG skipped.&quot;; [.F55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8]=&quot;FINISHED&quot;;-1;0)+IF([.F558]=&quot;Preproc Solved, FG skipped.&quot;;1;0)+IF([.F55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R-fixpoint-4</text:p>
          </table:table-cell>
          <table:table-cell office:value-type="string" calcext:value-type="string">
            <text:p>TIMED OUT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ctorGraph parsed</text:p>
          </table:table-cell>
          <table:table-cell office:value-type="string" calcext:value-type="string">
            <text:p>292618 / 10 / 128157</text:p>
          </table:table-cell>
          <table:table-cell office:value-type="string" calcext:value-type="string">
            <text:p>267608 / 10 / 128157</text:p>
          </table:table-cell>
          <table:table-cell office:value-type="string" calcext:value-type="string">
            <text:p>932741 / 24 / 204839</text:p>
          </table:table-cell>
          <table:table-cell office:value-type="string" calcext:value-type="string">
            <text:p>319.43 / 123.43 / 95.01</text:p>
          </table:table-cell>
          <table:table-cell office:value-type="string" calcext:value-type="string">
            <text:p>PreProc-ed 7 rounds</text:p>
          </table:table-cell>
          <table:table-cell table:number-columns-repeated="7"/>
          <table:table-cell table:formula="of:=AND([.C559]=&quot;FINISHED&quot;;OR([.F559]=&quot;Preproc Solved, FG skipped.&quot;; [.F5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59]=&quot;FINISHED&quot;;-1;0)+IF([.F559]=&quot;Preproc Solved, FG skipped.&quot;;1;0)+IF([.F5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R-fixpoint-6</text:p>
          </table:table-cell>
          <table:table-cell office:value-type="string" calcext:value-type="string">
            <text:p>TIMED OUT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452676 / 11 / 0</text:p>
          </table:table-cell>
          <table:table-cell office:value-type="string" calcext:value-type="string">
            <text:p>417662 / 11 / 0</text:p>
          </table:table-cell>
          <table:table-cell office:value-type="string" calcext:value-type="string">
            <text:p>1452861 / 33 / 0</text:p>
          </table:table-cell>
          <table:table-cell office:value-type="string" calcext:value-type="string">
            <text:p>107.8 / 26.77 / 0.0</text:p>
          </table:table-cell>
          <table:table-cell office:value-type="string" calcext:value-type="string">
            <text:p>Kissat Timeout after 0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560]=&quot;FINISHED&quot;;OR([.F560]=&quot;Preproc Solved, FG skipped.&quot;; [.F5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0]=&quot;FINISHED&quot;;-1;0)+IF([.F560]=&quot;Preproc Solved, FG skipped.&quot;;1;0)+IF([.F5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R-fixpoint-8</text:p>
          </table:table-cell>
          <table:table-cell office:value-type="string" calcext:value-type="string">
            <text:p>TIMED OUT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612734 / 15 / 0</text:p>
          </table:table-cell>
          <table:table-cell office:value-type="string" calcext:value-type="string">
            <text:p>567716 / 15 / 0</text:p>
          </table:table-cell>
          <table:table-cell office:value-type="string" calcext:value-type="string">
            <text:p>1972981 / 45 / 0</text:p>
          </table:table-cell>
          <table:table-cell office:value-type="string" calcext:value-type="string">
            <text:p>124.69 / 36.48 / 0.0</text:p>
          </table:table-cell>
          <table:table-cell office:value-type="string" calcext:value-type="string">
            <text:p>Kissat Timeout after 0 rounds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table:formula="of:=AND([.C561]=&quot;FINISHED&quot;;OR([.F561]=&quot;Preproc Solved, FG skipped.&quot;; [.F56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1]=&quot;FINISHED&quot;;-1;0)+IF([.F561]=&quot;Preproc Solved, FG skipped.&quot;;1;0)+IF([.F5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axquery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8 / 17 / 334</text:p>
          </table:table-cell>
          <table:table-cell office:value-type="string" calcext:value-type="string">
            <text:p>556 / 17 / 334</text:p>
          </table:table-cell>
          <table:table-cell office:value-type="string" calcext:value-type="string">
            <text:p>1647 / 17 / 326</text:p>
          </table:table-cell>
          <table:table-cell office:value-type="string" calcext:value-type="string">
            <text:p>0.8 / 0.55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7 / 4 / 7.8972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57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76.46 / 0.11 / 1647 / 0</text:p>
          </table:table-cell>
          <table:table-cell office:value-type="float" office:value="900" calcext:value-type="float">
            <text:p>900</text:p>
          </table:table-cell>
          <table:table-cell table:formula="of:=AND([.C562]=&quot;FINISHED&quot;;OR([.F562]=&quot;Preproc Solved, FG skipped.&quot;; [.F56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2]=&quot;FINISHED&quot;;-1;0)+IF([.F562]=&quot;Preproc Solved, FG skipped.&quot;;1;0)+IF([.F5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beemldelec4b1_c0to127.sat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4715 / 1 / 50855</text:p>
          </table:table-cell>
          <table:table-cell office:value-type="string" calcext:value-type="string">
            <text:p>72283 / 1 / 50855</text:p>
          </table:table-cell>
          <table:table-cell office:value-type="string" calcext:value-type="string">
            <text:p>215451 / 3 / 86612</text:p>
          </table:table-cell>
          <table:table-cell office:value-type="string" calcext:value-type="string">
            <text:p>41.92 / 18.98 / 8.62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89.5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563]=&quot;FINISHED&quot;;OR([.F563]=&quot;Preproc Solved, FG skipped.&quot;; [.F56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3]=&quot;FINISHED&quot;;-1;0)+IF([.F563]=&quot;Preproc Solved, FG skipped.&quot;;1;0)+IF([.F56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beemskbn1f1_c0to7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4863 / 1 / 23110</text:p>
          </table:table-cell>
          <table:table-cell office:value-type="string" calcext:value-type="string">
            <text:p>34323 / 1 / 23110</text:p>
          </table:table-cell>
          <table:table-cell office:value-type="string" calcext:value-type="string">
            <text:p>102404 / 3 / 37749</text:p>
          </table:table-cell>
          <table:table-cell office:value-type="string" calcext:value-type="string">
            <text:p>14.28 / 7.32 / 2.2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23.7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564]=&quot;FINISHED&quot;;OR([.F564]=&quot;Preproc Solved, FG skipped.&quot;; [.F56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64]=&quot;FINISHED&quot;;-1;0)+IF([.F564]=&quot;Preproc Solved, FG skipped.&quot;;1;0)+IF([.F5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bobtuint31neg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17 / 4 / 1413</text:p>
          </table:table-cell>
          <table:table-cell office:value-type="string" calcext:value-type="string">
            <text:p>1205 / 4 / 1201</text:p>
          </table:table-cell>
          <table:table-cell office:value-type="string" calcext:value-type="string">
            <text:p>4587 / 10 / 4576</text:p>
          </table:table-cell>
          <table:table-cell office:value-type="string" calcext:value-type="string">
            <text:p>0.64 / 0.5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65]=&quot;FINISHED&quot;;OR([.F565]=&quot;Preproc Solved, FG skipped.&quot;; [.F5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5]=&quot;FINISHED&quot;;-1;0)+IF([.F565]=&quot;Preproc Solved, FG skipped.&quot;;1;0)+IF([.F5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bs128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938 / 1 / 5380</text:p>
          </table:table-cell>
          <table:table-cell office:value-type="string" calcext:value-type="string">
            <text:p>6801 / 1 / 5380</text:p>
          </table:table-cell>
          <table:table-cell office:value-type="string" calcext:value-type="string">
            <text:p>20267 / 3 / 10545</text:p>
          </table:table-cell>
          <table:table-cell office:value-type="string" calcext:value-type="string">
            <text:p>5.78 / 3.11 / 1.8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5 sec</text:p>
          </table:table-cell>
          <table:table-cell office:value-type="string" calcext:value-type="string">
            <text:p>77 / 20 / 261.724</text:p>
          </table:table-cell>
          <table:table-cell office:value-type="string" calcext:value-type="string">
            <text:p>0.54 sec</text:p>
          </table:table-cell>
          <table:table-cell office:value-type="string" calcext:value-type="string">
            <text:p>4 iters, 3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66]=&quot;FINISHED&quot;;OR([.F566]=&quot;Preproc Solved, FG skipped.&quot;; [.F5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6]=&quot;FINISHED&quot;;-1;0)+IF([.F566]=&quot;Preproc Solved, FG skipped.&quot;;1;0)+IF([.F5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bs128y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934 / 1 / 5373</text:p>
          </table:table-cell>
          <table:table-cell office:value-type="string" calcext:value-type="string">
            <text:p>6797 / 1 / 5373</text:p>
          </table:table-cell>
          <table:table-cell office:value-type="string" calcext:value-type="string">
            <text:p>20255 / 3 / 10518</text:p>
          </table:table-cell>
          <table:table-cell office:value-type="string" calcext:value-type="string">
            <text:p>5.69 / 3.05 / 1.8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45 sec</text:p>
          </table:table-cell>
          <table:table-cell office:value-type="string" calcext:value-type="string">
            <text:p>77 / 19 / 249.154</text:p>
          </table:table-cell>
          <table:table-cell office:value-type="string" calcext:value-type="string">
            <text:p>0.55 sec</text:p>
          </table:table-cell>
          <table:table-cell office:value-type="string" calcext:value-type="string">
            <text:p>4 iters, 3.3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67]=&quot;FINISHED&quot;;OR([.F567]=&quot;Preproc Solved, FG skipped.&quot;; [.F5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7]=&quot;FINISHED&quot;;-1;0)+IF([.F567]=&quot;Preproc Solved, FG skipped.&quot;;1;0)+IF([.F567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2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685 / 22 / 2450</text:p>
          </table:table-cell>
          <table:table-cell office:value-type="string" calcext:value-type="string">
            <text:p>3271 / 22 / 2450</text:p>
          </table:table-cell>
          <table:table-cell office:value-type="string" calcext:value-type="string">
            <text:p>10648 / 48 / 5791</text:p>
          </table:table-cell>
          <table:table-cell office:value-type="string" calcext:value-type="string">
            <text:p>8.69 / 5.73 / 2.26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52 / 16 / 23.8303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5 iters, 5.0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68]=&quot;FINISHED&quot;;OR([.F568]=&quot;Preproc Solved, FG skipped.&quot;; [.F5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8]=&quot;FINISHED&quot;;-1;0)+IF([.F568]=&quot;Preproc Solved, FG skipped.&quot;;1;0)+IF([.F568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2-fixpoint-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31 / 50 / 4479</text:p>
          </table:table-cell>
          <table:table-cell office:value-type="string" calcext:value-type="string">
            <text:p>6941 / 50 / 4479</text:p>
          </table:table-cell>
          <table:table-cell office:value-type="string" calcext:value-type="string">
            <text:p>22348 / 104 / 9065</text:p>
          </table:table-cell>
          <table:table-cell office:value-type="string" calcext:value-type="string">
            <text:p>5.94 / 3.1 / 2.0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09 sec</text:p>
          </table:table-cell>
          <table:table-cell office:value-type="string" calcext:value-type="string">
            <text:p>147 / 39 / 187.903</text:p>
          </table:table-cell>
          <table:table-cell office:value-type="string" calcext:value-type="string">
            <text:p>1.24 sec</text:p>
          </table:table-cell>
          <table:table-cell office:value-type="string" calcext:value-type="string">
            <text:p>4 iters, 62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69]=&quot;FINISHED&quot;;OR([.F569]=&quot;Preproc Solved, FG skipped.&quot;; [.F5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69]=&quot;FINISHED&quot;;-1;0)+IF([.F569]=&quot;Preproc Solved, FG skipped.&quot;;1;0)+IF([.F56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2-fixpoint-5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604 / 64 / 5674</text:p>
          </table:table-cell>
          <table:table-cell office:value-type="string" calcext:value-type="string">
            <text:p>8776 / 64 / 5674</text:p>
          </table:table-cell>
          <table:table-cell office:value-type="string" calcext:value-type="string">
            <text:p>28198 / 132 / 11495</text:p>
          </table:table-cell>
          <table:table-cell office:value-type="string" calcext:value-type="string">
            <text:p>11.88 / 6.15 / 4.2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1.67 sec</text:p>
          </table:table-cell>
          <table:table-cell office:value-type="string" calcext:value-type="string">
            <text:p>169 / 50 / 184.016</text:p>
          </table:table-cell>
          <table:table-cell office:value-type="string" calcext:value-type="string">
            <text:p>0.5 sec</text:p>
          </table:table-cell>
          <table:table-cell office:value-type="string" calcext:value-type="string">
            <text:p>4 iters, 13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0]=&quot;FINISHED&quot;;OR([.F570]=&quot;Preproc Solved, FG skipped.&quot;; [.F5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0]=&quot;FINISHED&quot;;-1;0)+IF([.F570]=&quot;Preproc Solved, FG skipped.&quot;;1;0)+IF([.F570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2-fixpoint-6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77 / 78 / 6851</text:p>
          </table:table-cell>
          <table:table-cell office:value-type="string" calcext:value-type="string">
            <text:p>10611 / 78 / 6851</text:p>
          </table:table-cell>
          <table:table-cell office:value-type="string" calcext:value-type="string">
            <text:p>34048 / 160 / 13796</text:p>
          </table:table-cell>
          <table:table-cell office:value-type="string" calcext:value-type="string">
            <text:p>14.39 / 7.36 / 5.17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2.38 sec</text:p>
          </table:table-cell>
          <table:table-cell office:value-type="string" calcext:value-type="string">
            <text:p>227 / 61 / 252.425</text:p>
          </table:table-cell>
          <table:table-cell office:value-type="string" calcext:value-type="string">
            <text:p>1.11 sec</text:p>
          </table:table-cell>
          <table:table-cell office:value-type="string" calcext:value-type="string">
            <text:p>4 iters, 11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1]=&quot;FINISHED&quot;;OR([.F571]=&quot;Preproc Solved, FG skipped.&quot;; [.F5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1]=&quot;FINISHED&quot;;-1;0)+IF([.F571]=&quot;Preproc Solved, FG skipped.&quot;;1;0)+IF([.F57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3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44 / 12 / 1569</text:p>
          </table:table-cell>
          <table:table-cell office:value-type="string" calcext:value-type="string">
            <text:p>2144 / 12 / 1569</text:p>
          </table:table-cell>
          <table:table-cell office:value-type="string" calcext:value-type="string">
            <text:p>7154 / 30 / 3589</text:p>
          </table:table-cell>
          <table:table-cell office:value-type="string" calcext:value-type="string">
            <text:p>4.8 / 3.22 / 1.21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4 / 14 / 15.0596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7.3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2]=&quot;FINISHED&quot;;OR([.F572]=&quot;Preproc Solved, FG skipped.&quot;; [.F5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2]=&quot;FINISHED&quot;;-1;0)+IF([.F572]=&quot;Preproc Solved, FG skipped.&quot;;1;0)+IF([.F57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3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88 / 33 / 3109</text:p>
          </table:table-cell>
          <table:table-cell office:value-type="string" calcext:value-type="string">
            <text:p>4888 / 33 / 3109</text:p>
          </table:table-cell>
          <table:table-cell office:value-type="string" calcext:value-type="string">
            <text:p>15891 / 72 / 6250</text:p>
          </table:table-cell>
          <table:table-cell office:value-type="string" calcext:value-type="string">
            <text:p>5.65 / 3.6 / 1.4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6 sec</text:p>
          </table:table-cell>
          <table:table-cell office:value-type="string" calcext:value-type="string">
            <text:p>115 / 31 / 63.5325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4 iters, 2.2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3]=&quot;FINISHED&quot;;OR([.F573]=&quot;Preproc Solved, FG skipped.&quot;; [.F5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3]=&quot;FINISHED&quot;;-1;0)+IF([.F573]=&quot;Preproc Solved, FG skipped.&quot;;1;0)+IF([.F57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cache-coherence-3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434 / 54 / 4908</text:p>
          </table:table-cell>
          <table:table-cell office:value-type="string" calcext:value-type="string">
            <text:p>7634 / 54 / 4908</text:p>
          </table:table-cell>
          <table:table-cell office:value-type="string" calcext:value-type="string">
            <text:p>24635 / 114 / 9853</text:p>
          </table:table-cell>
          <table:table-cell office:value-type="string" calcext:value-type="string">
            <text:p>8.14 / 4.13 / 3.1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15 sec</text:p>
          </table:table-cell>
          <table:table-cell office:value-type="string" calcext:value-type="string">
            <text:p>165 / 45 / 143.323</text:p>
          </table:table-cell>
          <table:table-cell office:value-type="string" calcext:value-type="string">
            <text:p>0.48 sec</text:p>
          </table:table-cell>
          <table:table-cell office:value-type="string" calcext:value-type="string">
            <text:p>4 iters, 16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4]=&quot;FINISHED&quot;;OR([.F574]=&quot;Preproc Solved, FG skipped.&quot;; [.F57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74]=&quot;FINISHED&quot;;-1;0)+IF([.F574]=&quot;Preproc Solved, FG skipped.&quot;;1;0)+IF([.F5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eiling128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316 / 4 / 1312</text:p>
          </table:table-cell>
          <table:table-cell office:value-type="string" calcext:value-type="string">
            <text:p>1060 / 4 / 1056</text:p>
          </table:table-cell>
          <table:table-cell office:value-type="string" calcext:value-type="string">
            <text:p>3861 / 8 / 3852</text:p>
          </table:table-cell>
          <table:table-cell office:value-type="string" calcext:value-type="string">
            <text:p>0.86 / 0.68 / 0.1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75]=&quot;FINISHED&quot;;OR([.F575]=&quot;Preproc Solved, FG skipped.&quot;; [.F57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575]=&quot;FINISHED&quot;;-1;0)+IF([.F575]=&quot;Preproc Solved, FG skipped.&quot;;1;0)+IF([.F5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eiling25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638 / 4 / 2634</text:p>
          </table:table-cell>
          <table:table-cell office:value-type="string" calcext:value-type="string">
            <text:p>2126 / 4 / 2122</text:p>
          </table:table-cell>
          <table:table-cell office:value-type="string" calcext:value-type="string">
            <text:p>7753 / 9 / 7743</text:p>
          </table:table-cell>
          <table:table-cell office:value-type="string" calcext:value-type="string">
            <text:p>1.29 / 0.99 / 0.1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576]=&quot;FINISHED&quot;;OR([.F576]=&quot;Preproc Solved, FG skipped.&quot;; [.F5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6]=&quot;FINISHED&quot;;-1;0)+IF([.F576]=&quot;Preproc Solved, FG skipped.&quot;;1;0)+IF([.F5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i.e#1.a#3.E#40.A#60.c#288.w#6.s#2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011 / 1 / 5510</text:p>
          </table:table-cell>
          <table:table-cell office:value-type="string" calcext:value-type="string">
            <text:p>6971 / 1 / 5510</text:p>
          </table:table-cell>
          <table:table-cell office:value-type="string" calcext:value-type="string">
            <text:p>20734 / 3 / 11232</text:p>
          </table:table-cell>
          <table:table-cell office:value-type="string" calcext:value-type="string">
            <text:p>3.87 / 2.33 / 1.0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43 sec</text:p>
          </table:table-cell>
          <table:table-cell office:value-type="string" calcext:value-type="string">
            <text:p>112 / 20 / 179.691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2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7]=&quot;FINISHED&quot;;OR([.F577]=&quot;Preproc Solved, FG skipped.&quot;; [.F5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7]=&quot;FINISHED&quot;;-1;0)+IF([.F577]=&quot;Preproc Solved, FG skipped.&quot;;1;0)+IF([.F5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i.e#1.a#3.E#40.A#60.c#384.w#6.s#8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15 / 1 / 7453</text:p>
          </table:table-cell>
          <table:table-cell office:value-type="string" calcext:value-type="string">
            <text:p>9275 / 1 / 7453</text:p>
          </table:table-cell>
          <table:table-cell office:value-type="string" calcext:value-type="string">
            <text:p>27646 / 3 / 15538</text:p>
          </table:table-cell>
          <table:table-cell office:value-type="string" calcext:value-type="string">
            <text:p>4.04 / 2.31 / 1.1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7 sec</text:p>
          </table:table-cell>
          <table:table-cell office:value-type="string" calcext:value-type="string">
            <text:p>157 / 24 / 328.314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3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8]=&quot;FINISHED&quot;;OR([.F578]=&quot;Preproc Solved, FG skipped.&quot;; [.F5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8]=&quot;FINISHED&quot;;-1;0)+IF([.F578]=&quot;Preproc Solved, FG skipped.&quot;;1;0)+IF([.F5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i.e#1.a#3.E#40.A#60.c#400.w#2.s#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99 / 1 / 2826</text:p>
          </table:table-cell>
          <table:table-cell office:value-type="string" calcext:value-type="string">
            <text:p>3259 / 1 / 2826</text:p>
          </table:table-cell>
          <table:table-cell office:value-type="string" calcext:value-type="string">
            <text:p>9598 / 3 / 6881</text:p>
          </table:table-cell>
          <table:table-cell office:value-type="string" calcext:value-type="string">
            <text:p>1.57 / 1.06 / 0.3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7 / 7 / 18.105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1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79]=&quot;FINISHED&quot;;OR([.F579]=&quot;Preproc Solved, FG skipped.&quot;; [.F5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79]=&quot;FINISHED&quot;;-1;0)+IF([.F579]=&quot;Preproc Solved, FG skipped.&quot;;1;0)+IF([.F5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i.e#1.a#3.E#40.A#60.c#408.w#2.s#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63 / 1 / 2887</text:p>
          </table:table-cell>
          <table:table-cell office:value-type="string" calcext:value-type="string">
            <text:p>3323 / 1 / 2887</text:p>
          </table:table-cell>
          <table:table-cell office:value-type="string" calcext:value-type="string">
            <text:p>9790 / 3 / 7033</text:p>
          </table:table-cell>
          <table:table-cell office:value-type="string" calcext:value-type="string">
            <text:p>1.52 / 1.01 / 0.3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7 / 7 / 18.118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2.2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0]=&quot;FINISHED&quot;;OR([.F580]=&quot;Preproc Solved, FG skipped.&quot;; [.F5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0]=&quot;FINISHED&quot;;-1;0)+IF([.F580]=&quot;Preproc Solved, FG skipped.&quot;;1;0)+IF([.F5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i.e#1.a#3.E#40.A#60.c#408.w#2.s#2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63 / 1 / 2880</text:p>
          </table:table-cell>
          <table:table-cell office:value-type="string" calcext:value-type="string">
            <text:p>3323 / 1 / 2880</text:p>
          </table:table-cell>
          <table:table-cell office:value-type="string" calcext:value-type="string">
            <text:p>9790 / 3 / 7011</text:p>
          </table:table-cell>
          <table:table-cell office:value-type="string" calcext:value-type="string">
            <text:p>1.52 / 1.01 / 0.3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7 / 7 / 18.93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1.3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1]=&quot;FINISHED&quot;;OR([.F581]=&quot;Preproc Solved, FG skipped.&quot;; [.F5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1]=&quot;FINISHED&quot;;-1;0)+IF([.F581]=&quot;Preproc Solved, FG skipped.&quot;;1;0)+IF([.F5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i.e#1.a#3.E#40.A#60.c#416.w#2.s#3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427 / 1 / 2940</text:p>
          </table:table-cell>
          <table:table-cell office:value-type="string" calcext:value-type="string">
            <text:p>3387 / 1 / 2940</text:p>
          </table:table-cell>
          <table:table-cell office:value-type="string" calcext:value-type="string">
            <text:p>9982 / 3 / 7160</text:p>
          </table:table-cell>
          <table:table-cell office:value-type="string" calcext:value-type="string">
            <text:p>1.58 / 1.06 / 0.3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9 / 7 / 18.508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1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2]=&quot;FINISHED&quot;;OR([.F582]=&quot;Preproc Solved, FG skipped.&quot;; [.F5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2]=&quot;FINISHED&quot;;-1;0)+IF([.F582]=&quot;Preproc Solved, FG skipped.&quot;;1;0)+IF([.F5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oncreteActivityService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37 / 10 / 3303</text:p>
          </table:table-cell>
          <table:table-cell office:value-type="string" calcext:value-type="string">
            <text:p>4766 / 10 / 3303</text:p>
          </table:table-cell>
          <table:table-cell office:value-type="string" calcext:value-type="string">
            <text:p>17641 / 2 / 8862</text:p>
          </table:table-cell>
          <table:table-cell office:value-type="string" calcext:value-type="string">
            <text:p>7.07 / 4.93 / 1.52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68 / 20 / 57.3483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6 iters, 2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3]=&quot;FINISHED&quot;;OR([.F583]=&quot;Preproc Solved, FG skipped.&quot;; [.F5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3]=&quot;FINISHED&quot;;-1;0)+IF([.F583]=&quot;Preproc Solved, FG skipped.&quot;;1;0)+IF([.F5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10.A#48.c#.w#9.s#13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077 / 1 / 6315</text:p>
          </table:table-cell>
          <table:table-cell office:value-type="string" calcext:value-type="string">
            <text:p>7967 / 1 / 6315</text:p>
          </table:table-cell>
          <table:table-cell office:value-type="string" calcext:value-type="string">
            <text:p>23758 / 3 / 13075</text:p>
          </table:table-cell>
          <table:table-cell office:value-type="string" calcext:value-type="string">
            <text:p>3.55 / 2.03 / 1.0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5 sec</text:p>
          </table:table-cell>
          <table:table-cell office:value-type="string" calcext:value-type="string">
            <text:p>137 / 23 / 217.459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2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4]=&quot;FINISHED&quot;;OR([.F584]=&quot;Preproc Solved, FG skipped.&quot;; [.F5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4]=&quot;FINISHED&quot;;-1;0)+IF([.F584]=&quot;Preproc Solved, FG skipped.&quot;;1;0)+IF([.F5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12.A#48.c#.w#5.s#27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639 / 1 / 3555</text:p>
          </table:table-cell>
          <table:table-cell office:value-type="string" calcext:value-type="string">
            <text:p>4527 / 1 / 3555</text:p>
          </table:table-cell>
          <table:table-cell office:value-type="string" calcext:value-type="string">
            <text:p>13438 / 3 / 7238</text:p>
          </table:table-cell>
          <table:table-cell office:value-type="string" calcext:value-type="string">
            <text:p>2.69 / 1.75 / 0.6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78 / 15 / 66.4835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2.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5]=&quot;FINISHED&quot;;OR([.F585]=&quot;Preproc Solved, FG skipped.&quot;; [.F5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5]=&quot;FINISHED&quot;;-1;0)+IF([.F585]=&quot;Preproc Solved, FG skipped.&quot;;1;0)+IF([.F5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16.A#48.c#.w#7.s#56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659 / 1 / 5219</text:p>
          </table:table-cell>
          <table:table-cell office:value-type="string" calcext:value-type="string">
            <text:p>6543 / 1 / 5219</text:p>
          </table:table-cell>
          <table:table-cell office:value-type="string" calcext:value-type="string">
            <text:p>19486 / 3 / 11056</text:p>
          </table:table-cell>
          <table:table-cell office:value-type="string" calcext:value-type="string">
            <text:p>3.52 / 1.82 / 1.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110 / 19 / 121.236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4 iters, 2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6]=&quot;FINISHED&quot;;OR([.F586]=&quot;Preproc Solved, FG skipped.&quot;; [.F5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6]=&quot;FINISHED&quot;;-1;0)+IF([.F586]=&quot;Preproc Solved, FG skipped.&quot;;1;0)+IF([.F5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18.A#48.c#.w#5.s#7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85 / 1 / 3854</text:p>
          </table:table-cell>
          <table:table-cell office:value-type="string" calcext:value-type="string">
            <text:p>4767 / 1 / 3854</text:p>
          </table:table-cell>
          <table:table-cell office:value-type="string" calcext:value-type="string">
            <text:p>14158 / 3 / 8294</text:p>
          </table:table-cell>
          <table:table-cell office:value-type="string" calcext:value-type="string">
            <text:p>3.42 / 2.36 / 0.7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81 / 14 / 65.32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7.1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7]=&quot;FINISHED&quot;;OR([.F587]=&quot;Preproc Solved, FG skipped.&quot;; [.F5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7]=&quot;FINISHED&quot;;-1;0)+IF([.F587]=&quot;Preproc Solved, FG skipped.&quot;;1;0)+IF([.F5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0.A#48.c#.w#3.s#3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047 / 1 / 2441</text:p>
          </table:table-cell>
          <table:table-cell office:value-type="string" calcext:value-type="string">
            <text:p>2927 / 1 / 2441</text:p>
          </table:table-cell>
          <table:table-cell office:value-type="string" calcext:value-type="string">
            <text:p>8638 / 3 / 5646</text:p>
          </table:table-cell>
          <table:table-cell office:value-type="string" calcext:value-type="string">
            <text:p>1.78 / 1.15 / 0.4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2 / 8 / 16.5734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9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8]=&quot;FINISHED&quot;;OR([.F588]=&quot;Preproc Solved, FG skipped.&quot;; [.F5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8]=&quot;FINISHED&quot;;-1;0)+IF([.F588]=&quot;Preproc Solved, FG skipped.&quot;;1;0)+IF([.F5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4.A#48.c#.w#7.s#50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115 / 1 / 5397</text:p>
          </table:table-cell>
          <table:table-cell office:value-type="string" calcext:value-type="string">
            <text:p>6991 / 1 / 5397</text:p>
          </table:table-cell>
          <table:table-cell office:value-type="string" calcext:value-type="string">
            <text:p>20830 / 3 / 10982</text:p>
          </table:table-cell>
          <table:table-cell office:value-type="string" calcext:value-type="string">
            <text:p>3.14 / 1.77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44 sec</text:p>
          </table:table-cell>
          <table:table-cell office:value-type="string" calcext:value-type="string">
            <text:p>117 / 22 / 124.569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2.3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89]=&quot;FINISHED&quot;;OR([.F589]=&quot;Preproc Solved, FG skipped.&quot;; [.F5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89]=&quot;FINISHED&quot;;-1;0)+IF([.F589]=&quot;Preproc Solved, FG skipped.&quot;;1;0)+IF([.F5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3.s#26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47 / 1 / 2603</text:p>
          </table:table-cell>
          <table:table-cell office:value-type="string" calcext:value-type="string">
            <text:p>3119 / 1 / 2603</text:p>
          </table:table-cell>
          <table:table-cell office:value-type="string" calcext:value-type="string">
            <text:p>9214 / 3 / 6022</text:p>
          </table:table-cell>
          <table:table-cell office:value-type="string" calcext:value-type="string">
            <text:p>1.64 / 1.11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4 / 9 / 18.027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2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0]=&quot;FINISHED&quot;;OR([.F590]=&quot;Preproc Solved, FG skipped.&quot;; [.F5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0]=&quot;FINISHED&quot;;-1;0)+IF([.F590]=&quot;Preproc Solved, FG skipped.&quot;;1;0)+IF([.F5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5.s#60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95 / 1 / 4180</text:p>
          </table:table-cell>
          <table:table-cell office:value-type="string" calcext:value-type="string">
            <text:p>5167 / 1 / 4180</text:p>
          </table:table-cell>
          <table:table-cell office:value-type="string" calcext:value-type="string">
            <text:p>15358 / 3 / 8993</text:p>
          </table:table-cell>
          <table:table-cell office:value-type="string" calcext:value-type="string">
            <text:p>2.84 / 1.9 / 0.6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89 / 14 / 69.5029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1.7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1]=&quot;FINISHED&quot;;OR([.F591]=&quot;Preproc Solved, FG skipped.&quot;; [.F5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1]=&quot;FINISHED&quot;;-1;0)+IF([.F591]=&quot;Preproc Solved, FG skipped.&quot;;1;0)+IF([.F5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7.s#1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43 / 1 / 5757</text:p>
          </table:table-cell>
          <table:table-cell office:value-type="string" calcext:value-type="string">
            <text:p>7215 / 1 / 5757</text:p>
          </table:table-cell>
          <table:table-cell office:value-type="string" calcext:value-type="string">
            <text:p>21502 / 3 / 12185</text:p>
          </table:table-cell>
          <table:table-cell office:value-type="string" calcext:value-type="string">
            <text:p>3.15 / 1.78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124 / 21 / 151.806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4 iters, 2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2]=&quot;FINISHED&quot;;OR([.F592]=&quot;Preproc Solved, FG skipped.&quot;; [.F5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2]=&quot;FINISHED&quot;;-1;0)+IF([.F592]=&quot;Preproc Solved, FG skipped.&quot;;1;0)+IF([.F5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7.s#60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43 / 1 / 5750</text:p>
          </table:table-cell>
          <table:table-cell office:value-type="string" calcext:value-type="string">
            <text:p>7215 / 1 / 5750</text:p>
          </table:table-cell>
          <table:table-cell office:value-type="string" calcext:value-type="string">
            <text:p>21502 / 3 / 12172</text:p>
          </table:table-cell>
          <table:table-cell office:value-type="string" calcext:value-type="string">
            <text:p>3.15 / 1.79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122 / 21 / 141.464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3.1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3]=&quot;FINISHED&quot;;OR([.F593]=&quot;Preproc Solved, FG skipped.&quot;; [.F5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3]=&quot;FINISHED&quot;;-1;0)+IF([.F593]=&quot;Preproc Solved, FG skipped.&quot;;1;0)+IF([.F5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7.s#7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43 / 1 / 5766</text:p>
          </table:table-cell>
          <table:table-cell office:value-type="string" calcext:value-type="string">
            <text:p>7215 / 1 / 5766</text:p>
          </table:table-cell>
          <table:table-cell office:value-type="string" calcext:value-type="string">
            <text:p>21502 / 3 / 12212</text:p>
          </table:table-cell>
          <table:table-cell office:value-type="string" calcext:value-type="string">
            <text:p>3.11 / 1.74 / 0.9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125 / 20 / 141.123</text:p>
          </table:table-cell>
          <table:table-cell office:value-type="string" calcext:value-type="string">
            <text:p>0.47 sec</text:p>
          </table:table-cell>
          <table:table-cell office:value-type="string" calcext:value-type="string">
            <text:p>4 iters, 2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4]=&quot;FINISHED&quot;;OR([.F594]=&quot;Preproc Solved, FG skipped.&quot;; [.F5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4]=&quot;FINISHED&quot;;-1;0)+IF([.F594]=&quot;Preproc Solved, FG skipped.&quot;;1;0)+IF([.F5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9.s#1.asp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1 / 1 / 7334</text:p>
          </table:table-cell>
          <table:table-cell office:value-type="string" calcext:value-type="string">
            <text:p>9263 / 1 / 7334</text:p>
          </table:table-cell>
          <table:table-cell office:value-type="string" calcext:value-type="string">
            <text:p>27646 / 3 / 15383</text:p>
          </table:table-cell>
          <table:table-cell office:value-type="string" calcext:value-type="string">
            <text:p>4.07 / 2.32 / 1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62 sec</text:p>
          </table:table-cell>
          <table:table-cell office:value-type="string" calcext:value-type="string">
            <text:p>155 / 27 / 231.083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5.0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5]=&quot;FINISHED&quot;;OR([.F595]=&quot;Preproc Solved, FG skipped.&quot;; [.F5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5]=&quot;FINISHED&quot;;-1;0)+IF([.F595]=&quot;Preproc Solved, FG skipped.&quot;;1;0)+IF([.F5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28.A#48.c#.w#9.s#60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1 / 1 / 7219</text:p>
          </table:table-cell>
          <table:table-cell office:value-type="string" calcext:value-type="string">
            <text:p>9263 / 1 / 7219</text:p>
          </table:table-cell>
          <table:table-cell office:value-type="string" calcext:value-type="string">
            <text:p>27646 / 3 / 14689</text:p>
          </table:table-cell>
          <table:table-cell office:value-type="string" calcext:value-type="string">
            <text:p>5.74 / 3.26 / 1.8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69 sec</text:p>
          </table:table-cell>
          <table:table-cell office:value-type="string" calcext:value-type="string">
            <text:p>154 / 29 / 247.357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3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6]=&quot;FINISHED&quot;;OR([.F596]=&quot;Preproc Solved, FG skipped.&quot;; [.F5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6]=&quot;FINISHED&quot;;-1;0)+IF([.F596]=&quot;Preproc Solved, FG skipped.&quot;;1;0)+IF([.F59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trl.e#1.a#3.E#134.A#48.c#.w#9.s#40.asp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 / 7674</text:p>
          </table:table-cell>
          <table:table-cell office:value-type="string" calcext:value-type="string">
            <text:p>9695 / 1 / 7674</text:p>
          </table:table-cell>
          <table:table-cell office:value-type="string" calcext:value-type="string">
            <text:p>28942 / 3 / 16091</text:p>
          </table:table-cell>
          <table:table-cell office:value-type="string" calcext:value-type="string">
            <text:p>5.42 / 3.29 / 1.5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68 sec</text:p>
          </table:table-cell>
          <table:table-cell office:value-type="string" calcext:value-type="string">
            <text:p>162 / 28 / 256.702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4 iters, 3.6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7]=&quot;FINISHED&quot;;OR([.F597]=&quot;Preproc Solved, FG skipped.&quot;; [.F5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7]=&quot;FINISHED&quot;;-1;0)+IF([.F597]=&quot;Preproc Solved, FG skipped.&quot;;1;0)+IF([.F5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ycle_sched_12_2_1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11 / 3 / 3098</text:p>
          </table:table-cell>
          <table:table-cell office:value-type="string" calcext:value-type="string">
            <text:p>3701 / 3 / 3098</text:p>
          </table:table-cell>
          <table:table-cell office:value-type="string" calcext:value-type="string">
            <text:p>10871 / 593 / 7408</text:p>
          </table:table-cell>
          <table:table-cell office:value-type="string" calcext:value-type="string">
            <text:p>13.45 / 9.12 / 3.39</text:p>
          </table:table-cell>
          <table:table-cell office:value-type="string" calcext:value-type="string">
            <text:p>PreProc-ed 18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21 / 11 / 15.8625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1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8]=&quot;FINISHED&quot;;OR([.F598]=&quot;Preproc Solved, FG skipped.&quot;; [.F5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8]=&quot;FINISHED&quot;;-1;0)+IF([.F598]=&quot;Preproc Solved, FG skipped.&quot;;1;0)+IF([.F59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ycle_sched_2_10_1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51 / 3 / 2898</text:p>
          </table:table-cell>
          <table:table-cell office:value-type="string" calcext:value-type="string">
            <text:p>4019 / 3 / 2898</text:p>
          </table:table-cell>
          <table:table-cell office:value-type="string" calcext:value-type="string">
            <text:p>12895 / 401 / 7017</text:p>
          </table:table-cell>
          <table:table-cell office:value-type="string" calcext:value-type="string">
            <text:p>3.48 / 2.27 / 0.8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7 / 16 / 47.3683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1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599]=&quot;FINISHED&quot;;OR([.F599]=&quot;Preproc Solved, FG skipped.&quot;; [.F5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599]=&quot;FINISHED&quot;;-1;0)+IF([.F599]=&quot;Preproc Solved, FG skipped.&quot;;1;0)+IF([.F59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ycle_sched_4_4_2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450 / 3 / 5250</text:p>
          </table:table-cell>
          <table:table-cell office:value-type="string" calcext:value-type="string">
            <text:p>6306 / 3 / 5250</text:p>
          </table:table-cell>
          <table:table-cell office:value-type="string" calcext:value-type="string">
            <text:p>19353 / 447 / 12185</text:p>
          </table:table-cell>
          <table:table-cell office:value-type="string" calcext:value-type="string">
            <text:p>6.52 / 4.31 / 1.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36 / 16 / 143.54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2.6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0]=&quot;FINISHED&quot;;OR([.F600]=&quot;Preproc Solved, FG skipped.&quot;; [.F6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0]=&quot;FINISHED&quot;;-1;0)+IF([.F600]=&quot;Preproc Solved, FG skipped.&quot;;1;0)+IF([.F6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ycle_sched_4_7_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2909 / 3 / 29885</text:p>
          </table:table-cell>
          <table:table-cell office:value-type="string" calcext:value-type="string">
            <text:p>32711 / 3 / 29885</text:p>
          </table:table-cell>
          <table:table-cell office:value-type="string" calcext:value-type="string">
            <text:p>99227 / 1393 / 71272</text:p>
          </table:table-cell>
          <table:table-cell office:value-type="string" calcext:value-type="string">
            <text:p>24.66 / 11.42 / 9.02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1.7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01]=&quot;FINISHED&quot;;OR([.F601]=&quot;Preproc Solved, FG skipped.&quot;; [.F6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1]=&quot;FINISHED&quot;;-1;0)+IF([.F601]=&quot;Preproc Solved, FG skipped.&quot;;1;0)+IF([.F6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ycle_sched_6_6_2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436 / 3 / 4344</text:p>
          </table:table-cell>
          <table:table-cell office:value-type="string" calcext:value-type="string">
            <text:p>6163 / 3 / 4344</text:p>
          </table:table-cell>
          <table:table-cell office:value-type="string" calcext:value-type="string">
            <text:p>19725 / 853 / 9811</text:p>
          </table:table-cell>
          <table:table-cell office:value-type="string" calcext:value-type="string">
            <text:p>4.8 / 3.14 / 1.1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8 sec</text:p>
          </table:table-cell>
          <table:table-cell office:value-type="string" calcext:value-type="string">
            <text:p>62 / 28 / 122.856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3.0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2]=&quot;FINISHED&quot;;OR([.F602]=&quot;Preproc Solved, FG skipped.&quot;; [.F6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2]=&quot;FINISHED&quot;;-1;0)+IF([.F602]=&quot;Preproc Solved, FG skipped.&quot;;1;0)+IF([.F6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cycle_sched_6_7_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733 / 3 / 4526</text:p>
          </table:table-cell>
          <table:table-cell office:value-type="string" calcext:value-type="string">
            <text:p>6439 / 3 / 4526</text:p>
          </table:table-cell>
          <table:table-cell office:value-type="string" calcext:value-type="string">
            <text:p>20351 / 927 / 10359</text:p>
          </table:table-cell>
          <table:table-cell office:value-type="string" calcext:value-type="string">
            <text:p>4.92 / 3.2 / 1.1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65 sec</text:p>
          </table:table-cell>
          <table:table-cell office:value-type="string" calcext:value-type="string">
            <text:p>64 / 29 / 111.152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6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3]=&quot;FINISHED&quot;;OR([.F603]=&quot;Preproc Solved, FG skipped.&quot;; [.F60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03]=&quot;FINISHED&quot;;-1;0)+IF([.F603]=&quot;Preproc Solved, FG skipped.&quot;;1;0)+IF([.F6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ecomposition128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45 / 254 / 891</text:p>
          </table:table-cell>
          <table:table-cell office:value-type="string" calcext:value-type="string">
            <text:p>1017 / 254 / 763</text:p>
          </table:table-cell>
          <table:table-cell office:value-type="string" calcext:value-type="string">
            <text:p>3154 / 762 / 2391</text:p>
          </table:table-cell>
          <table:table-cell office:value-type="string" calcext:value-type="string">
            <text:p>0.37 / 0.29 / 0.0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04]=&quot;FINISHED&quot;;OR([.F604]=&quot;Preproc Solved, FG skipped.&quot;; [.F60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04]=&quot;FINISHED&quot;;-1;0)+IF([.F604]=&quot;Preproc Solved, FG skipped.&quot;;1;0)+IF([.F6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ecomposition25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282 / 495 / 1787</text:p>
          </table:table-cell>
          <table:table-cell office:value-type="string" calcext:value-type="string">
            <text:p>2026 / 495 / 1531</text:p>
          </table:table-cell>
          <table:table-cell office:value-type="string" calcext:value-type="string">
            <text:p>6308 / 1500 / 4807</text:p>
          </table:table-cell>
          <table:table-cell office:value-type="string" calcext:value-type="string">
            <text:p>0.66 / 0.51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05]=&quot;FINISHED&quot;;OR([.F605]=&quot;Preproc Solved, FG skipped.&quot;; [.F6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5]=&quot;FINISHED&quot;;-1;0)+IF([.F605]=&quot;Preproc Solved, FG skipped.&quot;;1;0)+IF([.F6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river_a10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500 / 4 / 3772</text:p>
          </table:table-cell>
          <table:table-cell office:value-type="string" calcext:value-type="string">
            <text:p>5077 / 4 / 3772</text:p>
          </table:table-cell>
          <table:table-cell office:value-type="string" calcext:value-type="string">
            <text:p>15005 / 10 / 7677</text:p>
          </table:table-cell>
          <table:table-cell office:value-type="string" calcext:value-type="string">
            <text:p>4.33 / 2.82 / 1.0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4 / 22 / 90.715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10.7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6]=&quot;FINISHED&quot;;OR([.F606]=&quot;Preproc Solved, FG skipped.&quot;; [.F6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6]=&quot;FINISHED&quot;;-1;0)+IF([.F606]=&quot;Preproc Solved, FG skipped.&quot;;1;0)+IF([.F6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river_a9n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980 / 4 / 5303</text:p>
          </table:table-cell>
          <table:table-cell office:value-type="string" calcext:value-type="string">
            <text:p>6557 / 4 / 5303</text:p>
          </table:table-cell>
          <table:table-cell office:value-type="string" calcext:value-type="string">
            <text:p>19385 / 10 / 11787</text:p>
          </table:table-cell>
          <table:table-cell office:value-type="string" calcext:value-type="string">
            <text:p>8.06 / 5.36 / 1.92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47 / 22 / 111.578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2.4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7]=&quot;FINISHED&quot;;OR([.F607]=&quot;Preproc Solved, FG skipped.&quot;; [.F6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7]=&quot;FINISHED&quot;;-1;0)+IF([.F607]=&quot;Preproc Solved, FG skipped.&quot;;1;0)+IF([.F6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river_b8n.sat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75 / 1 / 4429</text:p>
          </table:table-cell>
          <table:table-cell office:value-type="string" calcext:value-type="string">
            <text:p>5335 / 1 / 4429</text:p>
          </table:table-cell>
          <table:table-cell office:value-type="string" calcext:value-type="string">
            <text:p>15787 / 3 / 10119</text:p>
          </table:table-cell>
          <table:table-cell office:value-type="string" calcext:value-type="string">
            <text:p>8.05 / 5.57 / 1.91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34 / 17 / 64.352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3.2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8]=&quot;FINISHED&quot;;OR([.F608]=&quot;Preproc Solved, FG skipped.&quot;; [.F6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8]=&quot;FINISHED&quot;;-1;0)+IF([.F608]=&quot;Preproc Solved, FG skipped.&quot;;1;0)+IF([.F6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river_c9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10 / 1 / 1687</text:p>
          </table:table-cell>
          <table:table-cell office:value-type="string" calcext:value-type="string">
            <text:p>2101 / 1 / 1687</text:p>
          </table:table-cell>
          <table:table-cell office:value-type="string" calcext:value-type="string">
            <text:p>6353 / 3 / 3727</text:p>
          </table:table-cell>
          <table:table-cell office:value-type="string" calcext:value-type="string">
            <text:p>5.15 / 3.38 / 1.4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15 / 8 / 13.5939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4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09]=&quot;FINISHED&quot;;OR([.F609]=&quot;Preproc Solved, FG skipped.&quot;; [.F6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09]=&quot;FINISHED&quot;;-1;0)+IF([.F609]=&quot;Preproc Solved, FG skipped.&quot;;1;0)+IF([.F6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river_c9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44 / 1 / 1065</text:p>
          </table:table-cell>
          <table:table-cell office:value-type="string" calcext:value-type="string">
            <text:p>1535 / 1 / 1065</text:p>
          </table:table-cell>
          <table:table-cell office:value-type="string" calcext:value-type="string">
            <text:p>4687 / 3 / 2096</text:p>
          </table:table-cell>
          <table:table-cell office:value-type="string" calcext:value-type="string">
            <text:p>1.69 / 1.05 / 0.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15 / 8 / 9.26074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7 iters, 2.4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0]=&quot;FINISHED&quot;;OR([.F610]=&quot;Preproc Solved, FG skipped.&quot;; [.F6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0]=&quot;FINISHED&quot;;-1;0)+IF([.F610]=&quot;Preproc Solved, FG skipped.&quot;;1;0)+IF([.F6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driver_d9y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42 / 1 / 787</text:p>
          </table:table-cell>
          <table:table-cell office:value-type="string" calcext:value-type="string">
            <text:p>1169 / 1 / 787</text:p>
          </table:table-cell>
          <table:table-cell office:value-type="string" calcext:value-type="string">
            <text:p>3669 / 3 / 1548</text:p>
          </table:table-cell>
          <table:table-cell office:value-type="string" calcext:value-type="string">
            <text:p>2.17 / 1.42 / 0.5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2 / 6 / 6.187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1]=&quot;FINISHED&quot;;OR([.F611]=&quot;Preproc Solved, FG skipped.&quot;; [.F6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1]=&quot;FINISHED&quot;;-1;0)+IF([.F611]=&quot;Preproc Solved, FG skipped.&quot;;1;0)+IF([.F6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eequery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34</text:p>
          </table:table-cell>
          <table:table-cell office:value-type="string" calcext:value-type="string">
            <text:p>1.1 / 0.69 / 0.3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3 / 5 / 11.682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5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2]=&quot;FINISHED&quot;;OR([.F612]=&quot;Preproc Solved, FG skipped.&quot;; [.F6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2]=&quot;FINISHED&quot;;-1;0)+IF([.F612]=&quot;Preproc Solved, FG skipped.&quot;;1;0)+IF([.F6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eequery_query64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68 / 3 / 599</text:p>
          </table:table-cell>
          <table:table-cell office:value-type="string" calcext:value-type="string">
            <text:p>869 / 3 / 599</text:p>
          </table:table-cell>
          <table:table-cell office:value-type="string" calcext:value-type="string">
            <text:p>2133 / 3 / 542</text:p>
          </table:table-cell>
          <table:table-cell office:value-type="string" calcext:value-type="string">
            <text:p>0.93 / 0.61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9 / 5 / 4.5376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1.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3]=&quot;FINISHED&quot;;OR([.F613]=&quot;Preproc Solved, FG skipped.&quot;; [.F6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3]=&quot;FINISHED&quot;;-1;0)+IF([.F613]=&quot;Preproc Solved, FG skipped.&quot;;1;0)+IF([.F6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eijkbs333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43 / 4 / 293</text:p>
          </table:table-cell>
          <table:table-cell office:value-type="string" calcext:value-type="string">
            <text:p>797 / 4 / 293</text:p>
          </table:table-cell>
          <table:table-cell office:value-type="string" calcext:value-type="string">
            <text:p>3578 / 10 / 444</text:p>
          </table:table-cell>
          <table:table-cell office:value-type="string" calcext:value-type="string">
            <text:p>1.36 / 0.89 / 0.3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4 / 9 / 10.657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0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4]=&quot;FINISHED&quot;;OR([.F614]=&quot;Preproc Solved, FG skipped.&quot;; [.F6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4]=&quot;FINISHED&quot;;-1;0)+IF([.F614]=&quot;Preproc Solved, FG skipped.&quot;;1;0)+IF([.F6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eijkbs486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93 / 4 / 512</text:p>
          </table:table-cell>
          <table:table-cell office:value-type="string" calcext:value-type="string">
            <text:p>1537 / 4 / 512</text:p>
          </table:table-cell>
          <table:table-cell office:value-type="string" calcext:value-type="string">
            <text:p>6452 / 10 / 492</text:p>
          </table:table-cell>
          <table:table-cell office:value-type="string" calcext:value-type="string">
            <text:p>2.19 / 1.39 / 0.5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57 / 17 / 23.3984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2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5]=&quot;FINISHED&quot;;OR([.F615]=&quot;Preproc Solved, FG skipped.&quot;; [.F6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5]=&quot;FINISHED&quot;;-1;0)+IF([.F615]=&quot;Preproc Solved, FG skipped.&quot;;1;0)+IF([.F61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ethernet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33 / 18 / 2156</text:p>
          </table:table-cell>
          <table:table-cell office:value-type="string" calcext:value-type="string">
            <text:p>2871 / 18 / 2156</text:p>
          </table:table-cell>
          <table:table-cell office:value-type="string" calcext:value-type="string">
            <text:p>8760 / 49 / 4444</text:p>
          </table:table-cell>
          <table:table-cell office:value-type="string" calcext:value-type="string">
            <text:p>2.99 / 1.89 / 0.8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52 / 16 / 17.8202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3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6]=&quot;FINISHED&quot;;OR([.F616]=&quot;Preproc Solved, FG skipped.&quot;; [.F6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6]=&quot;FINISHED&quot;;-1;0)+IF([.F616]=&quot;Preproc Solved, FG skipped.&quot;;1;0)+IF([.F61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ethernet-fixpoint-2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914 / 59 / 5542</text:p>
          </table:table-cell>
          <table:table-cell office:value-type="string" calcext:value-type="string">
            <text:p>7219 / 59 / 5542</text:p>
          </table:table-cell>
          <table:table-cell office:value-type="string" calcext:value-type="string">
            <text:p>21323 / 152 / 11479</text:p>
          </table:table-cell>
          <table:table-cell office:value-type="string" calcext:value-type="string">
            <text:p>9.0 / 4.65 / 3.2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55 sec</text:p>
          </table:table-cell>
          <table:table-cell office:value-type="string" calcext:value-type="string">
            <text:p>102 / 30 / 66.1327</text:p>
          </table:table-cell>
          <table:table-cell office:value-type="string" calcext:value-type="string">
            <text:p>0.58 sec</text:p>
          </table:table-cell>
          <table:table-cell office:value-type="string" calcext:value-type="string">
            <text:p>4 iters, 6.5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7]=&quot;FINISHED&quot;;OR([.F617]=&quot;Preproc Solved, FG skipped.&quot;; [.F6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7]=&quot;FINISHED&quot;;-1;0)+IF([.F617]=&quot;Preproc Solved, FG skipped.&quot;;1;0)+IF([.F617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ethernet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494 / 96 / 8975</text:p>
          </table:table-cell>
          <table:table-cell office:value-type="string" calcext:value-type="string">
            <text:p>11566 / 96 / 8975</text:p>
          </table:table-cell>
          <table:table-cell office:value-type="string" calcext:value-type="string">
            <text:p>33884 / 244 / 18654</text:p>
          </table:table-cell>
          <table:table-cell office:value-type="string" calcext:value-type="string">
            <text:p>18.67 / 9.72 / 7.2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1.06 sec</text:p>
          </table:table-cell>
          <table:table-cell office:value-type="string" calcext:value-type="string">
            <text:p>159 / 44 / 139.19</text:p>
          </table:table-cell>
          <table:table-cell office:value-type="string" calcext:value-type="string">
            <text:p>1.06 sec</text:p>
          </table:table-cell>
          <table:table-cell office:value-type="string" calcext:value-type="string">
            <text:p>4 iters, 13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8]=&quot;FINISHED&quot;;OR([.F618]=&quot;Preproc Solved, FG skipped.&quot;; [.F6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8]=&quot;FINISHED&quot;;-1;0)+IF([.F618]=&quot;Preproc Solved, FG skipped.&quot;;1;0)+IF([.F618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ethernet-fixpoint-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074 / 135 / 12419</text:p>
          </table:table-cell>
          <table:table-cell office:value-type="string" calcext:value-type="string">
            <text:p>15913 / 135 / 12419</text:p>
          </table:table-cell>
          <table:table-cell office:value-type="string" calcext:value-type="string">
            <text:p>46445 / 344 / 25867</text:p>
          </table:table-cell>
          <table:table-cell office:value-type="string" calcext:value-type="string">
            <text:p>29.07 / 15.69 / 10.44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1.86 sec</text:p>
          </table:table-cell>
          <table:table-cell office:value-type="string" calcext:value-type="string">
            <text:p>221 / 60 / 246.51</text:p>
          </table:table-cell>
          <table:table-cell office:value-type="string" calcext:value-type="string">
            <text:p>1.13 sec</text:p>
          </table:table-cell>
          <table:table-cell office:value-type="string" calcext:value-type="string">
            <text:p>4 iters, 8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19]=&quot;FINISHED&quot;;OR([.F619]=&quot;Preproc Solved, FG skipped.&quot;; [.F6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19]=&quot;FINISHED&quot;;-1;0)+IF([.F619]=&quot;Preproc Solved, FG skipped.&quot;;1;0)+IF([.F6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exquery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8 / 17 / 334</text:p>
          </table:table-cell>
          <table:table-cell office:value-type="string" calcext:value-type="string">
            <text:p>556 / 17 / 334</text:p>
          </table:table-cell>
          <table:table-cell office:value-type="string" calcext:value-type="string">
            <text:p>1647 / 17 / 326</text:p>
          </table:table-cell>
          <table:table-cell office:value-type="string" calcext:value-type="string">
            <text:p>1.11 / 0.73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9 / 4 / 5.4119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2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4.91 / 0.21 / 1647 / 0</text:p>
          </table:table-cell>
          <table:table-cell office:value-type="float" office:value="900" calcext:value-type="float">
            <text:p>900</text:p>
          </table:table-cell>
          <table:table-cell table:formula="of:=AND([.C620]=&quot;FINISHED&quot;;OR([.F620]=&quot;Preproc Solved, FG skipped.&quot;; [.F62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20]=&quot;FINISHED&quot;;-1;0)+IF([.F620]=&quot;Preproc Solved, FG skipped.&quot;;1;0)+IF([.F6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floor128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135 / 245 / 890</text:p>
          </table:table-cell>
          <table:table-cell office:value-type="string" calcext:value-type="string">
            <text:p>879 / 245 / 634</text:p>
          </table:table-cell>
          <table:table-cell office:value-type="string" calcext:value-type="string">
            <text:p>3116 / 742 / 2373</text:p>
          </table:table-cell>
          <table:table-cell office:value-type="string" calcext:value-type="string">
            <text:p>0.37 / 0.29 / 0.05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21]=&quot;FINISHED&quot;;OR([.F621]=&quot;Preproc Solved, FG skipped.&quot;; [.F62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21]=&quot;FINISHED&quot;;-1;0)+IF([.F621]=&quot;Preproc Solved, FG skipped.&quot;;1;0)+IF([.F62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floor25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2287 / 501 / 1786</text:p>
          </table:table-cell>
          <table:table-cell office:value-type="string" calcext:value-type="string">
            <text:p>1775 / 501 / 1274</text:p>
          </table:table-cell>
          <table:table-cell office:value-type="string" calcext:value-type="string">
            <text:p>6276 / 1510 / 4765</text:p>
          </table:table-cell>
          <table:table-cell office:value-type="string" calcext:value-type="string">
            <text:p>0.7 / 0.55 / 0.0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22]=&quot;FINISHED&quot;;OR([.F622]=&quot;Preproc Solved, FG skipped.&quot;; [.F6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2]=&quot;FINISHED&quot;;-1;0)+IF([.F622]=&quot;Preproc Solved, FG skipped.&quot;;1;0)+IF([.F62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genbuf9b4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958 / 1 / 1182</text:p>
          </table:table-cell>
          <table:table-cell office:value-type="string" calcext:value-type="string">
            <text:p>2894 / 1 / 1182</text:p>
          </table:table-cell>
          <table:table-cell office:value-type="string" calcext:value-type="string">
            <text:p>20653 / 3 / 2448</text:p>
          </table:table-cell>
          <table:table-cell office:value-type="string" calcext:value-type="string">
            <text:p>6.32 / 3.92 / 1.6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6 sec</text:p>
          </table:table-cell>
          <table:table-cell office:value-type="string" calcext:value-type="string">
            <text:p>82 / 23 / 429.429</text:p>
          </table:table-cell>
          <table:table-cell office:value-type="string" calcext:value-type="string">
            <text:p>0.3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623]=&quot;FINISHED&quot;;OR([.F623]=&quot;Preproc Solved, FG skipped.&quot;; [.F6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3]=&quot;FINISHED&quot;;-1;0)+IF([.F623]=&quot;Preproc Solved, FG skipped.&quot;;1;0)+IF([.F6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GuidanceServic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61 / 58 / 2208</text:p>
          </table:table-cell>
          <table:table-cell office:value-type="string" calcext:value-type="string">
            <text:p>3192 / 58 / 2208</text:p>
          </table:table-cell>
          <table:table-cell office:value-type="string" calcext:value-type="string">
            <text:p>11491 / 2 / 6109</text:p>
          </table:table-cell>
          <table:table-cell office:value-type="string" calcext:value-type="string">
            <text:p>4.58 / 3.11 / 1.08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9 / 12 / 18.6541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6 iters, 1.3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24]=&quot;FINISHED&quot;;OR([.F624]=&quot;Preproc Solved, FG skipped.&quot;; [.F6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4]=&quot;FINISHED&quot;;-1;0)+IF([.F624]=&quot;Preproc Solved, FG skipped.&quot;;1;0)+IF([.F6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GuidanceService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61 / 58 / 2208</text:p>
          </table:table-cell>
          <table:table-cell office:value-type="string" calcext:value-type="string">
            <text:p>3192 / 58 / 2208</text:p>
          </table:table-cell>
          <table:table-cell office:value-type="string" calcext:value-type="string">
            <text:p>11491 / 2 / 6109</text:p>
          </table:table-cell>
          <table:table-cell office:value-type="string" calcext:value-type="string">
            <text:p>4.56 / 3.07 / 1.1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39 / 12 / 18.5866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6 iters, 1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25]=&quot;FINISHED&quot;;OR([.F625]=&quot;Preproc Solved, FG skipped.&quot;; [.F6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5]=&quot;FINISHED&quot;;-1;0)+IF([.F625]=&quot;Preproc Solved, FG skipped.&quot;;1;0)+IF([.F6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intermediate1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78 / 4 / 507</text:p>
          </table:table-cell>
          <table:table-cell office:value-type="string" calcext:value-type="string">
            <text:p>1022 / 4 / 507</text:p>
          </table:table-cell>
          <table:table-cell office:value-type="string" calcext:value-type="string">
            <text:p>3700 / 8 / 393</text:p>
          </table:table-cell>
          <table:table-cell office:value-type="string" calcext:value-type="string">
            <text:p>1.36 / 0.89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28 / 10 / 8.71441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4 iters, 4.1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26]=&quot;FINISHED&quot;;OR([.F626]=&quot;Preproc Solved, FG skipped.&quot;; [.F6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6]=&quot;FINISHED&quot;;-1;0)+IF([.F626]=&quot;Preproc Solved, FG skipped.&quot;;1;0)+IF([.F6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intermediate256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58 / 4 / 1019</text:p>
          </table:table-cell>
          <table:table-cell office:value-type="string" calcext:value-type="string">
            <text:p>2046 / 4 / 1019</text:p>
          </table:table-cell>
          <table:table-cell office:value-type="string" calcext:value-type="string">
            <text:p>7412 / 8 / 777</text:p>
          </table:table-cell>
          <table:table-cell office:value-type="string" calcext:value-type="string">
            <text:p>2.56 / 1.75 / 0.5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54 / 18 / 30.858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4 iters, 10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27]=&quot;FINISHED&quot;;OR([.F627]=&quot;Preproc Solved, FG skipped.&quot;; [.F6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7]=&quot;FINISHED&quot;;-1;0)+IF([.F627]=&quot;Preproc Solved, FG skipped.&quot;;1;0)+IF([.F6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IssueServiceImpl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628 / 2 / 2521</text:p>
          </table:table-cell>
          <table:table-cell office:value-type="string" calcext:value-type="string">
            <text:p>3551 / 2 / 2521</text:p>
          </table:table-cell>
          <table:table-cell office:value-type="string" calcext:value-type="string">
            <text:p>12892 / 2 / 6852</text:p>
          </table:table-cell>
          <table:table-cell office:value-type="string" calcext:value-type="string">
            <text:p>6.28 / 4.32 / 1.41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7 / 14 / 28.01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6 iters, 2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28]=&quot;FINISHED&quot;;OR([.F628]=&quot;Preproc Solved, FG skipped.&quot;; [.F62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28]=&quot;FINISHED&quot;;-1;0)+IF([.F628]=&quot;Preproc Solved, FG skipped.&quot;;1;0)+IF([.F6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itc-b13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805 / 26 / 687</text:p>
          </table:table-cell>
          <table:table-cell office:value-type="string" calcext:value-type="string">
            <text:p>703 / 26 / 677</text:p>
          </table:table-cell>
          <table:table-cell office:value-type="string" calcext:value-type="string">
            <text:p>2190 / 76 / 2113</text:p>
          </table:table-cell>
          <table:table-cell office:value-type="string" calcext:value-type="string">
            <text:p>0.42 / 0.27 / 0.12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629]=&quot;FINISHED&quot;;OR([.F629]=&quot;Preproc Solved, FG skipped.&quot;; [.F6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29]=&quot;FINISHED&quot;;-1;0)+IF([.F629]=&quot;Preproc Solved, FG skipped.&quot;;1;0)+IF([.F62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10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966 / 435 / 11356</text:p>
          </table:table-cell>
          <table:table-cell office:value-type="string" calcext:value-type="string">
            <text:p>12360 / 435 / 11337</text:p>
          </table:table-cell>
          <table:table-cell office:value-type="string" calcext:value-type="string">
            <text:p>37384 / 1239 / 31331</text:p>
          </table:table-cell>
          <table:table-cell office:value-type="string" calcext:value-type="string">
            <text:p>24.55 / 16.63 / 6.22</text:p>
          </table:table-cell>
          <table:table-cell office:value-type="string" calcext:value-type="string">
            <text:p>PreProc-ed 15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58 / 17 / 18.5103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2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0]=&quot;FINISHED&quot;;OR([.F630]=&quot;Preproc Solved, FG skipped.&quot;; [.F6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0]=&quot;FINISHED&quot;;-1;0)+IF([.F630]=&quot;Preproc Solved, FG skipped.&quot;;1;0)+IF([.F630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2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58 / 73 / 1883</text:p>
          </table:table-cell>
          <table:table-cell office:value-type="string" calcext:value-type="string">
            <text:p>2000 / 73 / 1872</text:p>
          </table:table-cell>
          <table:table-cell office:value-type="string" calcext:value-type="string">
            <text:p>6104 / 211 / 5381</text:p>
          </table:table-cell>
          <table:table-cell office:value-type="string" calcext:value-type="string">
            <text:p>1.25 / 0.79 / 0.3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6 / 3 / 21.970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1]=&quot;FINISHED&quot;;OR([.F631]=&quot;Preproc Solved, FG skipped.&quot;; [.F6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1]=&quot;FINISHED&quot;;-1;0)+IF([.F631]=&quot;Preproc Solved, FG skipped.&quot;;1;0)+IF([.F63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09 / 116 / 3067</text:p>
          </table:table-cell>
          <table:table-cell office:value-type="string" calcext:value-type="string">
            <text:p>3295 / 116 / 3055</text:p>
          </table:table-cell>
          <table:table-cell office:value-type="string" calcext:value-type="string">
            <text:p>10014 / 331 / 8529</text:p>
          </table:table-cell>
          <table:table-cell office:value-type="string" calcext:value-type="string">
            <text:p>3.25 / 2.2 / 0.81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7 / 5 / 2.3821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6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2]=&quot;FINISHED&quot;;OR([.F632]=&quot;Preproc Solved, FG skipped.&quot;; [.F6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2]=&quot;FINISHED&quot;;-1;0)+IF([.F632]=&quot;Preproc Solved, FG skipped.&quot;;1;0)+IF([.F63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60 / 160 / 4238</text:p>
          </table:table-cell>
          <table:table-cell office:value-type="string" calcext:value-type="string">
            <text:p>4590 / 160 / 4225</text:p>
          </table:table-cell>
          <table:table-cell office:value-type="string" calcext:value-type="string">
            <text:p>13924 / 456 / 11680</text:p>
          </table:table-cell>
          <table:table-cell office:value-type="string" calcext:value-type="string">
            <text:p>6.49 / 4.33 / 1.72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21 / 7 / 4.70426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3]=&quot;FINISHED&quot;;OR([.F633]=&quot;Preproc Solved, FG skipped.&quot;; [.F6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3]=&quot;FINISHED&quot;;-1;0)+IF([.F633]=&quot;Preproc Solved, FG skipped.&quot;;1;0)+IF([.F63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5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211 / 208 / 5445</text:p>
          </table:table-cell>
          <table:table-cell office:value-type="string" calcext:value-type="string">
            <text:p>5885 / 208 / 5431</text:p>
          </table:table-cell>
          <table:table-cell office:value-type="string" calcext:value-type="string">
            <text:p>17834 / 593 / 15061</text:p>
          </table:table-cell>
          <table:table-cell office:value-type="string" calcext:value-type="string">
            <text:p>10.64 / 7.26 / 2.66</text:p>
          </table:table-cell>
          <table:table-cell office:value-type="string" calcext:value-type="string">
            <text:p>PreProc-ed 1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29 / 8 / 5.5153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0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4]=&quot;FINISHED&quot;;OR([.F634]=&quot;Preproc Solved, FG skipped.&quot;; [.F6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4]=&quot;FINISHED&quot;;-1;0)+IF([.F634]=&quot;Preproc Solved, FG skipped.&quot;;1;0)+IF([.F634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6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562 / 253 / 6619</text:p>
          </table:table-cell>
          <table:table-cell office:value-type="string" calcext:value-type="string">
            <text:p>7180 / 253 / 6604</text:p>
          </table:table-cell>
          <table:table-cell office:value-type="string" calcext:value-type="string">
            <text:p>21744 / 721 / 18367</text:p>
          </table:table-cell>
          <table:table-cell office:value-type="string" calcext:value-type="string">
            <text:p>9.38 / 6.47 / 2.22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28 / 10 / 7.6564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6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5]=&quot;FINISHED&quot;;OR([.F635]=&quot;Preproc Solved, FG skipped.&quot;; [.F6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5]=&quot;FINISHED&quot;;-1;0)+IF([.F635]=&quot;Preproc Solved, FG skipped.&quot;;1;0)+IF([.F63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7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13 / 299 / 7805</text:p>
          </table:table-cell>
          <table:table-cell office:value-type="string" calcext:value-type="string">
            <text:p>8475 / 299 / 7789</text:p>
          </table:table-cell>
          <table:table-cell office:value-type="string" calcext:value-type="string">
            <text:p>25654 / 852 / 21563</text:p>
          </table:table-cell>
          <table:table-cell office:value-type="string" calcext:value-type="string">
            <text:p>10.32 / 7.01 / 2.56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38 / 10 / 9.3991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5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6]=&quot;FINISHED&quot;;OR([.F636]=&quot;Preproc Solved, FG skipped.&quot;; [.F6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6]=&quot;FINISHED&quot;;-1;0)+IF([.F636]=&quot;Preproc Solved, FG skipped.&quot;;1;0)+IF([.F63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8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345 / 8977</text:p>
          </table:table-cell>
          <table:table-cell office:value-type="string" calcext:value-type="string">
            <text:p>9770 / 345 / 8960</text:p>
          </table:table-cell>
          <table:table-cell office:value-type="string" calcext:value-type="string">
            <text:p>29564 / 983 / 24706</text:p>
          </table:table-cell>
          <table:table-cell office:value-type="string" calcext:value-type="string">
            <text:p>16.52 / 11.39 / 3.98</text:p>
          </table:table-cell>
          <table:table-cell office:value-type="string" calcext:value-type="string">
            <text:p>PreProc-ed 12 rounds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2 / 12 / 14.0688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2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7]=&quot;FINISHED&quot;;OR([.F637]=&quot;Preproc Solved, FG skipped.&quot;; [.F6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7]=&quot;FINISHED&quot;;-1;0)+IF([.F637]=&quot;Preproc Solved, FG skipped.&quot;;1;0)+IF([.F637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itc-b13-fixpoint-9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615 / 389 / 10145</text:p>
          </table:table-cell>
          <table:table-cell office:value-type="string" calcext:value-type="string">
            <text:p>11065 / 389 / 10127</text:p>
          </table:table-cell>
          <table:table-cell office:value-type="string" calcext:value-type="string">
            <text:p>33474 / 1108 / 27900</text:p>
          </table:table-cell>
          <table:table-cell office:value-type="string" calcext:value-type="string">
            <text:p>15.19 / 10.3 / 3.78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49 / 14 / 17.4014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3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8]=&quot;FINISHED&quot;;OR([.F638]=&quot;Preproc Solved, FG skipped.&quot;; [.F6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38]=&quot;FINISHED&quot;;-1;0)+IF([.F638]=&quot;Preproc Solved, FG skipped.&quot;;1;0)+IF([.F6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IterationService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07 / 4.2 / 1.3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55 / 18 / 35.696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39]=&quot;FINISHED&quot;;OR([.F639]=&quot;Preproc Solved, FG skipped.&quot;; [.F63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39]=&quot;FINISHED&quot;;-1;0)+IF([.F639]=&quot;Preproc Solved, FG skipped.&quot;;1;0)+IF([.F6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kenflashp0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3 / 4 / 339</text:p>
          </table:table-cell>
          <table:table-cell office:value-type="string" calcext:value-type="string">
            <text:p>278 / 4 / 274</text:p>
          </table:table-cell>
          <table:table-cell office:value-type="string" calcext:value-type="string">
            <text:p>1020 / 10 / 1009</text:p>
          </table:table-cell>
          <table:table-cell office:value-type="string" calcext:value-type="string">
            <text:p>0.21 / 0.16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40]=&quot;FINISHED&quot;;OR([.F640]=&quot;Preproc Solved, FG skipped.&quot;; [.F64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640]=&quot;FINISHED&quot;;-1;0)+IF([.F640]=&quot;Preproc Solved, FG skipped.&quot;;1;0)+IF([.F6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kenflashp1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81 / 4 / 377</text:p>
          </table:table-cell>
          <table:table-cell office:value-type="string" calcext:value-type="string">
            <text:p>337 / 4 / 333</text:p>
          </table:table-cell>
          <table:table-cell office:value-type="string" calcext:value-type="string">
            <text:p>1346 / 10 / 1335</text:p>
          </table:table-cell>
          <table:table-cell office:value-type="string" calcext:value-type="string">
            <text:p>0.27 / 0.21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41]=&quot;FINISHED&quot;;OR([.F641]=&quot;Preproc Solved, FG skipped.&quot;; [.F6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1]=&quot;FINISHED&quot;;-1;0)+IF([.F641]=&quot;Preproc Solved, FG skipped.&quot;;1;0)+IF([.F6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load_2c_comp_comp7_REAL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305 / 20 / 8939</text:p>
          </table:table-cell>
          <table:table-cell office:value-type="string" calcext:value-type="string">
            <text:p>11851 / 20 / 8939</text:p>
          </table:table-cell>
          <table:table-cell office:value-type="string" calcext:value-type="string">
            <text:p>35926 / 104 / 18250</text:p>
          </table:table-cell>
          <table:table-cell office:value-type="string" calcext:value-type="string">
            <text:p>5.71 / 3.2 / 1.7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68 sec</text:p>
          </table:table-cell>
          <table:table-cell office:value-type="string" calcext:value-type="string">
            <text:p>173 / 45 / 255.115</text:p>
          </table:table-cell>
          <table:table-cell office:value-type="string" calcext:value-type="string">
            <text:p>0.76 sec</text:p>
          </table:table-cell>
          <table:table-cell office:value-type="string" calcext:value-type="string">
            <text:p>4 iters, 8.0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42]=&quot;FINISHED&quot;;OR([.F642]=&quot;Preproc Solved, FG skipped.&quot;; [.F6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2]=&quot;FINISHED&quot;;-1;0)+IF([.F642]=&quot;Preproc Solved, FG skipped.&quot;;1;0)+IF([.F64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ltl2dba_C2-6_comp3_REAL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23 / 14 / 2028</text:p>
          </table:table-cell>
          <table:table-cell office:value-type="string" calcext:value-type="string">
            <text:p>2761 / 14 / 2028</text:p>
          </table:table-cell>
          <table:table-cell office:value-type="string" calcext:value-type="string">
            <text:p>8304 / 76 / 4494</text:p>
          </table:table-cell>
          <table:table-cell office:value-type="string" calcext:value-type="string">
            <text:p>1.65 / 1.0 / 0.4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33 / 11 / 16.780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2.0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43]=&quot;FINISHED&quot;;OR([.F643]=&quot;Preproc Solved, FG skipped.&quot;; [.F6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3]=&quot;FINISHED&quot;;-1;0)+IF([.F643]=&quot;Preproc Solved, FG skipped.&quot;;1;0)+IF([.F64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ltl2dba_C2-8_comp4_REAL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715 / 17 / 3221</text:p>
          </table:table-cell>
          <table:table-cell office:value-type="string" calcext:value-type="string">
            <text:p>4472 / 17 / 3221</text:p>
          </table:table-cell>
          <table:table-cell office:value-type="string" calcext:value-type="string">
            <text:p>13546 / 95 / 6916</text:p>
          </table:table-cell>
          <table:table-cell office:value-type="string" calcext:value-type="string">
            <text:p>2.54 / 1.66 / 0.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61 / 19 / 41.8079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 iters, 3.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44]=&quot;FINISHED&quot;;OR([.F644]=&quot;Preproc Solved, FG skipped.&quot;; [.F6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4]=&quot;FINISHED&quot;;-1;0)+IF([.F644]=&quot;Preproc Solved, FG skipped.&quot;;1;0)+IF([.F6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ltl2dpa_C26_comp2_REAL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644 / 21 / 4600</text:p>
          </table:table-cell>
          <table:table-cell office:value-type="string" calcext:value-type="string">
            <text:p>6317 / 21 / 4600</text:p>
          </table:table-cell>
          <table:table-cell office:value-type="string" calcext:value-type="string">
            <text:p>19424 / 117 / 10097</text:p>
          </table:table-cell>
          <table:table-cell office:value-type="string" calcext:value-type="string">
            <text:p>5.07 / 3.34 / 1.2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78 / 26 / 78.5432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3.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45]=&quot;FINISHED&quot;;OR([.F645]=&quot;Preproc Solved, FG skipped.&quot;; [.F64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5]=&quot;FINISHED&quot;;-1;0)+IF([.F645]=&quot;Preproc Solved, FG skipped.&quot;;1;0)+IF([.F6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mult_bool_matrix_10_9_1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107 / 1443 / 12759</text:p>
          </table:table-cell>
          <table:table-cell office:value-type="string" calcext:value-type="string">
            <text:p>14935 / 1443 / 12759</text:p>
          </table:table-cell>
          <table:table-cell office:value-type="string" calcext:value-type="string">
            <text:p>44466 / 9561 / 29602</text:p>
          </table:table-cell>
          <table:table-cell office:value-type="string" calcext:value-type="string">
            <text:p>6.5 / 4.48 / 1.3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0 / 13 / 24.8421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6 iters, 9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46]=&quot;FINISHED&quot;;OR([.F646]=&quot;Preproc Solved, FG skipped.&quot;; [.F6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6]=&quot;FINISHED&quot;;-1;0)+IF([.F646]=&quot;Preproc Solved, FG skipped.&quot;;1;0)+IF([.F6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mult_bool_matrix_12_13_11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497 / 3 / 23457</text:p>
          </table:table-cell>
          <table:table-cell office:value-type="string" calcext:value-type="string">
            <text:p>25217 / 3 / 23457</text:p>
          </table:table-cell>
          <table:table-cell office:value-type="string" calcext:value-type="string">
            <text:p>75246 / 7921 / 54416</text:p>
          </table:table-cell>
          <table:table-cell office:value-type="string" calcext:value-type="string">
            <text:p>7.95 / 3.57 / 3.0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7 sec</text:p>
          </table:table-cell>
          <table:table-cell office:value-type="string" calcext:value-type="string">
            <text:p>78 / 26 / 126.263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 iters, 3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47]=&quot;FINISHED&quot;;OR([.F647]=&quot;Preproc Solved, FG skipped.&quot;; [.F64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7]=&quot;FINISHED&quot;;-1;0)+IF([.F647]=&quot;Preproc Solved, FG skipped.&quot;;1;0)+IF([.F6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mult_bool_matrix_17_17_17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3123 / 3 / 67054</text:p>
          </table:table-cell>
          <table:table-cell office:value-type="string" calcext:value-type="string">
            <text:p>72544 / 3 / 67054</text:p>
          </table:table-cell>
          <table:table-cell office:value-type="string" calcext:value-type="string">
            <text:p>216756 / 23121 / 155898</text:p>
          </table:table-cell>
          <table:table-cell office:value-type="string" calcext:value-type="string">
            <text:p>17.16 / 6.2 / 6.1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5.66 sec</text:p>
          </table:table-cell>
          <table:table-cell office:value-type="string" calcext:value-type="string">
            <text:p>301 / 79 / 878.19</text:p>
          </table:table-cell>
          <table:table-cell office:value-type="string" calcext:value-type="string">
            <text:p>0.86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648]=&quot;FINISHED&quot;;OR([.F648]=&quot;Preproc Solved, FG skipped.&quot;; [.F6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8]=&quot;FINISHED&quot;;-1;0)+IF([.F648]=&quot;Preproc Solved, FG skipped.&quot;;1;0)+IF([.F6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mult_bool_matrix_18_18_18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6514 / 3 / 79176</text:p>
          </table:table-cell>
          <table:table-cell office:value-type="string" calcext:value-type="string">
            <text:p>85865 / 3 / 79176</text:p>
          </table:table-cell>
          <table:table-cell office:value-type="string" calcext:value-type="string">
            <text:p>256614 / 27217 / 184211</text:p>
          </table:table-cell>
          <table:table-cell office:value-type="string" calcext:value-type="string">
            <text:p>28.52 / 11.06 / 9.4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8.1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49]=&quot;FINISHED&quot;;OR([.F649]=&quot;Preproc Solved, FG skipped.&quot;; [.F64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49]=&quot;FINISHED&quot;;-1;0)+IF([.F649]=&quot;Preproc Solved, FG skipped.&quot;;1;0)+IF([.F6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mult_bool_matrix_dyn_9_5.sat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67 / 6 / 3510</text:p>
          </table:table-cell>
          <table:table-cell office:value-type="string" calcext:value-type="string">
            <text:p>3910 / 6 / 3510</text:p>
          </table:table-cell>
          <table:table-cell office:value-type="string" calcext:value-type="string">
            <text:p>11818 / 1442 / 7912</text:p>
          </table:table-cell>
          <table:table-cell office:value-type="string" calcext:value-type="string">
            <text:p>2.82 / 2.02 / 0.5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18 / 6 / 6.3697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9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50]=&quot;FINISHED&quot;;OR([.F650]=&quot;Preproc Solved, FG skipped.&quot;; [.F65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0]=&quot;FINISHED&quot;;-1;0)+IF([.F650]=&quot;Preproc Solved, FG skipped.&quot;;1;0)+IF([.F6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mult9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564 / 1 / 1173</text:p>
          </table:table-cell>
          <table:table-cell office:value-type="string" calcext:value-type="string">
            <text:p>1545 / 1 / 1173</text:p>
          </table:table-cell>
          <table:table-cell office:value-type="string" calcext:value-type="string">
            <text:p>4576 / 3 / 2231</text:p>
          </table:table-cell>
          <table:table-cell office:value-type="string" calcext:value-type="string">
            <text:p>0.99 / 0.63 / 0.2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3 / 6 / 5.36769</text:p>
          </table:table-cell>
          <table:table-cell office:value-type="string" calcext:value-type="string">
            <text:p>0.03 sec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AND([.C651]=&quot;FINISHED&quot;;OR([.F651]=&quot;Preproc Solved, FG skipped.&quot;; [.F65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1]=&quot;FINISHED&quot;;-1;0)+IF([.F651]=&quot;Preproc Solved, FG skipped.&quot;;1;0)+IF([.F65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eclaftp200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007 / 4 / 3367</text:p>
          </table:table-cell>
          <table:table-cell office:value-type="string" calcext:value-type="string">
            <text:p>7734 / 4 / 3367</text:p>
          </table:table-cell>
          <table:table-cell office:value-type="string" calcext:value-type="string">
            <text:p>34731 / 10 / 4851</text:p>
          </table:table-cell>
          <table:table-cell office:value-type="string" calcext:value-type="string">
            <text:p>7.95 / 3.62 / 3.2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3.18 sec</text:p>
          </table:table-cell>
          <table:table-cell office:value-type="string" calcext:value-type="string">
            <text:p>427 / 112 / 686.798</text:p>
          </table:table-cell>
          <table:table-cell office:value-type="string" calcext:value-type="string">
            <text:p>1.55 sec</text:p>
          </table:table-cell>
          <table:table-cell office:value-type="string" calcext:value-type="string">
            <text:p>5 iters, 38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52]=&quot;FINISHED&quot;;OR([.F652]=&quot;Preproc Solved, FG skipped.&quot;; [.F6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2]=&quot;FINISHED&quot;;-1;0)+IF([.F652]=&quot;Preproc Solved, FG skipped.&quot;;1;0)+IF([.F6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eclaftp400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880 / 4 / 1047</text:p>
          </table:table-cell>
          <table:table-cell office:value-type="string" calcext:value-type="string">
            <text:p>2786 / 4 / 1047</text:p>
          </table:table-cell>
          <table:table-cell office:value-type="string" calcext:value-type="string">
            <text:p>12918 / 10 / 1491</text:p>
          </table:table-cell>
          <table:table-cell office:value-type="string" calcext:value-type="string">
            <text:p>4.87 / 2.77 / 1.5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53 sec</text:p>
          </table:table-cell>
          <table:table-cell office:value-type="string" calcext:value-type="string">
            <text:p>180 / 37 / 104.43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6 iters, 7.9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53]=&quot;FINISHED&quot;;OR([.F653]=&quot;Preproc Solved, FG skipped.&quot;; [.F6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3]=&quot;FINISHED&quot;;-1;0)+IF([.F653]=&quot;Preproc Solved, FG skipped.&quot;;1;0)+IF([.F65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otificationServiceImpl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99 / 3 / 3765</text:p>
          </table:table-cell>
          <table:table-cell office:value-type="string" calcext:value-type="string">
            <text:p>5312 / 3 / 3753</text:p>
          </table:table-cell>
          <table:table-cell office:value-type="string" calcext:value-type="string">
            <text:p>22072 / 2 / 10428</text:p>
          </table:table-cell>
          <table:table-cell office:value-type="string" calcext:value-type="string">
            <text:p>8.42 / 4.37 / 2.8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45 sec</text:p>
          </table:table-cell>
          <table:table-cell office:value-type="string" calcext:value-type="string">
            <text:p>72 / 22 / 93.7474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6 iters, 2.6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54]=&quot;FINISHED&quot;;OR([.F654]=&quot;Preproc Solved, FG skipped.&quot;; [.F6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4]=&quot;FINISHED&quot;;-1;0)+IF([.F654]=&quot;Preproc Solved, FG skipped.&quot;;1;0)+IF([.F65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reachq_query11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4725 / 1 / 2553</text:p>
          </table:table-cell>
          <table:table-cell office:value-type="string" calcext:value-type="string">
            <text:p>4557 / 1 / 2553</text:p>
          </table:table-cell>
          <table:table-cell office:value-type="string" calcext:value-type="string">
            <text:p>39770 / 1 / 2537</text:p>
          </table:table-cell>
          <table:table-cell office:value-type="string" calcext:value-type="string">
            <text:p>8.79 / 4.0 / 3.5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07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55]=&quot;FINISHED&quot;;OR([.F655]=&quot;Preproc Solved, FG skipped.&quot;; [.F6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5]=&quot;FINISHED&quot;;-1;0)+IF([.F655]=&quot;Preproc Solved, FG skipped.&quot;;1;0)+IF([.F65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reachq_query54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369 / 1 / 4496</text:p>
          </table:table-cell>
          <table:table-cell office:value-type="string" calcext:value-type="string">
            <text:p>8201 / 1 / 4496</text:p>
          </table:table-cell>
          <table:table-cell office:value-type="string" calcext:value-type="string">
            <text:p>50386 / 1 / 4513</text:p>
          </table:table-cell>
          <table:table-cell office:value-type="string" calcext:value-type="string">
            <text:p>16.8 / 8.96 / 4.8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2.77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56]=&quot;FINISHED&quot;;OR([.F656]=&quot;Preproc Solved, FG skipped.&quot;; [.F6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6]=&quot;FINISHED&quot;;-1;0)+IF([.F656]=&quot;Preproc Solved, FG skipped.&quot;;1;0)+IF([.F65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trivil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021 / 1 / 1261</text:p>
          </table:table-cell>
          <table:table-cell office:value-type="string" calcext:value-type="string">
            <text:p>1939 / 1 / 1261</text:p>
          </table:table-cell>
          <table:table-cell office:value-type="string" calcext:value-type="string">
            <text:p>6920 / 1 / 1205</text:p>
          </table:table-cell>
          <table:table-cell office:value-type="string" calcext:value-type="string">
            <text:p>2.79 / 1.84 / 0.7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0 / 10 / 141.968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0.68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10.67 / 2.32 / 6920 / 0</text:p>
          </table:table-cell>
          <table:table-cell office:value-type="float" office:value="900" calcext:value-type="float">
            <text:p>900</text:p>
          </table:table-cell>
          <table:table-cell table:formula="of:=AND([.C657]=&quot;FINISHED&quot;;OR([.F657]=&quot;Preproc Solved, FG skipped.&quot;; [.F65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7]=&quot;FINISHED&quot;;-1;0)+IF([.F657]=&quot;Preproc Solved, FG skipped.&quot;;1;0)+IF([.F6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nxquery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8 / 17 / 334</text:p>
          </table:table-cell>
          <table:table-cell office:value-type="string" calcext:value-type="string">
            <text:p>556 / 17 / 334</text:p>
          </table:table-cell>
          <table:table-cell office:value-type="string" calcext:value-type="string">
            <text:p>1647 / 17 / 326</text:p>
          </table:table-cell>
          <table:table-cell office:value-type="string" calcext:value-type="string">
            <text:p>0.8 / 0.55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5 / 4 / 6.9362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73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67.54 / 0.08 / 1647 / 0</text:p>
          </table:table-cell>
          <table:table-cell office:value-type="float" office:value="900" calcext:value-type="float">
            <text:p>900</text:p>
          </table:table-cell>
          <table:table-cell table:formula="of:=AND([.C658]=&quot;FINISHED&quot;;OR([.F658]=&quot;Preproc Solved, FG skipped.&quot;; [.F65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8]=&quot;FINISHED&quot;;-1;0)+IF([.F658]=&quot;Preproc Solved, FG skipped.&quot;;1;0)+IF([.F658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nxquery_query50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295 / 3 / 135</text:p>
          </table:table-cell>
          <table:table-cell office:value-type="string" calcext:value-type="string">
            <text:p>241 / 3 / 135</text:p>
          </table:table-cell>
          <table:table-cell office:value-type="string" calcext:value-type="string">
            <text:p>825 / 3 / 167</text:p>
          </table:table-cell>
          <table:table-cell office:value-type="string" calcext:value-type="string">
            <text:p>0.47 / 0.3 / 0.1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9 / 3 / 3.68505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13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330.26" calcext:value-type="float">
            <text:p>330.26</text:p>
          </table:table-cell>
          <table:table-cell table:formula="of:=AND([.C659]=&quot;FINISHED&quot;;OR([.F659]=&quot;Preproc Solved, FG skipped.&quot;; [.F6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59]=&quot;FINISHED&quot;;-1;0)+IF([.F659]=&quot;Preproc Solved, FG skipped.&quot;;1;0)+IF([.F6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oski3ub5i_c0to255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111 / 1 / 61288</text:p>
          </table:table-cell>
          <table:table-cell office:value-type="string" calcext:value-type="string">
            <text:p>82382 / 1 / 61288</text:p>
          </table:table-cell>
          <table:table-cell office:value-type="string" calcext:value-type="string">
            <text:p>243053 / 3 / 114150</text:p>
          </table:table-cell>
          <table:table-cell office:value-type="string" calcext:value-type="string">
            <text:p>27.55 / 10.14 / 9.7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80.4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60]=&quot;FINISHED&quot;;OR([.F660]=&quot;Preproc Solved, FG skipped.&quot;; [.F6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0]=&quot;FINISHED&quot;;-1;0)+IF([.F660]=&quot;Preproc Solved, FG skipped.&quot;;1;0)+IF([.F6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oski3ub5i_c0to511.sat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111 / 1 / 61544</text:p>
          </table:table-cell>
          <table:table-cell office:value-type="string" calcext:value-type="string">
            <text:p>82638 / 1 / 61544</text:p>
          </table:table-cell>
          <table:table-cell office:value-type="string" calcext:value-type="string">
            <text:p>243053 / 3 / 114663</text:p>
          </table:table-cell>
          <table:table-cell office:value-type="string" calcext:value-type="string">
            <text:p>27.88 / 10.07 / 10.0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87.1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61]=&quot;FINISHED&quot;;OR([.F661]=&quot;Preproc Solved, FG skipped.&quot;; [.F66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1]=&quot;FINISHED&quot;;-1;0)+IF([.F661]=&quot;Preproc Solved, FG skipped.&quot;;1;0)+IF([.F6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oski3ub5i_c0to63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111 / 1 / 61096</text:p>
          </table:table-cell>
          <table:table-cell office:value-type="string" calcext:value-type="string">
            <text:p>82190 / 1 / 61096</text:p>
          </table:table-cell>
          <table:table-cell office:value-type="string" calcext:value-type="string">
            <text:p>243053 / 3 / 113764</text:p>
          </table:table-cell>
          <table:table-cell office:value-type="string" calcext:value-type="string">
            <text:p>27.97 / 10.01 / 9.8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86.6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62]=&quot;FINISHED&quot;;OR([.F662]=&quot;Preproc Solved, FG skipped.&quot;; [.F66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2]=&quot;FINISHED&quot;;-1;0)+IF([.F662]=&quot;Preproc Solved, FG skipped.&quot;;1;0)+IF([.F6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pdtpmsmiim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54 / 4 / 240</text:p>
          </table:table-cell>
          <table:table-cell office:value-type="string" calcext:value-type="string">
            <text:p>545 / 4 / 240</text:p>
          </table:table-cell>
          <table:table-cell office:value-type="string" calcext:value-type="string">
            <text:p>2350 / 10 / 390</text:p>
          </table:table-cell>
          <table:table-cell office:value-type="string" calcext:value-type="string">
            <text:p>1.44 / 0.97 / 0.3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8 / 7 / 5.275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63]=&quot;FINISHED&quot;;OR([.F663]=&quot;Preproc Solved, FG skipped.&quot;; [.F66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3]=&quot;FINISHED&quot;;-1;0)+IF([.F663]=&quot;Preproc Solved, FG skipped.&quot;;1;0)+IF([.F663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pdtpmsrotate3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91 / 4 / 587</text:p>
          </table:table-cell>
          <table:table-cell office:value-type="string" calcext:value-type="string">
            <text:p>461 / 4 / 457</text:p>
          </table:table-cell>
          <table:table-cell office:value-type="string" calcext:value-type="string">
            <text:p>1893 / 10 / 1882</text:p>
          </table:table-cell>
          <table:table-cell office:value-type="string" calcext:value-type="string">
            <text:p>0.34 / 0.28 / 0.0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664]=&quot;FINISHED&quot;;OR([.F664]=&quot;Preproc Solved, FG skipped.&quot;; [.F66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4]=&quot;FINISHED&quot;;-1;0)+IF([.F664]=&quot;Preproc Solved, FG skipped.&quot;;1;0)+IF([.F6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PhaseService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69 / 8 / 2853</text:p>
          </table:table-cell>
          <table:table-cell office:value-type="string" calcext:value-type="string">
            <text:p>4099 / 8 / 2853</text:p>
          </table:table-cell>
          <table:table-cell office:value-type="string" calcext:value-type="string">
            <text:p>15082 / 2 / 7705</text:p>
          </table:table-cell>
          <table:table-cell office:value-type="string" calcext:value-type="string">
            <text:p>6.05 / 4.18 / 1.3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55 / 18 / 36.002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8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65]=&quot;FINISHED&quot;;OR([.F665]=&quot;Preproc Solved, FG skipped.&quot;; [.F6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5]=&quot;FINISHED&quot;;-1;0)+IF([.F665]=&quot;Preproc Solved, FG skipped.&quot;;1;0)+IF([.F6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pi-bus-fixpoint-1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4242 / 7 / 8145</text:p>
          </table:table-cell>
          <table:table-cell office:value-type="string" calcext:value-type="string">
            <text:p>11882 / 7 / 8145</text:p>
          </table:table-cell>
          <table:table-cell office:value-type="string" calcext:value-type="string">
            <text:p>40222 / 15 / 18879</text:p>
          </table:table-cell>
          <table:table-cell office:value-type="string" calcext:value-type="string">
            <text:p>20.61 / 10.65 / 3.9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2.7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66]=&quot;FINISHED&quot;;OR([.F666]=&quot;Preproc Solved, FG skipped.&quot;; [.F6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6]=&quot;FINISHED&quot;;-1;0)+IF([.F666]=&quot;Preproc Solved, FG skipped.&quot;;1;0)+IF([.F6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pi-bus-fixpoint-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3224 / 13 / 21169</text:p>
          </table:table-cell>
          <table:table-cell office:value-type="string" calcext:value-type="string">
            <text:p>29684 / 13 / 21169</text:p>
          </table:table-cell>
          <table:table-cell office:value-type="string" calcext:value-type="string">
            <text:p>96657 / 26 / 46321</text:p>
          </table:table-cell>
          <table:table-cell office:value-type="string" calcext:value-type="string">
            <text:p>81.02 / 39.25 / 15.1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13.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67]=&quot;FINISHED&quot;;OR([.F667]=&quot;Preproc Solved, FG skipped.&quot;; [.F6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7]=&quot;FINISHED&quot;;-1;0)+IF([.F667]=&quot;Preproc Solved, FG skipped.&quot;;1;0)+IF([.F66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pi-bus-fixpoint-3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52208 / 27 / 34270</text:p>
          </table:table-cell>
          <table:table-cell office:value-type="string" calcext:value-type="string">
            <text:p>47488 / 27 / 34270</text:p>
          </table:table-cell>
          <table:table-cell office:value-type="string" calcext:value-type="string">
            <text:p>153101 / 57 / 72530</text:p>
          </table:table-cell>
          <table:table-cell office:value-type="string" calcext:value-type="string">
            <text:p>60.43 / 27.78 / 11.7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30.54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68]=&quot;FINISHED&quot;;OR([.F668]=&quot;Preproc Solved, FG skipped.&quot;; [.F6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8]=&quot;FINISHED&quot;;-1;0)+IF([.F668]=&quot;Preproc Solved, FG skipped.&quot;;1;0)+IF([.F66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0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0 / 3 / 17.486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 iters, 0.2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69]=&quot;FINISHED&quot;;OR([.F669]=&quot;Preproc Solved, FG skipped.&quot;; [.F6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69]=&quot;FINISHED&quot;;-1;0)+IF([.F669]=&quot;Preproc Solved, FG skipped.&quot;;1;0)+IF([.F66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1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9 / 3 / 18.048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 iters, 0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0]=&quot;FINISHED&quot;;OR([.F670]=&quot;Preproc Solved, FG skipped.&quot;; [.F6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0]=&quot;FINISHED&quot;;-1;0)+IF([.F670]=&quot;Preproc Solved, FG skipped.&quot;;1;0)+IF([.F67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1 / 3 / 17.390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1]=&quot;FINISHED&quot;;OR([.F671]=&quot;Preproc Solved, FG skipped.&quot;; [.F6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1]=&quot;FINISHED&quot;;-1;0)+IF([.F671]=&quot;Preproc Solved, FG skipped.&quot;;1;0)+IF([.F67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3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9 / 3 / 16.567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2]=&quot;FINISHED&quot;;OR([.F672]=&quot;Preproc Solved, FG skipped.&quot;; [.F6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2]=&quot;FINISHED&quot;;-1;0)+IF([.F672]=&quot;Preproc Solved, FG skipped.&quot;;1;0)+IF([.F67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9 / 3 / 17.6779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1 iters, 0.2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3]=&quot;FINISHED&quot;;OR([.F673]=&quot;Preproc Solved, FG skipped.&quot;; [.F6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3]=&quot;FINISHED&quot;;-1;0)+IF([.F673]=&quot;Preproc Solved, FG skipped.&quot;;1;0)+IF([.F67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5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3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1 / 3 / 16.158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4]=&quot;FINISHED&quot;;OR([.F674]=&quot;Preproc Solved, FG skipped.&quot;; [.F6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4]=&quot;FINISHED&quot;;-1;0)+IF([.F674]=&quot;Preproc Solved, FG skipped.&quot;;1;0)+IF([.F6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0 / 3 / 17.150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5]=&quot;FINISHED&quot;;OR([.F675]=&quot;Preproc Solved, FG skipped.&quot;; [.F6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5]=&quot;FINISHED&quot;;-1;0)+IF([.F675]=&quot;Preproc Solved, FG skipped.&quot;;1;0)+IF([.F6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7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0 / 3 / 16.578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6]=&quot;FINISHED&quot;;OR([.F676]=&quot;Preproc Solved, FG skipped.&quot;; [.F6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6]=&quot;FINISHED&quot;;-1;0)+IF([.F676]=&quot;Preproc Solved, FG skipped.&quot;;1;0)+IF([.F6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0 / 3 / 17.3489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1 iters, 0.3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7]=&quot;FINISHED&quot;;OR([.F677]=&quot;Preproc Solved, FG skipped.&quot;; [.F6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7]=&quot;FINISHED&quot;;-1;0)+IF([.F677]=&quot;Preproc Solved, FG skipped.&quot;;1;0)+IF([.F6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1.9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100 / 0 / 0</text:p>
          </table:table-cell>
          <table:table-cell office:value-type="string" calcext:value-type="string">
            <text:p>0.34 / 0.22 / 0.09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70 / 3 / 17.525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78]=&quot;FINISHED&quot;;OR([.F678]=&quot;Preproc Solved, FG skipped.&quot;; [.F6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8]=&quot;FINISHED&quot;;-1;0)+IF([.F678]=&quot;Preproc Solved, FG skipped.&quot;;1;0)+IF([.F6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0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2 / 3 / 24.2754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1 iters, 0.35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91.76 / 0.89 / 1300 / 0</text:p>
          </table:table-cell>
          <table:table-cell office:value-type="float" office:value="900" calcext:value-type="float">
            <text:p>900</text:p>
          </table:table-cell>
          <table:table-cell table:formula="of:=AND([.C679]=&quot;FINISHED&quot;;OR([.F679]=&quot;Preproc Solved, FG skipped.&quot;; [.F6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79]=&quot;FINISHED&quot;;-1;0)+IF([.F679]=&quot;Preproc Solved, FG skipped.&quot;;1;0)+IF([.F6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1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3 / 3 / 23.1706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 iters, 0.2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321.38 / 0.73 / 1300 / 0</text:p>
          </table:table-cell>
          <table:table-cell office:value-type="float" office:value="900" calcext:value-type="float">
            <text:p>900</text:p>
          </table:table-cell>
          <table:table-cell table:formula="of:=AND([.C680]=&quot;FINISHED&quot;;OR([.F680]=&quot;Preproc Solved, FG skipped.&quot;; [.F6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0]=&quot;FINISHED&quot;;-1;0)+IF([.F680]=&quot;Preproc Solved, FG skipped.&quot;;1;0)+IF([.F6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2 / 3 / 23.4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81]=&quot;FINISHED&quot;;OR([.F681]=&quot;Preproc Solved, FG skipped.&quot;; [.F6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1]=&quot;FINISHED&quot;;-1;0)+IF([.F681]=&quot;Preproc Solved, FG skipped.&quot;;1;0)+IF([.F6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2 / 3 / 23.981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82]=&quot;FINISHED&quot;;OR([.F682]=&quot;Preproc Solved, FG skipped.&quot;; [.F6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2]=&quot;FINISHED&quot;;-1;0)+IF([.F682]=&quot;Preproc Solved, FG skipped.&quot;;1;0)+IF([.F6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3 / 3 / 22.9467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 iters, 0.21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30.59 / 1.13 / 1300 / 0</text:p>
          </table:table-cell>
          <table:table-cell office:value-type="float" office:value="900" calcext:value-type="float">
            <text:p>900</text:p>
          </table:table-cell>
          <table:table-cell table:formula="of:=AND([.C683]=&quot;FINISHED&quot;;OR([.F683]=&quot;Preproc Solved, FG skipped.&quot;; [.F6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3]=&quot;FINISHED&quot;;-1;0)+IF([.F683]=&quot;Preproc Solved, FG skipped.&quot;;1;0)+IF([.F6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1 / 3 / 24.51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1 iters, 0.28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73.74 / 1.05 / 1300 / 0</text:p>
          </table:table-cell>
          <table:table-cell office:value-type="float" office:value="900" calcext:value-type="float">
            <text:p>900</text:p>
          </table:table-cell>
          <table:table-cell table:formula="of:=AND([.C684]=&quot;FINISHED&quot;;OR([.F684]=&quot;Preproc Solved, FG skipped.&quot;; [.F6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4]=&quot;FINISHED&quot;;-1;0)+IF([.F684]=&quot;Preproc Solved, FG skipped.&quot;;1;0)+IF([.F6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6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2 / 3 / 23.6887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85]=&quot;FINISHED&quot;;OR([.F685]=&quot;Preproc Solved, FG skipped.&quot;; [.F6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5]=&quot;FINISHED&quot;;-1;0)+IF([.F685]=&quot;Preproc Solved, FG skipped.&quot;;1;0)+IF([.F6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3 / 3 / 24.8204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431.44 / 1.37 / 1300 / 0</text:p>
          </table:table-cell>
          <table:table-cell office:value-type="float" office:value="900" calcext:value-type="float">
            <text:p>900</text:p>
          </table:table-cell>
          <table:table-cell table:formula="of:=AND([.C686]=&quot;FINISHED&quot;;OR([.F686]=&quot;Preproc Solved, FG skipped.&quot;; [.F6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6]=&quot;FINISHED&quot;;-1;0)+IF([.F686]=&quot;Preproc Solved, FG skipped.&quot;;1;0)+IF([.F6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5 / 3 / 23.21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 iters, 0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87]=&quot;FINISHED&quot;;OR([.F687]=&quot;Preproc Solved, FG skipped.&quot;; [.F6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7]=&quot;FINISHED&quot;;-1;0)+IF([.F687]=&quot;Preproc Solved, FG skipped.&quot;;1;0)+IF([.F6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_2-3_v-80-100_r-13.9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 / 0 / 0</text:p>
          </table:table-cell>
          <table:table-cell office:value-type="string" calcext:value-type="string">
            <text:p>100 / 0 / 0</text:p>
          </table:table-cell>
          <table:table-cell office:value-type="string" calcext:value-type="string">
            <text:p>1300 / 0 / 0</text:p>
          </table:table-cell>
          <table:table-cell office:value-type="string" calcext:value-type="string">
            <text:p>0.35 / 0.22 / 0.1</text:p>
          </table:table-cell>
          <table:table-cell office:value-type="string" calcext:value-type="string">
            <text:p>PreProc-ed 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82 / 3 / 24.0168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1 iters, 0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88]=&quot;FINISHED&quot;;OR([.F688]=&quot;Preproc Solved, FG skipped.&quot;; [.F6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8]=&quot;FINISHED&quot;;-1;0)+IF([.F688]=&quot;Preproc Solved, FG skipped.&quot;;1;0)+IF([.F6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8 / 17 / 386</text:p>
          </table:table-cell>
          <table:table-cell office:value-type="string" calcext:value-type="string">
            <text:p>664 / 17 / 386</text:p>
          </table:table-cell>
          <table:table-cell office:value-type="string" calcext:value-type="string">
            <text:p>1995 / 17 / 378</text:p>
          </table:table-cell>
          <table:table-cell office:value-type="string" calcext:value-type="string">
            <text:p>0.89 / 0.5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1 / 5 / 11.7166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3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89]=&quot;FINISHED&quot;;OR([.F689]=&quot;Preproc Solved, FG skipped.&quot;; [.F6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89]=&quot;FINISHED&quot;;-1;0)+IF([.F689]=&quot;Preproc Solved, FG skipped.&quot;;1;0)+IF([.F6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2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0 / 17 / 382</text:p>
          </table:table-cell>
          <table:table-cell office:value-type="string" calcext:value-type="string">
            <text:p>656 / 17 / 382</text:p>
          </table:table-cell>
          <table:table-cell office:value-type="string" calcext:value-type="string">
            <text:p>1987 / 17 / 374</text:p>
          </table:table-cell>
          <table:table-cell office:value-type="string" calcext:value-type="string">
            <text:p>0.89 / 0.5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0 / 4 / 9.8402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4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145.89 / 0.08 / 1987 / 0</text:p>
          </table:table-cell>
          <table:table-cell office:value-type="float" office:value="900" calcext:value-type="float">
            <text:p>900</text:p>
          </table:table-cell>
          <table:table-cell table:formula="of:=AND([.C690]=&quot;FINISHED&quot;;OR([.F690]=&quot;Preproc Solved, FG skipped.&quot;; [.F6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0]=&quot;FINISHED&quot;;-1;0)+IF([.F690]=&quot;Preproc Solved, FG skipped.&quot;;1;0)+IF([.F6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2_query44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0 / 17 / 382</text:p>
          </table:table-cell>
          <table:table-cell office:value-type="string" calcext:value-type="string">
            <text:p>656 / 17 / 382</text:p>
          </table:table-cell>
          <table:table-cell office:value-type="string" calcext:value-type="string">
            <text:p>1987 / 17 / 374</text:p>
          </table:table-cell>
          <table:table-cell office:value-type="string" calcext:value-type="string">
            <text:p>0.88 / 0.5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5 / 9.11284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7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533.56 / 0.37 / 1987 / 0</text:p>
          </table:table-cell>
          <table:table-cell office:value-type="float" office:value="900" calcext:value-type="float">
            <text:p>900</text:p>
          </table:table-cell>
          <table:table-cell table:formula="of:=AND([.C691]=&quot;FINISHED&quot;;OR([.F691]=&quot;Preproc Solved, FG skipped.&quot;; [.F6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1]=&quot;FINISHED&quot;;-1;0)+IF([.F691]=&quot;Preproc Solved, FG skipped.&quot;;1;0)+IF([.F6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3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5 / 1 / 1837</text:p>
          </table:table-cell>
          <table:table-cell office:value-type="string" calcext:value-type="string">
            <text:p>3107 / 1 / 1837</text:p>
          </table:table-cell>
          <table:table-cell office:value-type="string" calcext:value-type="string">
            <text:p>10968 / 1 / 1781</text:p>
          </table:table-cell>
          <table:table-cell office:value-type="string" calcext:value-type="string">
            <text:p>2.57 / 1.13 / 1.0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132 / 19 / 212.265</text:p>
          </table:table-cell>
          <table:table-cell office:value-type="string" calcext:value-type="string">
            <text:p>0.41 sec</text:p>
          </table:table-cell>
          <table:table-cell office:value-type="string" calcext:value-type="string">
            <text:p>4 iters, 2.2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92]=&quot;FINISHED&quot;;OR([.F692]=&quot;Preproc Solved, FG skipped.&quot;; [.F6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2]=&quot;FINISHED&quot;;-1;0)+IF([.F692]=&quot;Preproc Solved, FG skipped.&quot;;1;0)+IF([.F692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query04_query25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441 / 3 / 263</text:p>
          </table:table-cell>
          <table:table-cell office:value-type="string" calcext:value-type="string">
            <text:p>375 / 3 / 263</text:p>
          </table:table-cell>
          <table:table-cell office:value-type="string" calcext:value-type="string">
            <text:p>1259 / 3 / 311</text:p>
          </table:table-cell>
          <table:table-cell office:value-type="string" calcext:value-type="string">
            <text:p>0.96 / 0.63 / 0.2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2 / 3 / 6.66783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49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271.96" calcext:value-type="float">
            <text:p>271.96</text:p>
          </table:table-cell>
          <table:table-cell table:formula="of:=AND([.C693]=&quot;FINISHED&quot;;OR([.F693]=&quot;Preproc Solved, FG skipped.&quot;; [.F6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3]=&quot;FINISHED&quot;;-1;0)+IF([.F693]=&quot;Preproc Solved, FG skipped.&quot;;1;0)+IF([.F6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4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2 / 17 / 383</text:p>
          </table:table-cell>
          <table:table-cell office:value-type="string" calcext:value-type="string">
            <text:p>658 / 17 / 383</text:p>
          </table:table-cell>
          <table:table-cell office:value-type="string" calcext:value-type="string">
            <text:p>1989 / 17 / 375</text:p>
          </table:table-cell>
          <table:table-cell office:value-type="string" calcext:value-type="string">
            <text:p>0.9 / 0.56 / 0.2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1 / 5 / 8.93396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7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94]=&quot;FINISHED&quot;;OR([.F694]=&quot;Preproc Solved, FG skipped.&quot;; [.F6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4]=&quot;FINISHED&quot;;-1;0)+IF([.F694]=&quot;Preproc Solved, FG skipped.&quot;;1;0)+IF([.F6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5_query3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97 / 3 / 287</text:p>
          </table:table-cell>
          <table:table-cell office:value-type="string" calcext:value-type="string">
            <text:p>531 / 3 / 287</text:p>
          </table:table-cell>
          <table:table-cell office:value-type="string" calcext:value-type="string">
            <text:p>1727 / 3 / 287</text:p>
          </table:table-cell>
          <table:table-cell office:value-type="string" calcext:value-type="string">
            <text:p>0.78 / 0.54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0 / 4 / 4.3955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95]=&quot;FINISHED&quot;;OR([.F695]=&quot;Preproc Solved, FG skipped.&quot;; [.F6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5]=&quot;FINISHED&quot;;-1;0)+IF([.F695]=&quot;Preproc Solved, FG skipped.&quot;;1;0)+IF([.F6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5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2 / 17 / 383</text:p>
          </table:table-cell>
          <table:table-cell office:value-type="string" calcext:value-type="string">
            <text:p>658 / 17 / 383</text:p>
          </table:table-cell>
          <table:table-cell office:value-type="string" calcext:value-type="string">
            <text:p>1989 / 17 / 375</text:p>
          </table:table-cell>
          <table:table-cell office:value-type="string" calcext:value-type="string">
            <text:p>0.89 / 0.5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5 / 8.6959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5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96]=&quot;FINISHED&quot;;OR([.F696]=&quot;Preproc Solved, FG skipped.&quot;; [.F6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6]=&quot;FINISHED&quot;;-1;0)+IF([.F696]=&quot;Preproc Solved, FG skipped.&quot;;1;0)+IF([.F69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6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81 / 1 / 1955</text:p>
          </table:table-cell>
          <table:table-cell office:value-type="string" calcext:value-type="string">
            <text:p>3263 / 1 / 1955</text:p>
          </table:table-cell>
          <table:table-cell office:value-type="string" calcext:value-type="string">
            <text:p>11250 / 1 / 1907</text:p>
          </table:table-cell>
          <table:table-cell office:value-type="string" calcext:value-type="string">
            <text:p>6.5 / 3.14 / 2.51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131 / 21 / 230.006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4 iters, 3.0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697]=&quot;FINISHED&quot;;OR([.F697]=&quot;Preproc Solved, FG skipped.&quot;; [.F6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7]=&quot;FINISHED&quot;;-1;0)+IF([.F697]=&quot;Preproc Solved, FG skipped.&quot;;1;0)+IF([.F6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7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1 / 1 / 1837</text:p>
          </table:table-cell>
          <table:table-cell office:value-type="string" calcext:value-type="string">
            <text:p>3103 / 1 / 1837</text:p>
          </table:table-cell>
          <table:table-cell office:value-type="string" calcext:value-type="string">
            <text:p>10952 / 1 / 1781</text:p>
          </table:table-cell>
          <table:table-cell office:value-type="string" calcext:value-type="string">
            <text:p>2.55 / 1.12 / 1.0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8 sec</text:p>
          </table:table-cell>
          <table:table-cell office:value-type="string" calcext:value-type="string">
            <text:p>126 / 19 / 224.267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3.4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652.18 / 1.54 / 10952 / 0</text:p>
          </table:table-cell>
          <table:table-cell office:value-type="float" office:value="900" calcext:value-type="float">
            <text:p>900</text:p>
          </table:table-cell>
          <table:table-cell table:formula="of:=AND([.C698]=&quot;FINISHED&quot;;OR([.F698]=&quot;Preproc Solved, FG skipped.&quot;; [.F6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8]=&quot;FINISHED&quot;;-1;0)+IF([.F698]=&quot;Preproc Solved, FG skipped.&quot;;1;0)+IF([.F69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8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823 / 1 / 5989</text:p>
          </table:table-cell>
          <table:table-cell office:value-type="string" calcext:value-type="string">
            <text:p>9643 / 1 / 5989</text:p>
          </table:table-cell>
          <table:table-cell office:value-type="string" calcext:value-type="string">
            <text:p>52762 / 1 / 5765</text:p>
          </table:table-cell>
          <table:table-cell office:value-type="string" calcext:value-type="string">
            <text:p>20.14 / 10.24 / 5.22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7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699]=&quot;FINISHED&quot;;OR([.F699]=&quot;Preproc Solved, FG skipped.&quot;; [.F6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699]=&quot;FINISHED&quot;;-1;0)+IF([.F699]=&quot;Preproc Solved, FG skipped.&quot;;1;0)+IF([.F69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09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829 / 1 / 5989</text:p>
          </table:table-cell>
          <table:table-cell office:value-type="string" calcext:value-type="string">
            <text:p>9649 / 1 / 5989</text:p>
          </table:table-cell>
          <table:table-cell office:value-type="string" calcext:value-type="string">
            <text:p>52774 / 1 / 5765</text:p>
          </table:table-cell>
          <table:table-cell office:value-type="string" calcext:value-type="string">
            <text:p>20.19 / 10.36 / 5.1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5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00]=&quot;FINISHED&quot;;OR([.F700]=&quot;Preproc Solved, FG skipped.&quot;; [.F7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0]=&quot;FINISHED&quot;;-1;0)+IF([.F700]=&quot;Preproc Solved, FG skipped.&quot;;1;0)+IF([.F7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10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63 / 1 / 5517</text:p>
          </table:table-cell>
          <table:table-cell office:value-type="string" calcext:value-type="string">
            <text:p>8783 / 1 / 5517</text:p>
          </table:table-cell>
          <table:table-cell office:value-type="string" calcext:value-type="string">
            <text:p>42366 / 1 / 5349</text:p>
          </table:table-cell>
          <table:table-cell office:value-type="string" calcext:value-type="string">
            <text:p>27.47 / 13.59 / 9.3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2.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01]=&quot;FINISHED&quot;;OR([.F701]=&quot;Preproc Solved, FG skipped.&quot;; [.F7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1]=&quot;FINISHED&quot;;-1;0)+IF([.F701]=&quot;Preproc Solved, FG skipped.&quot;;1;0)+IF([.F7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10_query45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4589 / 1 / 2462</text:p>
          </table:table-cell>
          <table:table-cell office:value-type="string" calcext:value-type="string">
            <text:p>4421 / 1 / 2462</text:p>
          </table:table-cell>
          <table:table-cell office:value-type="string" calcext:value-type="string">
            <text:p>31298 / 1 / 2450</text:p>
          </table:table-cell>
          <table:table-cell office:value-type="string" calcext:value-type="string">
            <text:p>8.19 / 3.29 / 3.8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93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02]=&quot;FINISHED&quot;;OR([.F702]=&quot;Preproc Solved, FG skipped.&quot;; [.F7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2]=&quot;FINISHED&quot;;-1;0)+IF([.F702]=&quot;Preproc Solved, FG skipped.&quot;;1;0)+IF([.F7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1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4 / 17 / 678</text:p>
          </table:table-cell>
          <table:table-cell office:value-type="string" calcext:value-type="string">
            <text:p>960 / 17 / 678</text:p>
          </table:table-cell>
          <table:table-cell office:value-type="string" calcext:value-type="string">
            <text:p>2435 / 17 / 638</text:p>
          </table:table-cell>
          <table:table-cell office:value-type="string" calcext:value-type="string">
            <text:p>1.73 / 1.21 / 0.4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8 / 4 / 9.181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0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03]=&quot;FINISHED&quot;;OR([.F703]=&quot;Preproc Solved, FG skipped.&quot;; [.F7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3]=&quot;FINISHED&quot;;-1;0)+IF([.F703]=&quot;Preproc Solved, FG skipped.&quot;;1;0)+IF([.F7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2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5 / 1 / 1837</text:p>
          </table:table-cell>
          <table:table-cell office:value-type="string" calcext:value-type="string">
            <text:p>3107 / 1 / 1837</text:p>
          </table:table-cell>
          <table:table-cell office:value-type="string" calcext:value-type="string">
            <text:p>10968 / 1 / 1781</text:p>
          </table:table-cell>
          <table:table-cell office:value-type="string" calcext:value-type="string">
            <text:p>2.6 / 1.14 / 1.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130 / 19 / 237.977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4 iters, 6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04]=&quot;FINISHED&quot;;OR([.F704]=&quot;Preproc Solved, FG skipped.&quot;; [.F7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4]=&quot;FINISHED&quot;;-1;0)+IF([.F704]=&quot;Preproc Solved, FG skipped.&quot;;1;0)+IF([.F7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21_query58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26 / 1 / 1786</text:p>
          </table:table-cell>
          <table:table-cell office:value-type="string" calcext:value-type="string">
            <text:p>3074 / 1 / 1786</text:p>
          </table:table-cell>
          <table:table-cell office:value-type="string" calcext:value-type="string">
            <text:p>9867 / 1 / 1761</text:p>
          </table:table-cell>
          <table:table-cell office:value-type="string" calcext:value-type="string">
            <text:p>4.59 / 2.93 / 1.2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8 sec</text:p>
          </table:table-cell>
          <table:table-cell office:value-type="string" calcext:value-type="string">
            <text:p>120 / 19 / 158.685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4 iters, 4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05]=&quot;FINISHED&quot;;OR([.F705]=&quot;Preproc Solved, FG skipped.&quot;; [.F7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5]=&quot;FINISHED&quot;;-1;0)+IF([.F705]=&quot;Preproc Solved, FG skipped.&quot;;1;0)+IF([.F7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25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58</text:p>
          </table:table-cell>
          <table:table-cell office:value-type="string" calcext:value-type="string">
            <text:p>1.1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4 / 5 / 16.3537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4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06]=&quot;FINISHED&quot;;OR([.F706]=&quot;Preproc Solved, FG skipped.&quot;; [.F7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6]=&quot;FINISHED&quot;;-1;0)+IF([.F706]=&quot;Preproc Solved, FG skipped.&quot;;1;0)+IF([.F7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26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8 / 17 / 386</text:p>
          </table:table-cell>
          <table:table-cell office:value-type="string" calcext:value-type="string">
            <text:p>664 / 17 / 386</text:p>
          </table:table-cell>
          <table:table-cell office:value-type="string" calcext:value-type="string">
            <text:p>1995 / 17 / 378</text:p>
          </table:table-cell>
          <table:table-cell office:value-type="string" calcext:value-type="string">
            <text:p>0.87 / 0.55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3 / 5 / 8.8740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52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265.16 / 0.23 / 1995 / 0</text:p>
          </table:table-cell>
          <table:table-cell office:value-type="float" office:value="900" calcext:value-type="float">
            <text:p>900</text:p>
          </table:table-cell>
          <table:table-cell table:formula="of:=AND([.C707]=&quot;FINISHED&quot;;OR([.F707]=&quot;Preproc Solved, FG skipped.&quot;; [.F7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7]=&quot;FINISHED&quot;;-1;0)+IF([.F707]=&quot;Preproc Solved, FG skipped.&quot;;1;0)+IF([.F7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27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30 / 17 / 382</text:p>
          </table:table-cell>
          <table:table-cell office:value-type="string" calcext:value-type="string">
            <text:p>656 / 17 / 382</text:p>
          </table:table-cell>
          <table:table-cell office:value-type="string" calcext:value-type="string">
            <text:p>1987 / 17 / 374</text:p>
          </table:table-cell>
          <table:table-cell office:value-type="string" calcext:value-type="string">
            <text:p>0.88 / 0.5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5 / 8.84517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89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674.15 / 0.43 / 1987 / 0</text:p>
          </table:table-cell>
          <table:table-cell office:value-type="float" office:value="900" calcext:value-type="float">
            <text:p>900</text:p>
          </table:table-cell>
          <table:table-cell table:formula="of:=AND([.C708]=&quot;FINISHED&quot;;OR([.F708]=&quot;Preproc Solved, FG skipped.&quot;; [.F7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8]=&quot;FINISHED&quot;;-1;0)+IF([.F708]=&quot;Preproc Solved, FG skipped.&quot;;1;0)+IF([.F708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query31_eequery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891 / 3 / 625</text:p>
          </table:table-cell>
          <table:table-cell office:value-type="string" calcext:value-type="string">
            <text:p>825 / 3 / 625</text:p>
          </table:table-cell>
          <table:table-cell office:value-type="string" calcext:value-type="string">
            <text:p>1973 / 3 / 595</text:p>
          </table:table-cell>
          <table:table-cell office:value-type="string" calcext:value-type="string">
            <text:p>1.71 / 1.13 / 0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4 / 7.36461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23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181.9" calcext:value-type="float">
            <text:p>181.9</text:p>
          </table:table-cell>
          <table:table-cell table:formula="of:=AND([.C709]=&quot;FINISHED&quot;;OR([.F709]=&quot;Preproc Solved, FG skipped.&quot;; [.F7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09]=&quot;FINISHED&quot;;-1;0)+IF([.F709]=&quot;Preproc Solved, FG skipped.&quot;;1;0)+IF([.F7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82 / 17 / 787</text:p>
          </table:table-cell>
          <table:table-cell office:value-type="string" calcext:value-type="string">
            <text:p>1108 / 17 / 787</text:p>
          </table:table-cell>
          <table:table-cell office:value-type="string" calcext:value-type="string">
            <text:p>2703 / 17 / 764</text:p>
          </table:table-cell>
          <table:table-cell office:value-type="string" calcext:value-type="string">
            <text:p>1.79 / 1.16 / 0.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8 / 5 / 17.095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1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0]=&quot;FINISHED&quot;;OR([.F710]=&quot;Preproc Solved, FG skipped.&quot;; [.F7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0]=&quot;FINISHED&quot;;-1;0)+IF([.F710]=&quot;Preproc Solved, FG skipped.&quot;;1;0)+IF([.F7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1_query50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9 / 3 / 594</text:p>
          </table:table-cell>
          <table:table-cell office:value-type="string" calcext:value-type="string">
            <text:p>793 / 3 / 594</text:p>
          </table:table-cell>
          <table:table-cell office:value-type="string" calcext:value-type="string">
            <text:p>1881 / 3 / 562</text:p>
          </table:table-cell>
          <table:table-cell office:value-type="string" calcext:value-type="string">
            <text:p>1.6 / 1.1 / 0.3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3 / 4 / 8.22064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5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1]=&quot;FINISHED&quot;;OR([.F711]=&quot;Preproc Solved, FG skipped.&quot;; [.F7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1]=&quot;FINISHED&quot;;-1;0)+IF([.F711]=&quot;Preproc Solved, FG skipped.&quot;;1;0)+IF([.F7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1_reachqu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43 / 17 / 588</text:p>
          </table:table-cell>
          <table:table-cell office:value-type="string" calcext:value-type="string">
            <text:p>872 / 17 / 588</text:p>
          </table:table-cell>
          <table:table-cell office:value-type="string" calcext:value-type="string">
            <text:p>2109 / 17 / 572</text:p>
          </table:table-cell>
          <table:table-cell office:value-type="string" calcext:value-type="string">
            <text:p>1.78 / 1.19 / 0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18 / 5 / 7.02424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2]=&quot;FINISHED&quot;;OR([.F712]=&quot;Preproc Solved, FG skipped.&quot;; [.F7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2]=&quot;FINISHED&quot;;-1;0)+IF([.F712]=&quot;Preproc Solved, FG skipped.&quot;;1;0)+IF([.F7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3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90 / 17 / 782</text:p>
          </table:table-cell>
          <table:table-cell office:value-type="string" calcext:value-type="string">
            <text:p>1116 / 17 / 782</text:p>
          </table:table-cell>
          <table:table-cell office:value-type="string" calcext:value-type="string">
            <text:p>2717 / 17 / 744</text:p>
          </table:table-cell>
          <table:table-cell office:value-type="string" calcext:value-type="string">
            <text:p>2.27 / 1.45 / 0.6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1.7072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3]=&quot;FINISHED&quot;;OR([.F713]=&quot;Preproc Solved, FG skipped.&quot;; [.F7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3]=&quot;FINISHED&quot;;-1;0)+IF([.F713]=&quot;Preproc Solved, FG skipped.&quot;;1;0)+IF([.F7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3_query45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67 / 3 / 592</text:p>
          </table:table-cell>
          <table:table-cell office:value-type="string" calcext:value-type="string">
            <text:p>801 / 3 / 592</text:p>
          </table:table-cell>
          <table:table-cell office:value-type="string" calcext:value-type="string">
            <text:p>1895 / 3 / 556</text:p>
          </table:table-cell>
          <table:table-cell office:value-type="string" calcext:value-type="string">
            <text:p>1.62 / 1.11 / 0.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3 / 4 / 6.4071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1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4]=&quot;FINISHED&quot;;OR([.F714]=&quot;Preproc Solved, FG skipped.&quot;; [.F7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4]=&quot;FINISHED&quot;;-1;0)+IF([.F714]=&quot;Preproc Solved, FG skipped.&quot;;1;0)+IF([.F7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3_query5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07 / 3 / 630</text:p>
          </table:table-cell>
          <table:table-cell office:value-type="string" calcext:value-type="string">
            <text:p>841 / 3 / 630</text:p>
          </table:table-cell>
          <table:table-cell office:value-type="string" calcext:value-type="string">
            <text:p>1995 / 3 / 606</text:p>
          </table:table-cell>
          <table:table-cell office:value-type="string" calcext:value-type="string">
            <text:p>1.71 / 1.13 / 0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5 / 4 / 7.4604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5]=&quot;FINISHED&quot;;OR([.F715]=&quot;Preproc Solved, FG skipped.&quot;; [.F7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5]=&quot;FINISHED&quot;;-1;0)+IF([.F715]=&quot;Preproc Solved, FG skipped.&quot;;1;0)+IF([.F71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3_query57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7 / 5 / 738</text:p>
          </table:table-cell>
          <table:table-cell office:value-type="string" calcext:value-type="string">
            <text:p>1087 / 5 / 738</text:p>
          </table:table-cell>
          <table:table-cell office:value-type="string" calcext:value-type="string">
            <text:p>2673 / 5 / 739</text:p>
          </table:table-cell>
          <table:table-cell office:value-type="string" calcext:value-type="string">
            <text:p>2.12 / 1.43 / 0.5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8 / 6 / 11.7288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2.2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6]=&quot;FINISHED&quot;;OR([.F716]=&quot;Preproc Solved, FG skipped.&quot;; [.F7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6]=&quot;FINISHED&quot;;-1;0)+IF([.F716]=&quot;Preproc Solved, FG skipped.&quot;;1;0)+IF([.F7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4_query11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75 / 3 / 598</text:p>
          </table:table-cell>
          <table:table-cell office:value-type="string" calcext:value-type="string">
            <text:p>809 / 3 / 598</text:p>
          </table:table-cell>
          <table:table-cell office:value-type="string" calcext:value-type="string">
            <text:p>1915 / 3 / 559</text:p>
          </table:table-cell>
          <table:table-cell office:value-type="string" calcext:value-type="string">
            <text:p>2.07 / 1.39 / 0.55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4 / 7.7014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7]=&quot;FINISHED&quot;;OR([.F717]=&quot;Preproc Solved, FG skipped.&quot;; [.F7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7]=&quot;FINISHED&quot;;-1;0)+IF([.F717]=&quot;Preproc Solved, FG skipped.&quot;;1;0)+IF([.F7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4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90 / 17 / 782</text:p>
          </table:table-cell>
          <table:table-cell office:value-type="string" calcext:value-type="string">
            <text:p>1116 / 17 / 782</text:p>
          </table:table-cell>
          <table:table-cell office:value-type="string" calcext:value-type="string">
            <text:p>2717 / 17 / 744</text:p>
          </table:table-cell>
          <table:table-cell office:value-type="string" calcext:value-type="string">
            <text:p>2.39 / 1.56 / 0.6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6 / 5 / 14.1825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18]=&quot;FINISHED&quot;;OR([.F718]=&quot;Preproc Solved, FG skipped.&quot;; [.F7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8]=&quot;FINISHED&quot;;-1;0)+IF([.F718]=&quot;Preproc Solved, FG skipped.&quot;;1;0)+IF([.F718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query36_query25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891 / 3 / 625</text:p>
          </table:table-cell>
          <table:table-cell office:value-type="string" calcext:value-type="string">
            <text:p>825 / 3 / 625</text:p>
          </table:table-cell>
          <table:table-cell office:value-type="string" calcext:value-type="string">
            <text:p>1973 / 3 / 595</text:p>
          </table:table-cell>
          <table:table-cell office:value-type="string" calcext:value-type="string">
            <text:p>1.69 / 1.12 / 0.4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4 / 4 / 7.4197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2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180.33" calcext:value-type="float">
            <text:p>180.33</text:p>
          </table:table-cell>
          <table:table-cell table:formula="of:=AND([.C719]=&quot;FINISHED&quot;;OR([.F719]=&quot;Preproc Solved, FG skipped.&quot;; [.F7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19]=&quot;FINISHED&quot;;-1;0)+IF([.F719]=&quot;Preproc Solved, FG skipped.&quot;;1;0)+IF([.F7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36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82 / 17 / 785</text:p>
          </table:table-cell>
          <table:table-cell office:value-type="string" calcext:value-type="string">
            <text:p>1108 / 17 / 785</text:p>
          </table:table-cell>
          <table:table-cell office:value-type="string" calcext:value-type="string">
            <text:p>2703 / 17 / 776</text:p>
          </table:table-cell>
          <table:table-cell office:value-type="string" calcext:value-type="string">
            <text:p>1.77 / 1.11 / 0.54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2.7616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1.0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20]=&quot;FINISHED&quot;;OR([.F720]=&quot;Preproc Solved, FG skipped.&quot;; [.F7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0]=&quot;FINISHED&quot;;-1;0)+IF([.F720]=&quot;Preproc Solved, FG skipped.&quot;;1;0)+IF([.F7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2_query06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308 / 1 / 4494</text:p>
          </table:table-cell>
          <table:table-cell office:value-type="string" calcext:value-type="string">
            <text:p>8134 / 1 / 4494</text:p>
          </table:table-cell>
          <table:table-cell office:value-type="string" calcext:value-type="string">
            <text:p>49562 / 1 / 4467</text:p>
          </table:table-cell>
          <table:table-cell office:value-type="string" calcext:value-type="string">
            <text:p>42.42 / 21.79 / 14.37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2.8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21]=&quot;FINISHED&quot;;OR([.F721]=&quot;Preproc Solved, FG skipped.&quot;; [.F7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1]=&quot;FINISHED&quot;;-1;0)+IF([.F721]=&quot;Preproc Solved, FG skipped.&quot;;1;0)+IF([.F72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2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0043 / 1 / 6091</text:p>
          </table:table-cell>
          <table:table-cell office:value-type="string" calcext:value-type="string">
            <text:p>9863 / 1 / 6091</text:p>
          </table:table-cell>
          <table:table-cell office:value-type="string" calcext:value-type="string">
            <text:p>53216 / 1 / 5867</text:p>
          </table:table-cell>
          <table:table-cell office:value-type="string" calcext:value-type="string">
            <text:p>22.69 / 11.78 / 6.0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7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22]=&quot;FINISHED&quot;;OR([.F722]=&quot;Preproc Solved, FG skipped.&quot;; [.F7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2]=&quot;FINISHED&quot;;-1;0)+IF([.F722]=&quot;Preproc Solved, FG skipped.&quot;;1;0)+IF([.F72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2_query45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5021 / 1 / 2705</text:p>
          </table:table-cell>
          <table:table-cell office:value-type="string" calcext:value-type="string">
            <text:p>4853 / 1 / 2705</text:p>
          </table:table-cell>
          <table:table-cell office:value-type="string" calcext:value-type="string">
            <text:p>40180 / 1 / 2795</text:p>
          </table:table-cell>
          <table:table-cell office:value-type="string" calcext:value-type="string">
            <text:p>9.71 / 4.21 / 4.2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1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23]=&quot;FINISHED&quot;;OR([.F723]=&quot;Preproc Solved, FG skipped.&quot;; [.F7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3]=&quot;FINISHED&quot;;-1;0)+IF([.F723]=&quot;Preproc Solved, FG skipped.&quot;;1;0)+IF([.F7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4_query26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213 / 1 / 2207</text:p>
          </table:table-cell>
          <table:table-cell office:value-type="string" calcext:value-type="string">
            <text:p>4045 / 1 / 2207</text:p>
          </table:table-cell>
          <table:table-cell office:value-type="string" calcext:value-type="string">
            <text:p>14392 / 1 / 2187</text:p>
          </table:table-cell>
          <table:table-cell office:value-type="string" calcext:value-type="string">
            <text:p>5.84 / 2.89 / 2.1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58 sec</text:p>
          </table:table-cell>
          <table:table-cell office:value-type="string" calcext:value-type="string">
            <text:p>202 / 26 / 356.751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4 iters, 5.6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24]=&quot;FINISHED&quot;;OR([.F724]=&quot;Preproc Solved, FG skipped.&quot;; [.F7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4]=&quot;FINISHED&quot;;-1;0)+IF([.F724]=&quot;Preproc Solved, FG skipped.&quot;;1;0)+IF([.F7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5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58</text:p>
          </table:table-cell>
          <table:table-cell office:value-type="string" calcext:value-type="string">
            <text:p>1.47 / 0.99 / 0.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4.654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25]=&quot;FINISHED&quot;;OR([.F725]=&quot;Preproc Solved, FG skipped.&quot;; [.F7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5]=&quot;FINISHED&quot;;-1;0)+IF([.F725]=&quot;Preproc Solved, FG skipped.&quot;;1;0)+IF([.F7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8_exquery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957 / 1 / 969</text:p>
          </table:table-cell>
          <table:table-cell office:value-type="string" calcext:value-type="string">
            <text:p>1873 / 1 / 969</text:p>
          </table:table-cell>
          <table:table-cell office:value-type="string" calcext:value-type="string">
            <text:p>7054 / 1 / 985</text:p>
          </table:table-cell>
          <table:table-cell office:value-type="string" calcext:value-type="string">
            <text:p>6.04 / 4.29 / 1.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97 / 13 / 168.099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3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26]=&quot;FINISHED&quot;;OR([.F726]=&quot;Preproc Solved, FG skipped.&quot;; [.F7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6]=&quot;FINISHED&quot;;-1;0)+IF([.F726]=&quot;Preproc Solved, FG skipped.&quot;;1;0)+IF([.F7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8_query42_1344n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9935 / 1 / 6037</text:p>
          </table:table-cell>
          <table:table-cell office:value-type="string" calcext:value-type="string">
            <text:p>9755 / 1 / 6037</text:p>
          </table:table-cell>
          <table:table-cell office:value-type="string" calcext:value-type="string">
            <text:p>53006 / 1 / 5813</text:p>
          </table:table-cell>
          <table:table-cell office:value-type="string" calcext:value-type="string">
            <text:p>20.73 / 10.72 / 5.0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88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27]=&quot;FINISHED&quot;;OR([.F727]=&quot;Preproc Solved, FG skipped.&quot;; [.F7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7]=&quot;FINISHED&quot;;-1;0)+IF([.F727]=&quot;Preproc Solved, FG skipped.&quot;;1;0)+IF([.F7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49_ntrivil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36 / 1 / 1273</text:p>
          </table:table-cell>
          <table:table-cell office:value-type="string" calcext:value-type="string">
            <text:p>2146 / 1 / 1273</text:p>
          </table:table-cell>
          <table:table-cell office:value-type="string" calcext:value-type="string">
            <text:p>7380 / 1 / 1525</text:p>
          </table:table-cell>
          <table:table-cell office:value-type="string" calcext:value-type="string">
            <text:p>3.1 / 2.03 / 0.7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105 / 12 / 169.651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3.9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28]=&quot;FINISHED&quot;;OR([.F728]=&quot;Preproc Solved, FG skipped.&quot;; [.F7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8]=&quot;FINISHED&quot;;-1;0)+IF([.F728]=&quot;Preproc Solved, FG skipped.&quot;;1;0)+IF([.F7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0_query06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13 / 5 / 577</text:p>
          </table:table-cell>
          <table:table-cell office:value-type="string" calcext:value-type="string">
            <text:p>843 / 5 / 577</text:p>
          </table:table-cell>
          <table:table-cell office:value-type="string" calcext:value-type="string">
            <text:p>2195 / 5 / 562</text:p>
          </table:table-cell>
          <table:table-cell office:value-type="string" calcext:value-type="string">
            <text:p>0.94 / 0.62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2 / 5 / 6.7386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4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29]=&quot;FINISHED&quot;;OR([.F729]=&quot;Preproc Solved, FG skipped.&quot;; [.F7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29]=&quot;FINISHED&quot;;-1;0)+IF([.F729]=&quot;Preproc Solved, FG skipped.&quot;;1;0)+IF([.F7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0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 / 17 / 674</text:p>
          </table:table-cell>
          <table:table-cell office:value-type="string" calcext:value-type="string">
            <text:p>952 / 17 / 674</text:p>
          </table:table-cell>
          <table:table-cell office:value-type="string" calcext:value-type="string">
            <text:p>2427 / 17 / 634</text:p>
          </table:table-cell>
          <table:table-cell office:value-type="string" calcext:value-type="string">
            <text:p>1.11 / 0.69 / 0.3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4 / 4 / 12.3662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0]=&quot;FINISHED&quot;;OR([.F730]=&quot;Preproc Solved, FG skipped.&quot;; [.F7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0]=&quot;FINISHED&quot;;-1;0)+IF([.F730]=&quot;Preproc Solved, FG skipped.&quot;;1;0)+IF([.F7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1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4 / 17 / 678</text:p>
          </table:table-cell>
          <table:table-cell office:value-type="string" calcext:value-type="string">
            <text:p>960 / 17 / 678</text:p>
          </table:table-cell>
          <table:table-cell office:value-type="string" calcext:value-type="string">
            <text:p>2435 / 17 / 638</text:p>
          </table:table-cell>
          <table:table-cell office:value-type="string" calcext:value-type="string">
            <text:p>1.1 / 0.69 / 0.3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5 / 11.493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7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1]=&quot;FINISHED&quot;;OR([.F731]=&quot;Preproc Solved, FG skipped.&quot;; [.F7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1]=&quot;FINISHED&quot;;-1;0)+IF([.F731]=&quot;Preproc Solved, FG skipped.&quot;;1;0)+IF([.F73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1_query57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01 / 5 / 641</text:p>
          </table:table-cell>
          <table:table-cell office:value-type="string" calcext:value-type="string">
            <text:p>931 / 5 / 641</text:p>
          </table:table-cell>
          <table:table-cell office:value-type="string" calcext:value-type="string">
            <text:p>2391 / 5 / 622</text:p>
          </table:table-cell>
          <table:table-cell office:value-type="string" calcext:value-type="string">
            <text:p>1.09 / 0.68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3 / 5 / 7.43542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 iters, 1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2]=&quot;FINISHED&quot;;OR([.F732]=&quot;Preproc Solved, FG skipped.&quot;; [.F7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2]=&quot;FINISHED&quot;;-1;0)+IF([.F732]=&quot;Preproc Solved, FG skipped.&quot;;1;0)+IF([.F732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query52_query25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747 / 3 / 557</text:p>
          </table:table-cell>
          <table:table-cell office:value-type="string" calcext:value-type="string">
            <text:p>681 / 3 / 557</text:p>
          </table:table-cell>
          <table:table-cell office:value-type="string" calcext:value-type="string">
            <text:p>1709 / 3 / 606</text:p>
          </table:table-cell>
          <table:table-cell office:value-type="string" calcext:value-type="string">
            <text:p>1.77 / 1.11 / 0.51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20 / 3 / 8.42164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65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62.28" calcext:value-type="float">
            <text:p>62.28</text:p>
          </table:table-cell>
          <table:table-cell table:formula="of:=AND([.C733]=&quot;FINISHED&quot;;OR([.F733]=&quot;Preproc Solved, FG skipped.&quot;; [.F7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3]=&quot;FINISHED&quot;;-1;0)+IF([.F733]=&quot;Preproc Solved, FG skipped.&quot;;1;0)+IF([.F73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2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8 / 17 / 669</text:p>
          </table:table-cell>
          <table:table-cell office:value-type="string" calcext:value-type="string">
            <text:p>964 / 17 / 669</text:p>
          </table:table-cell>
          <table:table-cell office:value-type="string" calcext:value-type="string">
            <text:p>2439 / 17 / 651</text:p>
          </table:table-cell>
          <table:table-cell office:value-type="string" calcext:value-type="string">
            <text:p>1.09 / 0.69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27 / 5 / 11.359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4]=&quot;FINISHED&quot;;OR([.F734]=&quot;Preproc Solved, FG skipped.&quot;; [.F7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4]=&quot;FINISHED&quot;;-1;0)+IF([.F734]=&quot;Preproc Solved, FG skipped.&quot;;1;0)+IF([.F73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4_query42_1344n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62 / 17 / 810</text:p>
          </table:table-cell>
          <table:table-cell office:value-type="string" calcext:value-type="string">
            <text:p>1188 / 17 / 810</text:p>
          </table:table-cell>
          <table:table-cell office:value-type="string" calcext:value-type="string">
            <text:p>2897 / 17 / 788</text:p>
          </table:table-cell>
          <table:table-cell office:value-type="string" calcext:value-type="string">
            <text:p>1.28 / 0.82 / 0.3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29 / 6 / 14.287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7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5]=&quot;FINISHED&quot;;OR([.F735]=&quot;Preproc Solved, FG skipped.&quot;; [.F7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5]=&quot;FINISHED&quot;;-1;0)+IF([.F735]=&quot;Preproc Solved, FG skipped.&quot;;1;0)+IF([.F73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4_query58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20 / 5 / 683</text:p>
          </table:table-cell>
          <table:table-cell office:value-type="string" calcext:value-type="string">
            <text:p>1035 / 5 / 683</text:p>
          </table:table-cell>
          <table:table-cell office:value-type="string" calcext:value-type="string">
            <text:p>2463 / 5 / 616</text:p>
          </table:table-cell>
          <table:table-cell office:value-type="string" calcext:value-type="string">
            <text:p>1.15 / 0.74 / 0.3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5 / 6 / 7.47621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4.5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6]=&quot;FINISHED&quot;;OR([.F736]=&quot;Preproc Solved, FG skipped.&quot;; [.F7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6]=&quot;FINISHED&quot;;-1;0)+IF([.F736]=&quot;Preproc Solved, FG skipped.&quot;;1;0)+IF([.F73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5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46 / 17 / 762</text:p>
          </table:table-cell>
          <table:table-cell office:value-type="string" calcext:value-type="string">
            <text:p>1072 / 17 / 762</text:p>
          </table:table-cell>
          <table:table-cell office:value-type="string" calcext:value-type="string">
            <text:p>2663 / 17 / 779</text:p>
          </table:table-cell>
          <table:table-cell office:value-type="string" calcext:value-type="string">
            <text:p>1.85 / 1.21 / 0.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27 / 5 / 10.889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7]=&quot;FINISHED&quot;;OR([.F737]=&quot;Preproc Solved, FG skipped.&quot;; [.F7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7]=&quot;FINISHED&quot;;-1;0)+IF([.F737]=&quot;Preproc Solved, FG skipped.&quot;;1;0)+IF([.F73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58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59 / 1 / 2041</text:p>
          </table:table-cell>
          <table:table-cell office:value-type="string" calcext:value-type="string">
            <text:p>3423 / 1 / 2041</text:p>
          </table:table-cell>
          <table:table-cell office:value-type="string" calcext:value-type="string">
            <text:p>12636 / 1 / 1983</text:p>
          </table:table-cell>
          <table:table-cell office:value-type="string" calcext:value-type="string">
            <text:p>5.74 / 2.67 / 2.3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158 / 21 / 292.737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4 iters, 4.4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8]=&quot;FINISHED&quot;;OR([.F738]=&quot;Preproc Solved, FG skipped.&quot;; [.F7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8]=&quot;FINISHED&quot;;-1;0)+IF([.F738]=&quot;Preproc Solved, FG skipped.&quot;;1;0)+IF([.F7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60_query44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35 / 1 / 2017</text:p>
          </table:table-cell>
          <table:table-cell office:value-type="string" calcext:value-type="string">
            <text:p>3399 / 1 / 2017</text:p>
          </table:table-cell>
          <table:table-cell office:value-type="string" calcext:value-type="string">
            <text:p>12608 / 1 / 1951</text:p>
          </table:table-cell>
          <table:table-cell office:value-type="string" calcext:value-type="string">
            <text:p>4.3 / 1.96 / 1.7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151 / 20 / 278.627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3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39]=&quot;FINISHED&quot;;OR([.F739]=&quot;Preproc Solved, FG skipped.&quot;; [.F7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39]=&quot;FINISHED&quot;;-1;0)+IF([.F739]=&quot;Preproc Solved, FG skipped.&quot;;1;0)+IF([.F7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60_query45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71 / 1 / 1166</text:p>
          </table:table-cell>
          <table:table-cell office:value-type="string" calcext:value-type="string">
            <text:p>2145 / 1 / 1166</text:p>
          </table:table-cell>
          <table:table-cell office:value-type="string" calcext:value-type="string">
            <text:p>9342 / 1 / 1155</text:p>
          </table:table-cell>
          <table:table-cell office:value-type="string" calcext:value-type="string">
            <text:p>5.08 / 3.52 / 1.1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143 / 15 / 238.886</text:p>
          </table:table-cell>
          <table:table-cell office:value-type="string" calcext:value-type="string">
            <text:p>0.51 sec</text:p>
          </table:table-cell>
          <table:table-cell office:value-type="string" calcext:value-type="string">
            <text:p>4 iters, 5.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0]=&quot;FINISHED&quot;;OR([.F740]=&quot;Preproc Solved, FG skipped.&quot;; [.F7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0]=&quot;FINISHED&quot;;-1;0)+IF([.F740]=&quot;Preproc Solved, FG skipped.&quot;;1;0)+IF([.F7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64_query0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57 / 3 / 415</text:p>
          </table:table-cell>
          <table:table-cell office:value-type="string" calcext:value-type="string">
            <text:p>597 / 3 / 415</text:p>
          </table:table-cell>
          <table:table-cell office:value-type="string" calcext:value-type="string">
            <text:p>1113 / 3 / 386</text:p>
          </table:table-cell>
          <table:table-cell office:value-type="string" calcext:value-type="string">
            <text:p>1.09 / 0.67 / 0.35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13 / 4 / 2.5136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2.8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1]=&quot;FINISHED&quot;;OR([.F741]=&quot;Preproc Solved, FG skipped.&quot;; [.F7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1]=&quot;FINISHED&quot;;-1;0)+IF([.F741]=&quot;Preproc Solved, FG skipped.&quot;;1;0)+IF([.F7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64_query11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1 / 3 / 698</text:p>
          </table:table-cell>
          <table:table-cell office:value-type="string" calcext:value-type="string">
            <text:p>1021 / 3 / 698</text:p>
          </table:table-cell>
          <table:table-cell office:value-type="string" calcext:value-type="string">
            <text:p>2621 / 3 / 691</text:p>
          </table:table-cell>
          <table:table-cell office:value-type="string" calcext:value-type="string">
            <text:p>1.69 / 1.09 / 0.4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38 / 6 / 12.325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5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2]=&quot;FINISHED&quot;;OR([.F742]=&quot;Preproc Solved, FG skipped.&quot;; [.F7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2]=&quot;FINISHED&quot;;-1;0)+IF([.F742]=&quot;Preproc Solved, FG skipped.&quot;;1;0)+IF([.F74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64_query42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26 / 17 / 901</text:p>
          </table:table-cell>
          <table:table-cell office:value-type="string" calcext:value-type="string">
            <text:p>1328 / 17 / 901</text:p>
          </table:table-cell>
          <table:table-cell office:value-type="string" calcext:value-type="string">
            <text:p>3423 / 17 / 866</text:p>
          </table:table-cell>
          <table:table-cell office:value-type="string" calcext:value-type="string">
            <text:p>2.32 / 1.45 / 0.6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2 / 6 / 23.6012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4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3]=&quot;FINISHED&quot;;OR([.F743]=&quot;Preproc Solved, FG skipped.&quot;; [.F7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3]=&quot;FINISHED&quot;;-1;0)+IF([.F743]=&quot;Preproc Solved, FG skipped.&quot;;1;0)+IF([.F74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71_query31_1344n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69 / 1 / 1512</text:p>
          </table:table-cell>
          <table:table-cell office:value-type="string" calcext:value-type="string">
            <text:p>2761 / 1 / 1512</text:p>
          </table:table-cell>
          <table:table-cell office:value-type="string" calcext:value-type="string">
            <text:p>10224 / 1 / 1592</text:p>
          </table:table-cell>
          <table:table-cell office:value-type="string" calcext:value-type="string">
            <text:p>4.52 / 2.94 / 1.1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116 / 18 / 176.813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2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4]=&quot;FINISHED&quot;;OR([.F744]=&quot;Preproc Solved, FG skipped.&quot;; [.F7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4]=&quot;FINISHED&quot;;-1;0)+IF([.F744]=&quot;Preproc Solved, FG skipped.&quot;;1;0)+IF([.F7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query71_query36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69 / 1 / 1505</text:p>
          </table:table-cell>
          <table:table-cell office:value-type="string" calcext:value-type="string">
            <text:p>2761 / 1 / 1505</text:p>
          </table:table-cell>
          <table:table-cell office:value-type="string" calcext:value-type="string">
            <text:p>10224 / 1 / 1573</text:p>
          </table:table-cell>
          <table:table-cell office:value-type="string" calcext:value-type="string">
            <text:p>5.18 / 3.44 / 1.29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116 / 17 / 178.744</text:p>
          </table:table-cell>
          <table:table-cell office:value-type="string" calcext:value-type="string">
            <text:p>0.53 sec</text:p>
          </table:table-cell>
          <table:table-cell office:value-type="string" calcext:value-type="string">
            <text:p>4 iters, 7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5]=&quot;FINISHED&quot;;OR([.F745]=&quot;Preproc Solved, FG skipped.&quot;; [.F74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5]=&quot;FINISHED&quot;;-1;0)+IF([.F745]=&quot;Preproc Solved, FG skipped.&quot;;1;0)+IF([.F7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2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70 / 12 / 1610</text:p>
          </table:table-cell>
          <table:table-cell office:value-type="string" calcext:value-type="string">
            <text:p>2314 / 12 / 1610</text:p>
          </table:table-cell>
          <table:table-cell office:value-type="string" calcext:value-type="string">
            <text:p>6905 / 12 / 3974</text:p>
          </table:table-cell>
          <table:table-cell office:value-type="string" calcext:value-type="string">
            <text:p>1.94 / 1.16 / 0.6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8 / 12 / 9.84672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6]=&quot;FINISHED&quot;;OR([.F746]=&quot;Preproc Solved, FG skipped.&quot;; [.F746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46]=&quot;FINISHED&quot;;-1;0)+IF([.F746]=&quot;Preproc Solved, FG skipped.&quot;;1;0)+IF([.F7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31_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624 / 20 / 6604</text:p>
          </table:table-cell>
          <table:table-cell office:value-type="string" calcext:value-type="string">
            <text:p>6112 / 20 / 6092</text:p>
          </table:table-cell>
          <table:table-cell office:value-type="string" calcext:value-type="string">
            <text:p>17297 / 20 / 17276</text:p>
          </table:table-cell>
          <table:table-cell office:value-type="string" calcext:value-type="string">
            <text:p>1.64 / 1.13 / 0.3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47]=&quot;FINISHED&quot;;OR([.F747]=&quot;Preproc Solved, FG skipped.&quot;; [.F74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47]=&quot;FINISHED&quot;;-1;0)+IF([.F747]=&quot;Preproc Solved, FG skipped.&quot;;1;0)+IF([.F7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31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618 / 20 / 6598</text:p>
          </table:table-cell>
          <table:table-cell office:value-type="string" calcext:value-type="string">
            <text:p>6106 / 20 / 6086</text:p>
          </table:table-cell>
          <table:table-cell office:value-type="string" calcext:value-type="string">
            <text:p>17273 / 20 / 17252</text:p>
          </table:table-cell>
          <table:table-cell office:value-type="string" calcext:value-type="string">
            <text:p>1.74 / 1.13 / 0.4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48]=&quot;FINISHED&quot;;OR([.F748]=&quot;Preproc Solved, FG skipped.&quot;; [.F7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48]=&quot;FINISHED&quot;;-1;0)+IF([.F748]=&quot;Preproc Solved, FG skipped.&quot;;1;0)+IF([.F7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35_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78 / 22 / 3087</text:p>
          </table:table-cell>
          <table:table-cell office:value-type="string" calcext:value-type="string">
            <text:p>4766 / 22 / 3087</text:p>
          </table:table-cell>
          <table:table-cell office:value-type="string" calcext:value-type="string">
            <text:p>15114 / 22 / 7609</text:p>
          </table:table-cell>
          <table:table-cell office:value-type="string" calcext:value-type="string">
            <text:p>14.83 / 9.14 / 4.4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42 sec</text:p>
          </table:table-cell>
          <table:table-cell office:value-type="string" calcext:value-type="string">
            <text:p>124 / 27 / 49.0176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3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49]=&quot;FINISHED&quot;;OR([.F749]=&quot;Preproc Solved, FG skipped.&quot;; [.F749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49]=&quot;FINISHED&quot;;-1;0)+IF([.F749]=&quot;Preproc Solved, FG skipped.&quot;;1;0)+IF([.F7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35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69 / 20 / 5249</text:p>
          </table:table-cell>
          <table:table-cell office:value-type="string" calcext:value-type="string">
            <text:p>4757 / 20 / 4737</text:p>
          </table:table-cell>
          <table:table-cell office:value-type="string" calcext:value-type="string">
            <text:p>15071 / 20 / 15050</text:p>
          </table:table-cell>
          <table:table-cell office:value-type="string" calcext:value-type="string">
            <text:p>1.54 / 0.97 / 0.3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50]=&quot;FINISHED&quot;;OR([.F750]=&quot;Preproc Solved, FG skipped.&quot;; [.F750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50]=&quot;FINISHED&quot;;-1;0)+IF([.F750]=&quot;Preproc Solved, FG skipped.&quot;;1;0)+IF([.F7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41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822 / 24 / 6798</text:p>
          </table:table-cell>
          <table:table-cell office:value-type="string" calcext:value-type="string">
            <text:p>6182 / 24 / 6158</text:p>
          </table:table-cell>
          <table:table-cell office:value-type="string" calcext:value-type="string">
            <text:p>17451 / 30 / 17420</text:p>
          </table:table-cell>
          <table:table-cell office:value-type="string" calcext:value-type="string">
            <text:p>1.94 / 1.13 / 0.6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51]=&quot;FINISHED&quot;;OR([.F751]=&quot;Preproc Solved, FG skipped.&quot;; [.F75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51]=&quot;FINISHED&quot;;-1;0)+IF([.F751]=&quot;Preproc Solved, FG skipped.&quot;;1;0)+IF([.F75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41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816 / 24 / 6792</text:p>
          </table:table-cell>
          <table:table-cell office:value-type="string" calcext:value-type="string">
            <text:p>6176 / 24 / 6152</text:p>
          </table:table-cell>
          <table:table-cell office:value-type="string" calcext:value-type="string">
            <text:p>17427 / 30 / 17396</text:p>
          </table:table-cell>
          <table:table-cell office:value-type="string" calcext:value-type="string">
            <text:p>2.48 / 1.6 / 0.67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52]=&quot;FINISHED&quot;;OR([.F752]=&quot;Preproc Solved, FG skipped.&quot;; [.F7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2]=&quot;FINISHED&quot;;-1;0)+IF([.F752]=&quot;Preproc Solved, FG skipped.&quot;;1;0)+IF([.F7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48_signed_6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852 / 22 / 3558</text:p>
          </table:table-cell>
          <table:table-cell office:value-type="string" calcext:value-type="string">
            <text:p>5212 / 22 / 3558</text:p>
          </table:table-cell>
          <table:table-cell office:value-type="string" calcext:value-type="string">
            <text:p>16146 / 22 / 8562</text:p>
          </table:table-cell>
          <table:table-cell office:value-type="string" calcext:value-type="string">
            <text:p>10.93 / 6.94 / 3.19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42 sec</text:p>
          </table:table-cell>
          <table:table-cell office:value-type="string" calcext:value-type="string">
            <text:p>106 / 30 / 49.065</text:p>
          </table:table-cell>
          <table:table-cell office:value-type="string" calcext:value-type="string">
            <text:p>0.52 sec</text:p>
          </table:table-cell>
          <table:table-cell office:value-type="string" calcext:value-type="string">
            <text:p>3 iters, 2.4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53]=&quot;FINISHED&quot;;OR([.F753]=&quot;Preproc Solved, FG skipped.&quot;; [.F7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3]=&quot;FINISHED&quot;;-1;0)+IF([.F753]=&quot;Preproc Solved, FG skipped.&quot;;1;0)+IF([.F753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rankfunc48_unsigned_1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1478 / 22 / 1456</text:p>
          </table:table-cell>
          <table:table-cell office:value-type="string" calcext:value-type="string">
            <text:p>1318 / 22 / 1296</text:p>
          </table:table-cell>
          <table:table-cell office:value-type="string" calcext:value-type="string">
            <text:p>4026 / 22 / 4003</text:p>
          </table:table-cell>
          <table:table-cell office:value-type="string" calcext:value-type="string">
            <text:p>0.56 / 0.43 / 0.0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54]=&quot;FINISHED&quot;;OR([.F754]=&quot;Preproc Solved, FG skipped.&quot;; [.F7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4]=&quot;FINISHED&quot;;-1;0)+IF([.F754]=&quot;Preproc Solved, FG skipped.&quot;;1;0)+IF([.F754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rankfunc48_unsigned_6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846 / 24 / 5822</text:p>
          </table:table-cell>
          <table:table-cell office:value-type="string" calcext:value-type="string">
            <text:p>5206 / 24 / 5182</text:p>
          </table:table-cell>
          <table:table-cell office:value-type="string" calcext:value-type="string">
            <text:p>16122 / 31 / 16090</text:p>
          </table:table-cell>
          <table:table-cell office:value-type="string" calcext:value-type="string">
            <text:p>4.19 / 2.68 / 1.22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755]=&quot;FINISHED&quot;;OR([.F755]=&quot;Preproc Solved, FG skipped.&quot;; [.F7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5]=&quot;FINISHED&quot;;-1;0)+IF([.F755]=&quot;Preproc Solved, FG skipped.&quot;;1;0)+IF([.F755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49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54 / 12 / 1850</text:p>
          </table:table-cell>
          <table:table-cell office:value-type="string" calcext:value-type="string">
            <text:p>2770 / 12 / 1850</text:p>
          </table:table-cell>
          <table:table-cell office:value-type="string" calcext:value-type="string">
            <text:p>8460 / 12 / 4779</text:p>
          </table:table-cell>
          <table:table-cell office:value-type="string" calcext:value-type="string">
            <text:p>2.4 / 1.54 / 0.68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99 / 18 / 14.2924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56]=&quot;FINISHED&quot;;OR([.F756]=&quot;Preproc Solved, FG skipped.&quot;; [.F7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6]=&quot;FINISHED&quot;;-1;0)+IF([.F756]=&quot;Preproc Solved, FG skipped.&quot;;1;0)+IF([.F75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49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51 / 12 / 1848</text:p>
          </table:table-cell>
          <table:table-cell office:value-type="string" calcext:value-type="string">
            <text:p>2767 / 12 / 1848</text:p>
          </table:table-cell>
          <table:table-cell office:value-type="string" calcext:value-type="string">
            <text:p>8449 / 12 / 4698</text:p>
          </table:table-cell>
          <table:table-cell office:value-type="string" calcext:value-type="string">
            <text:p>1.93 / 1.07 / 0.6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106 / 18 / 18.8702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 iters, 1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57]=&quot;FINISHED&quot;;OR([.F757]=&quot;Preproc Solved, FG skipped.&quot;; [.F757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57]=&quot;FINISHED&quot;;-1;0)+IF([.F757]=&quot;Preproc Solved, FG skipped.&quot;;1;0)+IF([.F7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1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167 / 16 / 4151</text:p>
          </table:table-cell>
          <table:table-cell office:value-type="string" calcext:value-type="string">
            <text:p>3783 / 16 / 3767</text:p>
          </table:table-cell>
          <table:table-cell office:value-type="string" calcext:value-type="string">
            <text:p>11076 / 16 / 11059</text:p>
          </table:table-cell>
          <table:table-cell office:value-type="string" calcext:value-type="string">
            <text:p>1.12 / 0.71 / 0.2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58]=&quot;FINISHED&quot;;OR([.F758]=&quot;Preproc Solved, FG skipped.&quot;; [.F758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58]=&quot;FINISHED&quot;;-1;0)+IF([.F758]=&quot;Preproc Solved, FG skipped.&quot;;1;0)+IF([.F75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1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162 / 16 / 4146</text:p>
          </table:table-cell>
          <table:table-cell office:value-type="string" calcext:value-type="string">
            <text:p>3778 / 16 / 3762</text:p>
          </table:table-cell>
          <table:table-cell office:value-type="string" calcext:value-type="string">
            <text:p>11056 / 16 / 11039</text:p>
          </table:table-cell>
          <table:table-cell office:value-type="string" calcext:value-type="string">
            <text:p>1.12 / 0.71 / 0.2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59]=&quot;FINISHED&quot;;OR([.F759]=&quot;Preproc Solved, FG skipped.&quot;; [.F7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59]=&quot;FINISHED&quot;;-1;0)+IF([.F759]=&quot;Preproc Solved, FG skipped.&quot;;1;0)+IF([.F7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2_signed_6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19 / 10 / 2323</text:p>
          </table:table-cell>
          <table:table-cell office:value-type="string" calcext:value-type="string">
            <text:p>3535 / 10 / 2323</text:p>
          </table:table-cell>
          <table:table-cell office:value-type="string" calcext:value-type="string">
            <text:p>10629 / 10 / 5108</text:p>
          </table:table-cell>
          <table:table-cell office:value-type="string" calcext:value-type="string">
            <text:p>2.54 / 1.52 / 0.7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73 / 21 / 27.2468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3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0]=&quot;FINISHED&quot;;OR([.F760]=&quot;Preproc Solved, FG skipped.&quot;; [.F7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0]=&quot;FINISHED&quot;;-1;0)+IF([.F760]=&quot;Preproc Solved, FG skipped.&quot;;1;0)+IF([.F7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2_unsigned_6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917 / 10 / 2321</text:p>
          </table:table-cell>
          <table:table-cell office:value-type="string" calcext:value-type="string">
            <text:p>3533 / 10 / 2321</text:p>
          </table:table-cell>
          <table:table-cell office:value-type="string" calcext:value-type="string">
            <text:p>10621 / 10 / 5098</text:p>
          </table:table-cell>
          <table:table-cell office:value-type="string" calcext:value-type="string">
            <text:p>2.55 / 1.51 / 0.7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71 / 21 / 29.2675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4 iters, 3.1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1]=&quot;FINISHED&quot;;OR([.F761]=&quot;Preproc Solved, FG skipped.&quot;; [.F761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61]=&quot;FINISHED&quot;;-1;0)+IF([.F761]=&quot;Preproc Solved, FG skipped.&quot;;1;0)+IF([.F7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3_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16 / 10 / 3406</text:p>
          </table:table-cell>
          <table:table-cell office:value-type="string" calcext:value-type="string">
            <text:p>3032 / 10 / 3022</text:p>
          </table:table-cell>
          <table:table-cell office:value-type="string" calcext:value-type="string">
            <text:p>8419 / 10 / 8408</text:p>
          </table:table-cell>
          <table:table-cell office:value-type="string" calcext:value-type="string">
            <text:p>0.88 / 0.6 / 0.18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62]=&quot;FINISHED&quot;;OR([.F762]=&quot;Preproc Solved, FG skipped.&quot;; [.F762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62]=&quot;FINISHED&quot;;-1;0)+IF([.F762]=&quot;Preproc Solved, FG skipped.&quot;;1;0)+IF([.F7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3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3414 / 10 / 3404</text:p>
          </table:table-cell>
          <table:table-cell office:value-type="string" calcext:value-type="string">
            <text:p>3030 / 10 / 3020</text:p>
          </table:table-cell>
          <table:table-cell office:value-type="string" calcext:value-type="string">
            <text:p>8411 / 10 / 8400</text:p>
          </table:table-cell>
          <table:table-cell office:value-type="string" calcext:value-type="string">
            <text:p>0.88 / 0.6 / 0.1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63]=&quot;FINISHED&quot;;OR([.F763]=&quot;Preproc Solved, FG skipped.&quot;; [.F763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63]=&quot;FINISHED&quot;;-1;0)+IF([.F763]=&quot;Preproc Solved, FG skipped.&quot;;1;0)+IF([.F76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4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78 / 22 / 5256</text:p>
          </table:table-cell>
          <table:table-cell office:value-type="string" calcext:value-type="string">
            <text:p>4766 / 22 / 4744</text:p>
          </table:table-cell>
          <table:table-cell office:value-type="string" calcext:value-type="string">
            <text:p>13934 / 22 / 13911</text:p>
          </table:table-cell>
          <table:table-cell office:value-type="string" calcext:value-type="string">
            <text:p>1.54 / 0.88 / 0.4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64]=&quot;FINISHED&quot;;OR([.F764]=&quot;Preproc Solved, FG skipped.&quot;; [.F764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64]=&quot;FINISHED&quot;;-1;0)+IF([.F764]=&quot;Preproc Solved, FG skipped.&quot;;1;0)+IF([.F7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4_unsigned_64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5266 / 22 / 5244</text:p>
          </table:table-cell>
          <table:table-cell office:value-type="string" calcext:value-type="string">
            <text:p>4754 / 22 / 4732</text:p>
          </table:table-cell>
          <table:table-cell office:value-type="string" calcext:value-type="string">
            <text:p>13886 / 22 / 13863</text:p>
          </table:table-cell>
          <table:table-cell office:value-type="string" calcext:value-type="string">
            <text:p>1.55 / 0.88 / 0.4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65]=&quot;FINISHED&quot;;OR([.F765]=&quot;Preproc Solved, FG skipped.&quot;; [.F7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5]=&quot;FINISHED&quot;;-1;0)+IF([.F765]=&quot;Preproc Solved, FG skipped.&quot;;1;0)+IF([.F7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5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313 / 8 / 1418</text:p>
          </table:table-cell>
          <table:table-cell office:value-type="string" calcext:value-type="string">
            <text:p>2057 / 8 / 1418</text:p>
          </table:table-cell>
          <table:table-cell office:value-type="string" calcext:value-type="string">
            <text:p>6207 / 8 / 3411</text:p>
          </table:table-cell>
          <table:table-cell office:value-type="string" calcext:value-type="string">
            <text:p>1.29 / 0.81 / 0.3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6 / 12 / 8.5154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6]=&quot;FINISHED&quot;;OR([.F766]=&quot;Preproc Solved, FG skipped.&quot;; [.F7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6]=&quot;FINISHED&quot;;-1;0)+IF([.F766]=&quot;Preproc Solved, FG skipped.&quot;;1;0)+IF([.F76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56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8 / 8 / 1037</text:p>
          </table:table-cell>
          <table:table-cell office:value-type="string" calcext:value-type="string">
            <text:p>1552 / 8 / 1037</text:p>
          </table:table-cell>
          <table:table-cell office:value-type="string" calcext:value-type="string">
            <text:p>4630 / 8 / 2645</text:p>
          </table:table-cell>
          <table:table-cell office:value-type="string" calcext:value-type="string">
            <text:p>0.96 / 0.6 / 0.2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116 / 9 / 5.0614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7]=&quot;FINISHED&quot;;OR([.F767]=&quot;Preproc Solved, FG skipped.&quot;; [.F7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7]=&quot;FINISHED&quot;;-1;0)+IF([.F767]=&quot;Preproc Solved, FG skipped.&quot;;1;0)+IF([.F767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56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06 / 8 / 1039</text:p>
          </table:table-cell>
          <table:table-cell office:value-type="string" calcext:value-type="string">
            <text:p>1550 / 8 / 1039</text:p>
          </table:table-cell>
          <table:table-cell office:value-type="string" calcext:value-type="string">
            <text:p>4623 / 8 / 2706</text:p>
          </table:table-cell>
          <table:table-cell office:value-type="string" calcext:value-type="string">
            <text:p>1.22 / 0.66 / 0.44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117 / 10 / 5.9924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8]=&quot;FINISHED&quot;;OR([.F768]=&quot;Preproc Solved, FG skipped.&quot;; [.F7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8]=&quot;FINISHED&quot;;-1;0)+IF([.F768]=&quot;Preproc Solved, FG skipped.&quot;;1;0)+IF([.F76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7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30 / 10 / 2128</text:p>
          </table:table-cell>
          <table:table-cell office:value-type="string" calcext:value-type="string">
            <text:p>3146 / 10 / 2128</text:p>
          </table:table-cell>
          <table:table-cell office:value-type="string" calcext:value-type="string">
            <text:p>9655 / 10 / 5086</text:p>
          </table:table-cell>
          <table:table-cell office:value-type="string" calcext:value-type="string">
            <text:p>2.08 / 1.2 / 0.6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5 / 18 / 20.7482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5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69]=&quot;FINISHED&quot;;OR([.F769]=&quot;Preproc Solved, FG skipped.&quot;; [.F7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69]=&quot;FINISHED&quot;;-1;0)+IF([.F769]=&quot;Preproc Solved, FG skipped.&quot;;1;0)+IF([.F76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8_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18 / 12 / 2459</text:p>
          </table:table-cell>
          <table:table-cell office:value-type="string" calcext:value-type="string">
            <text:p>3606 / 12 / 2459</text:p>
          </table:table-cell>
          <table:table-cell office:value-type="string" calcext:value-type="string">
            <text:p>10770 / 12 / 5631</text:p>
          </table:table-cell>
          <table:table-cell office:value-type="string" calcext:value-type="string">
            <text:p>2.62 / 1.47 / 0.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134 / 20 / 23.085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0]=&quot;FINISHED&quot;;OR([.F770]=&quot;Preproc Solved, FG skipped.&quot;; [.F7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0]=&quot;FINISHED&quot;;-1;0)+IF([.F770]=&quot;Preproc Solved, FG skipped.&quot;;1;0)+IF([.F77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58_unsigned_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16 / 12 / 2458</text:p>
          </table:table-cell>
          <table:table-cell office:value-type="string" calcext:value-type="string">
            <text:p>3604 / 12 / 2458</text:p>
          </table:table-cell>
          <table:table-cell office:value-type="string" calcext:value-type="string">
            <text:p>10763 / 12 / 5552</text:p>
          </table:table-cell>
          <table:table-cell office:value-type="string" calcext:value-type="string">
            <text:p>3.32 / 1.86 / 1.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134 / 23 / 28.7114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4 iters, 6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1]=&quot;FINISHED&quot;;OR([.F771]=&quot;Preproc Solved, FG skipped.&quot;; [.F7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1]=&quot;FINISHED&quot;;-1;0)+IF([.F771]=&quot;Preproc Solved, FG skipped.&quot;;1;0)+IF([.F771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59_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45 / 14 / 3040</text:p>
          </table:table-cell>
          <table:table-cell office:value-type="string" calcext:value-type="string">
            <text:p>4505 / 14 / 3040</text:p>
          </table:table-cell>
          <table:table-cell office:value-type="string" calcext:value-type="string">
            <text:p>13523 / 14 / 7048</text:p>
          </table:table-cell>
          <table:table-cell office:value-type="string" calcext:value-type="string">
            <text:p>3.72 / 2.2 / 1.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153 / 27 / 36.6963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1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2]=&quot;FINISHED&quot;;OR([.F772]=&quot;Preproc Solved, FG skipped.&quot;; [.F7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2]=&quot;FINISHED&quot;;-1;0)+IF([.F772]=&quot;Preproc Solved, FG skipped.&quot;;1;0)+IF([.F772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59_unsigned_64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43 / 14 / 3039</text:p>
          </table:table-cell>
          <table:table-cell office:value-type="string" calcext:value-type="string">
            <text:p>4503 / 14 / 3039</text:p>
          </table:table-cell>
          <table:table-cell office:value-type="string" calcext:value-type="string">
            <text:p>13516 / 14 / 6967</text:p>
          </table:table-cell>
          <table:table-cell office:value-type="string" calcext:value-type="string">
            <text:p>3.37 / 1.85 / 1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156 / 27 / 40.4774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2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3]=&quot;FINISHED&quot;;OR([.F773]=&quot;Preproc Solved, FG skipped.&quot;; [.F7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3]=&quot;FINISHED&quot;;-1;0)+IF([.F773]=&quot;Preproc Solved, FG skipped.&quot;;1;0)+IF([.F77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rankfunc60_unsigned_32</text:p>
          </table:table-cell>
          <table:table-cell office:value-type="string" calcext:value-type="string">
            <text:p>FINIS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96 / 10 / 846</text:p>
          </table:table-cell>
          <table:table-cell office:value-type="string" calcext:value-type="string">
            <text:p>1104 / 10 / 846</text:p>
          </table:table-cell>
          <table:table-cell office:value-type="string" calcext:value-type="string">
            <text:p>3271 / 10 / 2246</text:p>
          </table:table-cell>
          <table:table-cell office:value-type="string" calcext:value-type="string">
            <text:p>0.74 / 0.48 / 0.19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0 / 7 / 2.14402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0.0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4]=&quot;FINISHED&quot;;OR([.F774]=&quot;Preproc Solved, FG skipped.&quot;; [.F7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4]=&quot;FINISHED&quot;;-1;0)+IF([.F774]=&quot;Preproc Solved, FG skipped.&quot;;1;0)+IF([.F7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61_signed_64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304 / 12 / 2486</text:p>
          </table:table-cell>
          <table:table-cell office:value-type="string" calcext:value-type="string">
            <text:p>3920 / 12 / 2486</text:p>
          </table:table-cell>
          <table:table-cell office:value-type="string" calcext:value-type="string">
            <text:p>12162 / 12 / 5377</text:p>
          </table:table-cell>
          <table:table-cell office:value-type="string" calcext:value-type="string">
            <text:p>2.89 / 1.75 / 0.85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33 sec</text:p>
          </table:table-cell>
          <table:table-cell office:value-type="string" calcext:value-type="string">
            <text:p>75 / 22 / 36.0482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3 iters, 3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75]=&quot;FINISHED&quot;;OR([.F775]=&quot;Preproc Solved, FG skipped.&quot;; [.F775]=&quot;MUS finished&quot;))" office:value-type="boolean" office:boolean-value="true" calcext:value-type="boolean">
            <text:p>TRUE</text:p>
          </table:table-cell>
        </table:table-row>
        <table:table-row table:style-name="ro2">
          <table:table-cell table:formula="of:=IF([.C775]=&quot;FINISHED&quot;;-1;0)+IF([.F775]=&quot;Preproc Solved, FG skipped.&quot;;1;0)+IF([.F7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ankfunc61_unsigned_64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4298 / 10 / 4288</text:p>
          </table:table-cell>
          <table:table-cell office:value-type="string" calcext:value-type="string">
            <text:p>3914 / 10 / 3904</text:p>
          </table:table-cell>
          <table:table-cell office:value-type="string" calcext:value-type="string">
            <text:p>12134 / 10 / 12123</text:p>
          </table:table-cell>
          <table:table-cell office:value-type="string" calcext:value-type="string">
            <text:p>1.15 / 0.79 / 0.19</text:p>
          </table:table-cell>
          <table:table-cell office:value-type="string" calcext:value-type="string">
            <text:p>PreProc-ed 1 rounds</text:p>
          </table:table-cell>
          <table:table-cell table:number-columns-repeated="7"/>
          <table:table-cell table:formula="of:=AND([.C776]=&quot;FINISHED&quot;;OR([.F776]=&quot;Preproc Solved, FG skipped.&quot;; [.F7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6]=&quot;FINISHED&quot;;-1;0)+IF([.F776]=&quot;Preproc Solved, FG skipped.&quot;;1;0)+IF([.F7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eachqu_query42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8987 / 1 / 5529</text:p>
          </table:table-cell>
          <table:table-cell office:value-type="string" calcext:value-type="string">
            <text:p>8807 / 1 / 5529</text:p>
          </table:table-cell>
          <table:table-cell office:value-type="string" calcext:value-type="string">
            <text:p>42390 / 1 / 5361</text:p>
          </table:table-cell>
          <table:table-cell office:value-type="string" calcext:value-type="string">
            <text:p>20.57 / 10.18 / 7.1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2.2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77]=&quot;FINISHED&quot;;OR([.F777]=&quot;Preproc Solved, FG skipped.&quot;; [.F7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7]=&quot;FINISHED&quot;;-1;0)+IF([.F777]=&quot;Preproc Solved, FG skipped.&quot;;1;0)+IF([.F7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eachqu_query64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0430 / 1 / 5524</text:p>
          </table:table-cell>
          <table:table-cell office:value-type="string" calcext:value-type="string">
            <text:p>10097 / 1 / 5524</text:p>
          </table:table-cell>
          <table:table-cell office:value-type="string" calcext:value-type="string">
            <text:p>43450 / 1 / 5506</text:p>
          </table:table-cell>
          <table:table-cell office:value-type="string" calcext:value-type="string">
            <text:p>46.14 / 22.83 / 17.38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3.3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78]=&quot;FINISHED&quot;;OR([.F778]=&quot;Preproc Solved, FG skipped.&quot;; [.F7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8]=&quot;FINISHED&quot;;-1;0)+IF([.F778]=&quot;Preproc Solved, FG skipped.&quot;;1;0)+IF([.F7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reachqu_query71_1344n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7476 / 1 / 3915</text:p>
          </table:table-cell>
          <table:table-cell office:value-type="string" calcext:value-type="string">
            <text:p>7302 / 1 / 3915</text:p>
          </table:table-cell>
          <table:table-cell office:value-type="string" calcext:value-type="string">
            <text:p>48088 / 1 / 3889</text:p>
          </table:table-cell>
          <table:table-cell office:value-type="string" calcext:value-type="string">
            <text:p>39.15 / 19.4 / 15.5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2.35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79]=&quot;FINISHED&quot;;OR([.F779]=&quot;Preproc Solved, FG skipped.&quot;; [.F7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79]=&quot;FINISHED&quot;;-1;0)+IF([.F779]=&quot;Preproc Solved, FG skipped.&quot;;1;0)+IF([.F7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1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737 / 0 / 14254</text:p>
          </table:table-cell>
          <table:table-cell office:value-type="string" calcext:value-type="string">
            <text:p>16956 / 0 / 14254</text:p>
          </table:table-cell>
          <table:table-cell office:value-type="string" calcext:value-type="string">
            <text:p>52856 / 0 / 30872</text:p>
          </table:table-cell>
          <table:table-cell office:value-type="string" calcext:value-type="string">
            <text:p>31.43 / 16.54 / 11.9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36 sec</text:p>
          </table:table-cell>
          <table:table-cell office:value-type="string" calcext:value-type="string">
            <text:p>291 / 44 / 290.205</text:p>
          </table:table-cell>
          <table:table-cell office:value-type="string" calcext:value-type="string">
            <text:p>0.66 sec</text:p>
          </table:table-cell>
          <table:table-cell office:value-type="string" calcext:value-type="string">
            <text:p>4 iters, 4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0]=&quot;FINISHED&quot;;OR([.F780]=&quot;Preproc Solved, FG skipped.&quot;; [.F7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0]=&quot;FINISHED&quot;;-1;0)+IF([.F780]=&quot;Preproc Solved, FG skipped.&quot;;1;0)+IF([.F780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dlx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752 / 0 / 3820</text:p>
          </table:table-cell>
          <table:table-cell office:value-type="string" calcext:value-type="string">
            <text:p>4489 / 0 / 3820</text:p>
          </table:table-cell>
          <table:table-cell office:value-type="string" calcext:value-type="string">
            <text:p>14055 / 0 / 8436</text:p>
          </table:table-cell>
          <table:table-cell office:value-type="string" calcext:value-type="string">
            <text:p>9.42 / 6.21 / 2.4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75 / 13 / 35.4401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1.1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1]=&quot;FINISHED&quot;;OR([.F781]=&quot;Preproc Solved, FG skipped.&quot;; [.F7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1]=&quot;FINISHED&quot;;-1;0)+IF([.F781]=&quot;Preproc Solved, FG skipped.&quot;;1;0)+IF([.F7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607 / 0 / 5633</text:p>
          </table:table-cell>
          <table:table-cell office:value-type="string" calcext:value-type="string">
            <text:p>6270 / 0 / 5633</text:p>
          </table:table-cell>
          <table:table-cell office:value-type="string" calcext:value-type="string">
            <text:p>19598 / 0 / 13713</text:p>
          </table:table-cell>
          <table:table-cell office:value-type="string" calcext:value-type="string">
            <text:p>9.28 / 6.19 / 2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79 / 13 / 39.9942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1.3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2]=&quot;FINISHED&quot;;OR([.F782]=&quot;Preproc Solved, FG skipped.&quot;; [.F7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2]=&quot;FINISHED&quot;;-1;0)+IF([.F782]=&quot;Preproc Solved, FG skipped.&quot;;1;0)+IF([.F7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5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462 / 0 / 6799</text:p>
          </table:table-cell>
          <table:table-cell office:value-type="string" calcext:value-type="string">
            <text:p>8051 / 0 / 6799</text:p>
          </table:table-cell>
          <table:table-cell office:value-type="string" calcext:value-type="string">
            <text:p>25141 / 0 / 14810</text:p>
          </table:table-cell>
          <table:table-cell office:value-type="string" calcext:value-type="string">
            <text:p>13.53 / 7.49 / 4.6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133 / 22 / 84.9279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4 iters, 1.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3]=&quot;FINISHED&quot;;OR([.F783]=&quot;Preproc Solved, FG skipped.&quot;; [.F7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3]=&quot;FINISHED&quot;;-1;0)+IF([.F783]=&quot;Preproc Solved, FG skipped.&quot;;1;0)+IF([.F7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6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317 / 0 / 8295</text:p>
          </table:table-cell>
          <table:table-cell office:value-type="string" calcext:value-type="string">
            <text:p>9832 / 0 / 8295</text:p>
          </table:table-cell>
          <table:table-cell office:value-type="string" calcext:value-type="string">
            <text:p>30684 / 0 / 18062</text:p>
          </table:table-cell>
          <table:table-cell office:value-type="string" calcext:value-type="string">
            <text:p>13.47 / 7.14 / 4.7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4 sec</text:p>
          </table:table-cell>
          <table:table-cell office:value-type="string" calcext:value-type="string">
            <text:p>186 / 26 / 110.201</text:p>
          </table:table-cell>
          <table:table-cell office:value-type="string" calcext:value-type="string">
            <text:p>0.37 sec</text:p>
          </table:table-cell>
          <table:table-cell office:value-type="string" calcext:value-type="string">
            <text:p>5 iters, 2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4]=&quot;FINISHED&quot;;OR([.F784]=&quot;Preproc Solved, FG skipped.&quot;; [.F7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4]=&quot;FINISHED&quot;;-1;0)+IF([.F784]=&quot;Preproc Solved, FG skipped.&quot;;1;0)+IF([.F7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172 / 0 / 9774</text:p>
          </table:table-cell>
          <table:table-cell office:value-type="string" calcext:value-type="string">
            <text:p>11613 / 0 / 9774</text:p>
          </table:table-cell>
          <table:table-cell office:value-type="string" calcext:value-type="string">
            <text:p>36227 / 0 / 21225</text:p>
          </table:table-cell>
          <table:table-cell office:value-type="string" calcext:value-type="string">
            <text:p>16.22 / 8.5 / 5.7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81 sec</text:p>
          </table:table-cell>
          <table:table-cell office:value-type="string" calcext:value-type="string">
            <text:p>198 / 30 / 161.315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5 iters, 2.7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5]=&quot;FINISHED&quot;;OR([.F785]=&quot;Preproc Solved, FG skipped.&quot;; [.F7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5]=&quot;FINISHED&quot;;-1;0)+IF([.F785]=&quot;Preproc Solved, FG skipped.&quot;;1;0)+IF([.F7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4027 / 0 / 11273</text:p>
          </table:table-cell>
          <table:table-cell office:value-type="string" calcext:value-type="string">
            <text:p>13394 / 0 / 11273</text:p>
          </table:table-cell>
          <table:table-cell office:value-type="string" calcext:value-type="string">
            <text:p>41770 / 0 / 24465</text:p>
          </table:table-cell>
          <table:table-cell office:value-type="string" calcext:value-type="string">
            <text:p>18.65 / 9.8 / 6.6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1 sec</text:p>
          </table:table-cell>
          <table:table-cell office:value-type="string" calcext:value-type="string">
            <text:p>209 / 34 / 204.097</text:p>
          </table:table-cell>
          <table:table-cell office:value-type="string" calcext:value-type="string">
            <text:p>0.5 sec</text:p>
          </table:table-cell>
          <table:table-cell office:value-type="string" calcext:value-type="string">
            <text:p>5 iters, 3.0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6]=&quot;FINISHED&quot;;OR([.F786]=&quot;Preproc Solved, FG skipped.&quot;; [.F7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6]=&quot;FINISHED&quot;;-1;0)+IF([.F786]=&quot;Preproc Solved, FG skipped.&quot;;1;0)+IF([.F7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dlx-fixpoint-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882 / 0 / 12760</text:p>
          </table:table-cell>
          <table:table-cell office:value-type="string" calcext:value-type="string">
            <text:p>15175 / 0 / 12760</text:p>
          </table:table-cell>
          <table:table-cell office:value-type="string" calcext:value-type="string">
            <text:p>47313 / 0 / 27667</text:p>
          </table:table-cell>
          <table:table-cell office:value-type="string" calcext:value-type="string">
            <text:p>21.27 / 11.11 / 7.6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13 sec</text:p>
          </table:table-cell>
          <table:table-cell office:value-type="string" calcext:value-type="string">
            <text:p>249 / 41 / 227.169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6.5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7]=&quot;FINISHED&quot;;OR([.F787]=&quot;Preproc Solved, FG skipped.&quot;; [.F7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7]=&quot;FINISHED&quot;;-1;0)+IF([.F787]=&quot;Preproc Solved, FG skipped.&quot;;1;0)+IF([.F7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equiv-fixpoint-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006 / 366 / 1637</text:p>
          </table:table-cell>
          <table:table-cell office:value-type="string" calcext:value-type="string">
            <text:p>2942 / 366 / 1637</text:p>
          </table:table-cell>
          <table:table-cell office:value-type="string" calcext:value-type="string">
            <text:p>9881 / 1050 / 3098</text:p>
          </table:table-cell>
          <table:table-cell office:value-type="string" calcext:value-type="string">
            <text:p>3.39 / 2.14 / 0.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5 / 13 / 19.7479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5 iters, 5.3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8]=&quot;FINISHED&quot;;OR([.F788]=&quot;Preproc Solved, FG skipped.&quot;; [.F7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8]=&quot;FINISHED&quot;;-1;0)+IF([.F788]=&quot;Preproc Solved, FG skipped.&quot;;1;0)+IF([.F7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equiv-fixpoint-2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23 / 610 / 2721</text:p>
          </table:table-cell>
          <table:table-cell office:value-type="string" calcext:value-type="string">
            <text:p>4927 / 610 / 2721</text:p>
          </table:table-cell>
          <table:table-cell office:value-type="string" calcext:value-type="string">
            <text:p>16527 / 1750 / 5133</text:p>
          </table:table-cell>
          <table:table-cell office:value-type="string" calcext:value-type="string">
            <text:p>6.28 / 4.3 / 1.4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42 sec</text:p>
          </table:table-cell>
          <table:table-cell office:value-type="string" calcext:value-type="string">
            <text:p>57 / 22 / 51.1323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4 iters, 2.7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89]=&quot;FINISHED&quot;;OR([.F789]=&quot;Preproc Solved, FG skipped.&quot;; [.F7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89]=&quot;FINISHED&quot;;-1;0)+IF([.F789]=&quot;Preproc Solved, FG skipped.&quot;;1;0)+IF([.F7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equiv-fixpoint-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038 / 854 / 3786</text:p>
          </table:table-cell>
          <table:table-cell office:value-type="string" calcext:value-type="string">
            <text:p>6910 / 854 / 3786</text:p>
          </table:table-cell>
          <table:table-cell office:value-type="string" calcext:value-type="string">
            <text:p>23169 / 2450 / 7132</text:p>
          </table:table-cell>
          <table:table-cell office:value-type="string" calcext:value-type="string">
            <text:p>6.29 / 3.65 / 1.8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82 sec</text:p>
          </table:table-cell>
          <table:table-cell office:value-type="string" calcext:value-type="string">
            <text:p>83 / 32 / 96.8494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4 iters, 2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0]=&quot;FINISHED&quot;;OR([.F790]=&quot;Preproc Solved, FG skipped.&quot;; [.F7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0]=&quot;FINISHED&quot;;-1;0)+IF([.F790]=&quot;Preproc Solved, FG skipped.&quot;;1;0)+IF([.F7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equiv-fixpoint-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053 / 1098 / 4874</text:p>
          </table:table-cell>
          <table:table-cell office:value-type="string" calcext:value-type="string">
            <text:p>8893 / 1098 / 4874</text:p>
          </table:table-cell>
          <table:table-cell office:value-type="string" calcext:value-type="string">
            <text:p>29811 / 3150 / 9161</text:p>
          </table:table-cell>
          <table:table-cell office:value-type="string" calcext:value-type="string">
            <text:p>6.9 / 3.72 / 2.2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1.41 sec</text:p>
          </table:table-cell>
          <table:table-cell office:value-type="string" calcext:value-type="string">
            <text:p>116 / 39 / 161.574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3.9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1]=&quot;FINISHED&quot;;OR([.F791]=&quot;Preproc Solved, FG skipped.&quot;; [.F7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1]=&quot;FINISHED&quot;;-1;0)+IF([.F791]=&quot;Preproc Solved, FG skipped.&quot;;1;0)+IF([.F7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equiv-fixpoint-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068 / 1342 / 5944</text:p>
          </table:table-cell>
          <table:table-cell office:value-type="string" calcext:value-type="string">
            <text:p>10876 / 1342 / 5944</text:p>
          </table:table-cell>
          <table:table-cell office:value-type="string" calcext:value-type="string">
            <text:p>36453 / 3850 / 11172</text:p>
          </table:table-cell>
          <table:table-cell office:value-type="string" calcext:value-type="string">
            <text:p>9.85 / 5.02 / 3.6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2.17 sec</text:p>
          </table:table-cell>
          <table:table-cell office:value-type="string" calcext:value-type="string">
            <text:p>144 / 49 / 226.956</text:p>
          </table:table-cell>
          <table:table-cell office:value-type="string" calcext:value-type="string">
            <text:p>0.58 sec</text:p>
          </table:table-cell>
          <table:table-cell office:value-type="string" calcext:value-type="string">
            <text:p>5 iters, 6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2]=&quot;FINISHED&quot;;OR([.F792]=&quot;Preproc Solved, FG skipped.&quot;; [.F7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2]=&quot;FINISHED&quot;;-1;0)+IF([.F792]=&quot;Preproc Solved, FG skipped.&quot;;1;0)+IF([.F7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equiv-fixpoint-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113 / 2074 / 9175</text:p>
          </table:table-cell>
          <table:table-cell office:value-type="string" calcext:value-type="string">
            <text:p>16825 / 2074 / 9175</text:p>
          </table:table-cell>
          <table:table-cell office:value-type="string" calcext:value-type="string">
            <text:p>56379 / 5950 / 17224</text:p>
          </table:table-cell>
          <table:table-cell office:value-type="string" calcext:value-type="string">
            <text:p>14.25 / 7.99 / 4.5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4.77 sec</text:p>
          </table:table-cell>
          <table:table-cell office:value-type="string" calcext:value-type="string">
            <text:p>211 / 74 / 533.082</text:p>
          </table:table-cell>
          <table:table-cell office:value-type="string" calcext:value-type="string">
            <text:p>0.98 sec</text:p>
          </table:table-cell>
          <table:table-cell office:value-type="string" calcext:value-type="string">
            <text:p>4 iters, 10.3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3]=&quot;FINISHED&quot;;OR([.F793]=&quot;Preproc Solved, FG skipped.&quot;; [.F7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3]=&quot;FINISHED&quot;;-1;0)+IF([.F793]=&quot;Preproc Solved, FG skipped.&quot;;1;0)+IF([.F7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pipeline-fixpoint-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365 / 0 / 655</text:p>
          </table:table-cell>
          <table:table-cell office:value-type="string" calcext:value-type="string">
            <text:p>948 / 0 / 655</text:p>
          </table:table-cell>
          <table:table-cell office:value-type="string" calcext:value-type="string">
            <text:p>3483 / 0 / 1476</text:p>
          </table:table-cell>
          <table:table-cell office:value-type="string" calcext:value-type="string">
            <text:p>0.97 / 0.61 / 0.2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35 / 10 / 6.69818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 iters, 4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4]=&quot;FINISHED&quot;;OR([.F794]=&quot;Preproc Solved, FG skipped.&quot;; [.F7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4]=&quot;FINISHED&quot;;-1;0)+IF([.F794]=&quot;Preproc Solved, FG skipped.&quot;;1;0)+IF([.F7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pipeline-fixpoint-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63 / 0 / 2026</text:p>
          </table:table-cell>
          <table:table-cell office:value-type="string" calcext:value-type="string">
            <text:p>2589 / 0 / 2026</text:p>
          </table:table-cell>
          <table:table-cell office:value-type="string" calcext:value-type="string">
            <text:p>8947 / 0 / 5184</text:p>
          </table:table-cell>
          <table:table-cell office:value-type="string" calcext:value-type="string">
            <text:p>2.79 / 1.79 / 0.7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9 / 16 / 13.2599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3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5]=&quot;FINISHED&quot;;OR([.F795]=&quot;Preproc Solved, FG skipped.&quot;; [.F7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5]=&quot;FINISHED&quot;;-1;0)+IF([.F795]=&quot;Preproc Solved, FG skipped.&quot;;1;0)+IF([.F7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pipeline-fixpoint-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59 / 0 / 3115</text:p>
          </table:table-cell>
          <table:table-cell office:value-type="string" calcext:value-type="string">
            <text:p>4228 / 0 / 3115</text:p>
          </table:table-cell>
          <table:table-cell office:value-type="string" calcext:value-type="string">
            <text:p>14407 / 0 / 7326</text:p>
          </table:table-cell>
          <table:table-cell office:value-type="string" calcext:value-type="string">
            <text:p>4.62 / 2.98 / 1.2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88 / 27 / 41.1717</text:p>
          </table:table-cell>
          <table:table-cell office:value-type="string" calcext:value-type="string">
            <text:p>0.48 sec</text:p>
          </table:table-cell>
          <table:table-cell office:value-type="string" calcext:value-type="string">
            <text:p>4 iters, 3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6]=&quot;FINISHED&quot;;OR([.F796]=&quot;Preproc Solved, FG skipped.&quot;; [.F7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6]=&quot;FINISHED&quot;;-1;0)+IF([.F796]=&quot;Preproc Solved, FG skipped.&quot;;1;0)+IF([.F796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mall-seq-fixpoint-1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29 / 1 / 909</text:p>
          </table:table-cell>
          <table:table-cell office:value-type="string" calcext:value-type="string">
            <text:p>1725 / 1 / 909</text:p>
          </table:table-cell>
          <table:table-cell office:value-type="string" calcext:value-type="string">
            <text:p>6157 / 3 / 1903</text:p>
          </table:table-cell>
          <table:table-cell office:value-type="string" calcext:value-type="string">
            <text:p>1.45 / 0.92 / 0.37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9 / 16 / 279.766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4 iters, 21.7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7]=&quot;FINISHED&quot;;OR([.F797]=&quot;Preproc Solved, FG skipped.&quot;; [.F7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7]=&quot;FINISHED&quot;;-1;0)+IF([.F797]=&quot;Preproc Solved, FG skipped.&quot;;1;0)+IF([.F7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eq-fixpoint-10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31192 / 19 / 17285</text:p>
          </table:table-cell>
          <table:table-cell office:value-type="string" calcext:value-type="string">
            <text:p>28970 / 19 / 17285</text:p>
          </table:table-cell>
          <table:table-cell office:value-type="string" calcext:value-type="string">
            <text:p>100301 / 57 / 35955</text:p>
          </table:table-cell>
          <table:table-cell office:value-type="string" calcext:value-type="string">
            <text:p>8.28 / 3.78 / 1.9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20.96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798]=&quot;FINISHED&quot;;OR([.F798]=&quot;Preproc Solved, FG skipped.&quot;; [.F7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8]=&quot;FINISHED&quot;;-1;0)+IF([.F798]=&quot;Preproc Solved, FG skipped.&quot;;1;0)+IF([.F798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mall-seq-fixpoint-2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60 / 3 / 2821</text:p>
          </table:table-cell>
          <table:table-cell office:value-type="string" calcext:value-type="string">
            <text:p>4754 / 3 / 2821</text:p>
          </table:table-cell>
          <table:table-cell office:value-type="string" calcext:value-type="string">
            <text:p>16621 / 9 / 5691</text:p>
          </table:table-cell>
          <table:table-cell office:value-type="string" calcext:value-type="string">
            <text:p>3.85 / 2.33 / 1.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63 sec</text:p>
          </table:table-cell>
          <table:table-cell office:value-type="string" calcext:value-type="string">
            <text:p>129 / 30 / 94.1643</text:p>
          </table:table-cell>
          <table:table-cell office:value-type="string" calcext:value-type="string">
            <text:p>1.05 sec</text:p>
          </table:table-cell>
          <table:table-cell office:value-type="string" calcext:value-type="string">
            <text:p>4 iters, 6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799]=&quot;FINISHED&quot;;OR([.F799]=&quot;Preproc Solved, FG skipped.&quot;; [.F7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799]=&quot;FINISHED&quot;;-1;0)+IF([.F799]=&quot;Preproc Solved, FG skipped.&quot;;1;0)+IF([.F799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mall-seq-fixpoint-3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89 / 5 / 4629</text:p>
          </table:table-cell>
          <table:table-cell office:value-type="string" calcext:value-type="string">
            <text:p>7781 / 5 / 4629</text:p>
          </table:table-cell>
          <table:table-cell office:value-type="string" calcext:value-type="string">
            <text:p>27081 / 15 / 9474</text:p>
          </table:table-cell>
          <table:table-cell office:value-type="string" calcext:value-type="string">
            <text:p>4.77 / 2.54 / 1.5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.59 sec</text:p>
          </table:table-cell>
          <table:table-cell office:value-type="string" calcext:value-type="string">
            <text:p>187 / 51 / 235.336</text:p>
          </table:table-cell>
          <table:table-cell office:value-type="string" calcext:value-type="string">
            <text:p>0.99 sec</text:p>
          </table:table-cell>
          <table:table-cell office:value-type="string" calcext:value-type="string">
            <text:p>4 iters, 39.1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00]=&quot;FINISHED&quot;;OR([.F800]=&quot;Preproc Solved, FG skipped.&quot;; [.F8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0]=&quot;FINISHED&quot;;-1;0)+IF([.F800]=&quot;Preproc Solved, FG skipped.&quot;;1;0)+IF([.F8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eq-fixpoint-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818 / 7 / 6437</text:p>
          </table:table-cell>
          <table:table-cell office:value-type="string" calcext:value-type="string">
            <text:p>10808 / 7 / 6437</text:p>
          </table:table-cell>
          <table:table-cell office:value-type="string" calcext:value-type="string">
            <text:p>37541 / 21 / 13257</text:p>
          </table:table-cell>
          <table:table-cell office:value-type="string" calcext:value-type="string">
            <text:p>6.73 / 3.63 / 2.1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2.78 sec</text:p>
          </table:table-cell>
          <table:table-cell office:value-type="string" calcext:value-type="string">
            <text:p>270 / 70 / 397.06</text:p>
          </table:table-cell>
          <table:table-cell office:value-type="string" calcext:value-type="string">
            <text:p>3.63 sec</text:p>
          </table:table-cell>
          <table:table-cell office:value-type="string" calcext:value-type="string">
            <text:p>5 iters, 31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01]=&quot;FINISHED&quot;;OR([.F801]=&quot;Preproc Solved, FG skipped.&quot;; [.F8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1]=&quot;FINISHED&quot;;-1;0)+IF([.F801]=&quot;Preproc Solved, FG skipped.&quot;;1;0)+IF([.F8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eq-fixpoint-5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5047 / 9 / 8245</text:p>
          </table:table-cell>
          <table:table-cell office:value-type="string" calcext:value-type="string">
            <text:p>13835 / 9 / 8245</text:p>
          </table:table-cell>
          <table:table-cell office:value-type="string" calcext:value-type="string">
            <text:p>48001 / 27 / 17040</text:p>
          </table:table-cell>
          <table:table-cell office:value-type="string" calcext:value-type="string">
            <text:p>8.92 / 4.7 / 2.8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4.99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802]=&quot;FINISHED&quot;;OR([.F802]=&quot;Preproc Solved, FG skipped.&quot;; [.F8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2]=&quot;FINISHED&quot;;-1;0)+IF([.F802]=&quot;Preproc Solved, FG skipped.&quot;;1;0)+IF([.F8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eq-fixpoint-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18276 / 11 / 10053</text:p>
          </table:table-cell>
          <table:table-cell office:value-type="string" calcext:value-type="string">
            <text:p>16862 / 11 / 10053</text:p>
          </table:table-cell>
          <table:table-cell office:value-type="string" calcext:value-type="string">
            <text:p>58461 / 33 / 20823</text:p>
          </table:table-cell>
          <table:table-cell office:value-type="string" calcext:value-type="string">
            <text:p>9.19 / 4.22 / 3.5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7.27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803]=&quot;FINISHED&quot;;OR([.F803]=&quot;Preproc Solved, FG skipped.&quot;; [.F8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3]=&quot;FINISHED&quot;;-1;0)+IF([.F803]=&quot;Preproc Solved, FG skipped.&quot;;1;0)+IF([.F8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eq-fixpoint-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1505 / 13 / 11861</text:p>
          </table:table-cell>
          <table:table-cell office:value-type="string" calcext:value-type="string">
            <text:p>19889 / 13 / 11861</text:p>
          </table:table-cell>
          <table:table-cell office:value-type="string" calcext:value-type="string">
            <text:p>68921 / 39 / 24606</text:p>
          </table:table-cell>
          <table:table-cell office:value-type="string" calcext:value-type="string">
            <text:p>5.56 / 2.67 / 1.16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0.3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804]=&quot;FINISHED&quot;;OR([.F804]=&quot;Preproc Solved, FG skipped.&quot;; [.F8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4]=&quot;FINISHED&quot;;-1;0)+IF([.F804]=&quot;Preproc Solved, FG skipped.&quot;;1;0)+IF([.F804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mall-seq-fixpoint-8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4734 / 15 / 13669</text:p>
          </table:table-cell>
          <table:table-cell office:value-type="string" calcext:value-type="string">
            <text:p>22916 / 15 / 13669</text:p>
          </table:table-cell>
          <table:table-cell office:value-type="string" calcext:value-type="string">
            <text:p>79381 / 45 / 28389</text:p>
          </table:table-cell>
          <table:table-cell office:value-type="string" calcext:value-type="string">
            <text:p>6.56 / 3.05 / 1.41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3.72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805]=&quot;FINISHED&quot;;OR([.F805]=&quot;Preproc Solved, FG skipped.&quot;; [.F8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5]=&quot;FINISHED&quot;;-1;0)+IF([.F805]=&quot;Preproc Solved, FG skipped.&quot;;1;0)+IF([.F8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eq-fixpoint-9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G timed out</text:p>
          </table:table-cell>
          <table:table-cell office:value-type="string" calcext:value-type="string">
            <text:p>27963 / 17 / 15477</text:p>
          </table:table-cell>
          <table:table-cell office:value-type="string" calcext:value-type="string">
            <text:p>25943 / 17 / 15477</text:p>
          </table:table-cell>
          <table:table-cell office:value-type="string" calcext:value-type="string">
            <text:p>89841 / 51 / 32172</text:p>
          </table:table-cell>
          <table:table-cell office:value-type="string" calcext:value-type="string">
            <text:p>7.74 / 3.5 / 1.7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18.13 sec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AND([.C806]=&quot;FINISHED&quot;;OR([.F806]=&quot;Preproc Solved, FG skipped.&quot;; [.F8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6]=&quot;FINISHED&quot;;-1;0)+IF([.F806]=&quot;Preproc Solved, FG skipped.&quot;;1;0)+IF([.F8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10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126 / 0 / 1596</text:p>
          </table:table-cell>
          <table:table-cell office:value-type="string" calcext:value-type="string">
            <text:p>2466 / 0 / 1596</text:p>
          </table:table-cell>
          <table:table-cell office:value-type="string" calcext:value-type="string">
            <text:p>9031 / 0 / 4643</text:p>
          </table:table-cell>
          <table:table-cell office:value-type="string" calcext:value-type="string">
            <text:p>5.89 / 3.65 / 1.68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93 / 21 / 27.6914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4 iters, 0.9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07]=&quot;FINISHED&quot;;OR([.F807]=&quot;Preproc Solved, FG skipped.&quot;; [.F8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7]=&quot;FINISHED&quot;;-1;0)+IF([.F807]=&quot;Preproc Solved, FG skipped.&quot;;1;0)+IF([.F8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54 / 0 / 704</text:p>
          </table:table-cell>
          <table:table-cell office:value-type="string" calcext:value-type="string">
            <text:p>954 / 0 / 704</text:p>
          </table:table-cell>
          <table:table-cell office:value-type="string" calcext:value-type="string">
            <text:p>3487 / 0 / 2141</text:p>
          </table:table-cell>
          <table:table-cell office:value-type="string" calcext:value-type="string">
            <text:p>1.18 / 0.73 / 0.35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0 / 7 / 2.98845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08]=&quot;FINISHED&quot;;OR([.F808]=&quot;Preproc Solved, FG skipped.&quot;; [.F8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8]=&quot;FINISHED&quot;;-1;0)+IF([.F808]=&quot;Preproc Solved, FG skipped.&quot;;1;0)+IF([.F8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566 / 0 / 878</text:p>
          </table:table-cell>
          <table:table-cell office:value-type="string" calcext:value-type="string">
            <text:p>1206 / 0 / 878</text:p>
          </table:table-cell>
          <table:table-cell office:value-type="string" calcext:value-type="string">
            <text:p>4411 / 0 / 2694</text:p>
          </table:table-cell>
          <table:table-cell office:value-type="string" calcext:value-type="string">
            <text:p>1.97 / 1.23 / 0.58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6 / 10 / 4.82639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09]=&quot;FINISHED&quot;;OR([.F809]=&quot;Preproc Solved, FG skipped.&quot;; [.F8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09]=&quot;FINISHED&quot;;-1;0)+IF([.F809]=&quot;Preproc Solved, FG skipped.&quot;;1;0)+IF([.F80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6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878 / 0 / 1050</text:p>
          </table:table-cell>
          <table:table-cell office:value-type="string" calcext:value-type="string">
            <text:p>1458 / 0 / 1050</text:p>
          </table:table-cell>
          <table:table-cell office:value-type="string" calcext:value-type="string">
            <text:p>5335 / 0 / 3230</text:p>
          </table:table-cell>
          <table:table-cell office:value-type="string" calcext:value-type="string">
            <text:p>5.95 / 3.61 / 1.9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69 / 11 / 6.1427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4 iters, 0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10]=&quot;FINISHED&quot;;OR([.F810]=&quot;Preproc Solved, FG skipped.&quot;; [.F8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0]=&quot;FINISHED&quot;;-1;0)+IF([.F810]=&quot;Preproc Solved, FG skipped.&quot;;1;0)+IF([.F8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90 / 0 / 1226</text:p>
          </table:table-cell>
          <table:table-cell office:value-type="string" calcext:value-type="string">
            <text:p>1710 / 0 / 1226</text:p>
          </table:table-cell>
          <table:table-cell office:value-type="string" calcext:value-type="string">
            <text:p>6259 / 0 / 3761</text:p>
          </table:table-cell>
          <table:table-cell office:value-type="string" calcext:value-type="string">
            <text:p>2.65 / 1.62 / 0.81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63 / 13 / 11.352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11]=&quot;FINISHED&quot;;OR([.F811]=&quot;Preproc Solved, FG skipped.&quot;; [.F8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1]=&quot;FINISHED&quot;;-1;0)+IF([.F811]=&quot;Preproc Solved, FG skipped.&quot;;1;0)+IF([.F8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02 / 0 / 1400</text:p>
          </table:table-cell>
          <table:table-cell office:value-type="string" calcext:value-type="string">
            <text:p>1962 / 0 / 1400</text:p>
          </table:table-cell>
          <table:table-cell office:value-type="string" calcext:value-type="string">
            <text:p>7183 / 0 / 4353</text:p>
          </table:table-cell>
          <table:table-cell office:value-type="string" calcext:value-type="string">
            <text:p>3.74 / 2.39 / 1.04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75 / 15 / 9.97307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0.4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12]=&quot;FINISHED&quot;;OR([.F812]=&quot;Preproc Solved, FG skipped.&quot;; [.F8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2]=&quot;FINISHED&quot;;-1;0)+IF([.F812]=&quot;Preproc Solved, FG skipped.&quot;;1;0)+IF([.F8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mall-swap1-fixpoint-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814 / 0 / 1574</text:p>
          </table:table-cell>
          <table:table-cell office:value-type="string" calcext:value-type="string">
            <text:p>2214 / 0 / 1574</text:p>
          </table:table-cell>
          <table:table-cell office:value-type="string" calcext:value-type="string">
            <text:p>8107 / 0 / 4840</text:p>
          </table:table-cell>
          <table:table-cell office:value-type="string" calcext:value-type="string">
            <text:p>3.95 / 2.52 / 1.0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102 / 16 / 16.028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2.9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13]=&quot;FINISHED&quot;;OR([.F813]=&quot;Preproc Solved, FG skipped.&quot;; [.F8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3]=&quot;FINISHED&quot;;-1;0)+IF([.F813]=&quot;Preproc Solved, FG skipped.&quot;;1;0)+IF([.F813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mall-synabs-fixpoint-10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38 / 0 / 1382</text:p>
          </table:table-cell>
          <table:table-cell office:value-type="string" calcext:value-type="string">
            <text:p>1874 / 0 / 1382</text:p>
          </table:table-cell>
          <table:table-cell office:value-type="string" calcext:value-type="string">
            <text:p>6391 / 0 / 3488</text:p>
          </table:table-cell>
          <table:table-cell office:value-type="string" calcext:value-type="string">
            <text:p>4.83 / 3.11 / 1.3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33 / 11 / 8.29892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0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14]=&quot;FINISHED&quot;;OR([.F814]=&quot;Preproc Solved, FG skipped.&quot;; [.F8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4]=&quot;FINISHED&quot;;-1;0)+IF([.F814]=&quot;Preproc Solved, FG skipped.&quot;;1;0)+IF([.F814]=&quot;MUS finished&quot;; 1; 0)" office:value-type="float" office:value="-1" calcext:value-type="float">
            <text:p>-1</text:p>
          </table:table-cell>
          <table:table-cell office:value-type="string" calcext:value-type="string">
            <text:p>QBFEval2018_small-synabs-fixpoint-3</text:p>
          </table:table-cell>
          <table:table-cell office:value-type="string" calcext:value-type="string">
            <text:p>FINIS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19 / 0 / 449</text:p>
          </table:table-cell>
          <table:table-cell office:value-type="string" calcext:value-type="string">
            <text:p>523 / 0 / 449</text:p>
          </table:table-cell>
          <table:table-cell office:value-type="string" calcext:value-type="string">
            <text:p>1785 / 0 / 1224</text:p>
          </table:table-cell>
          <table:table-cell office:value-type="string" calcext:value-type="string">
            <text:p>1.95 / 1.23 / 0.61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6 / 2 / 0.552059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15]=&quot;FINISHED&quot;;OR([.F815]=&quot;Preproc Solved, FG skipped.&quot;; [.F8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5]=&quot;FINISHED&quot;;-1;0)+IF([.F815]=&quot;Preproc Solved, FG skipped.&quot;;1;0)+IF([.F81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0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16]=&quot;FINISHED&quot;;OR([.F816]=&quot;Preproc Solved, FG skipped.&quot;; [.F8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6]=&quot;FINISHED&quot;;-1;0)+IF([.F816]=&quot;Preproc Solved, FG skipped.&quot;;1;0)+IF([.F8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05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17]=&quot;FINISHED&quot;;OR([.F817]=&quot;Preproc Solved, FG skipped.&quot;; [.F8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7]=&quot;FINISHED&quot;;-1;0)+IF([.F817]=&quot;Preproc Solved, FG skipped.&quot;;1;0)+IF([.F8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18]=&quot;FINISHED&quot;;OR([.F818]=&quot;Preproc Solved, FG skipped.&quot;; [.F8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8]=&quot;FINISHED&quot;;-1;0)+IF([.F818]=&quot;Preproc Solved, FG skipped.&quot;;1;0)+IF([.F81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0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19]=&quot;FINISHED&quot;;OR([.F819]=&quot;Preproc Solved, FG skipped.&quot;; [.F8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19]=&quot;FINISHED&quot;;-1;0)+IF([.F819]=&quot;Preproc Solved, FG skipped.&quot;;1;0)+IF([.F8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1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0]=&quot;FINISHED&quot;;OR([.F820]=&quot;Preproc Solved, FG skipped.&quot;; [.F8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0]=&quot;FINISHED&quot;;-1;0)+IF([.F820]=&quot;Preproc Solved, FG skipped.&quot;;1;0)+IF([.F8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11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1]=&quot;FINISHED&quot;;OR([.F821]=&quot;Preproc Solved, FG skipped.&quot;; [.F8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1]=&quot;FINISHED&quot;;-1;0)+IF([.F821]=&quot;Preproc Solved, FG skipped.&quot;;1;0)+IF([.F82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10.AE.stepl.012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2]=&quot;FINISHED&quot;;OR([.F822]=&quot;Preproc Solved, FG skipped.&quot;; [.F8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2]=&quot;FINISHED&quot;;-1;0)+IF([.F822]=&quot;Preproc Solved, FG skipped.&quot;;1;0)+IF([.F82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7.AE.stepl.005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3]=&quot;FINISHED&quot;;OR([.F823]=&quot;Preproc Solved, FG skipped.&quot;; [.F8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3]=&quot;FINISHED&quot;;-1;0)+IF([.F823]=&quot;Preproc Solved, FG skipped.&quot;;1;0)+IF([.F8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7.AE.stepl.00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4]=&quot;FINISHED&quot;;OR([.F824]=&quot;Preproc Solved, FG skipped.&quot;; [.F8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4]=&quot;FINISHED&quot;;-1;0)+IF([.F824]=&quot;Preproc Solved, FG skipped.&quot;;1;0)+IF([.F8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7.AE.stepl.007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5]=&quot;FINISHED&quot;;OR([.F825]=&quot;Preproc Solved, FG skipped.&quot;; [.F8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5]=&quot;FINISHED&quot;;-1;0)+IF([.F825]=&quot;Preproc Solved, FG skipped.&quot;;1;0)+IF([.F8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7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6]=&quot;FINISHED&quot;;OR([.F826]=&quot;Preproc Solved, FG skipped.&quot;; [.F8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6]=&quot;FINISHED&quot;;-1;0)+IF([.F826]=&quot;Preproc Solved, FG skipped.&quot;;1;0)+IF([.F8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7.AE.stepl.009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7]=&quot;FINISHED&quot;;OR([.F827]=&quot;Preproc Solved, FG skipped.&quot;; [.F8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7]=&quot;FINISHED&quot;;-1;0)+IF([.F827]=&quot;Preproc Solved, FG skipped.&quot;;1;0)+IF([.F8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8.AE.stepl.00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8]=&quot;FINISHED&quot;;OR([.F828]=&quot;Preproc Solved, FG skipped.&quot;; [.F8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8]=&quot;FINISHED&quot;;-1;0)+IF([.F828]=&quot;Preproc Solved, FG skipped.&quot;;1;0)+IF([.F8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8.AE.stepl.00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29]=&quot;FINISHED&quot;;OR([.F829]=&quot;Preproc Solved, FG skipped.&quot;; [.F8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29]=&quot;FINISHED&quot;;-1;0)+IF([.F829]=&quot;Preproc Solved, FG skipped.&quot;;1;0)+IF([.F8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8.AE.stepl.006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0]=&quot;FINISHED&quot;;OR([.F830]=&quot;Preproc Solved, FG skipped.&quot;; [.F8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0]=&quot;FINISHED&quot;;-1;0)+IF([.F830]=&quot;Preproc Solved, FG skipped.&quot;;1;0)+IF([.F8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8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1]=&quot;FINISHED&quot;;OR([.F831]=&quot;Preproc Solved, FG skipped.&quot;; [.F8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1]=&quot;FINISHED&quot;;-1;0)+IF([.F831]=&quot;Preproc Solved, FG skipped.&quot;;1;0)+IF([.F83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8.AE.stepl.009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2]=&quot;FINISHED&quot;;OR([.F832]=&quot;Preproc Solved, FG skipped.&quot;; [.F8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2]=&quot;FINISHED&quot;;-1;0)+IF([.F832]=&quot;Preproc Solved, FG skipped.&quot;;1;0)+IF([.F83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0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3]=&quot;FINISHED&quot;;OR([.F833]=&quot;Preproc Solved, FG skipped.&quot;; [.F8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3]=&quot;FINISHED&quot;;-1;0)+IF([.F833]=&quot;Preproc Solved, FG skipped.&quot;;1;0)+IF([.F83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0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4]=&quot;FINISHED&quot;;OR([.F834]=&quot;Preproc Solved, FG skipped.&quot;; [.F8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4]=&quot;FINISHED&quot;;-1;0)+IF([.F834]=&quot;Preproc Solved, FG skipped.&quot;;1;0)+IF([.F83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07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5]=&quot;FINISHED&quot;;OR([.F835]=&quot;Preproc Solved, FG skipped.&quot;; [.F8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5]=&quot;FINISHED&quot;;-1;0)+IF([.F835]=&quot;Preproc Solved, FG skipped.&quot;;1;0)+IF([.F83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0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6]=&quot;FINISHED&quot;;OR([.F836]=&quot;Preproc Solved, FG skipped.&quot;; [.F8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6]=&quot;FINISHED&quot;;-1;0)+IF([.F836]=&quot;Preproc Solved, FG skipped.&quot;;1;0)+IF([.F83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09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7]=&quot;FINISHED&quot;;OR([.F837]=&quot;Preproc Solved, FG skipped.&quot;; [.F8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7]=&quot;FINISHED&quot;;-1;0)+IF([.F837]=&quot;Preproc Solved, FG skipped.&quot;;1;0)+IF([.F83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1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8]=&quot;FINISHED&quot;;OR([.F838]=&quot;Preproc Solved, FG skipped.&quot;; [.F8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8]=&quot;FINISHED&quot;;-1;0)+IF([.F838]=&quot;Preproc Solved, FG skipped.&quot;;1;0)+IF([.F8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11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39]=&quot;FINISHED&quot;;OR([.F839]=&quot;Preproc Solved, FG skipped.&quot;; [.F8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39]=&quot;FINISHED&quot;;-1;0)+IF([.F839]=&quot;Preproc Solved, FG skipped.&quot;;1;0)+IF([.F8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ortnetsort9.AE.stepl.012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sed</text:p>
          </table:table-cell>
          <table:table-cell table:number-columns-repeated="3" office:value-type="string" calcext:value-type="string">
            <text:p>0 / 0 / 0</text:p>
          </table:table-cell>
          <table:table-cell office:value-type="string" calcext:value-type="string">
            <text:p>0.0 / 0.0 / 0.0</text:p>
          </table:table-cell>
          <table:table-cell office:value-type="string" calcext:value-type="string">
            <text:p>PreProc-ed 0 rounds</text:p>
          </table:table-cell>
          <table:table-cell table:number-columns-repeated="7"/>
          <table:table-cell table:formula="of:=AND([.C840]=&quot;FINISHED&quot;;OR([.F840]=&quot;Preproc Solved, FG skipped.&quot;; [.F8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0]=&quot;FINISHED&quot;;-1;0)+IF([.F840]=&quot;Preproc Solved, FG skipped.&quot;;1;0)+IF([.F8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ay24n.sat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373 / 1 / 6328</text:p>
          </table:table-cell>
          <table:table-cell office:value-type="string" calcext:value-type="string">
            <text:p>8322 / 1 / 6327</text:p>
          </table:table-cell>
          <table:table-cell office:value-type="string" calcext:value-type="string">
            <text:p>24907 / 3 / 13110</text:p>
          </table:table-cell>
          <table:table-cell office:value-type="string" calcext:value-type="string">
            <text:p>5.11 / 2.86 / 1.58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68 sec</text:p>
          </table:table-cell>
          <table:table-cell office:value-type="string" calcext:value-type="string">
            <text:p>37 / 28 / 66.0681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1]=&quot;FINISHED&quot;;OR([.F841]=&quot;Preproc Solved, FG skipped.&quot;; [.F8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1]=&quot;FINISHED&quot;;-1;0)+IF([.F841]=&quot;Preproc Solved, FG skipped.&quot;;1;0)+IF([.F8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_79_8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012 / 152 / 1534</text:p>
          </table:table-cell>
          <table:table-cell office:value-type="string" calcext:value-type="string">
            <text:p>1782 / 112 / 1469</text:p>
          </table:table-cell>
          <table:table-cell office:value-type="string" calcext:value-type="string">
            <text:p>6766 / 476 / 5030</text:p>
          </table:table-cell>
          <table:table-cell office:value-type="string" calcext:value-type="string">
            <text:p>3.94 / 2.65 / 1.0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/ 5 / 1.37768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0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2]=&quot;FINISHED&quot;;OR([.F842]=&quot;Preproc Solved, FG skipped.&quot;; [.F8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2]=&quot;FINISHED&quot;;-1;0)+IF([.F842]=&quot;Preproc Solved, FG skipped.&quot;;1;0)+IF([.F842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stmt124_966_96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703 / 54 / 586</text:p>
          </table:table-cell>
          <table:table-cell office:value-type="string" calcext:value-type="string">
            <text:p>640 / 45 / 557</text:p>
          </table:table-cell>
          <table:table-cell office:value-type="string" calcext:value-type="string">
            <text:p>2310 / 180 / 1857</text:p>
          </table:table-cell>
          <table:table-cell office:value-type="string" calcext:value-type="string">
            <text:p>1.18 / 0.75 / 0.36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138319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AND([.C843]=&quot;FINISHED&quot;;OR([.F843]=&quot;Preproc Solved, FG skipped.&quot;; [.F8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3]=&quot;FINISHED&quot;;-1;0)+IF([.F843]=&quot;Preproc Solved, FG skipped.&quot;;1;0)+IF([.F843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stmt16_818_81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445 / 44 / 399</text:p>
          </table:table-cell>
          <table:table-cell office:value-type="string" calcext:value-type="string">
            <text:p>382 / 36 / 345</text:p>
          </table:table-cell>
          <table:table-cell office:value-type="string" calcext:value-type="string">
            <text:p>1517 / 167 / 1349</text:p>
          </table:table-cell>
          <table:table-cell office:value-type="string" calcext:value-type="string">
            <text:p>0.68 / 0.31 / 0.13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000253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AND([.C844]=&quot;FINISHED&quot;;OR([.F844]=&quot;Preproc Solved, FG skipped.&quot;; [.F8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4]=&quot;FINISHED&quot;;-1;0)+IF([.F844]=&quot;Preproc Solved, FG skipped.&quot;;1;0)+IF([.F8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62_7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089 / 140 / 6331</text:p>
          </table:table-cell>
          <table:table-cell office:value-type="string" calcext:value-type="string">
            <text:p>7697 / 105 / 6224</text:p>
          </table:table-cell>
          <table:table-cell office:value-type="string" calcext:value-type="string">
            <text:p>31211 / 919 / 20823</text:p>
          </table:table-cell>
          <table:table-cell office:value-type="string" calcext:value-type="string">
            <text:p>15.64 / 9.74 / 4.3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27 / 21 / 44.7744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5]=&quot;FINISHED&quot;;OR([.F845]=&quot;Preproc Solved, FG skipped.&quot;; [.F84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5]=&quot;FINISHED&quot;;-1;0)+IF([.F845]=&quot;Preproc Solved, FG skipped.&quot;;1;0)+IF([.F8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62_9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39 / 7871</text:p>
          </table:table-cell>
          <table:table-cell office:value-type="string" calcext:value-type="string">
            <text:p>9727 / 104 / 7704</text:p>
          </table:table-cell>
          <table:table-cell office:value-type="string" calcext:value-type="string">
            <text:p>40046 / 888 / 25969</text:p>
          </table:table-cell>
          <table:table-cell office:value-type="string" calcext:value-type="string">
            <text:p>15.9 / 8.5 / 5.37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3 sec</text:p>
          </table:table-cell>
          <table:table-cell office:value-type="string" calcext:value-type="string">
            <text:p>37 / 30 / 81.5759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3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6]=&quot;FINISHED&quot;;OR([.F846]=&quot;Preproc Solved, FG skipped.&quot;; [.F8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6]=&quot;FINISHED&quot;;-1;0)+IF([.F846]=&quot;Preproc Solved, FG skipped.&quot;;1;0)+IF([.F8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63_7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784 / 140 / 5373</text:p>
          </table:table-cell>
          <table:table-cell office:value-type="string" calcext:value-type="string">
            <text:p>6450 / 105 / 5290</text:p>
          </table:table-cell>
          <table:table-cell office:value-type="string" calcext:value-type="string">
            <text:p>25910 / 916 / 17465</text:p>
          </table:table-cell>
          <table:table-cell office:value-type="string" calcext:value-type="string">
            <text:p>13.17 / 8.36 / 3.67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20 / 17 / 30.0951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4 iters, 1.5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7]=&quot;FINISHED&quot;;OR([.F847]=&quot;Preproc Solved, FG skipped.&quot;; [.F84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7]=&quot;FINISHED&quot;;-1;0)+IF([.F847]=&quot;Preproc Solved, FG skipped.&quot;;1;0)+IF([.F8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63_7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4 / 141 / 6642</text:p>
          </table:table-cell>
          <table:table-cell office:value-type="string" calcext:value-type="string">
            <text:p>7262 / 106 / 6510</text:p>
          </table:table-cell>
          <table:table-cell office:value-type="string" calcext:value-type="string">
            <text:p>29444 / 917 / 24022</text:p>
          </table:table-cell>
          <table:table-cell office:value-type="string" calcext:value-type="string">
            <text:p>22.61 / 14.77 / 5.83</text:p>
          </table:table-cell>
          <table:table-cell office:value-type="string" calcext:value-type="string">
            <text:p>PreProc-ed 15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12 / 11 / 11.6157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26.4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8]=&quot;FINISHED&quot;;OR([.F848]=&quot;Preproc Solved, FG skipped.&quot;; [.F8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8]=&quot;FINISHED&quot;;-1;0)+IF([.F848]=&quot;Preproc Solved, FG skipped.&quot;;1;0)+IF([.F8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63_8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089 / 140 / 6332</text:p>
          </table:table-cell>
          <table:table-cell office:value-type="string" calcext:value-type="string">
            <text:p>7668 / 105 / 6213</text:p>
          </table:table-cell>
          <table:table-cell office:value-type="string" calcext:value-type="string">
            <text:p>31211 / 915 / 20806</text:p>
          </table:table-cell>
          <table:table-cell office:value-type="string" calcext:value-type="string">
            <text:p>13.64 / 8.31 / 3.9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26 / 21 / 45.920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1.4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49]=&quot;FINISHED&quot;;OR([.F849]=&quot;Preproc Solved, FG skipped.&quot;; [.F84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49]=&quot;FINISHED&quot;;-1;0)+IF([.F849]=&quot;Preproc Solved, FG skipped.&quot;;1;0)+IF([.F8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0_7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24 / 141 / 6618</text:p>
          </table:table-cell>
          <table:table-cell office:value-type="string" calcext:value-type="string">
            <text:p>8132 / 106 / 6511</text:p>
          </table:table-cell>
          <table:table-cell office:value-type="string" calcext:value-type="string">
            <text:p>32978 / 898 / 21775</text:p>
          </table:table-cell>
          <table:table-cell office:value-type="string" calcext:value-type="string">
            <text:p>14.38 / 8.54 / 4.2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47 sec</text:p>
          </table:table-cell>
          <table:table-cell office:value-type="string" calcext:value-type="string">
            <text:p>29 / 24 / 52.3619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 iters, 0.5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0]=&quot;FINISHED&quot;;OR([.F850]=&quot;Preproc Solved, FG skipped.&quot;; [.F85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0]=&quot;FINISHED&quot;;-1;0)+IF([.F850]=&quot;Preproc Solved, FG skipped.&quot;;1;0)+IF([.F85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0_8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39 / 6890</text:p>
          </table:table-cell>
          <table:table-cell office:value-type="string" calcext:value-type="string">
            <text:p>8538 / 104 / 6771</text:p>
          </table:table-cell>
          <table:table-cell office:value-type="string" calcext:value-type="string">
            <text:p>34745 / 895 / 22580</text:p>
          </table:table-cell>
          <table:table-cell office:value-type="string" calcext:value-type="string">
            <text:p>14.4 / 8.15 / 4.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3 sec</text:p>
          </table:table-cell>
          <table:table-cell office:value-type="string" calcext:value-type="string">
            <text:p>32 / 26 / 61.1526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5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1]=&quot;FINISHED&quot;;OR([.F851]=&quot;Preproc Solved, FG skipped.&quot;; [.F85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1]=&quot;FINISHED&quot;;-1;0)+IF([.F851]=&quot;Preproc Solved, FG skipped.&quot;;1;0)+IF([.F85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0_8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61</text:p>
          </table:table-cell>
          <table:table-cell office:value-type="string" calcext:value-type="string">
            <text:p>8944 / 105 / 7130</text:p>
          </table:table-cell>
          <table:table-cell office:value-type="string" calcext:value-type="string">
            <text:p>36512 / 896 / 23937</text:p>
          </table:table-cell>
          <table:table-cell office:value-type="string" calcext:value-type="string">
            <text:p>14.05 / 7.59 / 4.7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6 sec</text:p>
          </table:table-cell>
          <table:table-cell office:value-type="string" calcext:value-type="string">
            <text:p>32 / 25 / 65.4765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 iters, 0.7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2]=&quot;FINISHED&quot;;OR([.F852]=&quot;Preproc Solved, FG skipped.&quot;; [.F85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2]=&quot;FINISHED&quot;;-1;0)+IF([.F852]=&quot;Preproc Solved, FG skipped.&quot;;1;0)+IF([.F85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0_90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0 / 7552</text:p>
          </table:table-cell>
          <table:table-cell office:value-type="string" calcext:value-type="string">
            <text:p>9350 / 105 / 7409</text:p>
          </table:table-cell>
          <table:table-cell office:value-type="string" calcext:value-type="string">
            <text:p>38279 / 906 / 24964</text:p>
          </table:table-cell>
          <table:table-cell office:value-type="string" calcext:value-type="string">
            <text:p>14.77 / 7.96 / 5.0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 sec</text:p>
          </table:table-cell>
          <table:table-cell office:value-type="string" calcext:value-type="string">
            <text:p>34 / 28 / 73.937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8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3]=&quot;FINISHED&quot;;OR([.F853]=&quot;Preproc Solved, FG skipped.&quot;; [.F85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3]=&quot;FINISHED&quot;;-1;0)+IF([.F853]=&quot;Preproc Solved, FG skipped.&quot;;1;0)+IF([.F85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0_9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0 / 8175</text:p>
          </table:table-cell>
          <table:table-cell office:value-type="string" calcext:value-type="string">
            <text:p>10162 / 105 / 8008</text:p>
          </table:table-cell>
          <table:table-cell office:value-type="string" calcext:value-type="string">
            <text:p>41813 / 905 / 27053</text:p>
          </table:table-cell>
          <table:table-cell office:value-type="string" calcext:value-type="string">
            <text:p>16.51 / 8.83 / 5.6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1 sec</text:p>
          </table:table-cell>
          <table:table-cell office:value-type="string" calcext:value-type="string">
            <text:p>40 / 33 / 89.9318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0.8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4]=&quot;FINISHED&quot;;OR([.F854]=&quot;Preproc Solved, FG skipped.&quot;; [.F85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4]=&quot;FINISHED&quot;;-1;0)+IF([.F854]=&quot;Preproc Solved, FG skipped.&quot;;1;0)+IF([.F85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4_7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41 / 7186</text:p>
          </table:table-cell>
          <table:table-cell office:value-type="string" calcext:value-type="string">
            <text:p>8567 / 106 / 7079</text:p>
          </table:table-cell>
          <table:table-cell office:value-type="string" calcext:value-type="string">
            <text:p>34745 / 893 / 24612</text:p>
          </table:table-cell>
          <table:table-cell office:value-type="string" calcext:value-type="string">
            <text:p>19.12 / 11.48 / 5.7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4 sec</text:p>
          </table:table-cell>
          <table:table-cell office:value-type="string" calcext:value-type="string">
            <text:p>28 / 23 / 43.2678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 iters, 1.0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5]=&quot;FINISHED&quot;;OR([.F855]=&quot;Preproc Solved, FG skipped.&quot;; [.F85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5]=&quot;FINISHED&quot;;-1;0)+IF([.F855]=&quot;Preproc Solved, FG skipped.&quot;;1;0)+IF([.F85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4_90</text:p>
          </table:table-cell>
          <table:table-cell office:value-type="string" calcext:value-type="string">
            <text:p>FAILED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39 / 7873</text:p>
          </table:table-cell>
          <table:table-cell office:value-type="string" calcext:value-type="string">
            <text:p>9785 / 104 / 7730</text:p>
          </table:table-cell>
          <table:table-cell office:value-type="string" calcext:value-type="string">
            <text:p>40046 / 895 / 26000</text:p>
          </table:table-cell>
          <table:table-cell office:value-type="string" calcext:value-type="string">
            <text:p>15.81 / 8.42 / 5.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9 sec</text:p>
          </table:table-cell>
          <table:table-cell office:value-type="string" calcext:value-type="string">
            <text:p>37 / 29 / 81.0669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0.7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6]=&quot;FINISHED&quot;;OR([.F856]=&quot;Preproc Solved, FG skipped.&quot;; [.F85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6]=&quot;FINISHED&quot;;-1;0)+IF([.F856]=&quot;Preproc Solved, FG skipped.&quot;;1;0)+IF([.F85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8_9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1 / 8187</text:p>
          </table:table-cell>
          <table:table-cell office:value-type="string" calcext:value-type="string">
            <text:p>10220 / 106 / 8044</text:p>
          </table:table-cell>
          <table:table-cell office:value-type="string" calcext:value-type="string">
            <text:p>41813 / 906 / 27123</text:p>
          </table:table-cell>
          <table:table-cell office:value-type="string" calcext:value-type="string">
            <text:p>16.34 / 8.71 / 5.6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2 sec</text:p>
          </table:table-cell>
          <table:table-cell office:value-type="string" calcext:value-type="string">
            <text:p>39 / 30 / 89.2755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1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7]=&quot;FINISHED&quot;;OR([.F857]=&quot;Preproc Solved, FG skipped.&quot;; [.F85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7]=&quot;FINISHED&quot;;-1;0)+IF([.F857]=&quot;Preproc Solved, FG skipped.&quot;;1;0)+IF([.F85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8_9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34 / 143 / 8490</text:p>
          </table:table-cell>
          <table:table-cell office:value-type="string" calcext:value-type="string">
            <text:p>10626 / 108 / 8335</text:p>
          </table:table-cell>
          <table:table-cell office:value-type="string" calcext:value-type="string">
            <text:p>43580 / 921 / 28134</text:p>
          </table:table-cell>
          <table:table-cell office:value-type="string" calcext:value-type="string">
            <text:p>17.22 / 9.22 / 5.8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8 sec</text:p>
          </table:table-cell>
          <table:table-cell office:value-type="string" calcext:value-type="string">
            <text:p>41 / 34 / 100.307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5 iters, 0.5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8]=&quot;FINISHED&quot;;OR([.F858]=&quot;Preproc Solved, FG skipped.&quot;; [.F85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8]=&quot;FINISHED&quot;;-1;0)+IF([.F858]=&quot;Preproc Solved, FG skipped.&quot;;1;0)+IF([.F85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78_98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69 / 144 / 8763</text:p>
          </table:table-cell>
          <table:table-cell office:value-type="string" calcext:value-type="string">
            <text:p>11032 / 109 / 8596</text:p>
          </table:table-cell>
          <table:table-cell office:value-type="string" calcext:value-type="string">
            <text:p>45347 / 926 / 29006</text:p>
          </table:table-cell>
          <table:table-cell office:value-type="string" calcext:value-type="string">
            <text:p>18.15 / 9.61 / 6.2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4 sec</text:p>
          </table:table-cell>
          <table:table-cell office:value-type="string" calcext:value-type="string">
            <text:p>42 / 36 / 110.21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59]=&quot;FINISHED&quot;;OR([.F859]=&quot;Preproc Solved, FG skipped.&quot;; [.F85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59]=&quot;FINISHED&quot;;-1;0)+IF([.F859]=&quot;Preproc Solved, FG skipped.&quot;;1;0)+IF([.F85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82_8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6 / 8188</text:p>
          </table:table-cell>
          <table:table-cell office:value-type="string" calcext:value-type="string">
            <text:p>10249 / 111 / 8057</text:p>
          </table:table-cell>
          <table:table-cell office:value-type="string" calcext:value-type="string">
            <text:p>41813 / 933 / 27145</text:p>
          </table:table-cell>
          <table:table-cell office:value-type="string" calcext:value-type="string">
            <text:p>18.65 / 9.85 / 6.7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6 sec</text:p>
          </table:table-cell>
          <table:table-cell office:value-type="string" calcext:value-type="string">
            <text:p>38 / 31 / 90.5977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5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0]=&quot;FINISHED&quot;;OR([.F860]=&quot;Preproc Solved, FG skipped.&quot;; [.F86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0]=&quot;FINISHED&quot;;-1;0)+IF([.F860]=&quot;Preproc Solved, FG skipped.&quot;;1;0)+IF([.F86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82_9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69 / 146 / 8812</text:p>
          </table:table-cell>
          <table:table-cell office:value-type="string" calcext:value-type="string">
            <text:p>11061 / 111 / 8657</text:p>
          </table:table-cell>
          <table:table-cell office:value-type="string" calcext:value-type="string">
            <text:p>45347 / 921 / 29267</text:p>
          </table:table-cell>
          <table:table-cell office:value-type="string" calcext:value-type="string">
            <text:p>20.03 / 10.81 / 6.8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2 sec</text:p>
          </table:table-cell>
          <table:table-cell office:value-type="string" calcext:value-type="string">
            <text:p>42 / 34 / 106.461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0.7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1]=&quot;FINISHED&quot;;OR([.F861]=&quot;Preproc Solved, FG skipped.&quot;; [.F86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1]=&quot;FINISHED&quot;;-1;0)+IF([.F861]=&quot;Preproc Solved, FG skipped.&quot;;1;0)+IF([.F86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82_9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004 / 146 / 9107</text:p>
          </table:table-cell>
          <table:table-cell office:value-type="string" calcext:value-type="string">
            <text:p>11467 / 111 / 8940</text:p>
          </table:table-cell>
          <table:table-cell office:value-type="string" calcext:value-type="string">
            <text:p>47114 / 935 / 30299</text:p>
          </table:table-cell>
          <table:table-cell office:value-type="string" calcext:value-type="string">
            <text:p>18.77 / 9.99 / 6.4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06 sec</text:p>
          </table:table-cell>
          <table:table-cell office:value-type="string" calcext:value-type="string">
            <text:p>44 / 37 / 121.532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6 iters, 33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2]=&quot;FINISHED&quot;;OR([.F862]=&quot;Preproc Solved, FG skipped.&quot;; [.F86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2]=&quot;FINISHED&quot;;-1;0)+IF([.F862]=&quot;Preproc Solved, FG skipped.&quot;;1;0)+IF([.F86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86_9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439 / 139 / 9398</text:p>
          </table:table-cell>
          <table:table-cell office:value-type="string" calcext:value-type="string">
            <text:p>11902 / 104 / 9231</text:p>
          </table:table-cell>
          <table:table-cell office:value-type="string" calcext:value-type="string">
            <text:p>48881 / 891 / 31283</text:p>
          </table:table-cell>
          <table:table-cell office:value-type="string" calcext:value-type="string">
            <text:p>19.86 / 10.55 / 6.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09 sec</text:p>
          </table:table-cell>
          <table:table-cell office:value-type="string" calcext:value-type="string">
            <text:p>47 / 38 / 131.219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 iters, 1.0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3]=&quot;FINISHED&quot;;OR([.F863]=&quot;Preproc Solved, FG skipped.&quot;; [.F86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3]=&quot;FINISHED&quot;;-1;0)+IF([.F863]=&quot;Preproc Solved, FG skipped.&quot;;1;0)+IF([.F86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7_94_98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3309 / 138 / 9953</text:p>
          </table:table-cell>
          <table:table-cell office:value-type="string" calcext:value-type="string">
            <text:p>12772 / 103 / 9786</text:p>
          </table:table-cell>
          <table:table-cell office:value-type="string" calcext:value-type="string">
            <text:p>52415 / 904 / 32726</text:p>
          </table:table-cell>
          <table:table-cell office:value-type="string" calcext:value-type="string">
            <text:p>21.61 / 11.57 / 7.4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29 sec</text:p>
          </table:table-cell>
          <table:table-cell office:value-type="string" calcext:value-type="string">
            <text:p>57 / 41 / 161.952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4 iters, 2.7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4]=&quot;FINISHED&quot;;OR([.F864]=&quot;Preproc Solved, FG skipped.&quot;; [.F86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4]=&quot;FINISHED&quot;;-1;0)+IF([.F864]=&quot;Preproc Solved, FG skipped.&quot;;1;0)+IF([.F86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133_21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420 / 1 / 1649</text:p>
          </table:table-cell>
          <table:table-cell office:value-type="string" calcext:value-type="string">
            <text:p>2244 / 1 / 1621</text:p>
          </table:table-cell>
          <table:table-cell office:value-type="string" calcext:value-type="string">
            <text:p>7800 / 1 / 4518</text:p>
          </table:table-cell>
          <table:table-cell office:value-type="string" calcext:value-type="string">
            <text:p>2.83 / 1.8 / 0.7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4 / 10 / 9.85571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4 iters, 1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5]=&quot;FINISHED&quot;;OR([.F865]=&quot;Preproc Solved, FG skipped.&quot;; [.F86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5]=&quot;FINISHED&quot;;-1;0)+IF([.F865]=&quot;Preproc Solved, FG skipped.&quot;;1;0)+IF([.F86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137_40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044 / 5 / 2502</text:p>
          </table:table-cell>
          <table:table-cell office:value-type="string" calcext:value-type="string">
            <text:p>3764 / 5 / 2459</text:p>
          </table:table-cell>
          <table:table-cell office:value-type="string" calcext:value-type="string">
            <text:p>13647 / 21 / 6320</text:p>
          </table:table-cell>
          <table:table-cell office:value-type="string" calcext:value-type="string">
            <text:p>8.27 / 5.34 / 2.1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8 sec</text:p>
          </table:table-cell>
          <table:table-cell office:value-type="string" calcext:value-type="string">
            <text:p>36 / 20 / 42.4856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6]=&quot;FINISHED&quot;;OR([.F866]=&quot;Preproc Solved, FG skipped.&quot;; [.F86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6]=&quot;FINISHED&quot;;-1;0)+IF([.F866]=&quot;Preproc Solved, FG skipped.&quot;;1;0)+IF([.F86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3_40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06 / 5 / 2055</text:p>
          </table:table-cell>
          <table:table-cell office:value-type="string" calcext:value-type="string">
            <text:p>3226 / 5 / 2006</text:p>
          </table:table-cell>
          <table:table-cell office:value-type="string" calcext:value-type="string">
            <text:p>11892 / 21 / 5059</text:p>
          </table:table-cell>
          <table:table-cell office:value-type="string" calcext:value-type="string">
            <text:p>9.68 / 6.43 / 2.5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35 / 19 / 39.319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7]=&quot;FINISHED&quot;;OR([.F867]=&quot;Preproc Solved, FG skipped.&quot;; [.F86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7]=&quot;FINISHED&quot;;-1;0)+IF([.F867]=&quot;Preproc Solved, FG skipped.&quot;;1;0)+IF([.F86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302_35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27 / 7 / 3664</text:p>
          </table:table-cell>
          <table:table-cell office:value-type="string" calcext:value-type="string">
            <text:p>4967 / 7 / 3624</text:p>
          </table:table-cell>
          <table:table-cell office:value-type="string" calcext:value-type="string">
            <text:p>17519 / 31 / 10122</text:p>
          </table:table-cell>
          <table:table-cell office:value-type="string" calcext:value-type="string">
            <text:p>15.03 / 10.11 / 3.72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41 / 22 / 40.055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7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8]=&quot;FINISHED&quot;;OR([.F868]=&quot;Preproc Solved, FG skipped.&quot;; [.F86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8]=&quot;FINISHED&quot;;-1;0)+IF([.F868]=&quot;Preproc Solved, FG skipped.&quot;;1;0)+IF([.F86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313_41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87 / 7 / 3682</text:p>
          </table:table-cell>
          <table:table-cell office:value-type="string" calcext:value-type="string">
            <text:p>5207 / 7 / 3642</text:p>
          </table:table-cell>
          <table:table-cell office:value-type="string" calcext:value-type="string">
            <text:p>18545 / 31 / 9839</text:p>
          </table:table-cell>
          <table:table-cell office:value-type="string" calcext:value-type="string">
            <text:p>8.62 / 5.58 / 2.24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45 / 24 / 60.2367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5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69]=&quot;FINISHED&quot;;OR([.F869]=&quot;Preproc Solved, FG skipped.&quot;; [.F86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69]=&quot;FINISHED&quot;;-1;0)+IF([.F869]=&quot;Preproc Solved, FG skipped.&quot;;1;0)+IF([.F86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352_359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26 / 9 / 4023</text:p>
          </table:table-cell>
          <table:table-cell office:value-type="string" calcext:value-type="string">
            <text:p>5366 / 9 / 3984</text:p>
          </table:table-cell>
          <table:table-cell office:value-type="string" calcext:value-type="string">
            <text:p>19036 / 41 / 11322</text:p>
          </table:table-cell>
          <table:table-cell office:value-type="string" calcext:value-type="string">
            <text:p>15.28 / 10.12 / 3.94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41 / 21 / 44.6489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0]=&quot;FINISHED&quot;;OR([.F870]=&quot;Preproc Solved, FG skipped.&quot;; [.F87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0]=&quot;FINISHED&quot;;-1;0)+IF([.F870]=&quot;Preproc Solved, FG skipped.&quot;;1;0)+IF([.F87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368_41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947 / 13 / 4141</text:p>
          </table:table-cell>
          <table:table-cell office:value-type="string" calcext:value-type="string">
            <text:p>5666 / 13 / 4095</text:p>
          </table:table-cell>
          <table:table-cell office:value-type="string" calcext:value-type="string">
            <text:p>20370 / 61 / 11697</text:p>
          </table:table-cell>
          <table:table-cell office:value-type="string" calcext:value-type="string">
            <text:p>10.52 / 6.87 / 2.7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46 / 24 / 58.2653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3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1]=&quot;FINISHED&quot;;OR([.F871]=&quot;Preproc Solved, FG skipped.&quot;; [.F87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1]=&quot;FINISHED&quot;;-1;0)+IF([.F871]=&quot;Preproc Solved, FG skipped.&quot;;1;0)+IF([.F87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64_8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24 / 141 / 6650</text:p>
          </table:table-cell>
          <table:table-cell office:value-type="string" calcext:value-type="string">
            <text:p>8074 / 106 / 6519</text:p>
          </table:table-cell>
          <table:table-cell office:value-type="string" calcext:value-type="string">
            <text:p>32978 / 932 / 21884</text:p>
          </table:table-cell>
          <table:table-cell office:value-type="string" calcext:value-type="string">
            <text:p>13.83 / 8.19 / 4.1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44 sec</text:p>
          </table:table-cell>
          <table:table-cell office:value-type="string" calcext:value-type="string">
            <text:p>28 / 24 / 50.3637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2]=&quot;FINISHED&quot;;OR([.F872]=&quot;Preproc Solved, FG skipped.&quot;; [.F87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2]=&quot;FINISHED&quot;;-1;0)+IF([.F872]=&quot;Preproc Solved, FG skipped.&quot;;1;0)+IF([.F87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64_91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42 / 6916</text:p>
          </table:table-cell>
          <table:table-cell office:value-type="string" calcext:value-type="string">
            <text:p>8480 / 107 / 6773</text:p>
          </table:table-cell>
          <table:table-cell office:value-type="string" calcext:value-type="string">
            <text:p>34745 / 937 / 22737</text:p>
          </table:table-cell>
          <table:table-cell office:value-type="string" calcext:value-type="string">
            <text:p>13.44 / 7.2 / 4.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1 sec</text:p>
          </table:table-cell>
          <table:table-cell office:value-type="string" calcext:value-type="string">
            <text:p>32 / 25 / 59.0402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5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3]=&quot;FINISHED&quot;;OR([.F873]=&quot;Preproc Solved, FG skipped.&quot;; [.F87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3]=&quot;FINISHED&quot;;-1;0)+IF([.F873]=&quot;Preproc Solved, FG skipped.&quot;;1;0)+IF([.F87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64_9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0 / 8061</text:p>
          </table:table-cell>
          <table:table-cell office:value-type="string" calcext:value-type="string">
            <text:p>9292 / 105 / 7887</text:p>
          </table:table-cell>
          <table:table-cell office:value-type="string" calcext:value-type="string">
            <text:p>38279 / 908 / 28361</text:p>
          </table:table-cell>
          <table:table-cell office:value-type="string" calcext:value-type="string">
            <text:p>26.02 / 15.34 / 7.79</text:p>
          </table:table-cell>
          <table:table-cell office:value-type="string" calcext:value-type="string">
            <text:p>PreProc-ed 13 rounds</text:p>
          </table:table-cell>
          <table:table-cell office:value-type="string" calcext:value-type="string">
            <text:p>0.38 sec</text:p>
          </table:table-cell>
          <table:table-cell office:value-type="string" calcext:value-type="string">
            <text:p>26 / 21 / 40.5535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5.7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4]=&quot;FINISHED&quot;;OR([.F874]=&quot;Preproc Solved, FG skipped.&quot;; [.F87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4]=&quot;FINISHED&quot;;-1;0)+IF([.F874]=&quot;Preproc Solved, FG skipped.&quot;;1;0)+IF([.F87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65_8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959 / 140 / 6895</text:p>
          </table:table-cell>
          <table:table-cell office:value-type="string" calcext:value-type="string">
            <text:p>8509 / 105 / 6764</text:p>
          </table:table-cell>
          <table:table-cell office:value-type="string" calcext:value-type="string">
            <text:p>34745 / 900 / 22586</text:p>
          </table:table-cell>
          <table:table-cell office:value-type="string" calcext:value-type="string">
            <text:p>13.61 / 7.36 / 4.5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6 sec</text:p>
          </table:table-cell>
          <table:table-cell office:value-type="string" calcext:value-type="string">
            <text:p>32 / 27 / 61.5696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4 iters, 0.6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5]=&quot;FINISHED&quot;;OR([.F875]=&quot;Preproc Solved, FG skipped.&quot;; [.F87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5]=&quot;FINISHED&quot;;-1;0)+IF([.F875]=&quot;Preproc Solved, FG skipped.&quot;;1;0)+IF([.F87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65_9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0 / 7582</text:p>
          </table:table-cell>
          <table:table-cell office:value-type="string" calcext:value-type="string">
            <text:p>9321 / 105 / 7427</text:p>
          </table:table-cell>
          <table:table-cell office:value-type="string" calcext:value-type="string">
            <text:p>38279 / 908 / 25057</text:p>
          </table:table-cell>
          <table:table-cell office:value-type="string" calcext:value-type="string">
            <text:p>16.3 / 8.72 / 5.59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59 sec</text:p>
          </table:table-cell>
          <table:table-cell office:value-type="string" calcext:value-type="string">
            <text:p>34 / 27 / 72.793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0.9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6]=&quot;FINISHED&quot;;OR([.F876]=&quot;Preproc Solved, FG skipped.&quot;; [.F87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6]=&quot;FINISHED&quot;;-1;0)+IF([.F876]=&quot;Preproc Solved, FG skipped.&quot;;1;0)+IF([.F87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66_21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139 / 1 / 1422</text:p>
          </table:table-cell>
          <table:table-cell office:value-type="string" calcext:value-type="string">
            <text:p>1963 / 1 / 1389</text:p>
          </table:table-cell>
          <table:table-cell office:value-type="string" calcext:value-type="string">
            <text:p>6890 / 1 / 3850</text:p>
          </table:table-cell>
          <table:table-cell office:value-type="string" calcext:value-type="string">
            <text:p>2.64 / 1.7 / 0.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4 / 10 / 8.68414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5 iters, 1.1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7]=&quot;FINISHED&quot;;OR([.F877]=&quot;Preproc Solved, FG skipped.&quot;; [.F87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7]=&quot;FINISHED&quot;;-1;0)+IF([.F877]=&quot;Preproc Solved, FG skipped.&quot;;1;0)+IF([.F87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71_9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42 / 7889</text:p>
          </table:table-cell>
          <table:table-cell office:value-type="string" calcext:value-type="string">
            <text:p>9756 / 107 / 7734</text:p>
          </table:table-cell>
          <table:table-cell office:value-type="string" calcext:value-type="string">
            <text:p>40046 / 916 / 26011</text:p>
          </table:table-cell>
          <table:table-cell office:value-type="string" calcext:value-type="string">
            <text:p>17.42 / 9.32 / 5.9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64 sec</text:p>
          </table:table-cell>
          <table:table-cell office:value-type="string" calcext:value-type="string">
            <text:p>37 / 30 / 81.7766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5 iters, 0.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8]=&quot;FINISHED&quot;;OR([.F878]=&quot;Preproc Solved, FG skipped.&quot;; [.F87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8]=&quot;FINISHED&quot;;-1;0)+IF([.F878]=&quot;Preproc Solved, FG skipped.&quot;;1;0)+IF([.F87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75_83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47</text:p>
          </table:table-cell>
          <table:table-cell office:value-type="string" calcext:value-type="string">
            <text:p>8973 / 105 / 7128</text:p>
          </table:table-cell>
          <table:table-cell office:value-type="string" calcext:value-type="string">
            <text:p>36512 / 896 / 23919</text:p>
          </table:table-cell>
          <table:table-cell office:value-type="string" calcext:value-type="string">
            <text:p>14.03 / 7.49 / 4.7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 sec</text:p>
          </table:table-cell>
          <table:table-cell office:value-type="string" calcext:value-type="string">
            <text:p>33 / 27 / 66.0239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5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79]=&quot;FINISHED&quot;;OR([.F879]=&quot;Preproc Solved, FG skipped.&quot;; [.F87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79]=&quot;FINISHED&quot;;-1;0)+IF([.F879]=&quot;Preproc Solved, FG skipped.&quot;;1;0)+IF([.F87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75_9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699 / 141 / 8173</text:p>
          </table:table-cell>
          <table:table-cell office:value-type="string" calcext:value-type="string">
            <text:p>10191 / 106 / 8018</text:p>
          </table:table-cell>
          <table:table-cell office:value-type="string" calcext:value-type="string">
            <text:p>41813 / 889 / 27083</text:p>
          </table:table-cell>
          <table:table-cell office:value-type="string" calcext:value-type="string">
            <text:p>16.51 / 8.86 / 5.6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4 sec</text:p>
          </table:table-cell>
          <table:table-cell office:value-type="string" calcext:value-type="string">
            <text:p>37 / 30 / 90.623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0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0]=&quot;FINISHED&quot;;OR([.F880]=&quot;Preproc Solved, FG skipped.&quot;; [.F88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0]=&quot;FINISHED&quot;;-1;0)+IF([.F880]=&quot;Preproc Solved, FG skipped.&quot;;1;0)+IF([.F88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79_8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1 / 7552</text:p>
          </table:table-cell>
          <table:table-cell office:value-type="string" calcext:value-type="string">
            <text:p>9408 / 106 / 7433</text:p>
          </table:table-cell>
          <table:table-cell office:value-type="string" calcext:value-type="string">
            <text:p>38279 / 906 / 24995</text:p>
          </table:table-cell>
          <table:table-cell office:value-type="string" calcext:value-type="string">
            <text:p>18.24 / 10.11 / 6.27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7 sec</text:p>
          </table:table-cell>
          <table:table-cell office:value-type="string" calcext:value-type="string">
            <text:p>34 / 28 / 73.524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0.8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1]=&quot;FINISHED&quot;;OR([.F881]=&quot;Preproc Solved, FG skipped.&quot;; [.F88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1]=&quot;FINISHED&quot;;-1;0)+IF([.F881]=&quot;Preproc Solved, FG skipped.&quot;;1;0)+IF([.F88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79_8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0264 / 142 / 7874</text:p>
          </table:table-cell>
          <table:table-cell office:value-type="string" calcext:value-type="string">
            <text:p>9814 / 107 / 7743</text:p>
          </table:table-cell>
          <table:table-cell office:value-type="string" calcext:value-type="string">
            <text:p>40046 / 899 / 26071</text:p>
          </table:table-cell>
          <table:table-cell office:value-type="string" calcext:value-type="string">
            <text:p>20.42 / 10.72 / 7.7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7 sec</text:p>
          </table:table-cell>
          <table:table-cell office:value-type="string" calcext:value-type="string">
            <text:p>37 / 31 / 81.508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6 iters, 0.8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2]=&quot;FINISHED&quot;;OR([.F882]=&quot;Preproc Solved, FG skipped.&quot;; [.F88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2]=&quot;FINISHED&quot;;-1;0)+IF([.F882]=&quot;Preproc Solved, FG skipped.&quot;;1;0)+IF([.F88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83_41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773 / 5 / 2270</text:p>
          </table:table-cell>
          <table:table-cell office:value-type="string" calcext:value-type="string">
            <text:p>3493 / 5 / 2226</text:p>
          </table:table-cell>
          <table:table-cell office:value-type="string" calcext:value-type="string">
            <text:p>12779 / 21 / 5622</text:p>
          </table:table-cell>
          <table:table-cell office:value-type="string" calcext:value-type="string">
            <text:p>13.31 / 9.02 / 3.5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5 / 20 / 42.9051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1.3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3]=&quot;FINISHED&quot;;OR([.F883]=&quot;Preproc Solved, FG skipped.&quot;; [.F88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3]=&quot;FINISHED&quot;;-1;0)+IF([.F883]=&quot;Preproc Solved, FG skipped.&quot;;1;0)+IF([.F88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83_91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34 / 147 / 8490</text:p>
          </table:table-cell>
          <table:table-cell office:value-type="string" calcext:value-type="string">
            <text:p>10655 / 112 / 8347</text:p>
          </table:table-cell>
          <table:table-cell office:value-type="string" calcext:value-type="string">
            <text:p>43580 / 932 / 28151</text:p>
          </table:table-cell>
          <table:table-cell office:value-type="string" calcext:value-type="string">
            <text:p>28.06 / 15.69 / 10.1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82 sec</text:p>
          </table:table-cell>
          <table:table-cell office:value-type="string" calcext:value-type="string">
            <text:p>42 / 32 / 99.1066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4.1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4]=&quot;FINISHED&quot;;OR([.F884]=&quot;Preproc Solved, FG skipped.&quot;; [.F88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4]=&quot;FINISHED&quot;;-1;0)+IF([.F884]=&quot;Preproc Solved, FG skipped.&quot;;1;0)+IF([.F88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87_9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004 / 147 / 9112</text:p>
          </table:table-cell>
          <table:table-cell office:value-type="string" calcext:value-type="string">
            <text:p>11496 / 112 / 8957</text:p>
          </table:table-cell>
          <table:table-cell office:value-type="string" calcext:value-type="string">
            <text:p>47114 / 936 / 30240</text:p>
          </table:table-cell>
          <table:table-cell office:value-type="string" calcext:value-type="string">
            <text:p>31.06 / 17.39 / 11.3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03 sec</text:p>
          </table:table-cell>
          <table:table-cell office:value-type="string" calcext:value-type="string">
            <text:p>44 / 36 / 122.741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5 iters, 0.9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5]=&quot;FINISHED&quot;;OR([.F885]=&quot;Preproc Solved, FG skipped.&quot;; [.F88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5]=&quot;FINISHED&quot;;-1;0)+IF([.F885]=&quot;Preproc Solved, FG skipped.&quot;;1;0)+IF([.F88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19_90_40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787 / 5 / 2287</text:p>
          </table:table-cell>
          <table:table-cell office:value-type="string" calcext:value-type="string">
            <text:p>3507 / 5 / 2243</text:p>
          </table:table-cell>
          <table:table-cell office:value-type="string" calcext:value-type="string">
            <text:p>12822 / 21 / 5643</text:p>
          </table:table-cell>
          <table:table-cell office:value-type="string" calcext:value-type="string">
            <text:p>8.76 / 5.92 / 2.34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5 / 19 / 42.8224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1.0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6]=&quot;FINISHED&quot;;OR([.F886]=&quot;Preproc Solved, FG skipped.&quot;; [.F88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6]=&quot;FINISHED&quot;;-1;0)+IF([.F886]=&quot;Preproc Solved, FG skipped.&quot;;1;0)+IF([.F88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_976_99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304 / 490 / 9167</text:p>
          </table:table-cell>
          <table:table-cell office:value-type="string" calcext:value-type="string">
            <text:p>10161 / 363 / 8582</text:p>
          </table:table-cell>
          <table:table-cell office:value-type="string" calcext:value-type="string">
            <text:p>37672 / 947 / 29217</text:p>
          </table:table-cell>
          <table:table-cell office:value-type="string" calcext:value-type="string">
            <text:p>23.79 / 15.64 / 6.2</text:p>
          </table:table-cell>
          <table:table-cell office:value-type="string" calcext:value-type="string">
            <text:p>PreProc-ed 12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27 / 22 / 32.1205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7]=&quot;FINISHED&quot;;OR([.F887]=&quot;Preproc Solved, FG skipped.&quot;; [.F88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7]=&quot;FINISHED&quot;;-1;0)+IF([.F887]=&quot;Preproc Solved, FG skipped.&quot;;1;0)+IF([.F88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143_40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057 / 5 / 2603</text:p>
          </table:table-cell>
          <table:table-cell office:value-type="string" calcext:value-type="string">
            <text:p>3777 / 5 / 2552</text:p>
          </table:table-cell>
          <table:table-cell office:value-type="string" calcext:value-type="string">
            <text:p>13689 / 21 / 6866</text:p>
          </table:table-cell>
          <table:table-cell office:value-type="string" calcext:value-type="string">
            <text:p>13.65 / 9.03 / 3.7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3 sec</text:p>
          </table:table-cell>
          <table:table-cell office:value-type="string" calcext:value-type="string">
            <text:p>31 / 19 / 39.8282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8]=&quot;FINISHED&quot;;OR([.F888]=&quot;Preproc Solved, FG skipped.&quot;; [.F88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8]=&quot;FINISHED&quot;;-1;0)+IF([.F888]=&quot;Preproc Solved, FG skipped.&quot;;1;0)+IF([.F88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178_25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81 / 1 / 2321</text:p>
          </table:table-cell>
          <table:table-cell office:value-type="string" calcext:value-type="string">
            <text:p>3071 / 1 / 2292</text:p>
          </table:table-cell>
          <table:table-cell office:value-type="string" calcext:value-type="string">
            <text:p>10569 / 1 / 6190</text:p>
          </table:table-cell>
          <table:table-cell office:value-type="string" calcext:value-type="string">
            <text:p>3.77 / 2.47 / 0.9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22 / 12 / 17.3832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0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89]=&quot;FINISHED&quot;;OR([.F889]=&quot;Preproc Solved, FG skipped.&quot;; [.F88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89]=&quot;FINISHED&quot;;-1;0)+IF([.F889]=&quot;Preproc Solved, FG skipped.&quot;;1;0)+IF([.F88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181_21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698 / 1 / 1874</text:p>
          </table:table-cell>
          <table:table-cell office:value-type="string" calcext:value-type="string">
            <text:p>2522 / 1 / 1851</text:p>
          </table:table-cell>
          <table:table-cell office:value-type="string" calcext:value-type="string">
            <text:p>8712 / 1 / 5181</text:p>
          </table:table-cell>
          <table:table-cell office:value-type="string" calcext:value-type="string">
            <text:p>3.66 / 2.76 / 0.67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5 / 11 / 11.5351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0]=&quot;FINISHED&quot;;OR([.F890]=&quot;Preproc Solved, FG skipped.&quot;; [.F89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0]=&quot;FINISHED&quot;;-1;0)+IF([.F890]=&quot;Preproc Solved, FG skipped.&quot;;1;0)+IF([.F89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181_369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106 / 7 / 2762</text:p>
          </table:table-cell>
          <table:table-cell office:value-type="string" calcext:value-type="string">
            <text:p>3846 / 7 / 2721</text:p>
          </table:table-cell>
          <table:table-cell office:value-type="string" calcext:value-type="string">
            <text:p>13751 / 31 / 7408</text:p>
          </table:table-cell>
          <table:table-cell office:value-type="string" calcext:value-type="string">
            <text:p>8.81 / 5.75 / 2.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30 / 18 / 31.757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6 iters, 0.8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1]=&quot;FINISHED&quot;;OR([.F891]=&quot;Preproc Solved, FG skipped.&quot;; [.F89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1]=&quot;FINISHED&quot;;-1;0)+IF([.F891]=&quot;Preproc Solved, FG skipped.&quot;;1;0)+IF([.F89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310_360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33 / 7 / 3627</text:p>
          </table:table-cell>
          <table:table-cell office:value-type="string" calcext:value-type="string">
            <text:p>4973 / 7 / 3589</text:p>
          </table:table-cell>
          <table:table-cell office:value-type="string" calcext:value-type="string">
            <text:p>17545 / 31 / 9849</text:p>
          </table:table-cell>
          <table:table-cell office:value-type="string" calcext:value-type="string">
            <text:p>16.62 / 11.04 / 4.21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0.32 sec</text:p>
          </table:table-cell>
          <table:table-cell office:value-type="string" calcext:value-type="string">
            <text:p>43 / 21 / 44.362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2.1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2]=&quot;FINISHED&quot;;OR([.F892]=&quot;Preproc Solved, FG skipped.&quot;; [.F89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2]=&quot;FINISHED&quot;;-1;0)+IF([.F892]=&quot;Preproc Solved, FG skipped.&quot;;1;0)+IF([.F89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319_418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554 / 11 / 3820</text:p>
          </table:table-cell>
          <table:table-cell office:value-type="string" calcext:value-type="string">
            <text:p>5273 / 11 / 3774</text:p>
          </table:table-cell>
          <table:table-cell office:value-type="string" calcext:value-type="string">
            <text:p>18876 / 51 / 10570</text:p>
          </table:table-cell>
          <table:table-cell office:value-type="string" calcext:value-type="string">
            <text:p>8.31 / 5.42 / 2.07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6 sec</text:p>
          </table:table-cell>
          <table:table-cell office:value-type="string" calcext:value-type="string">
            <text:p>45 / 23 / 55.5053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4 iters, 1.1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3]=&quot;FINISHED&quot;;OR([.F893]=&quot;Preproc Solved, FG skipped.&quot;; [.F89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3]=&quot;FINISHED&quot;;-1;0)+IF([.F893]=&quot;Preproc Solved, FG skipped.&quot;;1;0)+IF([.F89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354_40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867 / 9 / 4206</text:p>
          </table:table-cell>
          <table:table-cell office:value-type="string" calcext:value-type="string">
            <text:p>5587 / 9 / 4160</text:p>
          </table:table-cell>
          <table:table-cell office:value-type="string" calcext:value-type="string">
            <text:p>19983 / 41 / 12040</text:p>
          </table:table-cell>
          <table:table-cell office:value-type="string" calcext:value-type="string">
            <text:p>13.92 / 9.07 / 3.74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4 sec</text:p>
          </table:table-cell>
          <table:table-cell office:value-type="string" calcext:value-type="string">
            <text:p>42 / 22 / 52.7137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4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4]=&quot;FINISHED&quot;;OR([.F894]=&quot;Preproc Solved, FG skipped.&quot;; [.F89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4]=&quot;FINISHED&quot;;-1;0)+IF([.F894]=&quot;Preproc Solved, FG skipped.&quot;;1;0)+IF([.F89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70_36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49 / 9 / 2229</text:p>
          </table:table-cell>
          <table:table-cell office:value-type="string" calcext:value-type="string">
            <text:p>3289 / 8 / 2184</text:p>
          </table:table-cell>
          <table:table-cell office:value-type="string" calcext:value-type="string">
            <text:p>11938 / 41 / 5701</text:p>
          </table:table-cell>
          <table:table-cell office:value-type="string" calcext:value-type="string">
            <text:p>20.45 / 13.83 / 5.41</text:p>
          </table:table-cell>
          <table:table-cell office:value-type="string" calcext:value-type="string">
            <text:p>PreProc-ed 9 rounds</text:p>
          </table:table-cell>
          <table:table-cell office:value-type="string" calcext:value-type="string">
            <text:p>0.18 sec</text:p>
          </table:table-cell>
          <table:table-cell office:value-type="string" calcext:value-type="string">
            <text:p>31 / 17 / 31.6705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5]=&quot;FINISHED&quot;;OR([.F895]=&quot;Preproc Solved, FG skipped.&quot;; [.F89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5]=&quot;FINISHED&quot;;-1;0)+IF([.F895]=&quot;Preproc Solved, FG skipped.&quot;;1;0)+IF([.F89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71_35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293 / 5 / 2008</text:p>
          </table:table-cell>
          <table:table-cell office:value-type="string" calcext:value-type="string">
            <text:p>3033 / 5 / 1962</text:p>
          </table:table-cell>
          <table:table-cell office:value-type="string" calcext:value-type="string">
            <text:p>11042 / 21 / 5088</text:p>
          </table:table-cell>
          <table:table-cell office:value-type="string" calcext:value-type="string">
            <text:p>14.12 / 7.11 / 6.0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33 / 16 / 28.8759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9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6]=&quot;FINISHED&quot;;OR([.F896]=&quot;Preproc Solved, FG skipped.&quot;; [.F89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6]=&quot;FINISHED&quot;;-1;0)+IF([.F896]=&quot;Preproc Solved, FG skipped.&quot;;1;0)+IF([.F89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71_413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45 / 5 / 2028</text:p>
          </table:table-cell>
          <table:table-cell office:value-type="string" calcext:value-type="string">
            <text:p>3265 / 5 / 1985</text:p>
          </table:table-cell>
          <table:table-cell office:value-type="string" calcext:value-type="string">
            <text:p>12035 / 21 / 4831</text:p>
          </table:table-cell>
          <table:table-cell office:value-type="string" calcext:value-type="string">
            <text:p>5.29 / 3.33 / 1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37 / 21 / 42.2499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0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7]=&quot;FINISHED&quot;;OR([.F897]=&quot;Preproc Solved, FG skipped.&quot;; [.F89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7]=&quot;FINISHED&quot;;-1;0)+IF([.F897]=&quot;Preproc Solved, FG skipped.&quot;;1;0)+IF([.F89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1_84_36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529 / 5 / 2193</text:p>
          </table:table-cell>
          <table:table-cell office:value-type="string" calcext:value-type="string">
            <text:p>3269 / 5 / 2154</text:p>
          </table:table-cell>
          <table:table-cell office:value-type="string" calcext:value-type="string">
            <text:p>11819 / 21 / 5455</text:p>
          </table:table-cell>
          <table:table-cell office:value-type="string" calcext:value-type="string">
            <text:p>7.21 / 4.74 / 1.8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31 / 18 / 33.8178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8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8]=&quot;FINISHED&quot;;OR([.F898]=&quot;Preproc Solved, FG skipped.&quot;; [.F89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8]=&quot;FINISHED&quot;;-1;0)+IF([.F898]=&quot;Preproc Solved, FG skipped.&quot;;1;0)+IF([.F89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2_311_370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63 / 9 / 3724</text:p>
          </table:table-cell>
          <table:table-cell office:value-type="string" calcext:value-type="string">
            <text:p>5003 / 9 / 3684</text:p>
          </table:table-cell>
          <table:table-cell office:value-type="string" calcext:value-type="string">
            <text:p>17706 / 41 / 10376</text:p>
          </table:table-cell>
          <table:table-cell office:value-type="string" calcext:value-type="string">
            <text:p>12.9 / 8.48 / 3.29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37 / 21 / 40.1417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5 iters, 1.4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899]=&quot;FINISHED&quot;;OR([.F899]=&quot;Preproc Solved, FG skipped.&quot;; [.F89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899]=&quot;FINISHED&quot;;-1;0)+IF([.F899]=&quot;Preproc Solved, FG skipped.&quot;;1;0)+IF([.F89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2_320_37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06 / 11 / 3767</text:p>
          </table:table-cell>
          <table:table-cell office:value-type="string" calcext:value-type="string">
            <text:p>5046 / 11 / 3725</text:p>
          </table:table-cell>
          <table:table-cell office:value-type="string" calcext:value-type="string">
            <text:p>17907 / 51 / 10638</text:p>
          </table:table-cell>
          <table:table-cell office:value-type="string" calcext:value-type="string">
            <text:p>6.67 / 4.52 / 1.5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38 / 20 / 40.6639</text:p>
          </table:table-cell>
          <table:table-cell office:value-type="string" calcext:value-type="string">
            <text:p>0.16 sec</text:p>
          </table:table-cell>
          <table:table-cell office:value-type="string" calcext:value-type="string">
            <text:p>5 iters, 1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0]=&quot;FINISHED&quot;;OR([.F900]=&quot;Preproc Solved, FG skipped.&quot;; [.F90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0]=&quot;FINISHED&quot;;-1;0)+IF([.F900]=&quot;Preproc Solved, FG skipped.&quot;;1;0)+IF([.F90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2_6_41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64 / 5 / 1865</text:p>
          </table:table-cell>
          <table:table-cell office:value-type="string" calcext:value-type="string">
            <text:p>3084 / 5 / 1817</text:p>
          </table:table-cell>
          <table:table-cell office:value-type="string" calcext:value-type="string">
            <text:p>11422 / 21 / 4339</text:p>
          </table:table-cell>
          <table:table-cell office:value-type="string" calcext:value-type="string">
            <text:p>8.2 / 5.19 / 2.3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6 sec</text:p>
          </table:table-cell>
          <table:table-cell office:value-type="string" calcext:value-type="string">
            <text:p>34 / 20 / 40.8531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5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1]=&quot;FINISHED&quot;;OR([.F901]=&quot;Preproc Solved, FG skipped.&quot;; [.F90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1]=&quot;FINISHED&quot;;-1;0)+IF([.F901]=&quot;Preproc Solved, FG skipped.&quot;;1;0)+IF([.F90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66_6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6349 / 140 / 5092</text:p>
          </table:table-cell>
          <table:table-cell office:value-type="string" calcext:value-type="string">
            <text:p>6044 / 105 / 5021</text:p>
          </table:table-cell>
          <table:table-cell office:value-type="string" calcext:value-type="string">
            <text:p>24143 / 926 / 16584</text:p>
          </table:table-cell>
          <table:table-cell office:value-type="string" calcext:value-type="string">
            <text:p>12.63 / 8.32 / 3.26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18 / 15 / 23.0183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2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2]=&quot;FINISHED&quot;;OR([.F902]=&quot;Preproc Solved, FG skipped.&quot;; [.F90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2]=&quot;FINISHED&quot;;-1;0)+IF([.F902]=&quot;Preproc Solved, FG skipped.&quot;;1;0)+IF([.F90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66_7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219 / 140 / 5726</text:p>
          </table:table-cell>
          <table:table-cell office:value-type="string" calcext:value-type="string">
            <text:p>6856 / 105 / 5631</text:p>
          </table:table-cell>
          <table:table-cell office:value-type="string" calcext:value-type="string">
            <text:p>27677 / 927 / 18755</text:p>
          </table:table-cell>
          <table:table-cell office:value-type="string" calcext:value-type="string">
            <text:p>17.49 / 11.68 / 4.5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8 sec</text:p>
          </table:table-cell>
          <table:table-cell office:value-type="string" calcext:value-type="string">
            <text:p>22 / 18 / 33.3113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3]=&quot;FINISHED&quot;;OR([.F903]=&quot;Preproc Solved, FG skipped.&quot;; [.F90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3]=&quot;FINISHED&quot;;-1;0)+IF([.F903]=&quot;Preproc Solved, FG skipped.&quot;;1;0)+IF([.F90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66_9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58</text:p>
          </table:table-cell>
          <table:table-cell office:value-type="string" calcext:value-type="string">
            <text:p>8886 / 105 / 7103</text:p>
          </table:table-cell>
          <table:table-cell office:value-type="string" calcext:value-type="string">
            <text:p>36512 / 896 / 23922</text:p>
          </table:table-cell>
          <table:table-cell office:value-type="string" calcext:value-type="string">
            <text:p>16.22 / 8.9 / 5.55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3 sec</text:p>
          </table:table-cell>
          <table:table-cell office:value-type="string" calcext:value-type="string">
            <text:p>32 / 26 / 67.2086</text:p>
          </table:table-cell>
          <table:table-cell office:value-type="string" calcext:value-type="string">
            <text:p>0.17 sec</text:p>
          </table:table-cell>
          <table:table-cell office:value-type="string" calcext:value-type="string">
            <text:p>5 iters, 1.2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4]=&quot;FINISHED&quot;;OR([.F904]=&quot;Preproc Solved, FG skipped.&quot;; [.F90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4]=&quot;FINISHED&quot;;-1;0)+IF([.F904]=&quot;Preproc Solved, FG skipped.&quot;;1;0)+IF([.F90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67_92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394 / 140 / 7253</text:p>
          </table:table-cell>
          <table:table-cell office:value-type="string" calcext:value-type="string">
            <text:p>8915 / 105 / 7110</text:p>
          </table:table-cell>
          <table:table-cell office:value-type="string" calcext:value-type="string">
            <text:p>36512 / 899 / 23891</text:p>
          </table:table-cell>
          <table:table-cell office:value-type="string" calcext:value-type="string">
            <text:p>19.88 / 10.89 / 7.2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56 sec</text:p>
          </table:table-cell>
          <table:table-cell office:value-type="string" calcext:value-type="string">
            <text:p>33 / 26 / 66.359</text:p>
          </table:table-cell>
          <table:table-cell office:value-type="string" calcext:value-type="string">
            <text:p>0.15 sec</text:p>
          </table:table-cell>
          <table:table-cell office:value-type="string" calcext:value-type="string">
            <text:p>5 iters, 3.3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5]=&quot;FINISHED&quot;;OR([.F905]=&quot;Preproc Solved, FG skipped.&quot;; [.F90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5]=&quot;FINISHED&quot;;-1;0)+IF([.F905]=&quot;Preproc Solved, FG skipped.&quot;;1;0)+IF([.F90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72_7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089 / 140 / 6282</text:p>
          </table:table-cell>
          <table:table-cell office:value-type="string" calcext:value-type="string">
            <text:p>7726 / 105 / 6187</text:p>
          </table:table-cell>
          <table:table-cell office:value-type="string" calcext:value-type="string">
            <text:p>31211 / 888 / 20622</text:p>
          </table:table-cell>
          <table:table-cell office:value-type="string" calcext:value-type="string">
            <text:p>13.92 / 8.47 / 3.9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43 sec</text:p>
          </table:table-cell>
          <table:table-cell office:value-type="string" calcext:value-type="string">
            <text:p>27 / 21 / 46.9747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5 iters, 0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6]=&quot;FINISHED&quot;;OR([.F906]=&quot;Preproc Solved, FG skipped.&quot;; [.F90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6]=&quot;FINISHED&quot;;-1;0)+IF([.F906]=&quot;Preproc Solved, FG skipped.&quot;;1;0)+IF([.F90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88_92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569 / 151 / 8823</text:p>
          </table:table-cell>
          <table:table-cell office:value-type="string" calcext:value-type="string">
            <text:p>11090 / 116 / 8680</text:p>
          </table:table-cell>
          <table:table-cell office:value-type="string" calcext:value-type="string">
            <text:p>45347 / 959 / 29294</text:p>
          </table:table-cell>
          <table:table-cell office:value-type="string" calcext:value-type="string">
            <text:p>17.94 / 9.58 / 6.1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95 sec</text:p>
          </table:table-cell>
          <table:table-cell office:value-type="string" calcext:value-type="string">
            <text:p>42 / 33 / 108.992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5 iters, 11.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7]=&quot;FINISHED&quot;;OR([.F907]=&quot;Preproc Solved, FG skipped.&quot;; [.F90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7]=&quot;FINISHED&quot;;-1;0)+IF([.F907]=&quot;Preproc Solved, FG skipped.&quot;;1;0)+IF([.F90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3_92_9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439 / 137 / 9414</text:p>
          </table:table-cell>
          <table:table-cell office:value-type="string" calcext:value-type="string">
            <text:p>11931 / 102 / 9259</text:p>
          </table:table-cell>
          <table:table-cell office:value-type="string" calcext:value-type="string">
            <text:p>48881 / 870 / 31302</text:p>
          </table:table-cell>
          <table:table-cell office:value-type="string" calcext:value-type="string">
            <text:p>19.69 / 10.51 / 6.7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1.1 sec</text:p>
          </table:table-cell>
          <table:table-cell office:value-type="string" calcext:value-type="string">
            <text:p>51 / 37 / 131.703</text:p>
          </table:table-cell>
          <table:table-cell office:value-type="string" calcext:value-type="string">
            <text:p>0.11 sec</text:p>
          </table:table-cell>
          <table:table-cell office:value-type="string" calcext:value-type="string">
            <text:p>4 iters, 0.8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8]=&quot;FINISHED&quot;;OR([.F908]=&quot;Preproc Solved, FG skipped.&quot;; [.F90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8]=&quot;FINISHED&quot;;-1;0)+IF([.F908]=&quot;Preproc Solved, FG skipped.&quot;;1;0)+IF([.F90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5_52_53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008 / 148 / 1534</text:p>
          </table:table-cell>
          <table:table-cell office:value-type="string" calcext:value-type="string">
            <text:p>1779 / 109 / 1469</text:p>
          </table:table-cell>
          <table:table-cell office:value-type="string" calcext:value-type="string">
            <text:p>6748 / 458 / 5030</text:p>
          </table:table-cell>
          <table:table-cell office:value-type="string" calcext:value-type="string">
            <text:p>3.88 / 2.65 / 0.95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/ 5 / 1.37586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4 iters, 0.0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09]=&quot;FINISHED&quot;;OR([.F909]=&quot;Preproc Solved, FG skipped.&quot;; [.F90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09]=&quot;FINISHED&quot;;-1;0)+IF([.F909]=&quot;Preproc Solved, FG skipped.&quot;;1;0)+IF([.F909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stmt25_597_59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930 / 68 / 797</text:p>
          </table:table-cell>
          <table:table-cell office:value-type="string" calcext:value-type="string">
            <text:p>850 / 58 / 755</text:p>
          </table:table-cell>
          <table:table-cell office:value-type="string" calcext:value-type="string">
            <text:p>2910 / 219 / 2425</text:p>
          </table:table-cell>
          <table:table-cell office:value-type="string" calcext:value-type="string">
            <text:p>1.33 / 0.88 / 0.37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135522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AND([.C910]=&quot;FINISHED&quot;;OR([.F910]=&quot;Preproc Solved, FG skipped.&quot;; [.F91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0]=&quot;FINISHED&quot;;-1;0)+IF([.F910]=&quot;Preproc Solved, FG skipped.&quot;;1;0)+IF([.F91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7_149_22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581 / 1 / 1772</text:p>
          </table:table-cell>
          <table:table-cell office:value-type="string" calcext:value-type="string">
            <text:p>2403 / 1 / 1750</text:p>
          </table:table-cell>
          <table:table-cell office:value-type="string" calcext:value-type="string">
            <text:p>8330 / 1 / 4848</text:p>
          </table:table-cell>
          <table:table-cell office:value-type="string" calcext:value-type="string">
            <text:p>2.32 / 1.5 / 0.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8 / 11 / 11.0253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1]=&quot;FINISHED&quot;;OR([.F911]=&quot;Preproc Solved, FG skipped.&quot;; [.F91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1]=&quot;FINISHED&quot;;-1;0)+IF([.F911]=&quot;Preproc Solved, FG skipped.&quot;;1;0)+IF([.F91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7_16_224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778 / 1 / 1037</text:p>
          </table:table-cell>
          <table:table-cell office:value-type="string" calcext:value-type="string">
            <text:p>1600 / 1 / 1005</text:p>
          </table:table-cell>
          <table:table-cell office:value-type="string" calcext:value-type="string">
            <text:p>5714 / 1 / 2562</text:p>
          </table:table-cell>
          <table:table-cell office:value-type="string" calcext:value-type="string">
            <text:p>1.98 / 1.23 / 0.53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15 / 10 / 9.48851</text:p>
          </table:table-cell>
          <table:table-cell office:value-type="string" calcext:value-type="string">
            <text:p>0.12 sec</text:p>
          </table:table-cell>
          <table:table-cell office:value-type="string" calcext:value-type="string">
            <text:p>5 iters, 0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2]=&quot;FINISHED&quot;;OR([.F912]=&quot;Preproc Solved, FG skipped.&quot;; [.F91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2]=&quot;FINISHED&quot;;-1;0)+IF([.F912]=&quot;Preproc Solved, FG skipped.&quot;;1;0)+IF([.F91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7_93_98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200 / 163 / 1682</text:p>
          </table:table-cell>
          <table:table-cell office:value-type="string" calcext:value-type="string">
            <text:p>1959 / 121 / 1613</text:p>
          </table:table-cell>
          <table:table-cell office:value-type="string" calcext:value-type="string">
            <text:p>7290 / 503 / 5426</text:p>
          </table:table-cell>
          <table:table-cell office:value-type="string" calcext:value-type="string">
            <text:p>4.16 / 2.79 / 1.07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0.04 sec</text:p>
          </table:table-cell>
          <table:table-cell office:value-type="string" calcext:value-type="string">
            <text:p>5 / 5 / 1.5517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5 iters, 0.1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3]=&quot;FINISHED&quot;;OR([.F913]=&quot;Preproc Solved, FG skipped.&quot;; [.F91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3]=&quot;FINISHED&quot;;-1;0)+IF([.F913]=&quot;Preproc Solved, FG skipped.&quot;;1;0)+IF([.F91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8_68_6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219 / 140 / 5716</text:p>
          </table:table-cell>
          <table:table-cell office:value-type="string" calcext:value-type="string">
            <text:p>6885 / 105 / 5633</text:p>
          </table:table-cell>
          <table:table-cell office:value-type="string" calcext:value-type="string">
            <text:p>27677 / 908 / 18709</text:p>
          </table:table-cell>
          <table:table-cell office:value-type="string" calcext:value-type="string">
            <text:p>12.74 / 8.04 / 3.38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22 / 18 / 33.7082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4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4]=&quot;FINISHED&quot;;OR([.F914]=&quot;Preproc Solved, FG skipped.&quot;; [.F91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4]=&quot;FINISHED&quot;;-1;0)+IF([.F914]=&quot;Preproc Solved, FG skipped.&quot;;1;0)+IF([.F91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8_68_73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654 / 141 / 5991</text:p>
          </table:table-cell>
          <table:table-cell office:value-type="string" calcext:value-type="string">
            <text:p>7291 / 106 / 5896</text:p>
          </table:table-cell>
          <table:table-cell office:value-type="string" calcext:value-type="string">
            <text:p>29444 / 901 / 19581</text:p>
          </table:table-cell>
          <table:table-cell office:value-type="string" calcext:value-type="string">
            <text:p>21.15 / 13.41 / 6.4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1 sec</text:p>
          </table:table-cell>
          <table:table-cell office:value-type="string" calcext:value-type="string">
            <text:p>25 / 20 / 40.3946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9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5]=&quot;FINISHED&quot;;OR([.F915]=&quot;Preproc Solved, FG skipped.&quot;; [.F91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5]=&quot;FINISHED&quot;;-1;0)+IF([.F915]=&quot;Preproc Solved, FG skipped.&quot;;1;0)+IF([.F91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8_68_81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8524 / 140 / 6649</text:p>
          </table:table-cell>
          <table:table-cell office:value-type="string" calcext:value-type="string">
            <text:p>8103 / 105 / 6530</text:p>
          </table:table-cell>
          <table:table-cell office:value-type="string" calcext:value-type="string">
            <text:p>32978 / 908 / 21856</text:p>
          </table:table-cell>
          <table:table-cell office:value-type="string" calcext:value-type="string">
            <text:p>16.74 / 9.95 / 5.12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45 sec</text:p>
          </table:table-cell>
          <table:table-cell office:value-type="string" calcext:value-type="string">
            <text:p>27 / 23 / 52.3364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8.1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6]=&quot;FINISHED&quot;;OR([.F916]=&quot;Preproc Solved, FG skipped.&quot;; [.F91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6]=&quot;FINISHED&quot;;-1;0)+IF([.F916]=&quot;Preproc Solved, FG skipped.&quot;;1;0)+IF([.F91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8_73_8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29 / 141 / 7541</text:p>
          </table:table-cell>
          <table:table-cell office:value-type="string" calcext:value-type="string">
            <text:p>9379 / 106 / 7410</text:p>
          </table:table-cell>
          <table:table-cell office:value-type="string" calcext:value-type="string">
            <text:p>38279 / 894 / 24952</text:p>
          </table:table-cell>
          <table:table-cell office:value-type="string" calcext:value-type="string">
            <text:p>16.32 / 9.2 / 5.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61 sec</text:p>
          </table:table-cell>
          <table:table-cell office:value-type="string" calcext:value-type="string">
            <text:p>36 / 28 / 75.929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0.6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7]=&quot;FINISHED&quot;;OR([.F917]=&quot;Preproc Solved, FG skipped.&quot;; [.F91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7]=&quot;FINISHED&quot;;-1;0)+IF([.F917]=&quot;Preproc Solved, FG skipped.&quot;;1;0)+IF([.F91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8_73_97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134 / 140 / 8493</text:p>
          </table:table-cell>
          <table:table-cell office:value-type="string" calcext:value-type="string">
            <text:p>10597 / 105 / 8326</text:p>
          </table:table-cell>
          <table:table-cell office:value-type="string" calcext:value-type="string">
            <text:p>43580 / 906 / 28167</text:p>
          </table:table-cell>
          <table:table-cell office:value-type="string" calcext:value-type="string">
            <text:p>18.85 / 10.32 / 6.3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79 sec</text:p>
          </table:table-cell>
          <table:table-cell office:value-type="string" calcext:value-type="string">
            <text:p>40 / 33 / 99.8926</text:p>
          </table:table-cell>
          <table:table-cell office:value-type="string" calcext:value-type="string">
            <text:p>0.19 sec</text:p>
          </table:table-cell>
          <table:table-cell office:value-type="string" calcext:value-type="string">
            <text:p>5 iters, 0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8]=&quot;FINISHED&quot;;OR([.F918]=&quot;Preproc Solved, FG skipped.&quot;; [.F91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8]=&quot;FINISHED&quot;;-1;0)+IF([.F918]=&quot;Preproc Solved, FG skipped.&quot;;1;0)+IF([.F91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8_89_97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2874 / 138 / 9704</text:p>
          </table:table-cell>
          <table:table-cell office:value-type="string" calcext:value-type="string">
            <text:p>12337 / 103 / 9537</text:p>
          </table:table-cell>
          <table:table-cell office:value-type="string" calcext:value-type="string">
            <text:p>50648 / 886 / 32179</text:p>
          </table:table-cell>
          <table:table-cell office:value-type="string" calcext:value-type="string">
            <text:p>23.73 / 12.5 / 8.4</text:p>
          </table:table-cell>
          <table:table-cell office:value-type="string" calcext:value-type="string">
            <text:p>PreProc-ed 8 rounds</text:p>
          </table:table-cell>
          <table:table-cell office:value-type="string" calcext:value-type="string">
            <text:p>1.19 sec</text:p>
          </table:table-cell>
          <table:table-cell office:value-type="string" calcext:value-type="string">
            <text:p>48 / 40 / 147.341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4 iters, 1.6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19]=&quot;FINISHED&quot;;OR([.F919]=&quot;Preproc Solved, FG skipped.&quot;; [.F91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19]=&quot;FINISHED&quot;;-1;0)+IF([.F919]=&quot;Preproc Solved, FG skipped.&quot;;1;0)+IF([.F91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9_226_376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306 / 5 / 2857</text:p>
          </table:table-cell>
          <table:table-cell office:value-type="string" calcext:value-type="string">
            <text:p>4043 / 5 / 2819</text:p>
          </table:table-cell>
          <table:table-cell office:value-type="string" calcext:value-type="string">
            <text:p>14399 / 21 / 7499</text:p>
          </table:table-cell>
          <table:table-cell office:value-type="string" calcext:value-type="string">
            <text:p>9.68 / 6.18 / 2.76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33 / 19 / 36.8628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5 iters, 1.2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0]=&quot;FINISHED&quot;;OR([.F920]=&quot;Preproc Solved, FG skipped.&quot;; [.F92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0]=&quot;FINISHED&quot;;-1;0)+IF([.F920]=&quot;Preproc Solved, FG skipped.&quot;;1;0)+IF([.F92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29_275_376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79 / 7 / 3405</text:p>
          </table:table-cell>
          <table:table-cell office:value-type="string" calcext:value-type="string">
            <text:p>4816 / 7 / 3369</text:p>
          </table:table-cell>
          <table:table-cell office:value-type="string" calcext:value-type="string">
            <text:p>16950 / 31 / 8890</text:p>
          </table:table-cell>
          <table:table-cell office:value-type="string" calcext:value-type="string">
            <text:p>18.24 / 12.17 / 4.66</text:p>
          </table:table-cell>
          <table:table-cell office:value-type="string" calcext:value-type="string">
            <text:p>PreProc-ed 10 rounds</text:p>
          </table:table-cell>
          <table:table-cell office:value-type="string" calcext:value-type="string">
            <text:p>0.36 sec</text:p>
          </table:table-cell>
          <table:table-cell office:value-type="string" calcext:value-type="string">
            <text:p>44 / 21 / 48.4592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22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1]=&quot;FINISHED&quot;;OR([.F921]=&quot;Preproc Solved, FG skipped.&quot;; [.F92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1]=&quot;FINISHED&quot;;-1;0)+IF([.F921]=&quot;Preproc Solved, FG skipped.&quot;;1;0)+IF([.F92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31_190_22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742 / 1 / 1940</text:p>
          </table:table-cell>
          <table:table-cell office:value-type="string" calcext:value-type="string">
            <text:p>2564 / 1 / 1917</text:p>
          </table:table-cell>
          <table:table-cell office:value-type="string" calcext:value-type="string">
            <text:p>8872 / 1 / 5440</text:p>
          </table:table-cell>
          <table:table-cell office:value-type="string" calcext:value-type="string">
            <text:p>2.4 / 1.56 / 0.6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6 / 11 / 10.9561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7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2]=&quot;FINISHED&quot;;OR([.F922]=&quot;Preproc Solved, FG skipped.&quot;; [.F92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2]=&quot;FINISHED&quot;;-1;0)+IF([.F922]=&quot;Preproc Solved, FG skipped.&quot;;1;0)+IF([.F92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31_22_3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37 / 5 / 1747</text:p>
          </table:table-cell>
          <table:table-cell office:value-type="string" calcext:value-type="string">
            <text:p>2693 / 5 / 1707</text:p>
          </table:table-cell>
          <table:table-cell office:value-type="string" calcext:value-type="string">
            <text:p>9739 / 21 / 4163</text:p>
          </table:table-cell>
          <table:table-cell office:value-type="string" calcext:value-type="string">
            <text:p>7.6 / 5.07 / 1.9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14 sec</text:p>
          </table:table-cell>
          <table:table-cell office:value-type="string" calcext:value-type="string">
            <text:p>30 / 16 / 25.0116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5 iters, 0.7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3]=&quot;FINISHED&quot;;OR([.F923]=&quot;Preproc Solved, FG skipped.&quot;; [.F92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3]=&quot;FINISHED&quot;;-1;0)+IF([.F923]=&quot;Preproc Solved, FG skipped.&quot;;1;0)+IF([.F92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31_276_32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839 / 7 / 3358</text:p>
          </table:table-cell>
          <table:table-cell office:value-type="string" calcext:value-type="string">
            <text:p>4595 / 7 / 3328</text:p>
          </table:table-cell>
          <table:table-cell office:value-type="string" calcext:value-type="string">
            <text:p>15999 / 31 / 8858</text:p>
          </table:table-cell>
          <table:table-cell office:value-type="string" calcext:value-type="string">
            <text:p>8.48 / 5.57 / 2.15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7 sec</text:p>
          </table:table-cell>
          <table:table-cell office:value-type="string" calcext:value-type="string">
            <text:p>40 / 20 / 38.0946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5 iters, 1.9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4]=&quot;FINISHED&quot;;OR([.F924]=&quot;Preproc Solved, FG skipped.&quot;; [.F92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4]=&quot;FINISHED&quot;;-1;0)+IF([.F924]=&quot;Preproc Solved, FG skipped.&quot;;1;0)+IF([.F92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32_329_37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75 / 9 / 3759</text:p>
          </table:table-cell>
          <table:table-cell office:value-type="string" calcext:value-type="string">
            <text:p>5212 / 9 / 3726</text:p>
          </table:table-cell>
          <table:table-cell office:value-type="string" calcext:value-type="string">
            <text:p>18454 / 41 / 10155</text:p>
          </table:table-cell>
          <table:table-cell office:value-type="string" calcext:value-type="string">
            <text:p>8.11 / 5.36 / 1.9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6 / 22 / 51.9203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6 iters, 1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5]=&quot;FINISHED&quot;;OR([.F925]=&quot;Preproc Solved, FG skipped.&quot;; [.F92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5]=&quot;FINISHED&quot;;-1;0)+IF([.F925]=&quot;Preproc Solved, FG skipped.&quot;;1;0)+IF([.F92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39_285_33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937 / 7 / 3407</text:p>
          </table:table-cell>
          <table:table-cell office:value-type="string" calcext:value-type="string">
            <text:p>4691 / 7 / 3377</text:p>
          </table:table-cell>
          <table:table-cell office:value-type="string" calcext:value-type="string">
            <text:p>16417 / 31 / 9015</text:p>
          </table:table-cell>
          <table:table-cell office:value-type="string" calcext:value-type="string">
            <text:p>6.07 / 3.95 / 1.5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28 sec</text:p>
          </table:table-cell>
          <table:table-cell office:value-type="string" calcext:value-type="string">
            <text:p>40 / 20 / 41.34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4 iters, 1.5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6]=&quot;FINISHED&quot;;OR([.F926]=&quot;Preproc Solved, FG skipped.&quot;; [.F92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6]=&quot;FINISHED&quot;;-1;0)+IF([.F926]=&quot;Preproc Solved, FG skipped.&quot;;1;0)+IF([.F92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1_160_23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643 / 1 / 1814</text:p>
          </table:table-cell>
          <table:table-cell office:value-type="string" calcext:value-type="string">
            <text:p>2463 / 1 / 1792</text:p>
          </table:table-cell>
          <table:table-cell office:value-type="string" calcext:value-type="string">
            <text:p>8556 / 1 / 4991</text:p>
          </table:table-cell>
          <table:table-cell office:value-type="string" calcext:value-type="string">
            <text:p>3.05 / 1.94 / 0.7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17 / 11 / 11.810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5 iters, 0.5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7]=&quot;FINISHED&quot;;OR([.F927]=&quot;Preproc Solved, FG skipped.&quot;; [.F92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7]=&quot;FINISHED&quot;;-1;0)+IF([.F927]=&quot;Preproc Solved, FG skipped.&quot;;1;0)+IF([.F92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1_262_275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121 / 48 / 877</text:p>
          </table:table-cell>
          <table:table-cell office:value-type="string" calcext:value-type="string">
            <text:p>941 / 38 / 784</text:p>
          </table:table-cell>
          <table:table-cell office:value-type="string" calcext:value-type="string">
            <text:p>3624 / 104 / 2631</text:p>
          </table:table-cell>
          <table:table-cell office:value-type="string" calcext:value-type="string">
            <text:p>3.58 / 2.31 / 1.06</text:p>
          </table:table-cell>
          <table:table-cell office:value-type="string" calcext:value-type="string">
            <text:p>PreProc-ed 11 rounds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3 / 3 / 0.826134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4 iters, 0.1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8]=&quot;FINISHED&quot;;OR([.F928]=&quot;Preproc Solved, FG skipped.&quot;; [.F92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8]=&quot;FINISHED&quot;;-1;0)+IF([.F928]=&quot;Preproc Solved, FG skipped.&quot;;1;0)+IF([.F92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1_286_385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177 / 7 / 3522</text:p>
          </table:table-cell>
          <table:table-cell office:value-type="string" calcext:value-type="string">
            <text:p>4912 / 7 / 3486</text:p>
          </table:table-cell>
          <table:table-cell office:value-type="string" calcext:value-type="string">
            <text:p>17368 / 31 / 9344</text:p>
          </table:table-cell>
          <table:table-cell office:value-type="string" calcext:value-type="string">
            <text:p>10.9 / 7.25 / 2.71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2 sec</text:p>
          </table:table-cell>
          <table:table-cell office:value-type="string" calcext:value-type="string">
            <text:p>46 / 22 / 49.1963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4 iters, 1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29]=&quot;FINISHED&quot;;OR([.F929]=&quot;Preproc Solved, FG skipped.&quot;; [.F92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29]=&quot;FINISHED&quot;;-1;0)+IF([.F929]=&quot;Preproc Solved, FG skipped.&quot;;1;0)+IF([.F92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1_336_38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573 / 9 / 3876</text:p>
          </table:table-cell>
          <table:table-cell office:value-type="string" calcext:value-type="string">
            <text:p>5308 / 9 / 3843</text:p>
          </table:table-cell>
          <table:table-cell office:value-type="string" calcext:value-type="string">
            <text:p>18872 / 41 / 10662</text:p>
          </table:table-cell>
          <table:table-cell office:value-type="string" calcext:value-type="string">
            <text:p>8.22 / 5.44 / 2.0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7 / 22 / 52.0331</text:p>
          </table:table-cell>
          <table:table-cell office:value-type="string" calcext:value-type="string">
            <text:p>0.2 sec</text:p>
          </table:table-cell>
          <table:table-cell office:value-type="string" calcext:value-type="string">
            <text:p>5 iters, 0.9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0]=&quot;FINISHED&quot;;OR([.F930]=&quot;Preproc Solved, FG skipped.&quot;; [.F93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0]=&quot;FINISHED&quot;;-1;0)+IF([.F930]=&quot;Preproc Solved, FG skipped.&quot;;1;0)+IF([.F93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4_40_387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326 / 5 / 1899</text:p>
          </table:table-cell>
          <table:table-cell office:value-type="string" calcext:value-type="string">
            <text:p>3057 / 5 / 1855</text:p>
          </table:table-cell>
          <table:table-cell office:value-type="string" calcext:value-type="string">
            <text:p>11260 / 21 / 4481</text:p>
          </table:table-cell>
          <table:table-cell office:value-type="string" calcext:value-type="string">
            <text:p>7.26 / 4.73 / 1.9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33 / 18 / 37.3181</text:p>
          </table:table-cell>
          <table:table-cell office:value-type="string" calcext:value-type="string">
            <text:p>0.06 sec</text:p>
          </table:table-cell>
          <table:table-cell office:value-type="string" calcext:value-type="string">
            <text:p>6 iters, 1.2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1]=&quot;FINISHED&quot;;OR([.F931]=&quot;Preproc Solved, FG skipped.&quot;; [.F93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1]=&quot;FINISHED&quot;;-1;0)+IF([.F931]=&quot;Preproc Solved, FG skipped.&quot;;1;0)+IF([.F931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stmt44_554_604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883 / 67 / 752</text:p>
          </table:table-cell>
          <table:table-cell office:value-type="string" calcext:value-type="string">
            <text:p>808 / 57 / 712</text:p>
          </table:table-cell>
          <table:table-cell office:value-type="string" calcext:value-type="string">
            <text:p>2789 / 215 / 2299</text:p>
          </table:table-cell>
          <table:table-cell office:value-type="string" calcext:value-type="string">
            <text:p>1.26 / 0.86 / 0.3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138129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AND([.C932]=&quot;FINISHED&quot;;OR([.F932]=&quot;Preproc Solved, FG skipped.&quot;; [.F93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2]=&quot;FINISHED&quot;;-1;0)+IF([.F932]=&quot;Preproc Solved, FG skipped.&quot;;1;0)+IF([.F932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6_111_23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420 / 1 / 1639</text:p>
          </table:table-cell>
          <table:table-cell office:value-type="string" calcext:value-type="string">
            <text:p>2236 / 1 / 1609</text:p>
          </table:table-cell>
          <table:table-cell office:value-type="string" calcext:value-type="string">
            <text:p>7826 / 1 / 4473</text:p>
          </table:table-cell>
          <table:table-cell office:value-type="string" calcext:value-type="string">
            <text:p>2.9 / 1.87 / 0.78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15 / 10 / 10.1248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6 iters, 0.3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3]=&quot;FINISHED&quot;;OR([.F933]=&quot;Preproc Solved, FG skipped.&quot;; [.F93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3]=&quot;FINISHED&quot;;-1;0)+IF([.F933]=&quot;Preproc Solved, FG skipped.&quot;;1;0)+IF([.F93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6_289_388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255 / 7 / 3551</text:p>
          </table:table-cell>
          <table:table-cell office:value-type="string" calcext:value-type="string">
            <text:p>4986 / 7 / 3512</text:p>
          </table:table-cell>
          <table:table-cell office:value-type="string" calcext:value-type="string">
            <text:p>17671 / 31 / 9446</text:p>
          </table:table-cell>
          <table:table-cell office:value-type="string" calcext:value-type="string">
            <text:p>8.31 / 5.61 / 1.98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35 sec</text:p>
          </table:table-cell>
          <table:table-cell office:value-type="string" calcext:value-type="string">
            <text:p>45 / 23 / 50.5753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2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4]=&quot;FINISHED&quot;;OR([.F934]=&quot;Preproc Solved, FG skipped.&quot;; [.F93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4]=&quot;FINISHED&quot;;-1;0)+IF([.F934]=&quot;Preproc Solved, FG skipped.&quot;;1;0)+IF([.F93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7_290_340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11 / 7 / 3466</text:p>
          </table:table-cell>
          <table:table-cell office:value-type="string" calcext:value-type="string">
            <text:p>4762 / 7 / 3430</text:p>
          </table:table-cell>
          <table:table-cell office:value-type="string" calcext:value-type="string">
            <text:p>16711 / 31 / 9261</text:p>
          </table:table-cell>
          <table:table-cell office:value-type="string" calcext:value-type="string">
            <text:p>7.5 / 4.92 / 1.92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9 sec</text:p>
          </table:table-cell>
          <table:table-cell office:value-type="string" calcext:value-type="string">
            <text:p>39 / 21 / 42.3467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4 iters, 2.16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5]=&quot;FINISHED&quot;;OR([.F935]=&quot;Preproc Solved, FG skipped.&quot;; [.F93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5]=&quot;FINISHED&quot;;-1;0)+IF([.F935]=&quot;Preproc Solved, FG skipped.&quot;;1;0)+IF([.F93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47_340_389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651 / 9 / 3930</text:p>
          </table:table-cell>
          <table:table-cell office:value-type="string" calcext:value-type="string">
            <text:p>5382 / 9 / 3894</text:p>
          </table:table-cell>
          <table:table-cell office:value-type="string" calcext:value-type="string">
            <text:p>19175 / 41 / 10857</text:p>
          </table:table-cell>
          <table:table-cell office:value-type="string" calcext:value-type="string">
            <text:p>9.76 / 6.48 / 2.41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36 sec</text:p>
          </table:table-cell>
          <table:table-cell office:value-type="string" calcext:value-type="string">
            <text:p>43 / 24 / 60.2586</text:p>
          </table:table-cell>
          <table:table-cell office:value-type="string" calcext:value-type="string">
            <text:p>1.02 sec</text:p>
          </table:table-cell>
          <table:table-cell office:value-type="string" calcext:value-type="string">
            <text:p>5 iters, 7.8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6]=&quot;FINISHED&quot;;OR([.F936]=&quot;Preproc Solved, FG skipped.&quot;; [.F93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6]=&quot;FINISHED&quot;;-1;0)+IF([.F936]=&quot;Preproc Solved, FG skipped.&quot;;1;0)+IF([.F936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stmt5_731_730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 finished</text:p>
          </table:table-cell>
          <table:table-cell office:value-type="string" calcext:value-type="string">
            <text:p>690 / 57 / 569</text:p>
          </table:table-cell>
          <table:table-cell office:value-type="string" calcext:value-type="string">
            <text:p>626 / 47 / 540</text:p>
          </table:table-cell>
          <table:table-cell office:value-type="string" calcext:value-type="string">
            <text:p>2269 / 180 / 1815</text:p>
          </table:table-cell>
          <table:table-cell office:value-type="string" calcext:value-type="string">
            <text:p>1.21 / 0.81 / 0.3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01 sec</text:p>
          </table:table-cell>
          <table:table-cell office:value-type="string" calcext:value-type="string">
            <text:p>1 / 2 / 0.138474</text:p>
          </table:table-cell>
          <table:table-cell office:value-type="string" calcext:value-type="string">
            <text:p>0.0 sec</text:p>
          </table:table-cell>
          <table:table-cell office:value-type="string" calcext:value-type="string">
            <text:p>3 iters, 0.0 sec, ONE</text:p>
          </table:table-cell>
          <table:table-cell office:value-type="string" calcext:value-type="string">
            <text:p>MUS Finished after 0 rounds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AND([.C937]=&quot;FINISHED&quot;;OR([.F937]=&quot;Preproc Solved, FG skipped.&quot;; [.F93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7]=&quot;FINISHED&quot;;-1;0)+IF([.F937]=&quot;Preproc Solved, FG skipped.&quot;;1;0)+IF([.F93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50_343_392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713 / 9 / 3905</text:p>
          </table:table-cell>
          <table:table-cell office:value-type="string" calcext:value-type="string">
            <text:p>5443 / 9 / 3866</text:p>
          </table:table-cell>
          <table:table-cell office:value-type="string" calcext:value-type="string">
            <text:p>19441 / 41 / 10669</text:p>
          </table:table-cell>
          <table:table-cell office:value-type="string" calcext:value-type="string">
            <text:p>6.98 / 4.53 / 1.79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9 sec</text:p>
          </table:table-cell>
          <table:table-cell office:value-type="string" calcext:value-type="string">
            <text:p>50 / 25 / 58.322</text:p>
          </table:table-cell>
          <table:table-cell office:value-type="string" calcext:value-type="string">
            <text:p>0.21 sec</text:p>
          </table:table-cell>
          <table:table-cell office:value-type="string" calcext:value-type="string">
            <text:p>5 iters, 1.23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8]=&quot;FINISHED&quot;;OR([.F938]=&quot;Preproc Solved, FG skipped.&quot;; [.F93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8]=&quot;FINISHED&quot;;-1;0)+IF([.F938]=&quot;Preproc Solved, FG skipped.&quot;;1;0)+IF([.F93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52_295_394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317 / 7 / 3569</text:p>
          </table:table-cell>
          <table:table-cell office:value-type="string" calcext:value-type="string">
            <text:p>5047 / 7 / 3530</text:p>
          </table:table-cell>
          <table:table-cell office:value-type="string" calcext:value-type="string">
            <text:p>17937 / 31 / 9416</text:p>
          </table:table-cell>
          <table:table-cell office:value-type="string" calcext:value-type="string">
            <text:p>6.63 / 4.34 / 1.6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7 sec</text:p>
          </table:table-cell>
          <table:table-cell office:value-type="string" calcext:value-type="string">
            <text:p>48 / 23 / 56.0132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1.6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39]=&quot;FINISHED&quot;;OR([.F939]=&quot;Preproc Solved, FG skipped.&quot;; [.F93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39]=&quot;FINISHED&quot;;-1;0)+IF([.F939]=&quot;Preproc Solved, FG skipped.&quot;;1;0)+IF([.F93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53_208_245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900 / 1 / 2049</text:p>
          </table:table-cell>
          <table:table-cell office:value-type="string" calcext:value-type="string">
            <text:p>2715 / 1 / 2024</text:p>
          </table:table-cell>
          <table:table-cell office:value-type="string" calcext:value-type="string">
            <text:p>9420 / 1 / 5768</text:p>
          </table:table-cell>
          <table:table-cell office:value-type="string" calcext:value-type="string">
            <text:p>2.49 / 1.64 / 0.62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09 sec</text:p>
          </table:table-cell>
          <table:table-cell office:value-type="string" calcext:value-type="string">
            <text:p>16 / 10 / 12.2538</text:p>
          </table:table-cell>
          <table:table-cell office:value-type="string" calcext:value-type="string">
            <text:p>0.03 sec</text:p>
          </table:table-cell>
          <table:table-cell office:value-type="string" calcext:value-type="string">
            <text:p>6 iters, 0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0]=&quot;FINISHED&quot;;OR([.F940]=&quot;Preproc Solved, FG skipped.&quot;; [.F940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0]=&quot;FINISHED&quot;;-1;0)+IF([.F940]=&quot;Preproc Solved, FG skipped.&quot;;1;0)+IF([.F940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53_296_346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073 / 7 / 3500</text:p>
          </table:table-cell>
          <table:table-cell office:value-type="string" calcext:value-type="string">
            <text:p>4823 / 7 / 3465</text:p>
          </table:table-cell>
          <table:table-cell office:value-type="string" calcext:value-type="string">
            <text:p>16977 / 31 / 9387</text:p>
          </table:table-cell>
          <table:table-cell office:value-type="string" calcext:value-type="string">
            <text:p>6.12 / 3.98 / 1.57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0.3 sec</text:p>
          </table:table-cell>
          <table:table-cell office:value-type="string" calcext:value-type="string">
            <text:p>43 / 20 / 42.6065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6 iters, 1.7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1]=&quot;FINISHED&quot;;OR([.F941]=&quot;Preproc Solved, FG skipped.&quot;; [.F941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1]=&quot;FINISHED&quot;;-1;0)+IF([.F941]=&quot;Preproc Solved, FG skipped.&quot;;1;0)+IF([.F941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stmt85_300_399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471 / 7 / 3754</text:p>
          </table:table-cell>
          <table:table-cell office:value-type="string" calcext:value-type="string">
            <text:p>5191 / 7 / 3710</text:p>
          </table:table-cell>
          <table:table-cell office:value-type="string" calcext:value-type="string">
            <text:p>18479 / 31 / 10211</text:p>
          </table:table-cell>
          <table:table-cell office:value-type="string" calcext:value-type="string">
            <text:p>11.22 / 7.45 / 2.77</text:p>
          </table:table-cell>
          <table:table-cell office:value-type="string" calcext:value-type="string">
            <text:p>PreProc-ed 7 rounds</text:p>
          </table:table-cell>
          <table:table-cell office:value-type="string" calcext:value-type="string">
            <text:p>0.36 sec</text:p>
          </table:table-cell>
          <table:table-cell office:value-type="string" calcext:value-type="string">
            <text:p>43 / 23 / 52.5976</text:p>
          </table:table-cell>
          <table:table-cell office:value-type="string" calcext:value-type="string">
            <text:p>0.07 sec</text:p>
          </table:table-cell>
          <table:table-cell office:value-type="string" calcext:value-type="string">
            <text:p>5 iters, 1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2]=&quot;FINISHED&quot;;OR([.F942]=&quot;Preproc Solved, FG skipped.&quot;; [.F942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2]=&quot;FINISHED&quot;;-1;0)+IF([.F942]=&quot;Preproc Solved, FG skipped.&quot;;1;0)+IF([.F942]=&quot;MUS finished&quot;; 1; 0)" office:value-type="float" office:value="1" calcext:value-type="float">
            <text:p>1</text:p>
          </table:table-cell>
          <table:table-cell office:value-type="string" calcext:value-type="string">
            <text:p>QBFEval2018_stmt9_445_446</text:p>
          </table:table-cell>
          <table:table-cell office:value-type="string" calcext:value-type="string">
            <text:p>FAI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proc Solved, FG skipped.</text:p>
          </table:table-cell>
          <table:table-cell office:value-type="string" calcext:value-type="string">
            <text:p>658 / 60 / 598</text:p>
          </table:table-cell>
          <table:table-cell office:value-type="string" calcext:value-type="string">
            <text:p>604 / 52 / 552</text:p>
          </table:table-cell>
          <table:table-cell office:value-type="string" calcext:value-type="string">
            <text:p>1978 / 197 / 1780</text:p>
          </table:table-cell>
          <table:table-cell office:value-type="string" calcext:value-type="string">
            <text:p>0.48 / 0.32 / 0.13</text:p>
          </table:table-cell>
          <table:table-cell office:value-type="string" calcext:value-type="string">
            <text:p>PreProc-ed 2 rounds</text:p>
          </table:table-cell>
          <table:table-cell table:number-columns-repeated="7"/>
          <table:table-cell table:formula="of:=AND([.C943]=&quot;FINISHED&quot;;OR([.F943]=&quot;Preproc Solved, FG skipped.&quot;; [.F943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3]=&quot;FINISHED&quot;;-1;0)+IF([.F943]=&quot;Preproc Solved, FG skipped.&quot;;1;0)+IF([.F943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trivial_query42_1344n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2021 / 1 / 1261</text:p>
          </table:table-cell>
          <table:table-cell office:value-type="string" calcext:value-type="string">
            <text:p>1939 / 1 / 1261</text:p>
          </table:table-cell>
          <table:table-cell office:value-type="string" calcext:value-type="string">
            <text:p>6920 / 1 / 1205</text:p>
          </table:table-cell>
          <table:table-cell office:value-type="string" calcext:value-type="string">
            <text:p>2.78 / 1.83 / 0.72</text:p>
          </table:table-cell>
          <table:table-cell office:value-type="string" calcext:value-type="string">
            <text:p>PreProc-ed 2 rounds</text:p>
          </table:table-cell>
          <table:table-cell office:value-type="string" calcext:value-type="string">
            <text:p>0.13 sec</text:p>
          </table:table-cell>
          <table:table-cell office:value-type="string" calcext:value-type="string">
            <text:p>69 / 10 / 127.144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4 iters, 0.77 sec, ONE</text:p>
          </table:table-cell>
          <table:table-cell office:value-type="string" calcext:value-type="string">
            <text:p>MUS TimedOut after 1 rounds</text:p>
          </table:table-cell>
          <table:table-cell office:value-type="string" calcext:value-type="string">
            <text:p>143.74 / 0.61 / 6920 / 0</text:p>
          </table:table-cell>
          <table:table-cell office:value-type="float" office:value="900" calcext:value-type="float">
            <text:p>900</text:p>
          </table:table-cell>
          <table:table-cell table:formula="of:=AND([.C944]=&quot;FINISHED&quot;;OR([.F944]=&quot;Preproc Solved, FG skipped.&quot;; [.F944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4]=&quot;FINISHED&quot;;-1;0)+IF([.F944]=&quot;Preproc Solved, FG skipped.&quot;;1;0)+IF([.F944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usb-phy-fixpoint-1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1630 / 0 / 911</text:p>
          </table:table-cell>
          <table:table-cell office:value-type="string" calcext:value-type="string">
            <text:p>1296 / 0 / 911</text:p>
          </table:table-cell>
          <table:table-cell office:value-type="string" calcext:value-type="string">
            <text:p>4395 / 0 / 2107</text:p>
          </table:table-cell>
          <table:table-cell office:value-type="string" calcext:value-type="string">
            <text:p>3.25 / 1.85 / 1.1</text:p>
          </table:table-cell>
          <table:table-cell office:value-type="string" calcext:value-type="string">
            <text:p>PreProc-ed 3 rounds</text:p>
          </table:table-cell>
          <table:table-cell office:value-type="string" calcext:value-type="string">
            <text:p>0.1 sec</text:p>
          </table:table-cell>
          <table:table-cell office:value-type="string" calcext:value-type="string">
            <text:p>59 / 9 / 22.0453</text:p>
          </table:table-cell>
          <table:table-cell office:value-type="string" calcext:value-type="string">
            <text:p>0.05 sec</text:p>
          </table:table-cell>
          <table:table-cell office:value-type="string" calcext:value-type="string">
            <text:p>4 iters, 0.4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5]=&quot;FINISHED&quot;;OR([.F945]=&quot;Preproc Solved, FG skipped.&quot;; [.F945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5]=&quot;FINISHED&quot;;-1;0)+IF([.F945]=&quot;Preproc Solved, FG skipped.&quot;;1;0)+IF([.F945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usb-phy-fixpoint-2</text:p>
          </table:table-cell>
          <table:table-cell office:value-type="string" calcext:value-type="string">
            <text:p>TIMED OUT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3673 / 0 / 2339</text:p>
          </table:table-cell>
          <table:table-cell office:value-type="string" calcext:value-type="string">
            <text:p>3172 / 0 / 2339</text:p>
          </table:table-cell>
          <table:table-cell office:value-type="string" calcext:value-type="string">
            <text:p>10451 / 0 / 5577</text:p>
          </table:table-cell>
          <table:table-cell office:value-type="string" calcext:value-type="string">
            <text:p>11.44 / 6.67 / 3.63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5 sec</text:p>
          </table:table-cell>
          <table:table-cell office:value-type="string" calcext:value-type="string">
            <text:p>107 / 18 / 69.7943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4 iters, 7.67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6]=&quot;FINISHED&quot;;OR([.F946]=&quot;Preproc Solved, FG skipped.&quot;; [.F946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6]=&quot;FINISHED&quot;;-1;0)+IF([.F946]=&quot;Preproc Solved, FG skipped.&quot;;1;0)+IF([.F946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usb-phy-fixpoint-3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5719 / 0 / 3725</text:p>
          </table:table-cell>
          <table:table-cell office:value-type="string" calcext:value-type="string">
            <text:p>5051 / 0 / 3725</text:p>
          </table:table-cell>
          <table:table-cell office:value-type="string" calcext:value-type="string">
            <text:p>16520 / 0 / 9119</text:p>
          </table:table-cell>
          <table:table-cell office:value-type="string" calcext:value-type="string">
            <text:p>18.1 / 8.64 / 7.3</text:p>
          </table:table-cell>
          <table:table-cell office:value-type="string" calcext:value-type="string">
            <text:p>PreProc-ed 6 rounds</text:p>
          </table:table-cell>
          <table:table-cell office:value-type="string" calcext:value-type="string">
            <text:p>0.55 sec</text:p>
          </table:table-cell>
          <table:table-cell office:value-type="string" calcext:value-type="string">
            <text:p>192 / 27 / 153.849</text:p>
          </table:table-cell>
          <table:table-cell office:value-type="string" calcext:value-type="string">
            <text:p>0.66 sec</text:p>
          </table:table-cell>
          <table:table-cell office:value-type="string" calcext:value-type="string">
            <text:p>4 iters, 8.48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7]=&quot;FINISHED&quot;;OR([.F947]=&quot;Preproc Solved, FG skipped.&quot;; [.F947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7]=&quot;FINISHED&quot;;-1;0)+IF([.F947]=&quot;Preproc Solved, FG skipped.&quot;;1;0)+IF([.F947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usb-phy-fixpoint-4</text:p>
          </table:table-cell>
          <table:table-cell office:value-type="string" calcext:value-type="string">
            <text:p>TIMED OUT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7765 / 0 / 4232</text:p>
          </table:table-cell>
          <table:table-cell office:value-type="string" calcext:value-type="string">
            <text:p>6930 / 0 / 4232</text:p>
          </table:table-cell>
          <table:table-cell office:value-type="string" calcext:value-type="string">
            <text:p>22589 / 0 / 8281</text:p>
          </table:table-cell>
          <table:table-cell office:value-type="string" calcext:value-type="string">
            <text:p>9.56 / 4.94 / 3.37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1.11 sec</text:p>
          </table:table-cell>
          <table:table-cell office:value-type="string" calcext:value-type="string">
            <text:p>154 / 44 / 148.725</text:p>
          </table:table-cell>
          <table:table-cell office:value-type="string" calcext:value-type="string">
            <text:p>1.41 sec</text:p>
          </table:table-cell>
          <table:table-cell office:value-type="string" calcext:value-type="string">
            <text:p>4 iters, 15.39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8]=&quot;FINISHED&quot;;OR([.F948]=&quot;Preproc Solved, FG skipped.&quot;; [.F948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8]=&quot;FINISHED&quot;;-1;0)+IF([.F948]=&quot;Preproc Solved, FG skipped.&quot;;1;0)+IF([.F948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usb-phy-fixpoint-5</text:p>
          </table:table-cell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9811 / 0 / 5391</text:p>
          </table:table-cell>
          <table:table-cell office:value-type="string" calcext:value-type="string">
            <text:p>8809 / 0 / 5391</text:p>
          </table:table-cell>
          <table:table-cell office:value-type="string" calcext:value-type="string">
            <text:p>28658 / 0 / 10543</text:p>
          </table:table-cell>
          <table:table-cell office:value-type="string" calcext:value-type="string">
            <text:p>9.83 / 5.11 / 3.46</text:p>
          </table:table-cell>
          <table:table-cell office:value-type="string" calcext:value-type="string">
            <text:p>PreProc-ed 4 rounds</text:p>
          </table:table-cell>
          <table:table-cell office:value-type="string" calcext:value-type="string">
            <text:p>1.86 sec</text:p>
          </table:table-cell>
          <table:table-cell office:value-type="string" calcext:value-type="string">
            <text:p>210 / 55 / 215.908</text:p>
          </table:table-cell>
          <table:table-cell office:value-type="string" calcext:value-type="string">
            <text:p>1.14 sec</text:p>
          </table:table-cell>
          <table:table-cell office:value-type="string" calcext:value-type="string">
            <text:p>4 iters, 10.74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49]=&quot;FINISHED&quot;;OR([.F949]=&quot;Preproc Solved, FG skipped.&quot;; [.F949]=&quot;MUS finished&quot;))" office:value-type="boolean" office:boolean-value="false" calcext:value-type="boolean">
            <text:p>FALSE</text:p>
          </table:table-cell>
        </table:table-row>
        <table:table-row table:style-name="ro2">
          <table:table-cell table:formula="of:=IF([.C949]=&quot;FINISHED&quot;;-1;0)+IF([.F949]=&quot;Preproc Solved, FG skipped.&quot;;1;0)+IF([.F949]=&quot;MUS finished&quot;; 1; 0)" office:value-type="float" office:value="0" calcext:value-type="float">
            <text:p>0</text:p>
          </table:table-cell>
          <table:table-cell office:value-type="string" calcext:value-type="string">
            <text:p>QBFEval2018_UserServiceImpl</text:p>
          </table:table-cell>
          <table:table-cell office:value-type="string" calcext:value-type="string">
            <text:p>FAILE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 timed out</text:p>
          </table:table-cell>
          <table:table-cell office:value-type="string" calcext:value-type="string">
            <text:p>4040 / 2 / 2829</text:p>
          </table:table-cell>
          <table:table-cell office:value-type="string" calcext:value-type="string">
            <text:p>3953 / 2 / 2829</text:p>
          </table:table-cell>
          <table:table-cell office:value-type="string" calcext:value-type="string">
            <text:p>14575 / 2 / 7721</text:p>
          </table:table-cell>
          <table:table-cell office:value-type="string" calcext:value-type="string">
            <text:p>7.0 / 4.82 / 1.6</text:p>
          </table:table-cell>
          <table:table-cell office:value-type="string" calcext:value-type="string">
            <text:p>PreProc-ed 5 rounds</text:p>
          </table:table-cell>
          <table:table-cell office:value-type="string" calcext:value-type="string">
            <text:p>0.22 sec</text:p>
          </table:table-cell>
          <table:table-cell office:value-type="string" calcext:value-type="string">
            <text:p>52 / 16 / 30.9845</text:p>
          </table:table-cell>
          <table:table-cell office:value-type="string" calcext:value-type="string">
            <text:p>0.08 sec</text:p>
          </table:table-cell>
          <table:table-cell office:value-type="string" calcext:value-type="string">
            <text:p>7 iters, 1.85 sec, ONE</text:p>
          </table:table-cell>
          <table:table-cell office:value-type="string" calcext:value-type="string">
            <text:p>MUS TimedOut after 0 rounds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ND([.C950]=&quot;FINISHED&quot;;OR([.F950]=&quot;Preproc Solved, FG skipped.&quot;; [.F950]=&quot;MUS finished&quot;))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Sheet1.C44:Sheet1.C949">
            <calcext:condition calcext:apply-style-name="Good" calcext:value="=&quot;FINISHED&quot;" calcext:base-cell-address="Sheet1.C44"/>
            <calcext:condition calcext:apply-style-name="Accent" calcext:value="=0" calcext:base-cell-address="Sheet1.C44"/>
          </calcext:conditional-format>
          <calcext:conditional-format calcext:target-range-address="Sheet1.F44:Sheet1.F949">
            <calcext:condition calcext:apply-style-name="Good" calcext:value="=&quot;Preproc Solved, FG skipped.&quot;" calcext:base-cell-address="Sheet1.F44"/>
            <calcext:condition calcext:apply-style-name="Very Good" calcext:value="=&quot;MUS finished&quot;" calcext:base-cell-address="Sheet1.F44"/>
          </calcext:conditional-format>
          <calcext:conditional-format calcext:target-range-address="Sheet1.A43:Sheet1.A949">
            <calcext:condition calcext:apply-style-name="Good" calcext:value="=1" calcext:base-cell-address="Sheet1.A43"/>
            <calcext:condition calcext:apply-style-name="Bad" calcext:value="=-1" calcext:base-cell-address="Sheet1.A43"/>
          </calcext:conditional-format>
        </calcext:conditional-formats>
      </table:table>
      <table:named-expressions/>
      <table:database-ranges>
        <table:database-range table:name="__Anonymous_Sheet_DB__0" table:target-range-address="Sheet1.B43:Sheet1.E9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Very_20_Good" style:display-name="Very Good" style:family="table-cell" style:parent-style-name="Default">
      <style:table-cell-properties fo:background-color="#00a933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3:35:52.618284034</meta:creation-date>
    <dc:date>2024-06-03T08:04:13.416690414</dc:date>
    <meta:editing-duration>PT47M2S</meta:editing-duration>
    <meta:editing-cycles>9</meta:editing-cycles>
    <meta:generator>LibreOffice/7.3.7.2$Linux_X86_64 LibreOffice_project/30$Build-2</meta:generator>
    <meta:document-statistic meta:table-count="1" meta:cell-count="150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1cm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3.463cm" svg:y="4.203cm" style:legend-expansion="high" chart:style-name="ch2"/>
        <chart:plot-area chart:style-name="ch3" table:cell-range-address="Sheet1.A2:Sheet1.B4 Sheet1.A6:Sheet1.B6 Sheet1.A9:Sheet1.B9" chart:data-source-has-labels="both" svg:x="0.319cm" svg:y="0.18cm" svg:width="12.825cm" svg:height="8.645cm">
          <chart:coordinate-region svg:x="3.983cm" svg:y="0.18cm" svg:width="8.789cm" svg:height="7.998cm"/>
          <chart:axis chart:dimension="x" chart:name="primary-x" chart:style-name="ch4" chartooo:axis-type="auto">
            <chartooo:date-scale/>
            <chart:categories table:cell-range-address="Sheet1.A2:Sheet1.A2 Sheet1.A3:Sheet1.A3 Sheet1.A4:Sheet1.A4 Sheet1.A6:Sheet1.A6 Sheet1.A9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 Sheet1.B3:Sheet1.B3 Sheet1.B4:Sheet1.B4 Sheet1.B6:Sheet1.B6 Sheet1.B9:Sheet1.B9" loext:label-string="num_cases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cases</text:p>
              </table:table-cell>
            </table:table-row>
          </table:table-header-rows>
          <table:table-rows>
            <table:table-row>
              <table:table-cell office:value-type="string">
                <text:p>Total test cases</text:p>
                <draw:g>
                  <svg:desc>Sheet1.A2:Sheet1.A2 Sheet1.A3:Sheet1.A3 Sheet1.A4:Sheet1.A4 Sheet1.A6:Sheet1.A6 Sheet1.A9:Sheet1.A9</svg:desc>
                </draw:g>
              </table:table-cell>
              <table:table-cell office:value-type="float" office:value="906">
                <text:p>906</text:p>
                <draw:g>
                  <svg:desc>Sheet1.B2:Sheet1.B2 Sheet1.B3:Sheet1.B3 Sheet1.B4:Sheet1.B4 Sheet1.B6:Sheet1.B6 Sheet1.B9:Sheet1.B9</svg:desc>
                </draw:g>
              </table:table-cell>
            </table:table-row>
            <table:table-row>
              <table:table-cell office:value-type="string">
                <text:p>Solved by kissat_bfss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Solved by fg_mu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olved by egpql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Unsolved</text:p>
              </table:table-cell>
              <table:table-cell office:value-type="float" office:value="686">
                <text:p>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circle" chart:style-name="ch1">
        <chart:title svg:x="6.959cm" svg:y="0.316cm" chart:style-name="ch2">
          <text:p>Summary</text:p>
        </chart:title>
        <chart:legend chart:legend-position="end" svg:x="10.5cm" svg:y="2.861cm" style:legend-expansion="high" chart:style-name="ch3"/>
        <chart:plot-area chart:style-name="ch4" table:cell-range-address="Sheet1.A7:Sheet1.B10" chart:data-source-has-labels="both" svg:x="0.319cm" svg:y="1.275cm" svg:width="9.862cm" svg:height="7.551cm">
          <chart:coordinate-region svg:x="1.475cm" svg:y="1.276cm" svg:width="7.55cm" svg:height="7.55cm"/>
          <chart:axis chart:dimension="x" chart:name="primary-x" chart:style-name="ch5" chartooo:axis-type="auto">
            <chartooo:date-scale/>
            <chart:categories table:cell-range-address="Sheet1.A7:Sheet1.A7 Sheet1.A8:Sheet1.A8 Sheet1.A10:Sheet1.A10 Sheet1.A9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B7 Sheet1.B8:Sheet1.B8 Sheet1.B10:Sheet1.B10 Sheet1.B9:Sheet1.B9" loext:label-string="num_cases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cases</text:p>
              </table:table-cell>
            </table:table-row>
          </table:table-header-rows>
          <table:table-rows>
            <table:table-row>
              <table:table-cell office:value-type="string">
                <text:p>Solved by egpql BUT NOT by kissat_bfss_fg_mus</text:p>
                <draw:g>
                  <svg:desc>Sheet1.A7:Sheet1.A7 Sheet1.A8:Sheet1.A8 Sheet1.A10:Sheet1.A10 Sheet1.A9:Sheet1.A9</svg:desc>
                </draw:g>
              </table:table-cell>
              <table:table-cell office:value-type="float" office:value="76">
                <text:p>76</text:p>
                <draw:g>
                  <svg:desc>Sheet1.B7:Sheet1.B7 Sheet1.B8:Sheet1.B8 Sheet1.B10:Sheet1.B10 Sheet1.B9:Sheet1.B9</svg:desc>
                </draw:g>
              </table:table-cell>
            </table:table-row>
            <table:table-row>
              <table:table-cell office:value-type="string">
                <text:p>Solved by kissat_bfss_fg_mus BUT NOT by EGPQ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olved by egpql and kissat_bfss_fg_mus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Unsolved</text:p>
              </table:table-cell>
              <table:table-cell office:value-type="float" office:value="686">
                <text:p>6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